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2.205cm"/>
    </style:style>
    <style:style style:name="co3" style:family="table-column">
      <style:table-column-properties fo:break-before="auto" style:column-width="1.233cm"/>
    </style:style>
    <style:style style:name="co4" style:family="table-column">
      <style:table-column-properties fo:break-before="auto" style:column-width="3.27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37"/>
    <style:style style:name="ce3" style:family="table-cell" style:parent-style-name="Default" style:data-style-name="N11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1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1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_from_incidence_20210514" table:style-name="ta1">
        <table:shapes>
          <draw:frame draw:z-index="0" draw:style-name="gr1" draw:text-style-name="P1" svg:width="24.754cm" svg:height="19.651cm" svg:x="27.724cm" svg:y="0.772cm">
            <draw:object draw:notify-on-update-of-ranges="p_from_incidence_20210514.J2:p_from_incidence_20210514.J44 p_from_incidence_20210514.K1:p_from_incidence_20210514.K1 p_from_incidence_20210514.K2:p_from_incidence_20210514.K44 p_from_incidence_20210514.G2:p_from_incidence_20210514.G44 p_from_incidence_20210514.H1:p_from_incidence_20210514.H1 p_from_incidence_20210514.H2:p_from_incidence_20210514.H44 p_from_incidence_20210514.E2:p_from_incidence_20210514.E322 p_from_incidence_20210514.E1:p_from_incidence_20210514.E1 p_from_incidence_20210514.F2:p_from_incidence_20210514.F322 p_from_incidence_20210514.B1:p_from_incidence_20210514.B339 p_from_incidence_20210514.D1:p_from_incidence_20210514.D33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5" table:default-cell-style-name="Default"/>
        <table:table-row table:style-name="ro1">
          <table:table-cell table:style-name="ce1" office:value-type="string" calcext:value-type="string">
            <text:p>2020-06-10</text:p>
          </table:table-cell>
          <table:table-cell table:formula="of:=VALUE([.A1])" office:value-type="date" office:date-value="2020-06-10" calcext:value-type="date">
            <text:p>10/06/20</text:p>
          </table:table-cell>
          <table:table-cell office:value-type="float" office:value="2143" calcext:value-type="float">
            <text:p>2143</text:p>
          </table:table-cell>
          <table:table-cell office:value-type="float" office:value="46366.6524859698" calcext:value-type="float">
            <text:p>46366.6524859698</text:p>
          </table:table-cell>
          <table:table-cell office:value-type="string" calcext:value-type="string">
            <text:p>date - 3 … ?</text:p>
          </table:table-cell>
          <table:table-cell office:value-type="string" calcext:value-type="string">
            <text:p>active_cases</text:p>
          </table:table-cell>
          <table:table-cell table:style-name="ce2" office:value-type="string" calcext:value-type="string">
            <text:p>date</text:p>
          </table:table-cell>
          <table:table-cell office:value-type="string" calcext:value-type="string">
            <text:p>ONS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55% ONS</text:p>
          </table:table-cell>
        </table:table-row>
        <table:table-row table:style-name="ro2">
          <table:table-cell table:style-name="ce1" office:value-type="string" calcext:value-type="string">
            <text:p>2020-06-11</text:p>
          </table:table-cell>
          <table:table-cell table:formula="of:=VALUE([.A2])" office:value-type="date" office:date-value="2020-06-11" calcext:value-type="date">
            <text:p>11/06/20</text:p>
          </table:table-cell>
          <table:table-cell office:value-type="float" office:value="1930" calcext:value-type="float">
            <text:p>1930</text:p>
          </table:table-cell>
          <table:table-cell office:value-type="float" office:value="43336.6977455228" calcext:value-type="float">
            <text:p>43336.6977455228</text:p>
          </table:table-cell>
          <table:table-cell table:style-name="ce2" office:value-type="date" office:date-value="2020-06-28" calcext:value-type="date">
            <text:p>28/06/20</text:p>
          </table:table-cell>
          <table:table-cell office:value-type="float" office:value="25148.3729885825" calcext:value-type="float">
            <text:p>25148.3729885825</text:p>
          </table:table-cell>
          <table:table-cell table:style-name="ce2" office:value-type="date" office:date-value="2020-07-09" calcext:value-type="date">
            <text:p>09/07/20</text:p>
          </table:table-cell>
          <table:table-cell table:formula="of:=55977178*[.I2]" office:value-type="float" office:value="22390.8712" calcext:value-type="float">
            <text:p>22390.8712</text:p>
          </table:table-cell>
          <table:table-cell table:style-name="ce3" office:value-type="percentage" office:value="0.0004" calcext:value-type="percentage">
            <text:p>0.04%</text:p>
          </table:table-cell>
          <table:table-cell table:style-name="ce2" table:formula="of:=[.G2]" office:value-type="date" office:date-value="2020-07-09" calcext:value-type="date">
            <text:p>09/07/20</text:p>
          </table:table-cell>
          <table:table-cell table:formula="of:=[.H2] *0.55" office:value-type="float" office:value="12314.97916" calcext:value-type="float">
            <text:p>12314.97916</text:p>
          </table:table-cell>
        </table:table-row>
        <table:table-row table:style-name="ro2">
          <table:table-cell table:style-name="ce1" office:value-type="string" calcext:value-type="string">
            <text:p>2020-06-12</text:p>
          </table:table-cell>
          <table:table-cell table:formula="of:=VALUE([.A3])" office:value-type="date" office:date-value="2020-06-12" calcext:value-type="date">
            <text:p>12/06/20</text:p>
          </table:table-cell>
          <table:table-cell office:value-type="float" office:value="1832" calcext:value-type="float">
            <text:p>1832</text:p>
          </table:table-cell>
          <table:table-cell office:value-type="float" office:value="40501.4691836422" calcext:value-type="float">
            <text:p>40501.4691836422</text:p>
          </table:table-cell>
          <table:table-cell table:style-name="ce2" office:value-type="date" office:date-value="2020-06-29" calcext:value-type="date">
            <text:p>29/06/20</text:p>
          </table:table-cell>
          <table:table-cell office:value-type="float" office:value="24180.6207350546" calcext:value-type="float">
            <text:p>24180.6207350546</text:p>
          </table:table-cell>
          <table:table-cell table:style-name="ce2" office:value-type="date" office:date-value="2020-07-16" calcext:value-type="date">
            <text:p>16/07/20</text:p>
          </table:table-cell>
          <table:table-cell table:formula="of:=55977178*[.I3]" office:value-type="float" office:value="27988.589" calcext:value-type="float">
            <text:p>27988.589</text:p>
          </table:table-cell>
          <table:table-cell table:style-name="ce3" office:value-type="percentage" office:value="0.0005" calcext:value-type="percentage">
            <text:p>0.05%</text:p>
          </table:table-cell>
          <table:table-cell table:style-name="ce2" table:formula="of:=[.G3]" office:value-type="date" office:date-value="2020-07-16" calcext:value-type="date">
            <text:p>16/07/20</text:p>
          </table:table-cell>
          <table:table-cell table:formula="of:=[.H3] *0.55" office:value-type="float" office:value="15393.72395" calcext:value-type="float">
            <text:p>15393.72395</text:p>
          </table:table-cell>
        </table:table-row>
        <table:table-row table:style-name="ro2">
          <table:table-cell table:style-name="ce1" office:value-type="string" calcext:value-type="string">
            <text:p>2020-06-13</text:p>
          </table:table-cell>
          <table:table-cell table:formula="of:=VALUE([.A4])" office:value-type="date" office:date-value="2020-06-13" calcext:value-type="date">
            <text:p>13/06/20</text:p>
          </table:table-cell>
          <table:table-cell office:value-type="float" office:value="1718" calcext:value-type="float">
            <text:p>1718</text:p>
          </table:table-cell>
          <table:table-cell office:value-type="float" office:value="37827.8542933338" calcext:value-type="float">
            <text:p>37827.8542933338</text:p>
          </table:table-cell>
          <table:table-cell table:style-name="ce2" office:value-type="date" office:date-value="2020-06-30" calcext:value-type="date">
            <text:p>30/06/20</text:p>
          </table:table-cell>
          <table:table-cell office:value-type="float" office:value="23260.3063301296" calcext:value-type="float">
            <text:p>23260.3063301296</text:p>
          </table:table-cell>
          <table:table-cell table:style-name="ce2" office:value-type="date" office:date-value="2020-07-23" calcext:value-type="date">
            <text:p>23/07/20</text:p>
          </table:table-cell>
          <table:table-cell table:formula="of:=55977178*[.I4]" office:value-type="float" office:value="39184.0246" calcext:value-type="float">
            <text:p>39184.0246</text:p>
          </table:table-cell>
          <table:table-cell table:style-name="ce3" office:value-type="percentage" office:value="0.0007" calcext:value-type="percentage">
            <text:p>0.07%</text:p>
          </table:table-cell>
          <table:table-cell table:style-name="ce2" table:formula="of:=[.G4]" office:value-type="date" office:date-value="2020-07-23" calcext:value-type="date">
            <text:p>23/07/20</text:p>
          </table:table-cell>
          <table:table-cell table:formula="of:=[.H4] *0.55" office:value-type="float" office:value="21551.21353" calcext:value-type="float">
            <text:p>21551.21353</text:p>
          </table:table-cell>
        </table:table-row>
        <table:table-row table:style-name="ro2">
          <table:table-cell table:style-name="ce1" office:value-type="string" calcext:value-type="string">
            <text:p>2020-06-14</text:p>
          </table:table-cell>
          <table:table-cell table:formula="of:=VALUE([.A5])" office:value-type="date" office:date-value="2020-06-14" calcext:value-type="date">
            <text:p>14/06/20</text:p>
          </table:table-cell>
          <table:table-cell office:value-type="float" office:value="1850" calcext:value-type="float">
            <text:p>1850</text:p>
          </table:table-cell>
          <table:table-cell office:value-type="float" office:value="35554.3587035658" calcext:value-type="float">
            <text:p>35554.3587035658</text:p>
          </table:table-cell>
          <table:table-cell table:style-name="ce2" office:value-type="date" office:date-value="2020-07-01" calcext:value-type="date">
            <text:p>01/07/20</text:p>
          </table:table-cell>
          <table:table-cell office:value-type="float" office:value="22648.2450602886" calcext:value-type="float">
            <text:p>22648.2450602886</text:p>
          </table:table-cell>
          <table:table-cell table:style-name="ce2" office:value-type="date" office:date-value="2020-07-30" calcext:value-type="date">
            <text:p>30/07/20</text:p>
          </table:table-cell>
          <table:table-cell table:formula="of:=55977178*[.I5]" office:value-type="float" office:value="27988.589" calcext:value-type="float">
            <text:p>27988.589</text:p>
          </table:table-cell>
          <table:table-cell table:style-name="ce3" office:value-type="percentage" office:value="0.0005" calcext:value-type="percentage">
            <text:p>0.05%</text:p>
          </table:table-cell>
          <table:table-cell table:style-name="ce2" table:formula="of:=[.G5]" office:value-type="date" office:date-value="2020-07-30" calcext:value-type="date">
            <text:p>30/07/20</text:p>
          </table:table-cell>
          <table:table-cell table:formula="of:=[.H5] *0.55" office:value-type="float" office:value="15393.72395" calcext:value-type="float">
            <text:p>15393.72395</text:p>
          </table:table-cell>
        </table:table-row>
        <table:table-row table:style-name="ro2">
          <table:table-cell table:style-name="ce1" office:value-type="string" calcext:value-type="string">
            <text:p>2020-06-15</text:p>
          </table:table-cell>
          <table:table-cell table:formula="of:=VALUE([.A6])" office:value-type="date" office:date-value="2020-06-15" calcext:value-type="date">
            <text:p>15/06/20</text:p>
          </table:table-cell>
          <table:table-cell office:value-type="float" office:value="1919" calcext:value-type="float">
            <text:p>1919</text:p>
          </table:table-cell>
          <table:table-cell office:value-type="float" office:value="33603.6974825912" calcext:value-type="float">
            <text:p>33603.6974825912</text:p>
          </table:table-cell>
          <table:table-cell table:style-name="ce2" office:value-type="date" office:date-value="2020-07-02" calcext:value-type="date">
            <text:p>02/07/20</text:p>
          </table:table-cell>
          <table:table-cell office:value-type="float" office:value="22170.1402225433" calcext:value-type="float">
            <text:p>22170.1402225433</text:p>
          </table:table-cell>
          <table:table-cell table:style-name="ce2" office:value-type="date" office:date-value="2020-08-06" calcext:value-type="date">
            <text:p>06/08/20</text:p>
          </table:table-cell>
          <table:table-cell table:formula="of:=55977178*[.I6]" office:value-type="float" office:value="27988.589" calcext:value-type="float">
            <text:p>27988.589</text:p>
          </table:table-cell>
          <table:table-cell table:style-name="ce4" office:value-type="percentage" office:value="0.0005" calcext:value-type="percentage">
            <text:p>0.05%</text:p>
          </table:table-cell>
          <table:table-cell table:style-name="ce2" table:formula="of:=[.G6]" office:value-type="date" office:date-value="2020-08-06" calcext:value-type="date">
            <text:p>06/08/20</text:p>
          </table:table-cell>
          <table:table-cell table:formula="of:=[.H6] *0.55" office:value-type="float" office:value="15393.72395" calcext:value-type="float">
            <text:p>15393.72395</text:p>
          </table:table-cell>
        </table:table-row>
        <table:table-row table:style-name="ro2">
          <table:table-cell table:style-name="ce1" office:value-type="string" calcext:value-type="string">
            <text:p>2020-06-16</text:p>
          </table:table-cell>
          <table:table-cell table:formula="of:=VALUE([.A7])" office:value-type="date" office:date-value="2020-06-16" calcext:value-type="date">
            <text:p>16/06/20</text:p>
          </table:table-cell>
          <table:table-cell office:value-type="float" office:value="1903" calcext:value-type="float">
            <text:p>1903</text:p>
          </table:table-cell>
          <table:table-cell office:value-type="float" office:value="31879.8814942878" calcext:value-type="float">
            <text:p>31879.8814942878</text:p>
          </table:table-cell>
          <table:table-cell table:style-name="ce2" office:value-type="date" office:date-value="2020-07-03" calcext:value-type="date">
            <text:p>03/07/20</text:p>
          </table:table-cell>
          <table:table-cell office:value-type="float" office:value="21456.7904582771" calcext:value-type="float">
            <text:p>21456.7904582771</text:p>
          </table:table-cell>
          <table:table-cell table:style-name="ce2" office:value-type="date" office:date-value="2020-08-10" calcext:value-type="date">
            <text:p>10/08/20</text:p>
          </table:table-cell>
          <table:table-cell table:formula="of:=55977178*[.I7]" office:value-type="float" office:value="27988.589" calcext:value-type="float">
            <text:p>27988.589</text:p>
          </table:table-cell>
          <table:table-cell table:style-name="ce5" office:value-type="percentage" office:value="0.0005" calcext:value-type="percentage">
            <text:p>0.05%</text:p>
          </table:table-cell>
          <table:table-cell table:style-name="ce2" table:formula="of:=[.G7]" office:value-type="date" office:date-value="2020-08-10" calcext:value-type="date">
            <text:p>10/08/20</text:p>
          </table:table-cell>
          <table:table-cell table:formula="of:=[.H7] *0.55" office:value-type="float" office:value="15393.72395" calcext:value-type="float">
            <text:p>15393.72395</text:p>
          </table:table-cell>
        </table:table-row>
        <table:table-row table:style-name="ro2">
          <table:table-cell table:style-name="ce1" office:value-type="string" calcext:value-type="string">
            <text:p>2020-06-17</text:p>
          </table:table-cell>
          <table:table-cell table:formula="of:=VALUE([.A8])" office:value-type="date" office:date-value="2020-06-17" calcext:value-type="date">
            <text:p>17/06/20</text:p>
          </table:table-cell>
          <table:table-cell office:value-type="float" office:value="1889" calcext:value-type="float">
            <text:p>1889</text:p>
          </table:table-cell>
          <table:table-cell office:value-type="float" office:value="30357.8533743255" calcext:value-type="float">
            <text:p>30357.8533743255</text:p>
          </table:table-cell>
          <table:table-cell table:style-name="ce2" office:value-type="date" office:date-value="2020-07-04" calcext:value-type="date">
            <text:p>04/07/20</text:p>
          </table:table-cell>
          <table:table-cell office:value-type="float" office:value="20879.6311384914" calcext:value-type="float">
            <text:p>20879.6311384914</text:p>
          </table:table-cell>
          <table:table-cell table:style-name="ce2" office:value-type="date" office:date-value="2020-08-17" calcext:value-type="date">
            <text:p>17/08/20</text:p>
          </table:table-cell>
          <table:table-cell table:formula="of:=55977178*[.I8]" office:value-type="float" office:value="27988.589" calcext:value-type="float">
            <text:p>27988.589</text:p>
          </table:table-cell>
          <table:table-cell table:style-name="ce5" office:value-type="percentage" office:value="0.0005" calcext:value-type="percentage">
            <text:p>0.05%</text:p>
          </table:table-cell>
          <table:table-cell table:style-name="ce2" table:formula="of:=[.G8]" office:value-type="date" office:date-value="2020-08-17" calcext:value-type="date">
            <text:p>17/08/20</text:p>
          </table:table-cell>
          <table:table-cell table:formula="of:=[.H8] *0.55" office:value-type="float" office:value="15393.72395" calcext:value-type="float">
            <text:p>15393.72395</text:p>
          </table:table-cell>
        </table:table-row>
        <table:table-row table:style-name="ro2">
          <table:table-cell table:style-name="ce1" office:value-type="string" calcext:value-type="string">
            <text:p>2020-06-18</text:p>
          </table:table-cell>
          <table:table-cell table:formula="of:=VALUE([.A9])" office:value-type="date" office:date-value="2020-06-18" calcext:value-type="date">
            <text:p>18/06/20</text:p>
          </table:table-cell>
          <table:table-cell office:value-type="float" office:value="1912" calcext:value-type="float">
            <text:p>1912</text:p>
          </table:table-cell>
          <table:table-cell office:value-type="float" office:value="29055.4198226678" calcext:value-type="float">
            <text:p>29055.4198226678</text:p>
          </table:table-cell>
          <table:table-cell table:style-name="ce2" office:value-type="date" office:date-value="2020-07-05" calcext:value-type="date">
            <text:p>05/07/20</text:p>
          </table:table-cell>
          <table:table-cell office:value-type="float" office:value="20576.8280664148" calcext:value-type="float">
            <text:p>20576.8280664148</text:p>
          </table:table-cell>
          <table:table-cell table:style-name="ce2" office:value-type="date" office:date-value="2020-08-22" calcext:value-type="date">
            <text:p>22/08/20</text:p>
          </table:table-cell>
          <table:table-cell table:formula="of:=55977178*[.I9]" office:value-type="float" office:value="27988.589" calcext:value-type="float">
            <text:p>27988.589</text:p>
          </table:table-cell>
          <table:table-cell table:style-name="ce5" office:value-type="percentage" office:value="0.0005" calcext:value-type="percentage">
            <text:p>0.05%</text:p>
          </table:table-cell>
          <table:table-cell table:style-name="ce2" table:formula="of:=[.G9]" office:value-type="date" office:date-value="2020-08-22" calcext:value-type="date">
            <text:p>22/08/20</text:p>
          </table:table-cell>
          <table:table-cell table:formula="of:=[.H9] *0.55" office:value-type="float" office:value="15393.72395" calcext:value-type="float">
            <text:p>15393.72395</text:p>
          </table:table-cell>
        </table:table-row>
        <table:table-row table:style-name="ro2">
          <table:table-cell table:style-name="ce1" office:value-type="string" calcext:value-type="string">
            <text:p>2020-06-19</text:p>
          </table:table-cell>
          <table:table-cell table:formula="of:=VALUE([.A10])" office:value-type="date" office:date-value="2020-06-19" calcext:value-type="date">
            <text:p>19/06/20</text:p>
          </table:table-cell>
          <table:table-cell office:value-type="float" office:value="1844" calcext:value-type="float">
            <text:p>1844</text:p>
          </table:table-cell>
          <table:table-cell office:value-type="float" office:value="27860.6929317314" calcext:value-type="float">
            <text:p>27860.6929317314</text:p>
          </table:table-cell>
          <table:table-cell table:style-name="ce2" office:value-type="date" office:date-value="2020-07-06" calcext:value-type="date">
            <text:p>06/07/20</text:p>
          </table:table-cell>
          <table:table-cell office:value-type="float" office:value="20556.0414738612" calcext:value-type="float">
            <text:p>20556.0414738612</text:p>
          </table:table-cell>
          <table:table-cell table:style-name="ce2" office:value-type="date" office:date-value="2020-09-02" calcext:value-type="date">
            <text:p>02/09/20</text:p>
          </table:table-cell>
          <table:table-cell table:formula="of:=55977178*[.I10]" office:value-type="float" office:value="39184.0246" calcext:value-type="float">
            <text:p>39184.0246</text:p>
          </table:table-cell>
          <table:table-cell table:style-name="ce6" office:value-type="percentage" office:value="0.0007" calcext:value-type="percentage">
            <text:p>0.07%</text:p>
          </table:table-cell>
          <table:table-cell table:style-name="ce2" table:formula="of:=[.G10]" office:value-type="date" office:date-value="2020-09-02" calcext:value-type="date">
            <text:p>02/09/20</text:p>
          </table:table-cell>
          <table:table-cell table:formula="of:=[.H10] *0.55" office:value-type="float" office:value="21551.21353" calcext:value-type="float">
            <text:p>21551.21353</text:p>
          </table:table-cell>
        </table:table-row>
        <table:table-row table:style-name="ro2">
          <table:table-cell table:style-name="ce1" office:value-type="string" calcext:value-type="string">
            <text:p>2020-06-20</text:p>
          </table:table-cell>
          <table:table-cell table:formula="of:=VALUE([.A11])" office:value-type="date" office:date-value="2020-06-20" calcext:value-type="date">
            <text:p>20/06/20</text:p>
          </table:table-cell>
          <table:table-cell office:value-type="float" office:value="1820" calcext:value-type="float">
            <text:p>1820</text:p>
          </table:table-cell>
          <table:table-cell office:value-type="float" office:value="26791.3230176078" calcext:value-type="float">
            <text:p>26791.3230176078</text:p>
          </table:table-cell>
          <table:table-cell table:style-name="ce2" office:value-type="date" office:date-value="2020-07-07" calcext:value-type="date">
            <text:p>07/07/20</text:p>
          </table:table-cell>
          <table:table-cell office:value-type="float" office:value="20716.5474416141" calcext:value-type="float">
            <text:p>20716.5474416141</text:p>
          </table:table-cell>
          <table:table-cell table:style-name="ce2" office:value-type="date" office:date-value="2020-09-07" calcext:value-type="date">
            <text:p>07/09/20</text:p>
          </table:table-cell>
          <table:table-cell table:formula="of:=55977178*[.I11]" office:value-type="float" office:value="61574.8958" calcext:value-type="float">
            <text:p>61574.8958</text:p>
          </table:table-cell>
          <table:table-cell table:style-name="ce6" office:value-type="percentage" office:value="0.0011" calcext:value-type="percentage">
            <text:p>0.11%</text:p>
          </table:table-cell>
          <table:table-cell table:style-name="ce2" table:formula="of:=[.G11]" office:value-type="date" office:date-value="2020-09-07" calcext:value-type="date">
            <text:p>07/09/20</text:p>
          </table:table-cell>
          <table:table-cell table:formula="of:=[.H11] *0.55" office:value-type="float" office:value="33866.19269" calcext:value-type="float">
            <text:p>33866.19269</text:p>
          </table:table-cell>
        </table:table-row>
        <table:table-row table:style-name="ro2">
          <table:table-cell table:style-name="ce1" office:value-type="string" calcext:value-type="string">
            <text:p>2020-06-21</text:p>
          </table:table-cell>
          <table:table-cell table:formula="of:=VALUE([.A12])" office:value-type="date" office:date-value="2020-06-21" calcext:value-type="date">
            <text:p>21/06/20</text:p>
          </table:table-cell>
          <table:table-cell office:value-type="float" office:value="1631" calcext:value-type="float">
            <text:p>1631</text:p>
          </table:table-cell>
          <table:table-cell office:value-type="float" office:value="25676.2586904109" calcext:value-type="float">
            <text:p>25676.2586904109</text:p>
          </table:table-cell>
          <table:table-cell table:style-name="ce2" office:value-type="date" office:date-value="2020-07-08" calcext:value-type="date">
            <text:p>08/07/20</text:p>
          </table:table-cell>
          <table:table-cell office:value-type="float" office:value="20916.1884330244" calcext:value-type="float">
            <text:p>20916.1884330244</text:p>
          </table:table-cell>
          <table:table-cell table:style-name="ce2" office:value-type="date" office:date-value="2020-09-16" calcext:value-type="date">
            <text:p>16/09/20</text:p>
          </table:table-cell>
          <table:table-cell table:formula="of:=55977178*[.I12]" office:value-type="float" office:value="106356.6382" calcext:value-type="float">
            <text:p>106356.6382</text:p>
          </table:table-cell>
          <table:table-cell table:style-name="ce6" office:value-type="percentage" office:value="0.0019" calcext:value-type="percentage">
            <text:p>0.19%</text:p>
          </table:table-cell>
          <table:table-cell table:style-name="ce2" table:formula="of:=[.G12]" office:value-type="date" office:date-value="2020-09-16" calcext:value-type="date">
            <text:p>16/09/20</text:p>
          </table:table-cell>
          <table:table-cell table:formula="of:=[.H12] *0.55" office:value-type="float" office:value="58496.15101" calcext:value-type="float">
            <text:p>58496.15101</text:p>
          </table:table-cell>
        </table:table-row>
        <table:table-row table:style-name="ro2">
          <table:table-cell table:style-name="ce1" office:value-type="string" calcext:value-type="string">
            <text:p>2020-06-22</text:p>
          </table:table-cell>
          <table:table-cell table:formula="of:=VALUE([.A13])" office:value-type="date" office:date-value="2020-06-22" calcext:value-type="date">
            <text:p>22/06/20</text:p>
          </table:table-cell>
          <table:table-cell office:value-type="float" office:value="1637" calcext:value-type="float">
            <text:p>1637</text:p>
          </table:table-cell>
          <table:table-cell office:value-type="float" office:value="24692.9086142435" calcext:value-type="float">
            <text:p>24692.9086142435</text:p>
          </table:table-cell>
          <table:table-cell table:style-name="ce2" office:value-type="date" office:date-value="2020-07-09" calcext:value-type="date">
            <text:p>09/07/20</text:p>
          </table:table-cell>
          <table:table-cell office:value-type="float" office:value="21141.5429424769" calcext:value-type="float">
            <text:p>21141.5429424769</text:p>
          </table:table-cell>
          <table:table-cell table:style-name="ce2" office:value-type="date" office:date-value="2020-09-21" calcext:value-type="date">
            <text:p>21/09/20</text:p>
          </table:table-cell>
          <table:table-cell table:formula="of:=55977178*[.I13]" office:value-type="float" office:value="117552.0738" calcext:value-type="float">
            <text:p>117552.0738</text:p>
          </table:table-cell>
          <table:table-cell table:style-name="ce6" office:value-type="percentage" office:value="0.0021" calcext:value-type="percentage">
            <text:p>0.21%</text:p>
          </table:table-cell>
          <table:table-cell table:style-name="ce2" table:formula="of:=[.G13]" office:value-type="date" office:date-value="2020-09-21" calcext:value-type="date">
            <text:p>21/09/20</text:p>
          </table:table-cell>
          <table:table-cell table:formula="of:=[.H13] *0.55" office:value-type="float" office:value="64653.64059" calcext:value-type="float">
            <text:p>64653.64059</text:p>
          </table:table-cell>
        </table:table-row>
        <table:table-row table:style-name="ro2">
          <table:table-cell table:style-name="ce1" office:value-type="string" calcext:value-type="string">
            <text:p>2020-06-23</text:p>
          </table:table-cell>
          <table:table-cell table:formula="of:=VALUE([.A14])" office:value-type="date" office:date-value="2020-06-23" calcext:value-type="date">
            <text:p>23/06/20</text:p>
          </table:table-cell>
          <table:table-cell office:value-type="float" office:value="1617" calcext:value-type="float">
            <text:p>1617</text:p>
          </table:table-cell>
          <table:table-cell office:value-type="float" office:value="23805.7892804685" calcext:value-type="float">
            <text:p>23805.7892804685</text:p>
          </table:table-cell>
          <table:table-cell table:style-name="ce2" office:value-type="date" office:date-value="2020-07-10" calcext:value-type="date">
            <text:p>10/07/20</text:p>
          </table:table-cell>
          <table:table-cell office:value-type="float" office:value="21419.7300465592" calcext:value-type="float">
            <text:p>21419.7300465592</text:p>
          </table:table-cell>
          <table:table-cell table:style-name="ce2" office:value-type="date" office:date-value="2020-09-28" calcext:value-type="date">
            <text:p>28/09/20</text:p>
          </table:table-cell>
          <table:table-cell table:formula="of:=55977178*[.I14]" office:value-type="float" office:value="229506.4298" calcext:value-type="float">
            <text:p>229506.4298</text:p>
          </table:table-cell>
          <table:table-cell table:style-name="ce6" office:value-type="percentage" office:value="0.0041" calcext:value-type="percentage">
            <text:p>0.41%</text:p>
          </table:table-cell>
          <table:table-cell table:style-name="ce2" table:formula="of:=[.G14]" office:value-type="date" office:date-value="2020-09-28" calcext:value-type="date">
            <text:p>28/09/20</text:p>
          </table:table-cell>
          <table:table-cell table:formula="of:=[.H14] *0.55" office:value-type="float" office:value="126228.53639" calcext:value-type="float">
            <text:p>126228.53639</text:p>
          </table:table-cell>
        </table:table-row>
        <table:table-row table:style-name="ro2">
          <table:table-cell table:style-name="ce1" office:value-type="string" calcext:value-type="string">
            <text:p>2020-06-24</text:p>
          </table:table-cell>
          <table:table-cell table:formula="of:=VALUE([.A15])" office:value-type="date" office:date-value="2020-06-24" calcext:value-type="date">
            <text:p>24/06/20</text:p>
          </table:table-cell>
          <table:table-cell office:value-type="float" office:value="1473" calcext:value-type="float">
            <text:p>1473</text:p>
          </table:table-cell>
          <table:table-cell office:value-type="float" office:value="22873.8652848124" calcext:value-type="float">
            <text:p>22873.8652848124</text:p>
          </table:table-cell>
          <table:table-cell table:style-name="ce2" office:value-type="date" office:date-value="2020-07-11" calcext:value-type="date">
            <text:p>11/07/20</text:p>
          </table:table-cell>
          <table:table-cell office:value-type="float" office:value="21748.1256690381" calcext:value-type="float">
            <text:p>21748.1256690381</text:p>
          </table:table-cell>
          <table:table-cell table:style-name="ce2" office:value-type="date" office:date-value="2020-10-05" calcext:value-type="date">
            <text:p>05/10/20</text:p>
          </table:table-cell>
          <table:table-cell table:formula="of:=55977178*[.I15]" office:value-type="float" office:value="347058.5036" calcext:value-type="float">
            <text:p>347058.5036</text:p>
          </table:table-cell>
          <table:table-cell table:style-name="ce6" office:value-type="percentage" office:value="0.0062" calcext:value-type="percentage">
            <text:p>0.62%</text:p>
          </table:table-cell>
          <table:table-cell table:style-name="ce2" table:formula="of:=[.G15]" office:value-type="date" office:date-value="2020-10-05" calcext:value-type="date">
            <text:p>05/10/20</text:p>
          </table:table-cell>
          <table:table-cell table:formula="of:=[.H15] *0.55" office:value-type="float" office:value="190882.17698" calcext:value-type="float">
            <text:p>190882.17698</text:p>
          </table:table-cell>
        </table:table-row>
        <table:table-row table:style-name="ro2">
          <table:table-cell table:style-name="ce1" office:value-type="string" calcext:value-type="string">
            <text:p>2020-06-25</text:p>
          </table:table-cell>
          <table:table-cell table:formula="of:=VALUE([.A16])" office:value-type="date" office:date-value="2020-06-25" calcext:value-type="date">
            <text:p>25/06/20</text:p>
          </table:table-cell>
          <table:table-cell office:value-type="float" office:value="1516" calcext:value-type="float">
            <text:p>1516</text:p>
          </table:table-cell>
          <table:table-cell office:value-type="float" office:value="22089.664361618" calcext:value-type="float">
            <text:p>22089.664361618</text:p>
          </table:table-cell>
          <table:table-cell table:style-name="ce2" office:value-type="date" office:date-value="2020-07-12" calcext:value-type="date">
            <text:p>12/07/20</text:p>
          </table:table-cell>
          <table:table-cell office:value-type="float" office:value="22041.7877728063" calcext:value-type="float">
            <text:p>22041.7877728063</text:p>
          </table:table-cell>
          <table:table-cell table:style-name="ce2" office:value-type="date" office:date-value="2020-10-13" calcext:value-type="date">
            <text:p>13/10/20</text:p>
          </table:table-cell>
          <table:table-cell table:formula="of:=55977178*[.I16]" office:value-type="float" office:value="442219.7062" calcext:value-type="float">
            <text:p>442219.7062</text:p>
          </table:table-cell>
          <table:table-cell table:style-name="ce6" office:value-type="percentage" office:value="0.0079" calcext:value-type="percentage">
            <text:p>0.79%</text:p>
          </table:table-cell>
          <table:table-cell table:style-name="ce2" table:formula="of:=[.G16]" office:value-type="date" office:date-value="2020-10-13" calcext:value-type="date">
            <text:p>13/10/20</text:p>
          </table:table-cell>
          <table:table-cell table:formula="of:=[.H16] *0.55" office:value-type="float" office:value="243220.83841" calcext:value-type="float">
            <text:p>243220.83841</text:p>
          </table:table-cell>
        </table:table-row>
        <table:table-row table:style-name="ro2">
          <table:table-cell table:style-name="ce1" office:value-type="string" calcext:value-type="string">
            <text:p>2020-06-26</text:p>
          </table:table-cell>
          <table:table-cell table:formula="of:=VALUE([.A17])" office:value-type="date" office:date-value="2020-06-26" calcext:value-type="date">
            <text:p>26/06/20</text:p>
          </table:table-cell>
          <table:table-cell office:value-type="float" office:value="1156" calcext:value-type="float">
            <text:p>1156</text:p>
          </table:table-cell>
          <table:table-cell office:value-type="float" office:value="21039.0692034544" calcext:value-type="float">
            <text:p>21039.0692034544</text:p>
          </table:table-cell>
          <table:table-cell table:style-name="ce2" office:value-type="date" office:date-value="2020-07-13" calcext:value-type="date">
            <text:p>13/07/20</text:p>
          </table:table-cell>
          <table:table-cell office:value-type="float" office:value="22362.1976797839" calcext:value-type="float">
            <text:p>22362.1976797839</text:p>
          </table:table-cell>
          <table:table-cell table:style-name="ce2" office:value-type="date" office:date-value="2020-10-20" calcext:value-type="date">
            <text:p>20/10/20</text:p>
          </table:table-cell>
          <table:table-cell table:formula="of:=55977178*[.I17]" office:value-type="float" office:value="582162.6512" calcext:value-type="float">
            <text:p>582162.6512</text:p>
          </table:table-cell>
          <table:table-cell table:style-name="ce6" office:value-type="percentage" office:value="0.0104" calcext:value-type="percentage">
            <text:p>1.04%</text:p>
          </table:table-cell>
          <table:table-cell table:style-name="ce2" table:formula="of:=[.G17]" office:value-type="date" office:date-value="2020-10-20" calcext:value-type="date">
            <text:p>20/10/20</text:p>
          </table:table-cell>
          <table:table-cell table:formula="of:=[.H17] *0.55" office:value-type="float" office:value="320189.45816" calcext:value-type="float">
            <text:p>320189.45816</text:p>
          </table:table-cell>
        </table:table-row>
        <table:table-row table:style-name="ro2">
          <table:table-cell table:style-name="ce1" office:value-type="string" calcext:value-type="string">
            <text:p>2020-06-27</text:p>
          </table:table-cell>
          <table:table-cell table:formula="of:=VALUE([.A18])" office:value-type="date" office:date-value="2020-06-27" calcext:value-type="date">
            <text:p>27/06/20</text:p>
          </table:table-cell>
          <table:table-cell office:value-type="float" office:value="1209" calcext:value-type="float">
            <text:p>1209</text:p>
          </table:table-cell>
          <table:table-cell office:value-type="float" office:value="20127.7980858628" calcext:value-type="float">
            <text:p>20127.7980858628</text:p>
          </table:table-cell>
          <table:table-cell table:style-name="ce2" office:value-type="date" office:date-value="2020-07-14" calcext:value-type="date">
            <text:p>14/07/20</text:p>
          </table:table-cell>
          <table:table-cell office:value-type="float" office:value="22798.2039187751" calcext:value-type="float">
            <text:p>22798.2039187751</text:p>
          </table:table-cell>
          <table:table-cell table:style-name="ce2" office:value-type="date" office:date-value="2020-10-28" calcext:value-type="date">
            <text:p>28/10/20</text:p>
          </table:table-cell>
          <table:table-cell table:formula="of:=55977178*[.I18]" office:value-type="float" office:value="632542.1114" calcext:value-type="float">
            <text:p>632542.1114</text:p>
          </table:table-cell>
          <table:table-cell table:style-name="ce6" office:value-type="percentage" office:value="0.0113" calcext:value-type="percentage">
            <text:p>1.13%</text:p>
          </table:table-cell>
          <table:table-cell table:style-name="ce2" table:formula="of:=[.G18]" office:value-type="date" office:date-value="2020-10-28" calcext:value-type="date">
            <text:p>28/10/20</text:p>
          </table:table-cell>
          <table:table-cell table:formula="of:=[.H18] *0.55" office:value-type="float" office:value="347898.16127" calcext:value-type="float">
            <text:p>347898.16127</text:p>
          </table:table-cell>
        </table:table-row>
        <table:table-row table:style-name="ro2">
          <table:table-cell table:style-name="ce1" office:value-type="string" calcext:value-type="string">
            <text:p>2020-06-28</text:p>
          </table:table-cell>
          <table:table-cell table:formula="of:=VALUE([.A19])" office:value-type="date" office:date-value="2020-06-28" calcext:value-type="date">
            <text:p>28/06/20</text:p>
          </table:table-cell>
          <table:table-cell office:value-type="float" office:value="1274" calcext:value-type="float">
            <text:p>1274</text:p>
          </table:table-cell>
          <table:table-cell office:value-type="float" office:value="19366.779174364" calcext:value-type="float">
            <text:p>19366.779174364</text:p>
          </table:table-cell>
          <table:table-cell table:style-name="ce2" office:value-type="date" office:date-value="2020-07-15" calcext:value-type="date">
            <text:p>15/07/20</text:p>
          </table:table-cell>
          <table:table-cell office:value-type="float" office:value="23063.9774074192" calcext:value-type="float">
            <text:p>23063.9774074192</text:p>
          </table:table-cell>
          <table:table-cell table:style-name="ce2" office:value-type="date" office:date-value="2020-11-03" calcext:value-type="date">
            <text:p>03/11/20</text:p>
          </table:table-cell>
          <table:table-cell table:formula="of:=55977178*[.I19]" office:value-type="float" office:value="671726.136" calcext:value-type="float">
            <text:p>671726.136</text:p>
          </table:table-cell>
          <table:table-cell table:style-name="ce6" office:value-type="percentage" office:value="0.012" calcext:value-type="percentage">
            <text:p>1.20%</text:p>
          </table:table-cell>
          <table:table-cell table:style-name="ce2" table:formula="of:=[.G19]" office:value-type="date" office:date-value="2020-11-03" calcext:value-type="date">
            <text:p>03/11/20</text:p>
          </table:table-cell>
          <table:table-cell table:formula="of:=[.H19] *0.55" office:value-type="float" office:value="369449.3748" calcext:value-type="float">
            <text:p>369449.3748</text:p>
          </table:table-cell>
        </table:table-row>
        <table:table-row table:style-name="ro2">
          <table:table-cell table:style-name="ce1" office:value-type="string" calcext:value-type="string">
            <text:p>2020-06-29</text:p>
          </table:table-cell>
          <table:table-cell table:formula="of:=VALUE([.A20])" office:value-type="date" office:date-value="2020-06-29" calcext:value-type="date">
            <text:p>29/06/20</text:p>
          </table:table-cell>
          <table:table-cell office:value-type="float" office:value="1242" calcext:value-type="float">
            <text:p>1242</text:p>
          </table:table-cell>
          <table:table-cell office:value-type="float" office:value="18657.7268926652" calcext:value-type="float">
            <text:p>18657.7268926652</text:p>
          </table:table-cell>
          <table:table-cell table:style-name="ce2" office:value-type="date" office:date-value="2020-07-16" calcext:value-type="date">
            <text:p>16/07/20</text:p>
          </table:table-cell>
          <table:table-cell office:value-type="float" office:value="23506.6698556944" calcext:value-type="float">
            <text:p>23506.6698556944</text:p>
          </table:table-cell>
          <table:table-cell table:style-name="ce2" office:value-type="date" office:date-value="2020-11-11" calcext:value-type="date">
            <text:p>11/11/20</text:p>
          </table:table-cell>
          <table:table-cell table:formula="of:=55977178*[.I20]" office:value-type="float" office:value="682921.5716" calcext:value-type="float">
            <text:p>682921.5716</text:p>
          </table:table-cell>
          <table:table-cell table:style-name="ce6" office:value-type="percentage" office:value="0.0122" calcext:value-type="percentage">
            <text:p>1.22%</text:p>
          </table:table-cell>
          <table:table-cell table:style-name="ce2" table:formula="of:=[.G20]" office:value-type="date" office:date-value="2020-11-11" calcext:value-type="date">
            <text:p>11/11/20</text:p>
          </table:table-cell>
          <table:table-cell table:formula="of:=[.H20] *0.55" office:value-type="float" office:value="375606.86438" calcext:value-type="float">
            <text:p>375606.86438</text:p>
          </table:table-cell>
        </table:table-row>
        <table:table-row table:style-name="ro2">
          <table:table-cell table:style-name="ce1" office:value-type="string" calcext:value-type="string">
            <text:p>2020-06-30</text:p>
          </table:table-cell>
          <table:table-cell table:formula="of:=VALUE([.A21])" office:value-type="date" office:date-value="2020-06-30" calcext:value-type="date">
            <text:p>30/06/20</text:p>
          </table:table-cell>
          <table:table-cell office:value-type="float" office:value="1254" calcext:value-type="float">
            <text:p>1254</text:p>
          </table:table-cell>
          <table:table-cell office:value-type="float" office:value="18042.8050287943" calcext:value-type="float">
            <text:p>18042.8050287943</text:p>
          </table:table-cell>
          <table:table-cell table:style-name="ce2" office:value-type="date" office:date-value="2020-07-17" calcext:value-type="date">
            <text:p>17/07/20</text:p>
          </table:table-cell>
          <table:table-cell office:value-type="float" office:value="23873.780420503" calcext:value-type="float">
            <text:p>23873.780420503</text:p>
          </table:table-cell>
          <table:table-cell table:style-name="ce2" office:value-type="date" office:date-value="2020-11-18" calcext:value-type="date">
            <text:p>18/11/20</text:p>
          </table:table-cell>
          <table:table-cell table:formula="of:=55977178*[.I21]" office:value-type="float" office:value="649335.2648" calcext:value-type="float">
            <text:p>649335.2648</text:p>
          </table:table-cell>
          <table:table-cell table:style-name="ce6" office:value-type="percentage" office:value="0.0116" calcext:value-type="percentage">
            <text:p>1.16%</text:p>
          </table:table-cell>
          <table:table-cell table:style-name="ce2" table:formula="of:=[.G21]" office:value-type="date" office:date-value="2020-11-18" calcext:value-type="date">
            <text:p>18/11/20</text:p>
          </table:table-cell>
          <table:table-cell table:formula="of:=[.H21] *0.55" office:value-type="float" office:value="357134.39564" calcext:value-type="float">
            <text:p>357134.39564</text:p>
          </table:table-cell>
        </table:table-row>
        <table:table-row table:style-name="ro2">
          <table:table-cell table:style-name="ce1" office:value-type="string" calcext:value-type="string">
            <text:p>2020-07-01</text:p>
          </table:table-cell>
          <table:table-cell table:formula="of:=VALUE([.A22])" office:value-type="date" office:date-value="2020-07-01" calcext:value-type="date">
            <text:p>01/07/20</text:p>
          </table:table-cell>
          <table:table-cell office:value-type="float" office:value="1169" calcext:value-type="float">
            <text:p>1169</text:p>
          </table:table-cell>
          <table:table-cell office:value-type="float" office:value="17420.3561491877" calcext:value-type="float">
            <text:p>17420.3561491877</text:p>
          </table:table-cell>
          <table:table-cell table:style-name="ce2" office:value-type="date" office:date-value="2020-07-18" calcext:value-type="date">
            <text:p>18/07/20</text:p>
          </table:table-cell>
          <table:table-cell office:value-type="float" office:value="24175.8970927565" calcext:value-type="float">
            <text:p>24175.8970927565</text:p>
          </table:table-cell>
          <table:table-cell table:style-name="ce2" office:value-type="date" office:date-value="2020-11-25" calcext:value-type="date">
            <text:p>25/11/20</text:p>
          </table:table-cell>
          <table:table-cell table:formula="of:=55977178*[.I22]" office:value-type="float" office:value="537380.9088" calcext:value-type="float">
            <text:p>537380.9088</text:p>
          </table:table-cell>
          <table:table-cell table:style-name="ce6" office:value-type="percentage" office:value="0.0096" calcext:value-type="percentage">
            <text:p>0.96%</text:p>
          </table:table-cell>
          <table:table-cell table:style-name="ce2" table:formula="of:=[.G22]" office:value-type="date" office:date-value="2020-11-25" calcext:value-type="date">
            <text:p>25/11/20</text:p>
          </table:table-cell>
          <table:table-cell table:formula="of:=[.H22] *0.55" office:value-type="float" office:value="295559.49984" calcext:value-type="float">
            <text:p>295559.49984</text:p>
          </table:table-cell>
        </table:table-row>
        <table:table-row table:style-name="ro2">
          <table:table-cell table:style-name="ce1" office:value-type="string" calcext:value-type="string">
            <text:p>2020-07-02</text:p>
          </table:table-cell>
          <table:table-cell table:formula="of:=VALUE([.A23])" office:value-type="date" office:date-value="2020-07-02" calcext:value-type="date">
            <text:p>02/07/20</text:p>
          </table:table-cell>
          <table:table-cell office:value-type="float" office:value="1330" calcext:value-type="float">
            <text:p>1330</text:p>
          </table:table-cell>
          <table:table-cell office:value-type="float" office:value="17031.8166217474" calcext:value-type="float">
            <text:p>17031.8166217474</text:p>
          </table:table-cell>
          <table:table-cell table:style-name="ce2" office:value-type="date" office:date-value="2020-07-19" calcext:value-type="date">
            <text:p>19/07/20</text:p>
          </table:table-cell>
          <table:table-cell office:value-type="float" office:value="24653.5029740962" calcext:value-type="float">
            <text:p>24653.5029740962</text:p>
          </table:table-cell>
          <table:table-cell table:style-name="ce2" office:value-type="date" office:date-value="2020-12-02" calcext:value-type="date">
            <text:p>02/12/20</text:p>
          </table:table-cell>
          <table:table-cell table:formula="of:=55977178*[.I23]" office:value-type="float" office:value="492599.1664" calcext:value-type="float">
            <text:p>492599.1664</text:p>
          </table:table-cell>
          <table:table-cell table:style-name="ce6" office:value-type="percentage" office:value="0.0088" calcext:value-type="percentage">
            <text:p>0.88%</text:p>
          </table:table-cell>
          <table:table-cell table:style-name="ce2" table:formula="of:=[.G23]" office:value-type="date" office:date-value="2020-12-02" calcext:value-type="date">
            <text:p>02/12/20</text:p>
          </table:table-cell>
          <table:table-cell table:formula="of:=[.H23] *0.55" office:value-type="float" office:value="270929.54152" calcext:value-type="float">
            <text:p>270929.54152</text:p>
          </table:table-cell>
        </table:table-row>
        <table:table-row table:style-name="ro2">
          <table:table-cell table:style-name="ce1" office:value-type="string" calcext:value-type="string">
            <text:p>2020-07-03</text:p>
          </table:table-cell>
          <table:table-cell table:formula="of:=VALUE([.A24])" office:value-type="date" office:date-value="2020-07-03" calcext:value-type="date">
            <text:p>03/07/20</text:p>
          </table:table-cell>
          <table:table-cell office:value-type="float" office:value="1414" calcext:value-type="float">
            <text:p>1414</text:p>
          </table:table-cell>
          <table:table-cell office:value-type="float" office:value="16787.2911295306" calcext:value-type="float">
            <text:p>16787.2911295306</text:p>
          </table:table-cell>
          <table:table-cell table:style-name="ce2" office:value-type="date" office:date-value="2020-07-20" calcext:value-type="date">
            <text:p>20/07/20</text:p>
          </table:table-cell>
          <table:table-cell office:value-type="float" office:value="25008.1371649688" calcext:value-type="float">
            <text:p>25008.1371649688</text:p>
          </table:table-cell>
          <table:table-cell table:style-name="ce2" office:value-type="date" office:date-value="2020-12-09" calcext:value-type="date">
            <text:p>09/12/20</text:p>
          </table:table-cell>
          <table:table-cell table:formula="of:=55977178*[.I24]" office:value-type="float" office:value="582162.6512" calcext:value-type="float">
            <text:p>582162.6512</text:p>
          </table:table-cell>
          <table:table-cell table:style-name="ce6" office:value-type="percentage" office:value="0.0104" calcext:value-type="percentage">
            <text:p>1.04%</text:p>
          </table:table-cell>
          <table:table-cell table:style-name="ce2" table:formula="of:=[.G24]" office:value-type="date" office:date-value="2020-12-09" calcext:value-type="date">
            <text:p>09/12/20</text:p>
          </table:table-cell>
          <table:table-cell table:formula="of:=[.H24] *0.55" office:value-type="float" office:value="320189.45816" calcext:value-type="float">
            <text:p>320189.45816</text:p>
          </table:table-cell>
        </table:table-row>
        <table:table-row table:style-name="ro2">
          <table:table-cell table:style-name="ce1" office:value-type="string" calcext:value-type="string">
            <text:p>2020-07-04</text:p>
          </table:table-cell>
          <table:table-cell table:formula="of:=VALUE([.A25])" office:value-type="date" office:date-value="2020-07-04" calcext:value-type="date">
            <text:p>04/07/20</text:p>
          </table:table-cell>
          <table:table-cell office:value-type="float" office:value="1097" calcext:value-type="float">
            <text:p>1097</text:p>
          </table:table-cell>
          <table:table-cell office:value-type="float" office:value="16284.3223000314" calcext:value-type="float">
            <text:p>16284.3223000314</text:p>
          </table:table-cell>
          <table:table-cell table:style-name="ce2" office:value-type="date" office:date-value="2020-07-21" calcext:value-type="date">
            <text:p>21/07/20</text:p>
          </table:table-cell>
          <table:table-cell office:value-type="float" office:value="25403.5995199989" calcext:value-type="float">
            <text:p>25403.5995199989</text:p>
          </table:table-cell>
          <table:table-cell table:style-name="ce2" office:value-type="date" office:date-value="2020-12-15" calcext:value-type="date">
            <text:p>15/12/20</text:p>
          </table:table-cell>
          <table:table-cell table:formula="of:=55977178*[.I25]" office:value-type="float" office:value="660530.7004" calcext:value-type="float">
            <text:p>660530.7004</text:p>
          </table:table-cell>
          <table:table-cell table:style-name="ce6" office:value-type="percentage" office:value="0.0118" calcext:value-type="percentage">
            <text:p>1.18%</text:p>
          </table:table-cell>
          <table:table-cell table:style-name="ce2" table:formula="of:=[.G25]" office:value-type="date" office:date-value="2020-12-15" calcext:value-type="date">
            <text:p>15/12/20</text:p>
          </table:table-cell>
          <table:table-cell table:formula="of:=[.H25] *0.55" office:value-type="float" office:value="363291.88522" calcext:value-type="float">
            <text:p>363291.88522</text:p>
          </table:table-cell>
        </table:table-row>
        <table:table-row table:style-name="ro2">
          <table:table-cell table:style-name="ce1" office:value-type="string" calcext:value-type="string">
            <text:p>2020-07-05</text:p>
          </table:table-cell>
          <table:table-cell table:formula="of:=VALUE([.A26])" office:value-type="date" office:date-value="2020-07-05" calcext:value-type="date">
            <text:p>05/07/20</text:p>
          </table:table-cell>
          <table:table-cell office:value-type="float" office:value="1156" calcext:value-type="float">
            <text:p>1156</text:p>
          </table:table-cell>
          <table:table-cell office:value-type="float" office:value="15886.0260457273" calcext:value-type="float">
            <text:p>15886.0260457273</text:p>
          </table:table-cell>
          <table:table-cell table:style-name="ce2" office:value-type="date" office:date-value="2020-07-22" calcext:value-type="date">
            <text:p>22/07/20</text:p>
          </table:table-cell>
          <table:table-cell office:value-type="float" office:value="25770.2004937004" calcext:value-type="float">
            <text:p>25770.2004937004</text:p>
          </table:table-cell>
          <table:table-cell table:style-name="ce2" office:value-type="date" office:date-value="2020-12-20" calcext:value-type="date">
            <text:p>20/12/20</text:p>
          </table:table-cell>
          <table:table-cell table:formula="of:=55977178*[.I26]" office:value-type="float" office:value="822864.5166" calcext:value-type="float">
            <text:p>822864.5166</text:p>
          </table:table-cell>
          <table:table-cell table:style-name="ce6" office:value-type="percentage" office:value="0.0147" calcext:value-type="percentage">
            <text:p>1.47%</text:p>
          </table:table-cell>
          <table:table-cell table:style-name="ce2" table:formula="of:=[.G26]" office:value-type="date" office:date-value="2020-12-20" calcext:value-type="date">
            <text:p>20/12/20</text:p>
          </table:table-cell>
          <table:table-cell table:formula="of:=[.H26] *0.55" office:value-type="float" office:value="452575.48413" calcext:value-type="float">
            <text:p>452575.48413</text:p>
          </table:table-cell>
        </table:table-row>
        <table:table-row table:style-name="ro2">
          <table:table-cell table:style-name="ce1" office:value-type="string" calcext:value-type="string">
            <text:p>2020-07-06</text:p>
          </table:table-cell>
          <table:table-cell table:formula="of:=VALUE([.A27])" office:value-type="date" office:date-value="2020-07-06" calcext:value-type="date">
            <text:p>06/07/20</text:p>
          </table:table-cell>
          <table:table-cell office:value-type="float" office:value="1378" calcext:value-type="float">
            <text:p>1378</text:p>
          </table:table-cell>
          <table:table-cell office:value-type="float" office:value="15751.8051887143" calcext:value-type="float">
            <text:p>15751.8051887143</text:p>
          </table:table-cell>
          <table:table-cell table:style-name="ce2" office:value-type="date" office:date-value="2020-07-23" calcext:value-type="date">
            <text:p>23/07/20</text:p>
          </table:table-cell>
          <table:table-cell office:value-type="float" office:value="26035.0299626234" calcext:value-type="float">
            <text:p>26035.0299626234</text:p>
          </table:table-cell>
          <table:table-cell table:style-name="ce2" office:value-type="date" office:date-value="2020-12-30" calcext:value-type="date">
            <text:p>30/12/20</text:p>
          </table:table-cell>
          <table:table-cell table:formula="of:=55977178*[.I27]" office:value-type="float" office:value="1153129.8668" calcext:value-type="float">
            <text:p>1153129.8668</text:p>
          </table:table-cell>
          <table:table-cell table:style-name="ce6" office:value-type="percentage" office:value="0.0206" calcext:value-type="percentage">
            <text:p>2.06%</text:p>
          </table:table-cell>
          <table:table-cell table:style-name="ce2" table:formula="of:=[.G27]" office:value-type="date" office:date-value="2020-12-30" calcext:value-type="date">
            <text:p>30/12/20</text:p>
          </table:table-cell>
          <table:table-cell table:formula="of:=[.H27] *0.55" office:value-type="float" office:value="634221.42674" calcext:value-type="float">
            <text:p>634221.42674</text:p>
          </table:table-cell>
        </table:table-row>
        <table:table-row table:style-name="ro2">
          <table:table-cell table:style-name="ce1" office:value-type="string" calcext:value-type="string">
            <text:p>2020-07-07</text:p>
          </table:table-cell>
          <table:table-cell table:formula="of:=VALUE([.A28])" office:value-type="date" office:date-value="2020-07-07" calcext:value-type="date">
            <text:p>07/07/20</text:p>
          </table:table-cell>
          <table:table-cell office:value-type="float" office:value="1570" calcext:value-type="float">
            <text:p>1570</text:p>
          </table:table-cell>
          <table:table-cell office:value-type="float" office:value="15847.2278196187" calcext:value-type="float">
            <text:p>15847.2278196187</text:p>
          </table:table-cell>
          <table:table-cell table:style-name="ce2" office:value-type="date" office:date-value="2020-07-24" calcext:value-type="date">
            <text:p>24/07/20</text:p>
          </table:table-cell>
          <table:table-cell office:value-type="float" office:value="26113.2120064167" calcext:value-type="float">
            <text:p>26113.2120064167</text:p>
          </table:table-cell>
          <table:table-cell table:style-name="ce2" office:value-type="date" office:date-value="2021-01-06" calcext:value-type="date">
            <text:p>06/01/21</text:p>
          </table:table-cell>
          <table:table-cell table:formula="of:=55977178*[.I28]" office:value-type="float" office:value="1164325.3024" calcext:value-type="float">
            <text:p>1164325.3024</text:p>
          </table:table-cell>
          <table:table-cell table:style-name="ce6" office:value-type="percentage" office:value="0.0208" calcext:value-type="percentage">
            <text:p>2.08%</text:p>
          </table:table-cell>
          <table:table-cell table:style-name="ce2" table:formula="of:=[.G28]" office:value-type="date" office:date-value="2021-01-06" calcext:value-type="date">
            <text:p>06/01/21</text:p>
          </table:table-cell>
          <table:table-cell table:formula="of:=[.H28] *0.55" office:value-type="float" office:value="640378.91632" calcext:value-type="float">
            <text:p>640378.91632</text:p>
          </table:table-cell>
        </table:table-row>
        <table:table-row table:style-name="ro2">
          <table:table-cell table:style-name="ce1" office:value-type="string" calcext:value-type="string">
            <text:p>2020-07-08</text:p>
          </table:table-cell>
          <table:table-cell table:formula="of:=VALUE([.A29])" office:value-type="date" office:date-value="2020-07-08" calcext:value-type="date">
            <text:p>08/07/20</text:p>
          </table:table-cell>
          <table:table-cell office:value-type="float" office:value="1682" calcext:value-type="float">
            <text:p>1682</text:p>
          </table:table-cell>
          <table:table-cell office:value-type="float" office:value="16091.072176601" calcext:value-type="float">
            <text:p>16091.072176601</text:p>
          </table:table-cell>
          <table:table-cell table:style-name="ce2" office:value-type="date" office:date-value="2020-07-25" calcext:value-type="date">
            <text:p>25/07/20</text:p>
          </table:table-cell>
          <table:table-cell office:value-type="float" office:value="26115.2975133464" calcext:value-type="float">
            <text:p>26115.2975133464</text:p>
          </table:table-cell>
          <table:table-cell table:style-name="ce2" office:value-type="date" office:date-value="2021-01-13" calcext:value-type="date">
            <text:p>13/01/21</text:p>
          </table:table-cell>
          <table:table-cell table:formula="of:=55977178*[.I29]" office:value-type="float" office:value="1052370.9464" calcext:value-type="float">
            <text:p>1052370.9464</text:p>
          </table:table-cell>
          <table:table-cell table:style-name="ce6" office:value-type="percentage" office:value="0.0188" calcext:value-type="percentage">
            <text:p>1.88%</text:p>
          </table:table-cell>
          <table:table-cell table:style-name="ce2" table:formula="of:=[.G29]" office:value-type="date" office:date-value="2021-01-13" calcext:value-type="date">
            <text:p>13/01/21</text:p>
          </table:table-cell>
          <table:table-cell table:formula="of:=[.H29] *0.55" office:value-type="float" office:value="578804.02052" calcext:value-type="float">
            <text:p>578804.02052</text:p>
          </table:table-cell>
        </table:table-row>
        <table:table-row table:style-name="ro2">
          <table:table-cell table:style-name="ce1" office:value-type="string" calcext:value-type="string">
            <text:p>2020-07-09</text:p>
          </table:table-cell>
          <table:table-cell table:formula="of:=VALUE([.A30])" office:value-type="date" office:date-value="2020-07-09" calcext:value-type="date">
            <text:p>09/07/20</text:p>
          </table:table-cell>
          <table:table-cell office:value-type="float" office:value="1671" calcext:value-type="float">
            <text:p>1671</text:p>
          </table:table-cell>
          <table:table-cell office:value-type="float" office:value="16341.9749926267" calcext:value-type="float">
            <text:p>16341.9749926267</text:p>
          </table:table-cell>
          <table:table-cell table:style-name="ce2" office:value-type="date" office:date-value="2020-07-26" calcext:value-type="date">
            <text:p>26/07/20</text:p>
          </table:table-cell>
          <table:table-cell office:value-type="float" office:value="25978.6094607311" calcext:value-type="float">
            <text:p>25978.6094607311</text:p>
          </table:table-cell>
          <table:table-cell table:style-name="ce2" office:value-type="date" office:date-value="2021-01-20" calcext:value-type="date">
            <text:p>20/01/21</text:p>
          </table:table-cell>
          <table:table-cell table:formula="of:=55977178*[.I30]" office:value-type="float" office:value="1046773.2286" calcext:value-type="float">
            <text:p>1046773.2286</text:p>
          </table:table-cell>
          <table:table-cell table:style-name="ce6" office:value-type="percentage" office:value="0.0187" calcext:value-type="percentage">
            <text:p>1.87%</text:p>
          </table:table-cell>
          <table:table-cell table:style-name="ce2" table:formula="of:=[.G30]" office:value-type="date" office:date-value="2021-01-20" calcext:value-type="date">
            <text:p>20/01/21</text:p>
          </table:table-cell>
          <table:table-cell table:formula="of:=[.H30] *0.55" office:value-type="float" office:value="575725.27573" calcext:value-type="float">
            <text:p>575725.27573</text:p>
          </table:table-cell>
        </table:table-row>
        <table:table-row table:style-name="ro2">
          <table:table-cell table:style-name="ce1" office:value-type="string" calcext:value-type="string">
            <text:p>2020-07-10</text:p>
          </table:table-cell>
          <table:table-cell table:formula="of:=VALUE([.A31])" office:value-type="date" office:date-value="2020-07-10" calcext:value-type="date">
            <text:p>10/07/20</text:p>
          </table:table-cell>
          <table:table-cell office:value-type="float" office:value="1706" calcext:value-type="float">
            <text:p>1706</text:p>
          </table:table-cell>
          <table:table-cell office:value-type="float" office:value="16634.524079797" calcext:value-type="float">
            <text:p>16634.524079797</text:p>
          </table:table-cell>
          <table:table-cell table:style-name="ce2" office:value-type="date" office:date-value="2020-07-27" calcext:value-type="date">
            <text:p>27/07/20</text:p>
          </table:table-cell>
          <table:table-cell office:value-type="float" office:value="25830.9999583877" calcext:value-type="float">
            <text:p>25830.9999583877</text:p>
          </table:table-cell>
          <table:table-cell table:style-name="ce2" office:value-type="date" office:date-value="2021-01-27" calcext:value-type="date">
            <text:p>27/01/21</text:p>
          </table:table-cell>
          <table:table-cell table:formula="of:=55977178*[.I31]" office:value-type="float" office:value="867646.259" calcext:value-type="float">
            <text:p>867646.259</text:p>
          </table:table-cell>
          <table:table-cell table:style-name="ce6" office:value-type="percentage" office:value="0.0155" calcext:value-type="percentage">
            <text:p>1.55%</text:p>
          </table:table-cell>
          <table:table-cell table:style-name="ce2" table:formula="of:=[.G31]" office:value-type="date" office:date-value="2021-01-27" calcext:value-type="date">
            <text:p>27/01/21</text:p>
          </table:table-cell>
          <table:table-cell table:formula="of:=[.H31] *0.55" office:value-type="float" office:value="477205.44245" calcext:value-type="float">
            <text:p>477205.44245</text:p>
          </table:table-cell>
        </table:table-row>
        <table:table-row table:style-name="ro2">
          <table:table-cell table:style-name="ce1" office:value-type="string" calcext:value-type="string">
            <text:p>2020-07-11</text:p>
          </table:table-cell>
          <table:table-cell table:formula="of:=VALUE([.A32])" office:value-type="date" office:date-value="2020-07-11" calcext:value-type="date">
            <text:p>11/07/20</text:p>
          </table:table-cell>
          <table:table-cell office:value-type="float" office:value="1705" calcext:value-type="float">
            <text:p>1705</text:p>
          </table:table-cell>
          <table:table-cell office:value-type="float" office:value="16926.6540828591" calcext:value-type="float">
            <text:p>16926.6540828591</text:p>
          </table:table-cell>
          <table:table-cell table:style-name="ce2" office:value-type="date" office:date-value="2020-07-28" calcext:value-type="date">
            <text:p>28/07/20</text:p>
          </table:table-cell>
          <table:table-cell office:value-type="float" office:value="25764.1849019318" calcext:value-type="float">
            <text:p>25764.1849019318</text:p>
          </table:table-cell>
          <table:table-cell table:style-name="ce2" office:value-type="date" office:date-value="2021-02-02" calcext:value-type="date">
            <text:p>02/02/21</text:p>
          </table:table-cell>
          <table:table-cell table:formula="of:=55977178*[.I32]" office:value-type="float" office:value="716507.8784" calcext:value-type="float">
            <text:p>716507.8784</text:p>
          </table:table-cell>
          <table:table-cell table:style-name="ce6" office:value-type="percentage" office:value="0.0128" calcext:value-type="percentage">
            <text:p>1.28%</text:p>
          </table:table-cell>
          <table:table-cell table:style-name="ce2" table:formula="of:=[.G32]" office:value-type="date" office:date-value="2021-02-02" calcext:value-type="date">
            <text:p>02/02/21</text:p>
          </table:table-cell>
          <table:table-cell table:formula="of:=[.H32] *0.55" office:value-type="float" office:value="394079.33312" calcext:value-type="float">
            <text:p>394079.33312</text:p>
          </table:table-cell>
        </table:table-row>
        <table:table-row table:style-name="ro2">
          <table:table-cell table:style-name="ce1" office:value-type="string" calcext:value-type="string">
            <text:p>2020-07-12</text:p>
          </table:table-cell>
          <table:table-cell table:formula="of:=VALUE([.A33])" office:value-type="date" office:date-value="2020-07-12" calcext:value-type="date">
            <text:p>12/07/20</text:p>
          </table:table-cell>
          <table:table-cell office:value-type="float" office:value="1724" calcext:value-type="float">
            <text:p>1724</text:p>
          </table:table-cell>
          <table:table-cell office:value-type="float" office:value="17228.9609087501" calcext:value-type="float">
            <text:p>17228.9609087501</text:p>
          </table:table-cell>
          <table:table-cell table:style-name="ce2" office:value-type="date" office:date-value="2020-07-29" calcext:value-type="date">
            <text:p>29/07/20</text:p>
          </table:table-cell>
          <table:table-cell office:value-type="float" office:value="25676.8899624567" calcext:value-type="float">
            <text:p>25676.8899624567</text:p>
          </table:table-cell>
          <table:table-cell table:style-name="ce2" office:value-type="date" office:date-value="2021-02-09" calcext:value-type="date">
            <text:p>09/02/21</text:p>
          </table:table-cell>
          <table:table-cell table:formula="of:=55977178*[.I33]" office:value-type="float" office:value="492599.1664" calcext:value-type="float">
            <text:p>492599.1664</text:p>
          </table:table-cell>
          <table:table-cell table:style-name="ce6" office:value-type="percentage" office:value="0.0088" calcext:value-type="percentage">
            <text:p>0.88%</text:p>
          </table:table-cell>
          <table:table-cell table:style-name="ce2" table:formula="of:=[.G33]" office:value-type="date" office:date-value="2021-02-09" calcext:value-type="date">
            <text:p>09/02/21</text:p>
          </table:table-cell>
          <table:table-cell table:formula="of:=[.H33] *0.55" office:value-type="float" office:value="270929.54152" calcext:value-type="float">
            <text:p>270929.54152</text:p>
          </table:table-cell>
        </table:table-row>
        <table:table-row table:style-name="ro2">
          <table:table-cell table:style-name="ce1" office:value-type="string" calcext:value-type="string">
            <text:p>2020-07-13</text:p>
          </table:table-cell>
          <table:table-cell table:formula="of:=VALUE([.A34])" office:value-type="date" office:date-value="2020-07-13" calcext:value-type="date">
            <text:p>13/07/20</text:p>
          </table:table-cell>
          <table:table-cell office:value-type="float" office:value="1682" calcext:value-type="float">
            <text:p>1682</text:p>
          </table:table-cell>
          <table:table-cell office:value-type="float" office:value="17475.7831409304" calcext:value-type="float">
            <text:p>17475.7831409304</text:p>
          </table:table-cell>
          <table:table-cell table:style-name="ce2" office:value-type="date" office:date-value="2020-07-30" calcext:value-type="date">
            <text:p>30/07/20</text:p>
          </table:table-cell>
          <table:table-cell office:value-type="float" office:value="25432.4119728212" calcext:value-type="float">
            <text:p>25432.4119728212</text:p>
          </table:table-cell>
          <table:table-cell table:style-name="ce2" office:value-type="date" office:date-value="2021-02-16" calcext:value-type="date">
            <text:p>16/02/21</text:p>
          </table:table-cell>
          <table:table-cell table:formula="of:=55977178*[.I34]" office:value-type="float" office:value="386242.5282" calcext:value-type="float">
            <text:p>386242.5282</text:p>
          </table:table-cell>
          <table:table-cell table:style-name="ce6" office:value-type="percentage" office:value="0.0069" calcext:value-type="percentage">
            <text:p>0.69%</text:p>
          </table:table-cell>
          <table:table-cell table:style-name="ce2" table:formula="of:=[.G34]" office:value-type="date" office:date-value="2021-02-16" calcext:value-type="date">
            <text:p>16/02/21</text:p>
          </table:table-cell>
          <table:table-cell table:formula="of:=[.H34] *0.55" office:value-type="float" office:value="212433.39051" calcext:value-type="float">
            <text:p>212433.39051</text:p>
          </table:table-cell>
        </table:table-row>
        <table:table-row table:style-name="ro2">
          <table:table-cell table:style-name="ce1" office:value-type="string" calcext:value-type="string">
            <text:p>2020-07-14</text:p>
          </table:table-cell>
          <table:table-cell table:formula="of:=VALUE([.A35])" office:value-type="date" office:date-value="2020-07-14" calcext:value-type="date">
            <text:p>14/07/20</text:p>
          </table:table-cell>
          <table:table-cell office:value-type="float" office:value="1720" calcext:value-type="float">
            <text:p>1720</text:p>
          </table:table-cell>
          <table:table-cell office:value-type="float" office:value="17738.8639685532" calcext:value-type="float">
            <text:p>17738.8639685532</text:p>
          </table:table-cell>
          <table:table-cell table:style-name="ce2" office:value-type="date" office:date-value="2020-07-31" calcext:value-type="date">
            <text:p>31/07/20</text:p>
          </table:table-cell>
          <table:table-cell office:value-type="float" office:value="25120.8819553147" calcext:value-type="float">
            <text:p>25120.8819553147</text:p>
          </table:table-cell>
          <table:table-cell table:style-name="ce2" office:value-type="date" office:date-value="2021-02-24" calcext:value-type="date">
            <text:p>24/02/21</text:p>
          </table:table-cell>
          <table:table-cell table:formula="of:=55977178*[.I35]" office:value-type="float" office:value="251897.301" calcext:value-type="float">
            <text:p>251897.301</text:p>
          </table:table-cell>
          <table:table-cell table:style-name="ce6" office:value-type="percentage" office:value="0.0045" calcext:value-type="percentage">
            <text:p>0.45%</text:p>
          </table:table-cell>
          <table:table-cell table:style-name="ce2" table:formula="of:=[.G35]" office:value-type="date" office:date-value="2021-02-24" calcext:value-type="date">
            <text:p>24/02/21</text:p>
          </table:table-cell>
          <table:table-cell table:formula="of:=[.H35] *0.55" office:value-type="float" office:value="138543.51555" calcext:value-type="float">
            <text:p>138543.51555</text:p>
          </table:table-cell>
        </table:table-row>
        <table:table-row table:style-name="ro2">
          <table:table-cell table:style-name="ce1" office:value-type="string" calcext:value-type="string">
            <text:p>2020-07-15</text:p>
          </table:table-cell>
          <table:table-cell table:formula="of:=VALUE([.A36])" office:value-type="date" office:date-value="2020-07-15" calcext:value-type="date">
            <text:p>15/07/20</text:p>
          </table:table-cell>
          <table:table-cell office:value-type="float" office:value="1804" calcext:value-type="float">
            <text:p>1804</text:p>
          </table:table-cell>
          <table:table-cell office:value-type="float" office:value="18064.3860917492" calcext:value-type="float">
            <text:p>18064.3860917492</text:p>
          </table:table-cell>
          <table:table-cell table:style-name="ce2" office:value-type="date" office:date-value="2020-08-01" calcext:value-type="date">
            <text:p>01/08/20</text:p>
          </table:table-cell>
          <table:table-cell office:value-type="float" office:value="24711.5745222068" calcext:value-type="float">
            <text:p>24711.5745222068</text:p>
          </table:table-cell>
          <table:table-cell table:style-name="ce2" office:value-type="date" office:date-value="2021-03-02" calcext:value-type="date">
            <text:p>02/03/21</text:p>
          </table:table-cell>
          <table:table-cell table:formula="of:=55977178*[.I36]" office:value-type="float" office:value="207115.5586" calcext:value-type="float">
            <text:p>207115.5586</text:p>
          </table:table-cell>
          <table:table-cell table:style-name="ce6" office:value-type="percentage" office:value="0.0037" calcext:value-type="percentage">
            <text:p>0.37%</text:p>
          </table:table-cell>
          <table:table-cell table:style-name="ce2" table:formula="of:=[.G36]" office:value-type="date" office:date-value="2021-03-02" calcext:value-type="date">
            <text:p>02/03/21</text:p>
          </table:table-cell>
          <table:table-cell table:formula="of:=[.H36] *0.55" office:value-type="float" office:value="113913.55723" calcext:value-type="float">
            <text:p>113913.55723</text:p>
          </table:table-cell>
        </table:table-row>
        <table:table-row table:style-name="ro2">
          <table:table-cell table:style-name="ce1" office:value-type="string" calcext:value-type="string">
            <text:p>2020-07-16</text:p>
          </table:table-cell>
          <table:table-cell table:formula="of:=VALUE([.A37])" office:value-type="date" office:date-value="2020-07-16" calcext:value-type="date">
            <text:p>16/07/20</text:p>
          </table:table-cell>
          <table:table-cell office:value-type="float" office:value="1678" calcext:value-type="float">
            <text:p>1678</text:p>
          </table:table-cell>
          <table:table-cell office:value-type="float" office:value="18242.5513563141" calcext:value-type="float">
            <text:p>18242.5513563141</text:p>
          </table:table-cell>
          <table:table-cell table:style-name="ce2" office:value-type="date" office:date-value="2020-08-02" calcext:value-type="date">
            <text:p>02/08/20</text:p>
          </table:table-cell>
          <table:table-cell office:value-type="float" office:value="24265.2226331045" calcext:value-type="float">
            <text:p>24265.2226331045</text:p>
          </table:table-cell>
          <table:table-cell table:style-name="ce2" office:value-type="date" office:date-value="2021-03-10" calcext:value-type="date">
            <text:p>10/03/21</text:p>
          </table:table-cell>
          <table:table-cell table:formula="of:=55977178*[.I37]" office:value-type="float" office:value="162333.8162" calcext:value-type="float">
            <text:p>162333.8162</text:p>
          </table:table-cell>
          <table:table-cell table:style-name="ce6" office:value-type="percentage" office:value="0.0029" calcext:value-type="percentage">
            <text:p>0.29%</text:p>
          </table:table-cell>
          <table:table-cell table:style-name="ce2" table:formula="of:=[.G37]" office:value-type="date" office:date-value="2021-03-10" calcext:value-type="date">
            <text:p>10/03/21</text:p>
          </table:table-cell>
          <table:table-cell table:formula="of:=[.H37] *0.55" office:value-type="float" office:value="89283.59891" calcext:value-type="float">
            <text:p>89283.59891</text:p>
          </table:table-cell>
        </table:table-row>
        <table:table-row table:style-name="ro2">
          <table:table-cell table:style-name="ce1" office:value-type="string" calcext:value-type="string">
            <text:p>2020-07-17</text:p>
          </table:table-cell>
          <table:table-cell table:formula="of:=VALUE([.A38])" office:value-type="date" office:date-value="2020-07-17" calcext:value-type="date">
            <text:p>17/07/20</text:p>
          </table:table-cell>
          <table:table-cell office:value-type="float" office:value="1875" calcext:value-type="float">
            <text:p>1875</text:p>
          </table:table-cell>
          <table:table-cell office:value-type="float" office:value="18596.2045921716" calcext:value-type="float">
            <text:p>18596.2045921716</text:p>
          </table:table-cell>
          <table:table-cell table:style-name="ce2" office:value-type="date" office:date-value="2020-08-03" calcext:value-type="date">
            <text:p>03/08/20</text:p>
          </table:table-cell>
          <table:table-cell office:value-type="float" office:value="23858.4729973006" calcext:value-type="float">
            <text:p>23858.4729973006</text:p>
          </table:table-cell>
          <table:table-cell table:style-name="ce2" office:value-type="date" office:date-value="2021-03-17" calcext:value-type="date">
            <text:p>17/03/21</text:p>
          </table:table-cell>
          <table:table-cell table:formula="of:=55977178*[.I38]" office:value-type="float" office:value="167931.534" calcext:value-type="float">
            <text:p>167931.534</text:p>
          </table:table-cell>
          <table:table-cell table:style-name="ce6" office:value-type="percentage" office:value="0.003" calcext:value-type="percentage">
            <text:p>0.30%</text:p>
          </table:table-cell>
          <table:table-cell table:style-name="ce2" table:formula="of:=[.G38]" office:value-type="date" office:date-value="2021-03-17" calcext:value-type="date">
            <text:p>17/03/21</text:p>
          </table:table-cell>
          <table:table-cell table:formula="of:=[.H38] *0.55" office:value-type="float" office:value="92362.3437" calcext:value-type="float">
            <text:p>92362.3437</text:p>
          </table:table-cell>
        </table:table-row>
        <table:table-row table:style-name="ro2">
          <table:table-cell table:style-name="ce1" office:value-type="string" calcext:value-type="string">
            <text:p>2020-07-18</text:p>
          </table:table-cell>
          <table:table-cell table:formula="of:=VALUE([.A39])" office:value-type="date" office:date-value="2020-07-18" calcext:value-type="date">
            <text:p>18/07/20</text:p>
          </table:table-cell>
          <table:table-cell office:value-type="float" office:value="1808" calcext:value-type="float">
            <text:p>1808</text:p>
          </table:table-cell>
          <table:table-cell office:value-type="float" office:value="18859.5471290706" calcext:value-type="float">
            <text:p>18859.5471290706</text:p>
          </table:table-cell>
          <table:table-cell table:style-name="ce2" office:value-type="date" office:date-value="2020-08-04" calcext:value-type="date">
            <text:p>04/08/20</text:p>
          </table:table-cell>
          <table:table-cell office:value-type="float" office:value="23437.7759229138" calcext:value-type="float">
            <text:p>23437.7759229138</text:p>
          </table:table-cell>
          <table:table-cell table:style-name="ce2" office:value-type="date" office:date-value="2021-03-24" calcext:value-type="date">
            <text:p>24/03/21</text:p>
          </table:table-cell>
          <table:table-cell table:formula="of:=55977178*[.I39]" office:value-type="float" office:value="151138.3806" calcext:value-type="float">
            <text:p>151138.3806</text:p>
          </table:table-cell>
          <table:table-cell table:style-name="ce6" office:value-type="percentage" office:value="0.0027" calcext:value-type="percentage">
            <text:p>0.27%</text:p>
          </table:table-cell>
          <table:table-cell table:style-name="ce2" table:formula="of:=[.G39]" office:value-type="date" office:date-value="2021-03-24" calcext:value-type="date">
            <text:p>24/03/21</text:p>
          </table:table-cell>
          <table:table-cell table:formula="of:=[.H39] *0.55" office:value-type="float" office:value="83126.10933" calcext:value-type="float">
            <text:p>83126.10933</text:p>
          </table:table-cell>
        </table:table-row>
        <table:table-row table:style-name="ro2">
          <table:table-cell table:style-name="ce1" office:value-type="string" calcext:value-type="string">
            <text:p>2020-07-19</text:p>
          </table:table-cell>
          <table:table-cell table:formula="of:=VALUE([.A40])" office:value-type="date" office:date-value="2020-07-19" calcext:value-type="date">
            <text:p>19/07/20</text:p>
          </table:table-cell>
          <table:table-cell office:value-type="float" office:value="1756" calcext:value-type="float">
            <text:p>1756</text:p>
          </table:table-cell>
          <table:table-cell office:value-type="float" office:value="19048.9394301833" calcext:value-type="float">
            <text:p>19048.9394301833</text:p>
          </table:table-cell>
          <table:table-cell table:style-name="ce2" office:value-type="date" office:date-value="2020-08-05" calcext:value-type="date">
            <text:p>05/08/20</text:p>
          </table:table-cell>
          <table:table-cell office:value-type="float" office:value="22947.6171677447" calcext:value-type="float">
            <text:p>22947.6171677447</text:p>
          </table:table-cell>
          <table:table-cell table:style-name="ce2" office:value-type="date" office:date-value="2021-03-31" calcext:value-type="date">
            <text:p>31/03/21</text:p>
          </table:table-cell>
          <table:table-cell table:formula="of:=55977178*[.I40]" office:value-type="float" office:value="167931.534" calcext:value-type="float">
            <text:p>167931.534</text:p>
          </table:table-cell>
          <table:table-cell table:style-name="ce7" office:value-type="percentage" office:value="0.003" calcext:value-type="percentage">
            <text:p>0.30%</text:p>
          </table:table-cell>
          <table:table-cell table:style-name="ce2" table:formula="of:=[.G40]" office:value-type="date" office:date-value="2021-03-31" calcext:value-type="date">
            <text:p>31/03/21</text:p>
          </table:table-cell>
          <table:table-cell table:formula="of:=[.H40] *0.55" office:value-type="float" office:value="92362.3437" calcext:value-type="float">
            <text:p>92362.3437</text:p>
          </table:table-cell>
        </table:table-row>
        <table:table-row table:style-name="ro2">
          <table:table-cell table:style-name="ce1" office:value-type="string" calcext:value-type="string">
            <text:p>2020-07-20</text:p>
          </table:table-cell>
          <table:table-cell table:formula="of:=VALUE([.A41])" office:value-type="date" office:date-value="2020-07-20" calcext:value-type="date">
            <text:p>20/07/20</text:p>
          </table:table-cell>
          <table:table-cell office:value-type="float" office:value="1959" calcext:value-type="float">
            <text:p>1959</text:p>
          </table:table-cell>
          <table:table-cell office:value-type="float" office:value="19418.9988854834" calcext:value-type="float">
            <text:p>19418.9988854834</text:p>
          </table:table-cell>
          <table:table-cell table:style-name="ce2" office:value-type="date" office:date-value="2020-08-06" calcext:value-type="date">
            <text:p>06/08/20</text:p>
          </table:table-cell>
          <table:table-cell office:value-type="float" office:value="22434.8718451891" calcext:value-type="float">
            <text:p>22434.8718451891</text:p>
          </table:table-cell>
          <table:table-cell table:style-name="ce2" office:value-type="date" office:date-value="2021-04-07" calcext:value-type="date">
            <text:p>07/04/21</text:p>
          </table:table-cell>
          <table:table-cell table:formula="of:=55977178*[.I41]" office:value-type="float" office:value="117552.0738" calcext:value-type="float">
            <text:p>117552.0738</text:p>
          </table:table-cell>
          <table:table-cell table:style-name="ce8" office:value-type="percentage" office:value="0.0021" calcext:value-type="percentage">
            <text:p>0.21%</text:p>
          </table:table-cell>
          <table:table-cell table:style-name="ce2" table:formula="of:=[.G41]" office:value-type="date" office:date-value="2021-04-07" calcext:value-type="date">
            <text:p>07/04/21</text:p>
          </table:table-cell>
          <table:table-cell table:formula="of:=[.H41] *0.55" office:value-type="float" office:value="64653.64059" calcext:value-type="float">
            <text:p>64653.64059</text:p>
          </table:table-cell>
        </table:table-row>
        <table:table-row table:style-name="ro2">
          <table:table-cell table:style-name="ce1" office:value-type="string" calcext:value-type="string">
            <text:p>2020-07-21</text:p>
          </table:table-cell>
          <table:table-cell table:formula="of:=VALUE([.A42])" office:value-type="date" office:date-value="2020-07-21" calcext:value-type="date">
            <text:p>21/07/20</text:p>
          </table:table-cell>
          <table:table-cell office:value-type="float" office:value="1845" calcext:value-type="float">
            <text:p>1845</text:p>
          </table:table-cell>
          <table:table-cell office:value-type="float" office:value="19655.3920486133" calcext:value-type="float">
            <text:p>19655.3920486133</text:p>
          </table:table-cell>
          <table:table-cell table:style-name="ce2" office:value-type="date" office:date-value="2020-08-07" calcext:value-type="date">
            <text:p>07/08/20</text:p>
          </table:table-cell>
          <table:table-cell office:value-type="float" office:value="21940.9169460484" calcext:value-type="float">
            <text:p>21940.9169460484</text:p>
          </table:table-cell>
          <table:table-cell table:style-name="ce2" office:value-type="date" office:date-value="2021-04-13" calcext:value-type="date">
            <text:p>13/04/21</text:p>
          </table:table-cell>
          <table:table-cell table:formula="of:=55977178*[.I42]" office:value-type="float" office:value="95161.2026" calcext:value-type="float">
            <text:p>95161.2026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2" table:formula="of:=[.G42]" office:value-type="date" office:date-value="2021-04-13" calcext:value-type="date">
            <text:p>13/04/21</text:p>
          </table:table-cell>
          <table:table-cell table:formula="of:=[.H42] *0.55" office:value-type="float" office:value="52338.66143" calcext:value-type="float">
            <text:p>52338.66143</text:p>
          </table:table-cell>
        </table:table-row>
        <table:table-row table:style-name="ro2">
          <table:table-cell table:style-name="ce1" office:value-type="string" calcext:value-type="string">
            <text:p>2020-07-22</text:p>
          </table:table-cell>
          <table:table-cell table:formula="of:=VALUE([.A43])" office:value-type="date" office:date-value="2020-07-22" calcext:value-type="date">
            <text:p>22/07/20</text:p>
          </table:table-cell>
          <table:table-cell office:value-type="float" office:value="1949" calcext:value-type="float">
            <text:p>1949</text:p>
          </table:table-cell>
          <table:table-cell office:value-type="float" office:value="19971.3230106743" calcext:value-type="float">
            <text:p>19971.3230106743</text:p>
          </table:table-cell>
          <table:table-cell table:style-name="ce2" office:value-type="date" office:date-value="2020-08-08" calcext:value-type="date">
            <text:p>08/08/20</text:p>
          </table:table-cell>
          <table:table-cell office:value-type="float" office:value="21457.7109086972" calcext:value-type="float">
            <text:p>21457.7109086972</text:p>
          </table:table-cell>
          <table:table-cell table:style-name="ce2" office:value-type="date" office:date-value="2021-04-21" calcext:value-type="date">
            <text:p>21/04/21</text:p>
          </table:table-cell>
          <table:table-cell table:formula="of:=55977178*[.I43]" office:value-type="float" office:value="55977.178" calcext:value-type="float">
            <text:p>55977.178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2" table:formula="of:=[.G43]" office:value-type="date" office:date-value="2021-04-21" calcext:value-type="date">
            <text:p>21/04/21</text:p>
          </table:table-cell>
          <table:table-cell table:formula="of:=[.H43] *0.55" office:value-type="float" office:value="30787.4479" calcext:value-type="float">
            <text:p>30787.4479</text:p>
          </table:table-cell>
        </table:table-row>
        <table:table-row table:style-name="ro2">
          <table:table-cell table:style-name="ce1" office:value-type="string" calcext:value-type="string">
            <text:p>2020-07-23</text:p>
          </table:table-cell>
          <table:table-cell table:formula="of:=VALUE([.A44])" office:value-type="date" office:date-value="2020-07-23" calcext:value-type="date">
            <text:p>23/07/20</text:p>
          </table:table-cell>
          <table:table-cell office:value-type="float" office:value="1961" calcext:value-type="float">
            <text:p>1961</text:p>
          </table:table-cell>
          <table:table-cell office:value-type="float" office:value="20275.1655841675" calcext:value-type="float">
            <text:p>20275.1655841675</text:p>
          </table:table-cell>
          <table:table-cell table:style-name="ce2" office:value-type="date" office:date-value="2020-08-09" calcext:value-type="date">
            <text:p>09/08/20</text:p>
          </table:table-cell>
          <table:table-cell office:value-type="float" office:value="20995.6805743641" calcext:value-type="float">
            <text:p>20995.6805743641</text:p>
          </table:table-cell>
          <table:table-cell table:style-name="ce2" office:value-type="date" office:date-value="2021-04-29" calcext:value-type="date">
            <text:p>29/04/21</text:p>
          </table:table-cell>
          <table:table-cell table:formula="of:=55977178*[.I44]" office:value-type="float" office:value="44781.7424" calcext:value-type="float">
            <text:p>44781.7424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2" table:formula="of:=[.G44]" office:value-type="date" office:date-value="2021-04-29" calcext:value-type="date">
            <text:p>29/04/21</text:p>
          </table:table-cell>
          <table:table-cell table:formula="of:=[.H44] *0.55" office:value-type="float" office:value="24629.95832" calcext:value-type="float">
            <text:p>24629.95832</text:p>
          </table:table-cell>
        </table:table-row>
        <table:table-row table:style-name="ro1">
          <table:table-cell table:style-name="ce1" office:value-type="string" calcext:value-type="string">
            <text:p>2020-07-24</text:p>
          </table:table-cell>
          <table:table-cell table:formula="of:=VALUE([.A45])" office:value-type="date" office:date-value="2020-07-24" calcext:value-type="date">
            <text:p>24/07/20</text:p>
          </table:table-cell>
          <table:table-cell office:value-type="float" office:value="1913" calcext:value-type="float">
            <text:p>1913</text:p>
          </table:table-cell>
          <table:table-cell office:value-type="float" office:value="20509.0695117947" calcext:value-type="float">
            <text:p>20509.0695117947</text:p>
          </table:table-cell>
          <table:table-cell table:style-name="ce2" office:value-type="date" office:date-value="2020-08-10" calcext:value-type="date">
            <text:p>10/08/20</text:p>
          </table:table-cell>
          <table:table-cell office:value-type="float" office:value="20382.0210144766" calcext:value-type="float">
            <text:p>20382.021014476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07-25</text:p>
          </table:table-cell>
          <table:table-cell table:formula="of:=VALUE([.A46])" office:value-type="date" office:date-value="2020-07-25" calcext:value-type="date">
            <text:p>25/07/20</text:p>
          </table:table-cell>
          <table:table-cell office:value-type="float" office:value="1787" calcext:value-type="float">
            <text:p>1787</text:p>
          </table:table-cell>
          <table:table-cell office:value-type="float" office:value="20591.1436620344" calcext:value-type="float">
            <text:p>20591.1436620344</text:p>
          </table:table-cell>
          <table:table-cell table:style-name="ce2" office:value-type="date" office:date-value="2020-08-11" calcext:value-type="date">
            <text:p>11/08/20</text:p>
          </table:table-cell>
          <table:table-cell office:value-type="float" office:value="19689.5966293596" calcext:value-type="float">
            <text:p>19689.596629359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07-26</text:p>
          </table:table-cell>
          <table:table-cell table:formula="of:=VALUE([.A47])" office:value-type="date" office:date-value="2020-07-26" calcext:value-type="date">
            <text:p>26/07/20</text:p>
          </table:table-cell>
          <table:table-cell office:value-type="float" office:value="1706" calcext:value-type="float">
            <text:p>1706</text:p>
          </table:table-cell>
          <table:table-cell office:value-type="float" office:value="20577.7447918717" calcext:value-type="float">
            <text:p>20577.7447918717</text:p>
          </table:table-cell>
          <table:table-cell table:style-name="ce2" office:value-type="date" office:date-value="2020-08-12" calcext:value-type="date">
            <text:p>12/08/20</text:p>
          </table:table-cell>
          <table:table-cell office:value-type="float" office:value="19045.4779015274" calcext:value-type="float">
            <text:p>19045.4779015274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07-27</text:p>
          </table:table-cell>
          <table:table-cell table:formula="of:=VALUE([.A48])" office:value-type="date" office:date-value="2020-07-27" calcext:value-type="date">
            <text:p>27/07/20</text:p>
          </table:table-cell>
          <table:table-cell office:value-type="float" office:value="1589" calcext:value-type="float">
            <text:p>1589</text:p>
          </table:table-cell>
          <table:table-cell office:value-type="float" office:value="20427.5801276596" calcext:value-type="float">
            <text:p>20427.5801276596</text:p>
          </table:table-cell>
          <table:table-cell table:style-name="ce2" office:value-type="date" office:date-value="2020-08-13" calcext:value-type="date">
            <text:p>13/08/20</text:p>
          </table:table-cell>
          <table:table-cell office:value-type="float" office:value="18350.2411697264" calcext:value-type="float">
            <text:p>18350.2411697264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07-28</text:p>
          </table:table-cell>
          <table:table-cell table:formula="of:=VALUE([.A49])" office:value-type="date" office:date-value="2020-07-28" calcext:value-type="date">
            <text:p>28/07/20</text:p>
          </table:table-cell>
          <table:table-cell office:value-type="float" office:value="1619" calcext:value-type="float">
            <text:p>1619</text:p>
          </table:table-cell>
          <table:table-cell office:value-type="float" office:value="20294.0679367256" calcext:value-type="float">
            <text:p>20294.0679367256</text:p>
          </table:table-cell>
          <table:table-cell table:style-name="ce2" office:value-type="date" office:date-value="2020-08-14" calcext:value-type="date">
            <text:p>14/08/20</text:p>
          </table:table-cell>
          <table:table-cell office:value-type="float" office:value="17736.0366742528" calcext:value-type="float">
            <text:p>17736.0366742528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07-29</text:p>
          </table:table-cell>
          <table:table-cell table:formula="of:=VALUE([.A50])" office:value-type="date" office:date-value="2020-07-29" calcext:value-type="date">
            <text:p>29/07/20</text:p>
          </table:table-cell>
          <table:table-cell office:value-type="float" office:value="1736" calcext:value-type="float">
            <text:p>1736</text:p>
          </table:table-cell>
          <table:table-cell office:value-type="float" office:value="20272.6185261773" calcext:value-type="float">
            <text:p>20272.6185261773</text:p>
          </table:table-cell>
          <table:table-cell table:style-name="ce2" office:value-type="date" office:date-value="2020-08-15" calcext:value-type="date">
            <text:p>15/08/20</text:p>
          </table:table-cell>
          <table:table-cell office:value-type="float" office:value="17171.4870300706" calcext:value-type="float">
            <text:p>17171.487030070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07-30</text:p>
          </table:table-cell>
          <table:table-cell table:formula="of:=VALUE([.A51])" office:value-type="date" office:date-value="2020-07-30" calcext:value-type="date">
            <text:p>30/07/20</text:p>
          </table:table-cell>
          <table:table-cell office:value-type="float" office:value="1724" calcext:value-type="float">
            <text:p>1724</text:p>
          </table:table-cell>
          <table:table-cell office:value-type="float" office:value="20236.8735029604" calcext:value-type="float">
            <text:p>20236.8735029604</text:p>
          </table:table-cell>
          <table:table-cell table:style-name="ce2" office:value-type="date" office:date-value="2020-08-16" calcext:value-type="date">
            <text:p>16/08/20</text:p>
          </table:table-cell>
          <table:table-cell office:value-type="float" office:value="16580.5650513053" calcext:value-type="float">
            <text:p>16580.5650513053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07-31</text:p>
          </table:table-cell>
          <table:table-cell table:formula="of:=VALUE([.A52])" office:value-type="date" office:date-value="2020-07-31" calcext:value-type="date">
            <text:p>31/07/20</text:p>
          </table:table-cell>
          <table:table-cell office:value-type="float" office:value="1576" calcext:value-type="float">
            <text:p>1576</text:p>
          </table:table-cell>
          <table:table-cell office:value-type="float" office:value="20055.0406399821" calcext:value-type="float">
            <text:p>20055.0406399821</text:p>
          </table:table-cell>
          <table:table-cell table:style-name="ce2" office:value-type="date" office:date-value="2020-08-17" calcext:value-type="date">
            <text:p>17/08/20</text:p>
          </table:table-cell>
          <table:table-cell office:value-type="float" office:value="16028.0628566154" calcext:value-type="float">
            <text:p>16028.0628566154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08-01</text:p>
          </table:table-cell>
          <table:table-cell table:formula="of:=VALUE([.A53])" office:value-type="date" office:date-value="2020-08-01" calcext:value-type="date">
            <text:p>01/08/20</text:p>
          </table:table-cell>
          <table:table-cell office:value-type="float" office:value="1519" calcext:value-type="float">
            <text:p>1519</text:p>
          </table:table-cell>
          <table:table-cell office:value-type="float" office:value="19815.6747693478" calcext:value-type="float">
            <text:p>19815.6747693478</text:p>
          </table:table-cell>
          <table:table-cell table:style-name="ce2" office:value-type="date" office:date-value="2020-08-18" calcext:value-type="date">
            <text:p>18/08/20</text:p>
          </table:table-cell>
          <table:table-cell office:value-type="float" office:value="15670.0019074592" calcext:value-type="float">
            <text:p>15670.001907459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08-02</text:p>
          </table:table-cell>
          <table:table-cell table:formula="of:=VALUE([.A54])" office:value-type="date" office:date-value="2020-08-02" calcext:value-type="date">
            <text:p>02/08/20</text:p>
          </table:table-cell>
          <table:table-cell office:value-type="float" office:value="1388" calcext:value-type="float">
            <text:p>1388</text:p>
          </table:table-cell>
          <table:table-cell office:value-type="float" office:value="19450.8149329276" calcext:value-type="float">
            <text:p>19450.8149329276</text:p>
          </table:table-cell>
          <table:table-cell table:style-name="ce2" office:value-type="date" office:date-value="2020-08-19" calcext:value-type="date">
            <text:p>19/08/20</text:p>
          </table:table-cell>
          <table:table-cell office:value-type="float" office:value="15392.557245133" calcext:value-type="float">
            <text:p>15392.557245133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08-03</text:p>
          </table:table-cell>
          <table:table-cell table:formula="of:=VALUE([.A55])" office:value-type="date" office:date-value="2020-08-03" calcext:value-type="date">
            <text:p>03/08/20</text:p>
          </table:table-cell>
          <table:table-cell office:value-type="float" office:value="1308" calcext:value-type="float">
            <text:p>1308</text:p>
          </table:table-cell>
          <table:table-cell office:value-type="float" office:value="19025.1209531207" calcext:value-type="float">
            <text:p>19025.1209531207</text:p>
          </table:table-cell>
          <table:table-cell table:style-name="ce2" office:value-type="date" office:date-value="2020-08-20" calcext:value-type="date">
            <text:p>20/08/20</text:p>
          </table:table-cell>
          <table:table-cell office:value-type="float" office:value="15292.8396245457" calcext:value-type="float">
            <text:p>15292.8396245457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08-04</text:p>
          </table:table-cell>
          <table:table-cell table:formula="of:=VALUE([.A56])" office:value-type="date" office:date-value="2020-08-04" calcext:value-type="date">
            <text:p>04/08/20</text:p>
          </table:table-cell>
          <table:table-cell office:value-type="float" office:value="1347" calcext:value-type="float">
            <text:p>1347</text:p>
          </table:table-cell>
          <table:table-cell office:value-type="float" office:value="18654.2479056415" calcext:value-type="float">
            <text:p>18654.2479056415</text:p>
          </table:table-cell>
          <table:table-cell table:style-name="ce2" office:value-type="date" office:date-value="2020-08-21" calcext:value-type="date">
            <text:p>21/08/20</text:p>
          </table:table-cell>
          <table:table-cell office:value-type="float" office:value="15229.1384203657" calcext:value-type="float">
            <text:p>15229.1384203657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08-05</text:p>
          </table:table-cell>
          <table:table-cell table:formula="of:=VALUE([.A57])" office:value-type="date" office:date-value="2020-08-05" calcext:value-type="date">
            <text:p>05/08/20</text:p>
          </table:table-cell>
          <table:table-cell office:value-type="float" office:value="1315" calcext:value-type="float">
            <text:p>1315</text:p>
          </table:table-cell>
          <table:table-cell office:value-type="float" office:value="18268.6089499455" calcext:value-type="float">
            <text:p>18268.6089499455</text:p>
          </table:table-cell>
          <table:table-cell table:style-name="ce2" office:value-type="date" office:date-value="2020-08-22" calcext:value-type="date">
            <text:p>22/08/20</text:p>
          </table:table-cell>
          <table:table-cell office:value-type="float" office:value="15097.8878366948" calcext:value-type="float">
            <text:p>15097.8878366948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08-06</text:p>
          </table:table-cell>
          <table:table-cell table:formula="of:=VALUE([.A58])" office:value-type="date" office:date-value="2020-08-06" calcext:value-type="date">
            <text:p>06/08/20</text:p>
          </table:table-cell>
          <table:table-cell office:value-type="float" office:value="1206" calcext:value-type="float">
            <text:p>1206</text:p>
          </table:table-cell>
          <table:table-cell office:value-type="float" office:value="17795.9809194435" calcext:value-type="float">
            <text:p>17795.9809194435</text:p>
          </table:table-cell>
          <table:table-cell table:style-name="ce2" office:value-type="date" office:date-value="2020-08-23" calcext:value-type="date">
            <text:p>23/08/20</text:p>
          </table:table-cell>
          <table:table-cell office:value-type="float" office:value="14975.8871794472" calcext:value-type="float">
            <text:p>14975.887179447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08-07</text:p>
          </table:table-cell>
          <table:table-cell table:formula="of:=VALUE([.A59])" office:value-type="date" office:date-value="2020-08-07" calcext:value-type="date">
            <text:p>07/08/20</text:p>
          </table:table-cell>
          <table:table-cell office:value-type="float" office:value="1170" calcext:value-type="float">
            <text:p>1170</text:p>
          </table:table-cell>
          <table:table-cell office:value-type="float" office:value="17315.0168280744" calcext:value-type="float">
            <text:p>17315.0168280744</text:p>
          </table:table-cell>
          <table:table-cell table:style-name="ce2" office:value-type="date" office:date-value="2020-08-24" calcext:value-type="date">
            <text:p>24/08/20</text:p>
          </table:table-cell>
          <table:table-cell office:value-type="float" office:value="14911.0079133084" calcext:value-type="float">
            <text:p>14911.0079133084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08-08</text:p>
          </table:table-cell>
          <table:table-cell table:formula="of:=VALUE([.A60])" office:value-type="date" office:date-value="2020-08-08" calcext:value-type="date">
            <text:p>08/08/20</text:p>
          </table:table-cell>
          <table:table-cell office:value-type="float" office:value="1160" calcext:value-type="float">
            <text:p>1160</text:p>
          </table:table-cell>
          <table:table-cell office:value-type="float" office:value="16857.6783399874" calcext:value-type="float">
            <text:p>16857.6783399874</text:p>
          </table:table-cell>
          <table:table-cell table:style-name="ce2" office:value-type="date" office:date-value="2020-08-25" calcext:value-type="date">
            <text:p>25/08/20</text:p>
          </table:table-cell>
          <table:table-cell office:value-type="float" office:value="14953.640397248" calcext:value-type="float">
            <text:p>14953.640397248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08-09</text:p>
          </table:table-cell>
          <table:table-cell table:formula="of:=VALUE([.A61])" office:value-type="date" office:date-value="2020-08-09" calcext:value-type="date">
            <text:p>09/08/20</text:p>
          </table:table-cell>
          <table:table-cell office:value-type="float" office:value="1118" calcext:value-type="float">
            <text:p>1118</text:p>
          </table:table-cell>
          <table:table-cell office:value-type="float" office:value="16393.0597590725" calcext:value-type="float">
            <text:p>16393.0597590725</text:p>
          </table:table-cell>
          <table:table-cell table:style-name="ce2" office:value-type="date" office:date-value="2020-08-26" calcext:value-type="date">
            <text:p>26/08/20</text:p>
          </table:table-cell>
          <table:table-cell office:value-type="float" office:value="15045.1802665012" calcext:value-type="float">
            <text:p>15045.180266501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08-10</text:p>
          </table:table-cell>
          <table:table-cell table:formula="of:=VALUE([.A62])" office:value-type="date" office:date-value="2020-08-10" calcext:value-type="date">
            <text:p>10/08/20</text:p>
          </table:table-cell>
          <table:table-cell office:value-type="float" office:value="1122" calcext:value-type="float">
            <text:p>1122</text:p>
          </table:table-cell>
          <table:table-cell office:value-type="float" office:value="15969.516155523" calcext:value-type="float">
            <text:p>15969.516155523</text:p>
          </table:table-cell>
          <table:table-cell table:style-name="ce2" office:value-type="date" office:date-value="2020-08-27" calcext:value-type="date">
            <text:p>27/08/20</text:p>
          </table:table-cell>
          <table:table-cell office:value-type="float" office:value="15255.0228830222" calcext:value-type="float">
            <text:p>15255.022883022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08-11</text:p>
          </table:table-cell>
          <table:table-cell table:formula="of:=VALUE([.A63])" office:value-type="date" office:date-value="2020-08-11" calcext:value-type="date">
            <text:p>11/08/20</text:p>
          </table:table-cell>
          <table:table-cell office:value-type="float" office:value="940" calcext:value-type="float">
            <text:p>940</text:p>
          </table:table-cell>
          <table:table-cell office:value-type="float" office:value="15401.1806924826" calcext:value-type="float">
            <text:p>15401.1806924826</text:p>
          </table:table-cell>
          <table:table-cell table:style-name="ce2" office:value-type="date" office:date-value="2020-08-28" calcext:value-type="date">
            <text:p>28/08/20</text:p>
          </table:table-cell>
          <table:table-cell office:value-type="float" office:value="15422.1927324342" calcext:value-type="float">
            <text:p>15422.192732434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08-12</text:p>
          </table:table-cell>
          <table:table-cell table:formula="of:=VALUE([.A64])" office:value-type="date" office:date-value="2020-08-12" calcext:value-type="date">
            <text:p>12/08/20</text:p>
          </table:table-cell>
          <table:table-cell office:value-type="float" office:value="832" calcext:value-type="float">
            <text:p>832</text:p>
          </table:table-cell>
          <table:table-cell office:value-type="float" office:value="14765.0810506231" calcext:value-type="float">
            <text:p>14765.0810506231</text:p>
          </table:table-cell>
          <table:table-cell table:style-name="ce2" office:value-type="date" office:date-value="2020-08-29" calcext:value-type="date">
            <text:p>29/08/20</text:p>
          </table:table-cell>
          <table:table-cell office:value-type="float" office:value="15702.7821491138" calcext:value-type="float">
            <text:p>15702.7821491138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08-13</text:p>
          </table:table-cell>
          <table:table-cell table:formula="of:=VALUE([.A65])" office:value-type="date" office:date-value="2020-08-13" calcext:value-type="date">
            <text:p>13/08/20</text:p>
          </table:table-cell>
          <table:table-cell office:value-type="float" office:value="873" calcext:value-type="float">
            <text:p>873</text:p>
          </table:table-cell>
          <table:table-cell office:value-type="float" office:value="14211.3782143504" calcext:value-type="float">
            <text:p>14211.3782143504</text:p>
          </table:table-cell>
          <table:table-cell table:style-name="ce2" office:value-type="date" office:date-value="2020-08-30" calcext:value-type="date">
            <text:p>30/08/20</text:p>
          </table:table-cell>
          <table:table-cell office:value-type="float" office:value="16205.7148255483" calcext:value-type="float">
            <text:p>16205.7148255483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08-14</text:p>
          </table:table-cell>
          <table:table-cell table:formula="of:=VALUE([.A66])" office:value-type="date" office:date-value="2020-08-14" calcext:value-type="date">
            <text:p>14/08/20</text:p>
          </table:table-cell>
          <table:table-cell office:value-type="float" office:value="829" calcext:value-type="float">
            <text:p>829</text:p>
          </table:table-cell>
          <table:table-cell office:value-type="float" office:value="13656.3909412604" calcext:value-type="float">
            <text:p>13656.3909412604</text:p>
          </table:table-cell>
          <table:table-cell table:style-name="ce2" office:value-type="date" office:date-value="2020-08-31" calcext:value-type="date">
            <text:p>31/08/20</text:p>
          </table:table-cell>
          <table:table-cell office:value-type="float" office:value="16655.5076014538" calcext:value-type="float">
            <text:p>16655.5076014538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08-15</text:p>
          </table:table-cell>
          <table:table-cell table:formula="of:=VALUE([.A67])" office:value-type="date" office:date-value="2020-08-15" calcext:value-type="date">
            <text:p>15/08/20</text:p>
          </table:table-cell>
          <table:table-cell office:value-type="float" office:value="855" calcext:value-type="float">
            <text:p>855</text:p>
          </table:table-cell>
          <table:table-cell office:value-type="float" office:value="13176.0552857845" calcext:value-type="float">
            <text:p>13176.0552857845</text:p>
          </table:table-cell>
          <table:table-cell table:style-name="ce2" office:value-type="date" office:date-value="2020-09-01" calcext:value-type="date">
            <text:p>01/09/20</text:p>
          </table:table-cell>
          <table:table-cell office:value-type="float" office:value="17238.33453803" calcext:value-type="float">
            <text:p>17238.33453803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08-16</text:p>
          </table:table-cell>
          <table:table-cell table:formula="of:=VALUE([.A68])" office:value-type="date" office:date-value="2020-08-16" calcext:value-type="date">
            <text:p>16/08/20</text:p>
          </table:table-cell>
          <table:table-cell office:value-type="float" office:value="895" calcext:value-type="float">
            <text:p>895</text:p>
          </table:table-cell>
          <table:table-cell office:value-type="float" office:value="12777.0630831297" calcext:value-type="float">
            <text:p>12777.0630831297</text:p>
          </table:table-cell>
          <table:table-cell table:style-name="ce2" office:value-type="date" office:date-value="2020-09-02" calcext:value-type="date">
            <text:p>02/09/20</text:p>
          </table:table-cell>
          <table:table-cell office:value-type="float" office:value="18178.4324958781" calcext:value-type="float">
            <text:p>18178.432495878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08-17</text:p>
          </table:table-cell>
          <table:table-cell table:formula="of:=VALUE([.A69])" office:value-type="date" office:date-value="2020-08-17" calcext:value-type="date">
            <text:p>17/08/20</text:p>
          </table:table-cell>
          <table:table-cell office:value-type="float" office:value="845" calcext:value-type="float">
            <text:p>845</text:p>
          </table:table-cell>
          <table:table-cell office:value-type="float" office:value="12373.9721486562" calcext:value-type="float">
            <text:p>12373.9721486562</text:p>
          </table:table-cell>
          <table:table-cell table:style-name="ce2" office:value-type="date" office:date-value="2020-09-03" calcext:value-type="date">
            <text:p>03/09/20</text:p>
          </table:table-cell>
          <table:table-cell office:value-type="float" office:value="19275.4297120824" calcext:value-type="float">
            <text:p>19275.4297120824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08-18</text:p>
          </table:table-cell>
          <table:table-cell table:formula="of:=VALUE([.A70])" office:value-type="date" office:date-value="2020-08-18" calcext:value-type="date">
            <text:p>18/08/20</text:p>
          </table:table-cell>
          <table:table-cell office:value-type="float" office:value="831" calcext:value-type="float">
            <text:p>831</text:p>
          </table:table-cell>
          <table:table-cell office:value-type="float" office:value="12000.0270998565" calcext:value-type="float">
            <text:p>12000.0270998565</text:p>
          </table:table-cell>
          <table:table-cell table:style-name="ce2" office:value-type="date" office:date-value="2020-09-04" calcext:value-type="date">
            <text:p>04/09/20</text:p>
          </table:table-cell>
          <table:table-cell office:value-type="float" office:value="20504.5788651227" calcext:value-type="float">
            <text:p>20504.5788651227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08-19</text:p>
          </table:table-cell>
          <table:table-cell table:formula="of:=VALUE([.A71])" office:value-type="date" office:date-value="2020-08-19" calcext:value-type="date">
            <text:p>19/08/20</text:p>
          </table:table-cell>
          <table:table-cell office:value-type="float" office:value="993" calcext:value-type="float">
            <text:p>993</text:p>
          </table:table-cell>
          <table:table-cell office:value-type="float" office:value="11823.4279701242" calcext:value-type="float">
            <text:p>11823.4279701242</text:p>
          </table:table-cell>
          <table:table-cell table:style-name="ce2" office:value-type="date" office:date-value="2020-09-05" calcext:value-type="date">
            <text:p>05/09/20</text:p>
          </table:table-cell>
          <table:table-cell office:value-type="float" office:value="21866.3900498782" calcext:value-type="float">
            <text:p>21866.390049878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08-20</text:p>
          </table:table-cell>
          <table:table-cell table:formula="of:=VALUE([.A72])" office:value-type="date" office:date-value="2020-08-20" calcext:value-type="date">
            <text:p>20/08/20</text:p>
          </table:table-cell>
          <table:table-cell office:value-type="float" office:value="1011" calcext:value-type="float">
            <text:p>1011</text:p>
          </table:table-cell>
          <table:table-cell office:value-type="float" office:value="11703.196617431" calcext:value-type="float">
            <text:p>11703.196617431</text:p>
          </table:table-cell>
          <table:table-cell table:style-name="ce2" office:value-type="date" office:date-value="2020-09-06" calcext:value-type="date">
            <text:p>06/09/20</text:p>
          </table:table-cell>
          <table:table-cell office:value-type="float" office:value="23298.6444480442" calcext:value-type="float">
            <text:p>23298.644448044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08-21</text:p>
          </table:table-cell>
          <table:table-cell table:formula="of:=VALUE([.A73])" office:value-type="date" office:date-value="2020-08-21" calcext:value-type="date">
            <text:p>21/08/20</text:p>
          </table:table-cell>
          <table:table-cell office:value-type="float" office:value="1160" calcext:value-type="float">
            <text:p>1160</text:p>
          </table:table-cell>
          <table:table-cell office:value-type="float" office:value="11759.738533614" calcext:value-type="float">
            <text:p>11759.738533614</text:p>
          </table:table-cell>
          <table:table-cell table:style-name="ce2" office:value-type="date" office:date-value="2020-09-07" calcext:value-type="date">
            <text:p>07/09/20</text:p>
          </table:table-cell>
          <table:table-cell office:value-type="float" office:value="25215.5138703033" calcext:value-type="float">
            <text:p>25215.5138703033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08-22</text:p>
          </table:table-cell>
          <table:table-cell table:formula="of:=VALUE([.A74])" office:value-type="date" office:date-value="2020-08-22" calcext:value-type="date">
            <text:p>22/08/20</text:p>
          </table:table-cell>
          <table:table-cell office:value-type="float" office:value="1150" calcext:value-type="float">
            <text:p>1150</text:p>
          </table:table-cell>
          <table:table-cell office:value-type="float" office:value="11829.1218166126" calcext:value-type="float">
            <text:p>11829.1218166126</text:p>
          </table:table-cell>
          <table:table-cell table:style-name="ce2" office:value-type="date" office:date-value="2020-09-08" calcext:value-type="date">
            <text:p>08/09/20</text:p>
          </table:table-cell>
          <table:table-cell office:value-type="float" office:value="27436.9129637395" calcext:value-type="float">
            <text:p>27436.9129637395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08-23</text:p>
          </table:table-cell>
          <table:table-cell table:formula="of:=VALUE([.A75])" office:value-type="date" office:date-value="2020-08-23" calcext:value-type="date">
            <text:p>23/08/20</text:p>
          </table:table-cell>
          <table:table-cell office:value-type="float" office:value="1066" calcext:value-type="float">
            <text:p>1066</text:p>
          </table:table-cell>
          <table:table-cell office:value-type="float" office:value="11831.3151744032" calcext:value-type="float">
            <text:p>11831.3151744032</text:p>
          </table:table-cell>
          <table:table-cell table:style-name="ce2" office:value-type="date" office:date-value="2020-09-09" calcext:value-type="date">
            <text:p>09/09/20</text:p>
          </table:table-cell>
          <table:table-cell office:value-type="float" office:value="30281.9733403055" calcext:value-type="float">
            <text:p>30281.9733403055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08-24</text:p>
          </table:table-cell>
          <table:table-cell table:formula="of:=VALUE([.A76])" office:value-type="date" office:date-value="2020-08-24" calcext:value-type="date">
            <text:p>24/08/20</text:p>
          </table:table-cell>
          <table:table-cell office:value-type="float" office:value="1033" calcext:value-type="float">
            <text:p>1033</text:p>
          </table:table-cell>
          <table:table-cell office:value-type="float" office:value="11813.4100127289" calcext:value-type="float">
            <text:p>11813.4100127289</text:p>
          </table:table-cell>
          <table:table-cell table:style-name="ce2" office:value-type="date" office:date-value="2020-09-10" calcext:value-type="date">
            <text:p>10/09/20</text:p>
          </table:table-cell>
          <table:table-cell office:value-type="float" office:value="33597.4563547229" calcext:value-type="float">
            <text:p>33597.4563547229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08-25</text:p>
          </table:table-cell>
          <table:table-cell table:formula="of:=VALUE([.A77])" office:value-type="date" office:date-value="2020-08-25" calcext:value-type="date">
            <text:p>25/08/20</text:p>
          </table:table-cell>
          <table:table-cell office:value-type="float" office:value="1044" calcext:value-type="float">
            <text:p>1044</text:p>
          </table:table-cell>
          <table:table-cell office:value-type="float" office:value="11814.6561800083" calcext:value-type="float">
            <text:p>11814.6561800083</text:p>
          </table:table-cell>
          <table:table-cell table:style-name="ce2" office:value-type="date" office:date-value="2020-09-11" calcext:value-type="date">
            <text:p>11/09/20</text:p>
          </table:table-cell>
          <table:table-cell office:value-type="float" office:value="37520.5071451301" calcext:value-type="float">
            <text:p>37520.507145130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08-26</text:p>
          </table:table-cell>
          <table:table-cell table:formula="of:=VALUE([.A78])" office:value-type="date" office:date-value="2020-08-26" calcext:value-type="date">
            <text:p>26/08/20</text:p>
          </table:table-cell>
          <table:table-cell office:value-type="float" office:value="1117" calcext:value-type="float">
            <text:p>1117</text:p>
          </table:table-cell>
          <table:table-cell office:value-type="float" office:value="11895.2886137501" calcext:value-type="float">
            <text:p>11895.2886137501</text:p>
          </table:table-cell>
          <table:table-cell table:style-name="ce2" office:value-type="date" office:date-value="2020-09-12" calcext:value-type="date">
            <text:p>12/09/20</text:p>
          </table:table-cell>
          <table:table-cell office:value-type="float" office:value="41895.3944194977" calcext:value-type="float">
            <text:p>41895.3944194977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08-27</text:p>
          </table:table-cell>
          <table:table-cell table:formula="of:=VALUE([.A79])" office:value-type="date" office:date-value="2020-08-27" calcext:value-type="date">
            <text:p>27/08/20</text:p>
          </table:table-cell>
          <table:table-cell office:value-type="float" office:value="1126" calcext:value-type="float">
            <text:p>1126</text:p>
          </table:table-cell>
          <table:table-cell office:value-type="float" office:value="11985.4262064512" calcext:value-type="float">
            <text:p>11985.4262064512</text:p>
          </table:table-cell>
          <table:table-cell table:style-name="ce2" office:value-type="date" office:date-value="2020-09-13" calcext:value-type="date">
            <text:p>13/09/20</text:p>
          </table:table-cell>
          <table:table-cell office:value-type="float" office:value="46564.9498018991" calcext:value-type="float">
            <text:p>46564.949801899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08-28</text:p>
          </table:table-cell>
          <table:table-cell table:formula="of:=VALUE([.A80])" office:value-type="date" office:date-value="2020-08-28" calcext:value-type="date">
            <text:p>28/08/20</text:p>
          </table:table-cell>
          <table:table-cell office:value-type="float" office:value="1292" calcext:value-type="float">
            <text:p>1292</text:p>
          </table:table-cell>
          <table:table-cell office:value-type="float" office:value="12238.020373065" calcext:value-type="float">
            <text:p>12238.020373065</text:p>
          </table:table-cell>
          <table:table-cell table:style-name="ce2" office:value-type="date" office:date-value="2020-09-14" calcext:value-type="date">
            <text:p>14/09/20</text:p>
          </table:table-cell>
          <table:table-cell office:value-type="float" office:value="51770.6384039355" calcext:value-type="float">
            <text:p>51770.6384039355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08-29</text:p>
          </table:table-cell>
          <table:table-cell table:formula="of:=VALUE([.A81])" office:value-type="date" office:date-value="2020-08-29" calcext:value-type="date">
            <text:p>29/08/20</text:p>
          </table:table-cell>
          <table:table-cell office:value-type="float" office:value="1266" calcext:value-type="float">
            <text:p>1266</text:p>
          </table:table-cell>
          <table:table-cell office:value-type="float" office:value="12460.3366940704" calcext:value-type="float">
            <text:p>12460.3366940704</text:p>
          </table:table-cell>
          <table:table-cell table:style-name="ce2" office:value-type="date" office:date-value="2020-09-15" calcext:value-type="date">
            <text:p>15/09/20</text:p>
          </table:table-cell>
          <table:table-cell office:value-type="float" office:value="57725.4197909547" calcext:value-type="float">
            <text:p>57725.4197909547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08-30</text:p>
          </table:table-cell>
          <table:table-cell table:formula="of:=VALUE([.A82])" office:value-type="date" office:date-value="2020-08-30" calcext:value-type="date">
            <text:p>30/08/20</text:p>
          </table:table-cell>
          <table:table-cell office:value-type="float" office:value="1373" calcext:value-type="float">
            <text:p>1373</text:p>
          </table:table-cell>
          <table:table-cell office:value-type="float" office:value="12784.2924592193" calcext:value-type="float">
            <text:p>12784.2924592193</text:p>
          </table:table-cell>
          <table:table-cell table:style-name="ce2" office:value-type="date" office:date-value="2020-09-16" calcext:value-type="date">
            <text:p>16/09/20</text:p>
          </table:table-cell>
          <table:table-cell office:value-type="float" office:value="64167.0142844845" calcext:value-type="float">
            <text:p>64167.0142844845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08-31</text:p>
          </table:table-cell>
          <table:table-cell table:formula="of:=VALUE([.A83])" office:value-type="date" office:date-value="2020-08-31" calcext:value-type="date">
            <text:p>31/08/20</text:p>
          </table:table-cell>
          <table:table-cell office:value-type="float" office:value="1547" calcext:value-type="float">
            <text:p>1547</text:p>
          </table:table-cell>
          <table:table-cell office:value-type="float" office:value="13270.2305969122" calcext:value-type="float">
            <text:p>13270.2305969122</text:p>
          </table:table-cell>
          <table:table-cell table:style-name="ce2" office:value-type="date" office:date-value="2020-09-17" calcext:value-type="date">
            <text:p>17/09/20</text:p>
          </table:table-cell>
          <table:table-cell office:value-type="float" office:value="71356.5444984261" calcext:value-type="float">
            <text:p>71356.544498426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09-01</text:p>
          </table:table-cell>
          <table:table-cell table:formula="of:=VALUE([.A84])" office:value-type="date" office:date-value="2020-09-01" calcext:value-type="date">
            <text:p>01/09/20</text:p>
          </table:table-cell>
          <table:table-cell office:value-type="float" office:value="1454" calcext:value-type="float">
            <text:p>1454</text:p>
          </table:table-cell>
          <table:table-cell office:value-type="float" office:value="13646.7636262226" calcext:value-type="float">
            <text:p>13646.7636262226</text:p>
          </table:table-cell>
          <table:table-cell table:style-name="ce2" office:value-type="date" office:date-value="2020-09-18" calcext:value-type="date">
            <text:p>18/09/20</text:p>
          </table:table-cell>
          <table:table-cell office:value-type="float" office:value="79279.6412569607" calcext:value-type="float">
            <text:p>79279.6412569607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09-02</text:p>
          </table:table-cell>
          <table:table-cell table:formula="of:=VALUE([.A85])" office:value-type="date" office:date-value="2020-09-02" calcext:value-type="date">
            <text:p>02/09/20</text:p>
          </table:table-cell>
          <table:table-cell office:value-type="float" office:value="1585" calcext:value-type="float">
            <text:p>1585</text:p>
          </table:table-cell>
          <table:table-cell office:value-type="float" office:value="14131.9010356359" calcext:value-type="float">
            <text:p>14131.9010356359</text:p>
          </table:table-cell>
          <table:table-cell table:style-name="ce2" office:value-type="date" office:date-value="2020-09-19" calcext:value-type="date">
            <text:p>19/09/20</text:p>
          </table:table-cell>
          <table:table-cell office:value-type="float" office:value="88064.9464656711" calcext:value-type="float">
            <text:p>88064.946465671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09-03</text:p>
          </table:table-cell>
          <table:table-cell table:formula="of:=VALUE([.A86])" office:value-type="date" office:date-value="2020-09-03" calcext:value-type="date">
            <text:p>03/09/20</text:p>
          </table:table-cell>
          <table:table-cell office:value-type="float" office:value="1898" calcext:value-type="float">
            <text:p>1898</text:p>
          </table:table-cell>
          <table:table-cell office:value-type="float" office:value="14900.7466954963" calcext:value-type="float">
            <text:p>14900.7466954963</text:p>
          </table:table-cell>
          <table:table-cell table:style-name="ce2" office:value-type="date" office:date-value="2020-09-20" calcext:value-type="date">
            <text:p>20/09/20</text:p>
          </table:table-cell>
          <table:table-cell office:value-type="float" office:value="97403.0091670425" calcext:value-type="float">
            <text:p>97403.0091670425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09-04</text:p>
          </table:table-cell>
          <table:table-cell table:formula="of:=VALUE([.A87])" office:value-type="date" office:date-value="2020-09-04" calcext:value-type="date">
            <text:p>04/09/20</text:p>
          </table:table-cell>
          <table:table-cell office:value-type="float" office:value="2047" calcext:value-type="float">
            <text:p>2047</text:p>
          </table:table-cell>
          <table:table-cell office:value-type="float" office:value="15783.9850694682" calcext:value-type="float">
            <text:p>15783.9850694682</text:p>
          </table:table-cell>
          <table:table-cell table:style-name="ce2" office:value-type="date" office:date-value="2020-09-21" calcext:value-type="date">
            <text:p>21/09/20</text:p>
          </table:table-cell>
          <table:table-cell office:value-type="float" office:value="107258.569510876" calcext:value-type="float">
            <text:p>107258.56951087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09-05</text:p>
          </table:table-cell>
          <table:table-cell table:formula="of:=VALUE([.A88])" office:value-type="date" office:date-value="2020-09-05" calcext:value-type="date">
            <text:p>05/09/20</text:p>
          </table:table-cell>
          <table:table-cell office:value-type="float" office:value="2191" calcext:value-type="float">
            <text:p>2191</text:p>
          </table:table-cell>
          <table:table-cell office:value-type="float" office:value="16769.2437762758" calcext:value-type="float">
            <text:p>16769.2437762758</text:p>
          </table:table-cell>
          <table:table-cell table:style-name="ce2" office:value-type="date" office:date-value="2020-09-22" calcext:value-type="date">
            <text:p>22/09/20</text:p>
          </table:table-cell>
          <table:table-cell office:value-type="float" office:value="117519.828272207" calcext:value-type="float">
            <text:p>117519.828272207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09-06</text:p>
          </table:table-cell>
          <table:table-cell table:formula="of:=VALUE([.A89])" office:value-type="date" office:date-value="2020-09-06" calcext:value-type="date">
            <text:p>06/09/20</text:p>
          </table:table-cell>
          <table:table-cell office:value-type="float" office:value="2332" calcext:value-type="float">
            <text:p>2332</text:p>
          </table:table-cell>
          <table:table-cell office:value-type="float" office:value="17842.1584821852" calcext:value-type="float">
            <text:p>17842.1584821852</text:p>
          </table:table-cell>
          <table:table-cell table:style-name="ce2" office:value-type="date" office:date-value="2020-09-23" calcext:value-type="date">
            <text:p>23/09/20</text:p>
          </table:table-cell>
          <table:table-cell office:value-type="float" office:value="127242.947968171" calcext:value-type="float">
            <text:p>127242.94796817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09-07</text:p>
          </table:table-cell>
          <table:table-cell table:formula="of:=VALUE([.A90])" office:value-type="date" office:date-value="2020-09-07" calcext:value-type="date">
            <text:p>07/09/20</text:p>
          </table:table-cell>
          <table:table-cell office:value-type="float" office:value="2396" calcext:value-type="float">
            <text:p>2396</text:p>
          </table:table-cell>
          <table:table-cell office:value-type="float" office:value="18915.7092880592" calcext:value-type="float">
            <text:p>18915.7092880592</text:p>
          </table:table-cell>
          <table:table-cell table:style-name="ce2" office:value-type="date" office:date-value="2020-09-24" calcext:value-type="date">
            <text:p>24/09/20</text:p>
          </table:table-cell>
          <table:table-cell office:value-type="float" office:value="136902.500219292" calcext:value-type="float">
            <text:p>136902.50021929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09-08</text:p>
          </table:table-cell>
          <table:table-cell table:formula="of:=VALUE([.A91])" office:value-type="date" office:date-value="2020-09-08" calcext:value-type="date">
            <text:p>08/09/20</text:p>
          </table:table-cell>
          <table:table-cell office:value-type="float" office:value="2840" calcext:value-type="float">
            <text:p>2840</text:p>
          </table:table-cell>
          <table:table-cell office:value-type="float" office:value="20362.4888724169" calcext:value-type="float">
            <text:p>20362.4888724169</text:p>
          </table:table-cell>
          <table:table-cell table:style-name="ce2" office:value-type="date" office:date-value="2020-09-25" calcext:value-type="date">
            <text:p>25/09/20</text:p>
          </table:table-cell>
          <table:table-cell office:value-type="float" office:value="146485.946344433" calcext:value-type="float">
            <text:p>146485.946344433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09-09</text:p>
          </table:table-cell>
          <table:table-cell table:formula="of:=VALUE([.A92])" office:value-type="date" office:date-value="2020-09-09" calcext:value-type="date">
            <text:p>09/09/20</text:p>
          </table:table-cell>
          <table:table-cell office:value-type="float" office:value="3126" calcext:value-type="float">
            <text:p>3126</text:p>
          </table:table-cell>
          <table:table-cell office:value-type="float" office:value="22012.8402133084" calcext:value-type="float">
            <text:p>22012.8402133084</text:p>
          </table:table-cell>
          <table:table-cell table:style-name="ce2" office:value-type="date" office:date-value="2020-09-26" calcext:value-type="date">
            <text:p>26/09/20</text:p>
          </table:table-cell>
          <table:table-cell office:value-type="float" office:value="155097.282219807" calcext:value-type="float">
            <text:p>155097.282219807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09-10</text:p>
          </table:table-cell>
          <table:table-cell table:formula="of:=VALUE([.A93])" office:value-type="date" office:date-value="2020-09-10" calcext:value-type="date">
            <text:p>10/09/20</text:p>
          </table:table-cell>
          <table:table-cell office:value-type="float" office:value="3806" calcext:value-type="float">
            <text:p>3806</text:p>
          </table:table-cell>
          <table:table-cell office:value-type="float" office:value="24251.6165014597" calcext:value-type="float">
            <text:p>24251.6165014597</text:p>
          </table:table-cell>
          <table:table-cell table:style-name="ce2" office:value-type="date" office:date-value="2020-09-27" calcext:value-type="date">
            <text:p>27/09/20</text:p>
          </table:table-cell>
          <table:table-cell office:value-type="float" office:value="163878.657039559" calcext:value-type="float">
            <text:p>163878.657039559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09-11</text:p>
          </table:table-cell>
          <table:table-cell table:formula="of:=VALUE([.A94])" office:value-type="date" office:date-value="2020-09-11" calcext:value-type="date">
            <text:p>11/09/20</text:p>
          </table:table-cell>
          <table:table-cell office:value-type="float" office:value="4257" calcext:value-type="float">
            <text:p>4257</text:p>
          </table:table-cell>
          <table:table-cell office:value-type="float" office:value="26828.6698558017" calcext:value-type="float">
            <text:p>26828.6698558017</text:p>
          </table:table-cell>
          <table:table-cell table:style-name="ce2" office:value-type="date" office:date-value="2020-09-28" calcext:value-type="date">
            <text:p>28/09/20</text:p>
          </table:table-cell>
          <table:table-cell office:value-type="float" office:value="171785.186914394" calcext:value-type="float">
            <text:p>171785.186914394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09-12</text:p>
          </table:table-cell>
          <table:table-cell table:formula="of:=VALUE([.A95])" office:value-type="date" office:date-value="2020-09-12" calcext:value-type="date">
            <text:p>12/09/20</text:p>
          </table:table-cell>
          <table:table-cell office:value-type="float" office:value="4829" calcext:value-type="float">
            <text:p>4829</text:p>
          </table:table-cell>
          <table:table-cell office:value-type="float" office:value="29838.1985425789" calcext:value-type="float">
            <text:p>29838.1985425789</text:p>
          </table:table-cell>
          <table:table-cell table:style-name="ce2" office:value-type="date" office:date-value="2020-09-29" calcext:value-type="date">
            <text:p>29/09/20</text:p>
          </table:table-cell>
          <table:table-cell office:value-type="float" office:value="178806.58373793" calcext:value-type="float">
            <text:p>178806.58373793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09-13</text:p>
          </table:table-cell>
          <table:table-cell table:formula="of:=VALUE([.A96])" office:value-type="date" office:date-value="2020-09-13" calcext:value-type="date">
            <text:p>13/09/20</text:p>
          </table:table-cell>
          <table:table-cell office:value-type="float" office:value="5322" calcext:value-type="float">
            <text:p>5322</text:p>
          </table:table-cell>
          <table:table-cell office:value-type="float" office:value="33176.3532541196" calcext:value-type="float">
            <text:p>33176.3532541196</text:p>
          </table:table-cell>
          <table:table-cell table:style-name="ce2" office:value-type="date" office:date-value="2020-09-30" calcext:value-type="date">
            <text:p>30/09/20</text:p>
          </table:table-cell>
          <table:table-cell office:value-type="float" office:value="185307.973050504" calcext:value-type="float">
            <text:p>185307.973050504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09-14</text:p>
          </table:table-cell>
          <table:table-cell table:formula="of:=VALUE([.A97])" office:value-type="date" office:date-value="2020-09-14" calcext:value-type="date">
            <text:p>14/09/20</text:p>
          </table:table-cell>
          <table:table-cell office:value-type="float" office:value="5763" calcext:value-type="float">
            <text:p>5763</text:p>
          </table:table-cell>
          <table:table-cell office:value-type="float" office:value="36760.8990712785" calcext:value-type="float">
            <text:p>36760.8990712785</text:p>
          </table:table-cell>
          <table:table-cell table:style-name="ce2" office:value-type="date" office:date-value="2020-10-01" calcext:value-type="date">
            <text:p>01/10/20</text:p>
          </table:table-cell>
          <table:table-cell office:value-type="float" office:value="191895.399538834" calcext:value-type="float">
            <text:p>191895.399538834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09-15</text:p>
          </table:table-cell>
          <table:table-cell table:formula="of:=VALUE([.A98])" office:value-type="date" office:date-value="2020-09-15" calcext:value-type="date">
            <text:p>15/09/20</text:p>
          </table:table-cell>
          <table:table-cell office:value-type="float" office:value="6468" calcext:value-type="float">
            <text:p>6468</text:p>
          </table:table-cell>
          <table:table-cell office:value-type="float" office:value="40827.3696434579" calcext:value-type="float">
            <text:p>40827.3696434579</text:p>
          </table:table-cell>
          <table:table-cell table:style-name="ce2" office:value-type="date" office:date-value="2020-10-02" calcext:value-type="date">
            <text:p>02/10/20</text:p>
          </table:table-cell>
          <table:table-cell office:value-type="float" office:value="198415.356033678" calcext:value-type="float">
            <text:p>198415.356033678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09-16</text:p>
          </table:table-cell>
          <table:table-cell table:formula="of:=VALUE([.A99])" office:value-type="date" office:date-value="2020-09-16" calcext:value-type="date">
            <text:p>16/09/20</text:p>
          </table:table-cell>
          <table:table-cell office:value-type="float" office:value="7290" calcext:value-type="float">
            <text:p>7290</text:p>
          </table:table-cell>
          <table:table-cell office:value-type="float" office:value="45465.0311665848" calcext:value-type="float">
            <text:p>45465.0311665848</text:p>
          </table:table-cell>
          <table:table-cell table:style-name="ce2" office:value-type="date" office:date-value="2020-10-03" calcext:value-type="date">
            <text:p>03/10/20</text:p>
          </table:table-cell>
          <table:table-cell office:value-type="float" office:value="204642.278858366" calcext:value-type="float">
            <text:p>204642.27885836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09-17</text:p>
          </table:table-cell>
          <table:table-cell table:formula="of:=VALUE([.A100])" office:value-type="date" office:date-value="2020-09-17" calcext:value-type="date">
            <text:p>17/09/20</text:p>
          </table:table-cell>
          <table:table-cell office:value-type="float" office:value="8059" calcext:value-type="float">
            <text:p>8059</text:p>
          </table:table-cell>
          <table:table-cell office:value-type="float" office:value="50586.6457894972" calcext:value-type="float">
            <text:p>50586.6457894972</text:p>
          </table:table-cell>
          <table:table-cell table:style-name="ce2" office:value-type="date" office:date-value="2020-10-04" calcext:value-type="date">
            <text:p>04/10/20</text:p>
          </table:table-cell>
          <table:table-cell office:value-type="float" office:value="210674.564315796" calcext:value-type="float">
            <text:p>210674.56431579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09-18</text:p>
          </table:table-cell>
          <table:table-cell table:formula="of:=VALUE([.A101])" office:value-type="date" office:date-value="2020-09-18" calcext:value-type="date">
            <text:p>18/09/20</text:p>
          </table:table-cell>
          <table:table-cell office:value-type="float" office:value="8891" calcext:value-type="float">
            <text:p>8891</text:p>
          </table:table-cell>
          <table:table-cell office:value-type="float" office:value="56215.3637759641" calcext:value-type="float">
            <text:p>56215.3637759641</text:p>
          </table:table-cell>
          <table:table-cell table:style-name="ce2" office:value-type="date" office:date-value="2020-10-05" calcext:value-type="date">
            <text:p>05/10/20</text:p>
          </table:table-cell>
          <table:table-cell office:value-type="float" office:value="217118.132076384" calcext:value-type="float">
            <text:p>217118.132076384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09-19</text:p>
          </table:table-cell>
          <table:table-cell table:formula="of:=VALUE([.A102])" office:value-type="date" office:date-value="2020-09-19" calcext:value-type="date">
            <text:p>19/09/20</text:p>
          </table:table-cell>
          <table:table-cell office:value-type="float" office:value="9949" calcext:value-type="float">
            <text:p>9949</text:p>
          </table:table-cell>
          <table:table-cell office:value-type="float" office:value="62542.483317051" calcext:value-type="float">
            <text:p>62542.483317051</text:p>
          </table:table-cell>
          <table:table-cell table:style-name="ce2" office:value-type="date" office:date-value="2020-10-06" calcext:value-type="date">
            <text:p>06/10/20</text:p>
          </table:table-cell>
          <table:table-cell office:value-type="float" office:value="223294.629732867" calcext:value-type="float">
            <text:p>223294.629732867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09-20</text:p>
          </table:table-cell>
          <table:table-cell table:formula="of:=VALUE([.A103])" office:value-type="date" office:date-value="2020-09-20" calcext:value-type="date">
            <text:p>20/09/20</text:p>
          </table:table-cell>
          <table:table-cell office:value-type="float" office:value="11223" calcext:value-type="float">
            <text:p>11223</text:p>
          </table:table-cell>
          <table:table-cell office:value-type="float" office:value="69739.0804128076" calcext:value-type="float">
            <text:p>69739.0804128076</text:p>
          </table:table-cell>
          <table:table-cell table:style-name="ce2" office:value-type="date" office:date-value="2020-10-07" calcext:value-type="date">
            <text:p>07/10/20</text:p>
          </table:table-cell>
          <table:table-cell office:value-type="float" office:value="229902.027180034" calcext:value-type="float">
            <text:p>229902.027180034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09-21</text:p>
          </table:table-cell>
          <table:table-cell table:formula="of:=VALUE([.A104])" office:value-type="date" office:date-value="2020-09-21" calcext:value-type="date">
            <text:p>21/09/20</text:p>
          </table:table-cell>
          <table:table-cell office:value-type="float" office:value="12169" calcext:value-type="float">
            <text:p>12169</text:p>
          </table:table-cell>
          <table:table-cell office:value-type="float" office:value="77432.430420845" calcext:value-type="float">
            <text:p>77432.430420845</text:p>
          </table:table-cell>
          <table:table-cell table:style-name="ce2" office:value-type="date" office:date-value="2020-10-08" calcext:value-type="date">
            <text:p>08/10/20</text:p>
          </table:table-cell>
          <table:table-cell office:value-type="float" office:value="236393.786791518" calcext:value-type="float">
            <text:p>236393.786791518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09-22</text:p>
          </table:table-cell>
          <table:table-cell table:formula="of:=VALUE([.A105])" office:value-type="date" office:date-value="2020-09-22" calcext:value-type="date">
            <text:p>22/09/20</text:p>
          </table:table-cell>
          <table:table-cell office:value-type="float" office:value="13071" calcext:value-type="float">
            <text:p>13071</text:p>
          </table:table-cell>
          <table:table-cell office:value-type="float" office:value="85529.1467440645" calcext:value-type="float">
            <text:p>85529.1467440645</text:p>
          </table:table-cell>
          <table:table-cell table:style-name="ce2" office:value-type="date" office:date-value="2020-10-09" calcext:value-type="date">
            <text:p>09/10/20</text:p>
          </table:table-cell>
          <table:table-cell office:value-type="float" office:value="242935.695170947" calcext:value-type="float">
            <text:p>242935.695170947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09-23</text:p>
          </table:table-cell>
          <table:table-cell table:formula="of:=VALUE([.A106])" office:value-type="date" office:date-value="2020-09-23" calcext:value-type="date">
            <text:p>23/09/20</text:p>
          </table:table-cell>
          <table:table-cell office:value-type="float" office:value="13939" calcext:value-type="float">
            <text:p>13939</text:p>
          </table:table-cell>
          <table:table-cell office:value-type="float" office:value="93944.6758276983" calcext:value-type="float">
            <text:p>93944.6758276983</text:p>
          </table:table-cell>
          <table:table-cell table:style-name="ce2" office:value-type="date" office:date-value="2020-10-10" calcext:value-type="date">
            <text:p>10/10/20</text:p>
          </table:table-cell>
          <table:table-cell office:value-type="float" office:value="250097.699269008" calcext:value-type="float">
            <text:p>250097.699269008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09-24</text:p>
          </table:table-cell>
          <table:table-cell table:formula="of:=VALUE([.A107])" office:value-type="date" office:date-value="2020-09-24" calcext:value-type="date">
            <text:p>24/09/20</text:p>
          </table:table-cell>
          <table:table-cell office:value-type="float" office:value="13793" calcext:value-type="float">
            <text:p>13793</text:p>
          </table:table-cell>
          <table:table-cell office:value-type="float" office:value="101618.699413476" calcext:value-type="float">
            <text:p>101618.699413476</text:p>
          </table:table-cell>
          <table:table-cell table:style-name="ce2" office:value-type="date" office:date-value="2020-10-11" calcext:value-type="date">
            <text:p>11/10/20</text:p>
          </table:table-cell>
          <table:table-cell office:value-type="float" office:value="258051.056766819" calcext:value-type="float">
            <text:p>258051.056766819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09-25</text:p>
          </table:table-cell>
          <table:table-cell table:formula="of:=VALUE([.A108])" office:value-type="date" office:date-value="2020-09-25" calcext:value-type="date">
            <text:p>25/09/20</text:p>
          </table:table-cell>
          <table:table-cell office:value-type="float" office:value="14255" calcext:value-type="float">
            <text:p>14255</text:p>
          </table:table-cell>
          <table:table-cell office:value-type="float" office:value="109129.06446461" calcext:value-type="float">
            <text:p>109129.06446461</text:p>
          </table:table-cell>
          <table:table-cell table:style-name="ce2" office:value-type="date" office:date-value="2020-10-12" calcext:value-type="date">
            <text:p>12/10/20</text:p>
          </table:table-cell>
          <table:table-cell office:value-type="float" office:value="266621.322184741" calcext:value-type="float">
            <text:p>266621.32218474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09-26</text:p>
          </table:table-cell>
          <table:table-cell table:formula="of:=VALUE([.A109])" office:value-type="date" office:date-value="2020-09-26" calcext:value-type="date">
            <text:p>26/09/20</text:p>
          </table:table-cell>
          <table:table-cell office:value-type="float" office:value="14703" calcext:value-type="float">
            <text:p>14703</text:p>
          </table:table-cell>
          <table:table-cell office:value-type="float" office:value="116448.863032146" calcext:value-type="float">
            <text:p>116448.863032146</text:p>
          </table:table-cell>
          <table:table-cell table:style-name="ce2" office:value-type="date" office:date-value="2020-10-13" calcext:value-type="date">
            <text:p>13/10/20</text:p>
          </table:table-cell>
          <table:table-cell office:value-type="float" office:value="276351.730453738" calcext:value-type="float">
            <text:p>276351.730453738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09-27</text:p>
          </table:table-cell>
          <table:table-cell table:formula="of:=VALUE([.A110])" office:value-type="date" office:date-value="2020-09-27" calcext:value-type="date">
            <text:p>27/09/20</text:p>
          </table:table-cell>
          <table:table-cell office:value-type="float" office:value="14391" calcext:value-type="float">
            <text:p>14391</text:p>
          </table:table-cell>
          <table:table-cell office:value-type="float" office:value="122810.090191633" calcext:value-type="float">
            <text:p>122810.090191633</text:p>
          </table:table-cell>
          <table:table-cell table:style-name="ce2" office:value-type="date" office:date-value="2020-10-14" calcext:value-type="date">
            <text:p>14/10/20</text:p>
          </table:table-cell>
          <table:table-cell office:value-type="float" office:value="286529.427411716" calcext:value-type="float">
            <text:p>286529.42741171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09-28</text:p>
          </table:table-cell>
          <table:table-cell table:formula="of:=VALUE([.A111])" office:value-type="date" office:date-value="2020-09-28" calcext:value-type="date">
            <text:p>28/09/20</text:p>
          </table:table-cell>
          <table:table-cell office:value-type="float" office:value="15210" calcext:value-type="float">
            <text:p>15210</text:p>
          </table:table-cell>
          <table:table-cell office:value-type="float" office:value="129359.395675292" calcext:value-type="float">
            <text:p>129359.395675292</text:p>
          </table:table-cell>
          <table:table-cell table:style-name="ce2" office:value-type="date" office:date-value="2020-10-15" calcext:value-type="date">
            <text:p>15/10/20</text:p>
          </table:table-cell>
          <table:table-cell office:value-type="float" office:value="296338.582080194" calcext:value-type="float">
            <text:p>296338.582080194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09-29</text:p>
          </table:table-cell>
          <table:table-cell table:formula="of:=VALUE([.A112])" office:value-type="date" office:date-value="2020-09-29" calcext:value-type="date">
            <text:p>29/09/20</text:p>
          </table:table-cell>
          <table:table-cell office:value-type="float" office:value="14984" calcext:value-type="float">
            <text:p>14984</text:p>
          </table:table-cell>
          <table:table-cell office:value-type="float" office:value="135064.2156057" calcext:value-type="float">
            <text:p>135064.2156057</text:p>
          </table:table-cell>
          <table:table-cell table:style-name="ce2" office:value-type="date" office:date-value="2020-10-16" calcext:value-type="date">
            <text:p>16/10/20</text:p>
          </table:table-cell>
          <table:table-cell office:value-type="float" office:value="306205.750194696" calcext:value-type="float">
            <text:p>306205.75019469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09-30</text:p>
          </table:table-cell>
          <table:table-cell table:formula="of:=VALUE([.A113])" office:value-type="date" office:date-value="2020-09-30" calcext:value-type="date">
            <text:p>30/09/20</text:p>
          </table:table-cell>
          <table:table-cell office:value-type="float" office:value="14704" calcext:value-type="float">
            <text:p>14704</text:p>
          </table:table-cell>
          <table:table-cell office:value-type="float" office:value="139892.881354227" calcext:value-type="float">
            <text:p>139892.881354227</text:p>
          </table:table-cell>
          <table:table-cell table:style-name="ce2" office:value-type="date" office:date-value="2020-10-17" calcext:value-type="date">
            <text:p>17/10/20</text:p>
          </table:table-cell>
          <table:table-cell office:value-type="float" office:value="316708.573726006" calcext:value-type="float">
            <text:p>316708.57372600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10-01</text:p>
          </table:table-cell>
          <table:table-cell table:formula="of:=VALUE([.A114])" office:value-type="date" office:date-value="2020-10-01" calcext:value-type="date">
            <text:p>01/10/20</text:p>
          </table:table-cell>
          <table:table-cell office:value-type="float" office:value="14829" calcext:value-type="float">
            <text:p>14829</text:p>
          </table:table-cell>
          <table:table-cell office:value-type="float" office:value="144291.558176411" calcext:value-type="float">
            <text:p>144291.558176411</text:p>
          </table:table-cell>
          <table:table-cell table:style-name="ce2" office:value-type="date" office:date-value="2020-10-18" calcext:value-type="date">
            <text:p>18/10/20</text:p>
          </table:table-cell>
          <table:table-cell office:value-type="float" office:value="328255.884704448" calcext:value-type="float">
            <text:p>328255.884704448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10-02</text:p>
          </table:table-cell>
          <table:table-cell table:formula="of:=VALUE([.A115])" office:value-type="date" office:date-value="2020-10-02" calcext:value-type="date">
            <text:p>02/10/20</text:p>
          </table:table-cell>
          <table:table-cell office:value-type="float" office:value="15391" calcext:value-type="float">
            <text:p>15391</text:p>
          </table:table-cell>
          <table:table-cell office:value-type="float" office:value="148732.726591258" calcext:value-type="float">
            <text:p>148732.726591258</text:p>
          </table:table-cell>
          <table:table-cell table:style-name="ce2" office:value-type="date" office:date-value="2020-10-19" calcext:value-type="date">
            <text:p>19/10/20</text:p>
          </table:table-cell>
          <table:table-cell office:value-type="float" office:value="340264.710094954" calcext:value-type="float">
            <text:p>340264.710094954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10-03</text:p>
          </table:table-cell>
          <table:table-cell table:formula="of:=VALUE([.A116])" office:value-type="date" office:date-value="2020-10-03" calcext:value-type="date">
            <text:p>03/10/20</text:p>
          </table:table-cell>
          <table:table-cell office:value-type="float" office:value="15835" calcext:value-type="float">
            <text:p>15835</text:p>
          </table:table-cell>
          <table:table-cell office:value-type="float" office:value="153131.5106669" calcext:value-type="float">
            <text:p>153131.5106669</text:p>
          </table:table-cell>
          <table:table-cell table:style-name="ce2" office:value-type="date" office:date-value="2020-10-20" calcext:value-type="date">
            <text:p>20/10/20</text:p>
          </table:table-cell>
          <table:table-cell office:value-type="float" office:value="352848.203381506" calcext:value-type="float">
            <text:p>352848.20338150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10-04</text:p>
          </table:table-cell>
          <table:table-cell table:formula="of:=VALUE([.A117])" office:value-type="date" office:date-value="2020-10-04" calcext:value-type="date">
            <text:p>04/10/20</text:p>
          </table:table-cell>
          <table:table-cell office:value-type="float" office:value="16068" calcext:value-type="float">
            <text:p>16068</text:p>
          </table:table-cell>
          <table:table-cell office:value-type="float" office:value="157310.850324539" calcext:value-type="float">
            <text:p>157310.850324539</text:p>
          </table:table-cell>
          <table:table-cell table:style-name="ce2" office:value-type="date" office:date-value="2020-10-21" calcext:value-type="date">
            <text:p>21/10/20</text:p>
          </table:table-cell>
          <table:table-cell office:value-type="float" office:value="365471.455344845" calcext:value-type="float">
            <text:p>365471.455344845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10-05</text:p>
          </table:table-cell>
          <table:table-cell table:formula="of:=VALUE([.A118])" office:value-type="date" office:date-value="2020-10-05" calcext:value-type="date">
            <text:p>05/10/20</text:p>
          </table:table-cell>
          <table:table-cell office:value-type="float" office:value="16268" calcext:value-type="float">
            <text:p>16268</text:p>
          </table:table-cell>
          <table:table-cell office:value-type="float" office:value="161263.145962403" calcext:value-type="float">
            <text:p>161263.145962403</text:p>
          </table:table-cell>
          <table:table-cell table:style-name="ce2" office:value-type="date" office:date-value="2020-10-22" calcext:value-type="date">
            <text:p>22/10/20</text:p>
          </table:table-cell>
          <table:table-cell office:value-type="float" office:value="378131.267341393" calcext:value-type="float">
            <text:p>378131.267341393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10-06</text:p>
          </table:table-cell>
          <table:table-cell table:formula="of:=VALUE([.A119])" office:value-type="date" office:date-value="2020-10-06" calcext:value-type="date">
            <text:p>06/10/20</text:p>
          </table:table-cell>
          <table:table-cell office:value-type="float" office:value="17122" calcext:value-type="float">
            <text:p>17122</text:p>
          </table:table-cell>
          <table:table-cell office:value-type="float" office:value="165665.262669795" calcext:value-type="float">
            <text:p>165665.262669795</text:p>
          </table:table-cell>
          <table:table-cell table:style-name="ce2" office:value-type="date" office:date-value="2020-10-23" calcext:value-type="date">
            <text:p>23/10/20</text:p>
          </table:table-cell>
          <table:table-cell office:value-type="float" office:value="390746.18165132" calcext:value-type="float">
            <text:p>390746.1816513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10-07</text:p>
          </table:table-cell>
          <table:table-cell table:formula="of:=VALUE([.A120])" office:value-type="date" office:date-value="2020-10-07" calcext:value-type="date">
            <text:p>07/10/20</text:p>
          </table:table-cell>
          <table:table-cell office:value-type="float" office:value="17292" calcext:value-type="float">
            <text:p>17292</text:p>
          </table:table-cell>
          <table:table-cell office:value-type="float" office:value="169848.401515366" calcext:value-type="float">
            <text:p>169848.401515366</text:p>
          </table:table-cell>
          <table:table-cell table:style-name="ce2" office:value-type="date" office:date-value="2020-10-24" calcext:value-type="date">
            <text:p>24/10/20</text:p>
          </table:table-cell>
          <table:table-cell office:value-type="float" office:value="402200.350141024" calcext:value-type="float">
            <text:p>402200.350141024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10-08</text:p>
          </table:table-cell>
          <table:table-cell table:formula="of:=VALUE([.A121])" office:value-type="date" office:date-value="2020-10-08" calcext:value-type="date">
            <text:p>08/10/20</text:p>
          </table:table-cell>
          <table:table-cell office:value-type="float" office:value="18197" calcext:value-type="float">
            <text:p>18197</text:p>
          </table:table-cell>
          <table:table-cell office:value-type="float" office:value="174548.655424975" calcext:value-type="float">
            <text:p>174548.655424975</text:p>
          </table:table-cell>
          <table:table-cell table:style-name="ce2" office:value-type="date" office:date-value="2020-10-25" calcext:value-type="date">
            <text:p>25/10/20</text:p>
          </table:table-cell>
          <table:table-cell office:value-type="float" office:value="412631.011840543" calcext:value-type="float">
            <text:p>412631.011840543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10-09</text:p>
          </table:table-cell>
          <table:table-cell table:formula="of:=VALUE([.A122])" office:value-type="date" office:date-value="2020-10-09" calcext:value-type="date">
            <text:p>09/10/20</text:p>
          </table:table-cell>
          <table:table-cell office:value-type="float" office:value="18388" calcext:value-type="float">
            <text:p>18388</text:p>
          </table:table-cell>
          <table:table-cell office:value-type="float" office:value="179057.458109737" calcext:value-type="float">
            <text:p>179057.458109737</text:p>
          </table:table-cell>
          <table:table-cell table:style-name="ce2" office:value-type="date" office:date-value="2020-10-26" calcext:value-type="date">
            <text:p>26/10/20</text:p>
          </table:table-cell>
          <table:table-cell office:value-type="float" office:value="422561.230117896" calcext:value-type="float">
            <text:p>422561.23011789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10-10</text:p>
          </table:table-cell>
          <table:table-cell table:formula="of:=VALUE([.A123])" office:value-type="date" office:date-value="2020-10-10" calcext:value-type="date">
            <text:p>10/10/20</text:p>
          </table:table-cell>
          <table:table-cell office:value-type="float" office:value="18797" calcext:value-type="float">
            <text:p>18797</text:p>
          </table:table-cell>
          <table:table-cell office:value-type="float" office:value="183583.424654962" calcext:value-type="float">
            <text:p>183583.424654962</text:p>
          </table:table-cell>
          <table:table-cell table:style-name="ce2" office:value-type="date" office:date-value="2020-10-27" calcext:value-type="date">
            <text:p>27/10/20</text:p>
          </table:table-cell>
          <table:table-cell office:value-type="float" office:value="431489.57830866" calcext:value-type="float">
            <text:p>431489.5783086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10-11</text:p>
          </table:table-cell>
          <table:table-cell table:formula="of:=VALUE([.A124])" office:value-type="date" office:date-value="2020-10-11" calcext:value-type="date">
            <text:p>11/10/20</text:p>
          </table:table-cell>
          <table:table-cell office:value-type="float" office:value="19751" calcext:value-type="float">
            <text:p>19751</text:p>
          </table:table-cell>
          <table:table-cell office:value-type="float" office:value="188676.19513802" calcext:value-type="float">
            <text:p>188676.19513802</text:p>
          </table:table-cell>
          <table:table-cell table:style-name="ce2" office:value-type="date" office:date-value="2020-10-28" calcext:value-type="date">
            <text:p>28/10/20</text:p>
          </table:table-cell>
          <table:table-cell office:value-type="float" office:value="439351.240586078" calcext:value-type="float">
            <text:p>439351.240586078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10-12</text:p>
          </table:table-cell>
          <table:table-cell table:formula="of:=VALUE([.A125])" office:value-type="date" office:date-value="2020-10-12" calcext:value-type="date">
            <text:p>12/10/20</text:p>
          </table:table-cell>
          <table:table-cell office:value-type="float" office:value="20831" calcext:value-type="float">
            <text:p>20831</text:p>
          </table:table-cell>
          <table:table-cell office:value-type="float" office:value="194451.40280816" calcext:value-type="float">
            <text:p>194451.40280816</text:p>
          </table:table-cell>
          <table:table-cell table:style-name="ce2" office:value-type="date" office:date-value="2020-10-29" calcext:value-type="date">
            <text:p>29/10/20</text:p>
          </table:table-cell>
          <table:table-cell office:value-type="float" office:value="446366.985819769" calcext:value-type="float">
            <text:p>446366.985819769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10-13</text:p>
          </table:table-cell>
          <table:table-cell table:formula="of:=VALUE([.A126])" office:value-type="date" office:date-value="2020-10-13" calcext:value-type="date">
            <text:p>13/10/20</text:p>
          </table:table-cell>
          <table:table-cell office:value-type="float" office:value="21834" calcext:value-type="float">
            <text:p>21834</text:p>
          </table:table-cell>
          <table:table-cell office:value-type="float" office:value="200815.732761799" calcext:value-type="float">
            <text:p>200815.732761799</text:p>
          </table:table-cell>
          <table:table-cell table:style-name="ce2" office:value-type="date" office:date-value="2020-10-30" calcext:value-type="date">
            <text:p>30/10/20</text:p>
          </table:table-cell>
          <table:table-cell office:value-type="float" office:value="452472.508860413" calcext:value-type="float">
            <text:p>452472.508860413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10-14</text:p>
          </table:table-cell>
          <table:table-cell table:formula="of:=VALUE([.A127])" office:value-type="date" office:date-value="2020-10-14" calcext:value-type="date">
            <text:p>14/10/20</text:p>
          </table:table-cell>
          <table:table-cell office:value-type="float" office:value="23403" calcext:value-type="float">
            <text:p>23403</text:p>
          </table:table-cell>
          <table:table-cell office:value-type="float" office:value="208308.755436298" calcext:value-type="float">
            <text:p>208308.755436298</text:p>
          </table:table-cell>
          <table:table-cell table:style-name="ce2" office:value-type="date" office:date-value="2020-10-31" calcext:value-type="date">
            <text:p>31/10/20</text:p>
          </table:table-cell>
          <table:table-cell office:value-type="float" office:value="457761.756668025" calcext:value-type="float">
            <text:p>457761.756668025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10-15</text:p>
          </table:table-cell>
          <table:table-cell table:formula="of:=VALUE([.A128])" office:value-type="date" office:date-value="2020-10-15" calcext:value-type="date">
            <text:p>15/10/20</text:p>
          </table:table-cell>
          <table:table-cell office:value-type="float" office:value="24340" calcext:value-type="float">
            <text:p>24340</text:p>
          </table:table-cell>
          <table:table-cell office:value-type="float" office:value="216252.034213934" calcext:value-type="float">
            <text:p>216252.034213934</text:p>
          </table:table-cell>
          <table:table-cell table:style-name="ce2" office:value-type="date" office:date-value="2020-11-01" calcext:value-type="date">
            <text:p>01/11/20</text:p>
          </table:table-cell>
          <table:table-cell office:value-type="float" office:value="461177.077061814" calcext:value-type="float">
            <text:p>461177.077061814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10-16</text:p>
          </table:table-cell>
          <table:table-cell table:formula="of:=VALUE([.A129])" office:value-type="date" office:date-value="2020-10-16" calcext:value-type="date">
            <text:p>16/10/20</text:p>
          </table:table-cell>
          <table:table-cell office:value-type="float" office:value="24500" calcext:value-type="float">
            <text:p>24500</text:p>
          </table:table-cell>
          <table:table-cell office:value-type="float" office:value="223819.846566575" calcext:value-type="float">
            <text:p>223819.846566575</text:p>
          </table:table-cell>
          <table:table-cell table:style-name="ce2" office:value-type="date" office:date-value="2020-11-02" calcext:value-type="date">
            <text:p>02/11/20</text:p>
          </table:table-cell>
          <table:table-cell office:value-type="float" office:value="462657.896705745" calcext:value-type="float">
            <text:p>462657.896705745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10-17</text:p>
          </table:table-cell>
          <table:table-cell table:formula="of:=VALUE([.A130])" office:value-type="date" office:date-value="2020-10-17" calcext:value-type="date">
            <text:p>17/10/20</text:p>
          </table:table-cell>
          <table:table-cell office:value-type="float" office:value="25067" calcext:value-type="float">
            <text:p>25067</text:p>
          </table:table-cell>
          <table:table-cell office:value-type="float" office:value="231382.927445387" calcext:value-type="float">
            <text:p>231382.927445387</text:p>
          </table:table-cell>
          <table:table-cell table:style-name="ce2" office:value-type="date" office:date-value="2020-11-03" calcext:value-type="date">
            <text:p>03/11/20</text:p>
          </table:table-cell>
          <table:table-cell office:value-type="float" office:value="462561.36661283" calcext:value-type="float">
            <text:p>462561.36661283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10-18</text:p>
          </table:table-cell>
          <table:table-cell table:formula="of:=VALUE([.A131])" office:value-type="date" office:date-value="2020-10-18" calcext:value-type="date">
            <text:p>18/10/20</text:p>
          </table:table-cell>
          <table:table-cell office:value-type="float" office:value="26237" calcext:value-type="float">
            <text:p>26237</text:p>
          </table:table-cell>
          <table:table-cell office:value-type="float" office:value="239515.433488492" calcext:value-type="float">
            <text:p>239515.433488492</text:p>
          </table:table-cell>
          <table:table-cell table:style-name="ce2" office:value-type="date" office:date-value="2020-11-04" calcext:value-type="date">
            <text:p>04/11/20</text:p>
          </table:table-cell>
          <table:table-cell office:value-type="float" office:value="461536.56558458" calcext:value-type="float">
            <text:p>461536.56558458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10-19</text:p>
          </table:table-cell>
          <table:table-cell table:formula="of:=VALUE([.A132])" office:value-type="date" office:date-value="2020-10-19" calcext:value-type="date">
            <text:p>19/10/20</text:p>
          </table:table-cell>
          <table:table-cell office:value-type="float" office:value="27721" calcext:value-type="float">
            <text:p>27721</text:p>
          </table:table-cell>
          <table:table-cell office:value-type="float" office:value="248500.5010351" calcext:value-type="float">
            <text:p>248500.5010351</text:p>
          </table:table-cell>
          <table:table-cell table:style-name="ce2" office:value-type="date" office:date-value="2020-11-05" calcext:value-type="date">
            <text:p>05/11/20</text:p>
          </table:table-cell>
          <table:table-cell office:value-type="float" office:value="459824.263667425" calcext:value-type="float">
            <text:p>459824.263667425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10-20</text:p>
          </table:table-cell>
          <table:table-cell table:formula="of:=VALUE([.A133])" office:value-type="date" office:date-value="2020-10-20" calcext:value-type="date">
            <text:p>20/10/20</text:p>
          </table:table-cell>
          <table:table-cell office:value-type="float" office:value="28749" calcext:value-type="float">
            <text:p>28749</text:p>
          </table:table-cell>
          <table:table-cell office:value-type="float" office:value="257845.502942487" calcext:value-type="float">
            <text:p>257845.502942487</text:p>
          </table:table-cell>
          <table:table-cell table:style-name="ce2" office:value-type="date" office:date-value="2020-11-06" calcext:value-type="date">
            <text:p>06/11/20</text:p>
          </table:table-cell>
          <table:table-cell office:value-type="float" office:value="457684.224862533" calcext:value-type="float">
            <text:p>457684.224862533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10-21</text:p>
          </table:table-cell>
          <table:table-cell table:formula="of:=VALUE([.A134])" office:value-type="date" office:date-value="2020-10-21" calcext:value-type="date">
            <text:p>21/10/20</text:p>
          </table:table-cell>
          <table:table-cell office:value-type="float" office:value="30027" calcext:value-type="float">
            <text:p>30027</text:p>
          </table:table-cell>
          <table:table-cell office:value-type="float" office:value="267772.493910402" calcext:value-type="float">
            <text:p>267772.493910402</text:p>
          </table:table-cell>
          <table:table-cell table:style-name="ce2" office:value-type="date" office:date-value="2020-11-07" calcext:value-type="date">
            <text:p>07/11/20</text:p>
          </table:table-cell>
          <table:table-cell office:value-type="float" office:value="455729.42022433" calcext:value-type="float">
            <text:p>455729.42022433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10-22</text:p>
          </table:table-cell>
          <table:table-cell table:formula="of:=VALUE([.A135])" office:value-type="date" office:date-value="2020-10-22" calcext:value-type="date">
            <text:p>22/10/20</text:p>
          </table:table-cell>
          <table:table-cell office:value-type="float" office:value="30626" calcext:value-type="float">
            <text:p>30626</text:p>
          </table:table-cell>
          <table:table-cell office:value-type="float" office:value="277564.534779932" calcext:value-type="float">
            <text:p>277564.534779932</text:p>
          </table:table-cell>
          <table:table-cell table:style-name="ce2" office:value-type="date" office:date-value="2020-11-08" calcext:value-type="date">
            <text:p>08/11/20</text:p>
          </table:table-cell>
          <table:table-cell office:value-type="float" office:value="454254.070451735" calcext:value-type="float">
            <text:p>454254.070451735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10-23</text:p>
          </table:table-cell>
          <table:table-cell table:formula="of:=VALUE([.A136])" office:value-type="date" office:date-value="2020-10-23" calcext:value-type="date">
            <text:p>23/10/20</text:p>
          </table:table-cell>
          <table:table-cell office:value-type="float" office:value="31611" calcext:value-type="float">
            <text:p>31611</text:p>
          </table:table-cell>
          <table:table-cell office:value-type="float" office:value="287574.679058121" calcext:value-type="float">
            <text:p>287574.679058121</text:p>
          </table:table-cell>
          <table:table-cell table:style-name="ce2" office:value-type="date" office:date-value="2020-11-09" calcext:value-type="date">
            <text:p>09/11/20</text:p>
          </table:table-cell>
          <table:table-cell office:value-type="float" office:value="453557.593921991" calcext:value-type="float">
            <text:p>453557.59392199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10-24</text:p>
          </table:table-cell>
          <table:table-cell table:formula="of:=VALUE([.A137])" office:value-type="date" office:date-value="2020-10-24" calcext:value-type="date">
            <text:p>24/10/20</text:p>
          </table:table-cell>
          <table:table-cell office:value-type="float" office:value="32319" calcext:value-type="float">
            <text:p>32319</text:p>
          </table:table-cell>
          <table:table-cell office:value-type="float" office:value="297518.793002983" calcext:value-type="float">
            <text:p>297518.793002983</text:p>
          </table:table-cell>
          <table:table-cell table:style-name="ce2" office:value-type="date" office:date-value="2020-11-10" calcext:value-type="date">
            <text:p>10/11/20</text:p>
          </table:table-cell>
          <table:table-cell office:value-type="float" office:value="452894.141430684" calcext:value-type="float">
            <text:p>452894.141430684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10-25</text:p>
          </table:table-cell>
          <table:table-cell table:formula="of:=VALUE([.A138])" office:value-type="date" office:date-value="2020-10-25" calcext:value-type="date">
            <text:p>25/10/20</text:p>
          </table:table-cell>
          <table:table-cell office:value-type="float" office:value="31973" calcext:value-type="float">
            <text:p>31973</text:p>
          </table:table-cell>
          <table:table-cell office:value-type="float" office:value="306305.030546785" calcext:value-type="float">
            <text:p>306305.030546785</text:p>
          </table:table-cell>
          <table:table-cell table:style-name="ce2" office:value-type="date" office:date-value="2020-11-11" calcext:value-type="date">
            <text:p>11/11/20</text:p>
          </table:table-cell>
          <table:table-cell office:value-type="float" office:value="451832.961943832" calcext:value-type="float">
            <text:p>451832.96194383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10-26</text:p>
          </table:table-cell>
          <table:table-cell table:formula="of:=VALUE([.A139])" office:value-type="date" office:date-value="2020-10-26" calcext:value-type="date">
            <text:p>26/10/20</text:p>
          </table:table-cell>
          <table:table-cell office:value-type="float" office:value="31805" calcext:value-type="float">
            <text:p>31805</text:p>
          </table:table-cell>
          <table:table-cell office:value-type="float" office:value="314108.771137468" calcext:value-type="float">
            <text:p>314108.771137468</text:p>
          </table:table-cell>
          <table:table-cell table:style-name="ce2" office:value-type="date" office:date-value="2020-11-12" calcext:value-type="date">
            <text:p>12/11/20</text:p>
          </table:table-cell>
          <table:table-cell office:value-type="float" office:value="450924.586456709" calcext:value-type="float">
            <text:p>450924.586456709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10-27</text:p>
          </table:table-cell>
          <table:table-cell table:formula="of:=VALUE([.A140])" office:value-type="date" office:date-value="2020-10-27" calcext:value-type="date">
            <text:p>27/10/20</text:p>
          </table:table-cell>
          <table:table-cell office:value-type="float" office:value="32150" calcext:value-type="float">
            <text:p>32150</text:p>
          </table:table-cell>
          <table:table-cell office:value-type="float" office:value="321477.869771799" calcext:value-type="float">
            <text:p>321477.869771799</text:p>
          </table:table-cell>
          <table:table-cell table:style-name="ce2" office:value-type="date" office:date-value="2020-11-13" calcext:value-type="date">
            <text:p>13/11/20</text:p>
          </table:table-cell>
          <table:table-cell office:value-type="float" office:value="450004.810372066" calcext:value-type="float">
            <text:p>450004.81037206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10-28</text:p>
          </table:table-cell>
          <table:table-cell table:formula="of:=VALUE([.A141])" office:value-type="date" office:date-value="2020-10-28" calcext:value-type="date">
            <text:p>28/10/20</text:p>
          </table:table-cell>
          <table:table-cell office:value-type="float" office:value="32149" calcext:value-type="float">
            <text:p>32149</text:p>
          </table:table-cell>
          <table:table-cell office:value-type="float" office:value="328071.072909401" calcext:value-type="float">
            <text:p>328071.072909401</text:p>
          </table:table-cell>
          <table:table-cell table:style-name="ce2" office:value-type="date" office:date-value="2020-11-14" calcext:value-type="date">
            <text:p>14/11/20</text:p>
          </table:table-cell>
          <table:table-cell office:value-type="float" office:value="449297.575438595" calcext:value-type="float">
            <text:p>449297.575438595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10-29</text:p>
          </table:table-cell>
          <table:table-cell table:formula="of:=VALUE([.A142])" office:value-type="date" office:date-value="2020-10-29" calcext:value-type="date">
            <text:p>29/10/20</text:p>
          </table:table-cell>
          <table:table-cell office:value-type="float" office:value="31909" calcext:value-type="float">
            <text:p>31909</text:p>
          </table:table-cell>
          <table:table-cell office:value-type="float" office:value="333713.231238974" calcext:value-type="float">
            <text:p>333713.231238974</text:p>
          </table:table-cell>
          <table:table-cell table:style-name="ce2" office:value-type="date" office:date-value="2020-11-15" calcext:value-type="date">
            <text:p>15/11/20</text:p>
          </table:table-cell>
          <table:table-cell office:value-type="float" office:value="448701.570601862" calcext:value-type="float">
            <text:p>448701.57060186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10-30</text:p>
          </table:table-cell>
          <table:table-cell table:formula="of:=VALUE([.A143])" office:value-type="date" office:date-value="2020-10-30" calcext:value-type="date">
            <text:p>30/10/20</text:p>
          </table:table-cell>
          <table:table-cell office:value-type="float" office:value="32169" calcext:value-type="float">
            <text:p>32169</text:p>
          </table:table-cell>
          <table:table-cell office:value-type="float" office:value="338953.592091361" calcext:value-type="float">
            <text:p>338953.592091361</text:p>
          </table:table-cell>
          <table:table-cell table:style-name="ce2" office:value-type="date" office:date-value="2020-11-16" calcext:value-type="date">
            <text:p>16/11/20</text:p>
          </table:table-cell>
          <table:table-cell office:value-type="float" office:value="447708.329780172" calcext:value-type="float">
            <text:p>447708.32978017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10-31</text:p>
          </table:table-cell>
          <table:table-cell table:formula="of:=VALUE([.A144])" office:value-type="date" office:date-value="2020-10-31" calcext:value-type="date">
            <text:p>31/10/20</text:p>
          </table:table-cell>
          <table:table-cell office:value-type="float" office:value="32241" calcext:value-type="float">
            <text:p>32241</text:p>
          </table:table-cell>
          <table:table-cell office:value-type="float" office:value="343646.665776968" calcext:value-type="float">
            <text:p>343646.665776968</text:p>
          </table:table-cell>
          <table:table-cell table:style-name="ce2" office:value-type="date" office:date-value="2020-11-17" calcext:value-type="date">
            <text:p>17/11/20</text:p>
          </table:table-cell>
          <table:table-cell office:value-type="float" office:value="446539.79347882" calcext:value-type="float">
            <text:p>446539.7934788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11-01</text:p>
          </table:table-cell>
          <table:table-cell table:formula="of:=VALUE([.A145])" office:value-type="date" office:date-value="2020-11-01" calcext:value-type="date">
            <text:p>01/11/20</text:p>
          </table:table-cell>
          <table:table-cell office:value-type="float" office:value="32215" calcext:value-type="float">
            <text:p>32215</text:p>
          </table:table-cell>
          <table:table-cell office:value-type="float" office:value="347737.674682016" calcext:value-type="float">
            <text:p>347737.674682016</text:p>
          </table:table-cell>
          <table:table-cell table:style-name="ce2" office:value-type="date" office:date-value="2020-11-18" calcext:value-type="date">
            <text:p>18/11/20</text:p>
          </table:table-cell>
          <table:table-cell office:value-type="float" office:value="444702.762274416" calcext:value-type="float">
            <text:p>444702.76227441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11-02</text:p>
          </table:table-cell>
          <table:table-cell table:formula="of:=VALUE([.A146])" office:value-type="date" office:date-value="2020-11-02" calcext:value-type="date">
            <text:p>02/11/20</text:p>
          </table:table-cell>
          <table:table-cell office:value-type="float" office:value="31099" calcext:value-type="float">
            <text:p>31099</text:p>
          </table:table-cell>
          <table:table-cell office:value-type="float" office:value="350192.769840332" calcext:value-type="float">
            <text:p>350192.769840332</text:p>
          </table:table-cell>
          <table:table-cell table:style-name="ce2" office:value-type="date" office:date-value="2020-11-19" calcext:value-type="date">
            <text:p>19/11/20</text:p>
          </table:table-cell>
          <table:table-cell office:value-type="float" office:value="440946.518878863" calcext:value-type="float">
            <text:p>440946.518878863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11-03</text:p>
          </table:table-cell>
          <table:table-cell table:formula="of:=VALUE([.A147])" office:value-type="date" office:date-value="2020-11-03" calcext:value-type="date">
            <text:p>03/11/20</text:p>
          </table:table-cell>
          <table:table-cell office:value-type="float" office:value="30093" calcext:value-type="float">
            <text:p>30093</text:p>
          </table:table-cell>
          <table:table-cell office:value-type="float" office:value="351191.156558777" calcext:value-type="float">
            <text:p>351191.156558777</text:p>
          </table:table-cell>
          <table:table-cell table:style-name="ce2" office:value-type="date" office:date-value="2020-11-20" calcext:value-type="date">
            <text:p>20/11/20</text:p>
          </table:table-cell>
          <table:table-cell office:value-type="float" office:value="436866.965062712" calcext:value-type="float">
            <text:p>436866.96506271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11-04</text:p>
          </table:table-cell>
          <table:table-cell table:formula="of:=VALUE([.A148])" office:value-type="date" office:date-value="2020-11-04" calcext:value-type="date">
            <text:p>04/11/20</text:p>
          </table:table-cell>
          <table:table-cell office:value-type="float" office:value="29135" calcext:value-type="float">
            <text:p>29135</text:p>
          </table:table-cell>
          <table:table-cell office:value-type="float" office:value="350860.265053153" calcext:value-type="float">
            <text:p>350860.265053153</text:p>
          </table:table-cell>
          <table:table-cell table:style-name="ce2" office:value-type="date" office:date-value="2020-11-21" calcext:value-type="date">
            <text:p>21/11/20</text:p>
          </table:table-cell>
          <table:table-cell office:value-type="float" office:value="431580.433810122" calcext:value-type="float">
            <text:p>431580.43381012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11-05</text:p>
          </table:table-cell>
          <table:table-cell table:formula="of:=VALUE([.A149])" office:value-type="date" office:date-value="2020-11-05" calcext:value-type="date">
            <text:p>05/11/20</text:p>
          </table:table-cell>
          <table:table-cell office:value-type="float" office:value="28961" calcext:value-type="float">
            <text:p>28961</text:p>
          </table:table-cell>
          <table:table-cell office:value-type="float" office:value="350060.18838856" calcext:value-type="float">
            <text:p>350060.18838856</text:p>
          </table:table-cell>
          <table:table-cell table:style-name="ce2" office:value-type="date" office:date-value="2020-11-22" calcext:value-type="date">
            <text:p>22/11/20</text:p>
          </table:table-cell>
          <table:table-cell office:value-type="float" office:value="424626.370293004" calcext:value-type="float">
            <text:p>424626.370293004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11-06</text:p>
          </table:table-cell>
          <table:table-cell table:formula="of:=VALUE([.A150])" office:value-type="date" office:date-value="2020-11-06" calcext:value-type="date">
            <text:p>06/11/20</text:p>
          </table:table-cell>
          <table:table-cell office:value-type="float" office:value="28642" calcext:value-type="float">
            <text:p>28642</text:p>
          </table:table-cell>
          <table:table-cell office:value-type="float" office:value="348750.284998416" calcext:value-type="float">
            <text:p>348750.284998416</text:p>
          </table:table-cell>
          <table:table-cell table:style-name="ce2" office:value-type="date" office:date-value="2020-11-23" calcext:value-type="date">
            <text:p>23/11/20</text:p>
          </table:table-cell>
          <table:table-cell office:value-type="float" office:value="415385.064195424" calcext:value-type="float">
            <text:p>415385.064195424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11-07</text:p>
          </table:table-cell>
          <table:table-cell table:formula="of:=VALUE([.A151])" office:value-type="date" office:date-value="2020-11-07" calcext:value-type="date">
            <text:p>07/11/20</text:p>
          </table:table-cell>
          <table:table-cell office:value-type="float" office:value="28699" calcext:value-type="float">
            <text:p>28699</text:p>
          </table:table-cell>
          <table:table-cell office:value-type="float" office:value="347370.431403582" calcext:value-type="float">
            <text:p>347370.431403582</text:p>
          </table:table-cell>
          <table:table-cell table:style-name="ce2" office:value-type="date" office:date-value="2020-11-24" calcext:value-type="date">
            <text:p>24/11/20</text:p>
          </table:table-cell>
          <table:table-cell office:value-type="float" office:value="404612.18876562" calcext:value-type="float">
            <text:p>404612.1887656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11-08</text:p>
          </table:table-cell>
          <table:table-cell table:formula="of:=VALUE([.A152])" office:value-type="date" office:date-value="2020-11-08" calcext:value-type="date">
            <text:p>08/11/20</text:p>
          </table:table-cell>
          <table:table-cell office:value-type="float" office:value="29233" calcext:value-type="float">
            <text:p>29233</text:p>
          </table:table-cell>
          <table:table-cell office:value-type="float" office:value="346480.889764522" calcext:value-type="float">
            <text:p>346480.889764522</text:p>
          </table:table-cell>
          <table:table-cell table:style-name="ce2" office:value-type="date" office:date-value="2020-11-25" calcext:value-type="date">
            <text:p>25/11/20</text:p>
          </table:table-cell>
          <table:table-cell office:value-type="float" office:value="392779.780603371" calcext:value-type="float">
            <text:p>392779.78060337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11-09</text:p>
          </table:table-cell>
          <table:table-cell table:formula="of:=VALUE([.A153])" office:value-type="date" office:date-value="2020-11-09" calcext:value-type="date">
            <text:p>09/11/20</text:p>
          </table:table-cell>
          <table:table-cell office:value-type="float" office:value="29961" calcext:value-type="float">
            <text:p>29961</text:p>
          </table:table-cell>
          <table:table-cell office:value-type="float" office:value="346315.600302917" calcext:value-type="float">
            <text:p>346315.600302917</text:p>
          </table:table-cell>
          <table:table-cell table:style-name="ce2" office:value-type="date" office:date-value="2020-11-26" calcext:value-type="date">
            <text:p>26/11/20</text:p>
          </table:table-cell>
          <table:table-cell office:value-type="float" office:value="379897.34761889" calcext:value-type="float">
            <text:p>379897.34761889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11-10</text:p>
          </table:table-cell>
          <table:table-cell table:formula="of:=VALUE([.A154])" office:value-type="date" office:date-value="2020-11-10" calcext:value-type="date">
            <text:p>10/11/20</text:p>
          </table:table-cell>
          <table:table-cell office:value-type="float" office:value="30659" calcext:value-type="float">
            <text:p>30659</text:p>
          </table:table-cell>
          <table:table-cell office:value-type="float" office:value="346854.109456665" calcext:value-type="float">
            <text:p>346854.109456665</text:p>
          </table:table-cell>
          <table:table-cell table:style-name="ce2" office:value-type="date" office:date-value="2020-11-27" calcext:value-type="date">
            <text:p>27/11/20</text:p>
          </table:table-cell>
          <table:table-cell office:value-type="float" office:value="366419.625315681" calcext:value-type="float">
            <text:p>366419.62531568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11-11</text:p>
          </table:table-cell>
          <table:table-cell table:formula="of:=VALUE([.A155])" office:value-type="date" office:date-value="2020-11-11" calcext:value-type="date">
            <text:p>11/11/20</text:p>
          </table:table-cell>
          <table:table-cell office:value-type="float" office:value="30577" calcext:value-type="float">
            <text:p>30577</text:p>
          </table:table-cell>
          <table:table-cell office:value-type="float" office:value="347314.501442861" calcext:value-type="float">
            <text:p>347314.501442861</text:p>
          </table:table-cell>
          <table:table-cell table:style-name="ce2" office:value-type="date" office:date-value="2020-11-28" calcext:value-type="date">
            <text:p>28/11/20</text:p>
          </table:table-cell>
          <table:table-cell office:value-type="float" office:value="352955.907980083" calcext:value-type="float">
            <text:p>352955.907980083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11-12</text:p>
          </table:table-cell>
          <table:table-cell table:formula="of:=VALUE([.A156])" office:value-type="date" office:date-value="2020-11-12" calcext:value-type="date">
            <text:p>12/11/20</text:p>
          </table:table-cell>
          <table:table-cell office:value-type="float" office:value="30043" calcext:value-type="float">
            <text:p>30043</text:p>
          </table:table-cell>
          <table:table-cell office:value-type="float" office:value="347238.475698829" calcext:value-type="float">
            <text:p>347238.475698829</text:p>
          </table:table-cell>
          <table:table-cell table:style-name="ce2" office:value-type="date" office:date-value="2020-11-29" calcext:value-type="date">
            <text:p>29/11/20</text:p>
          </table:table-cell>
          <table:table-cell office:value-type="float" office:value="338833.336834669" calcext:value-type="float">
            <text:p>338833.336834669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11-13</text:p>
          </table:table-cell>
          <table:table-cell table:formula="of:=VALUE([.A157])" office:value-type="date" office:date-value="2020-11-13" calcext:value-type="date">
            <text:p>13/11/20</text:p>
          </table:table-cell>
          <table:table-cell office:value-type="float" office:value="30076" calcext:value-type="float">
            <text:p>30076</text:p>
          </table:table-cell>
          <table:table-cell office:value-type="float" office:value="347177.321079539" calcext:value-type="float">
            <text:p>347177.321079539</text:p>
          </table:table-cell>
          <table:table-cell table:style-name="ce2" office:value-type="date" office:date-value="2020-11-30" calcext:value-type="date">
            <text:p>30/11/20</text:p>
          </table:table-cell>
          <table:table-cell office:value-type="float" office:value="324544.584303635" calcext:value-type="float">
            <text:p>324544.584303635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11-14</text:p>
          </table:table-cell>
          <table:table-cell table:formula="of:=VALUE([.A158])" office:value-type="date" office:date-value="2020-11-14" calcext:value-type="date">
            <text:p>14/11/20</text:p>
          </table:table-cell>
          <table:table-cell office:value-type="float" office:value="30049" calcext:value-type="float">
            <text:p>30049</text:p>
          </table:table-cell>
          <table:table-cell office:value-type="float" office:value="347085.361630441" calcext:value-type="float">
            <text:p>347085.361630441</text:p>
          </table:table-cell>
          <table:table-cell table:style-name="ce2" office:value-type="date" office:date-value="2020-12-01" calcext:value-type="date">
            <text:p>01/12/20</text:p>
          </table:table-cell>
          <table:table-cell office:value-type="float" office:value="310896.719039231" calcext:value-type="float">
            <text:p>310896.71903923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11-15</text:p>
          </table:table-cell>
          <table:table-cell table:formula="of:=VALUE([.A159])" office:value-type="date" office:date-value="2020-11-15" calcext:value-type="date">
            <text:p>15/11/20</text:p>
          </table:table-cell>
          <table:table-cell office:value-type="float" office:value="30057" calcext:value-type="float">
            <text:p>30057</text:p>
          </table:table-cell>
          <table:table-cell office:value-type="float" office:value="347013.628083967" calcext:value-type="float">
            <text:p>347013.628083967</text:p>
          </table:table-cell>
          <table:table-cell table:style-name="ce2" office:value-type="date" office:date-value="2020-12-02" calcext:value-type="date">
            <text:p>02/12/20</text:p>
          </table:table-cell>
          <table:table-cell office:value-type="float" office:value="297863.0272256" calcext:value-type="float">
            <text:p>297863.027225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11-16</text:p>
          </table:table-cell>
          <table:table-cell table:formula="of:=VALUE([.A160])" office:value-type="date" office:date-value="2020-11-16" calcext:value-type="date">
            <text:p>16/11/20</text:p>
          </table:table-cell>
          <table:table-cell office:value-type="float" office:value="30019" calcext:value-type="float">
            <text:p>30019</text:p>
          </table:table-cell>
          <table:table-cell office:value-type="float" office:value="346905.129573566" calcext:value-type="float">
            <text:p>346905.129573566</text:p>
          </table:table-cell>
          <table:table-cell table:style-name="ce2" office:value-type="date" office:date-value="2020-12-03" calcext:value-type="date">
            <text:p>03/12/20</text:p>
          </table:table-cell>
          <table:table-cell office:value-type="float" office:value="285758.509523153" calcext:value-type="float">
            <text:p>285758.509523153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11-17</text:p>
          </table:table-cell>
          <table:table-cell table:formula="of:=VALUE([.A161])" office:value-type="date" office:date-value="2020-11-17" calcext:value-type="date">
            <text:p>17/11/20</text:p>
          </table:table-cell>
          <table:table-cell office:value-type="float" office:value="29640" calcext:value-type="float">
            <text:p>29640</text:p>
          </table:table-cell>
          <table:table-cell office:value-type="float" office:value="346406.138045261" calcext:value-type="float">
            <text:p>346406.138045261</text:p>
          </table:table-cell>
          <table:table-cell table:style-name="ce2" office:value-type="date" office:date-value="2020-12-04" calcext:value-type="date">
            <text:p>04/12/20</text:p>
          </table:table-cell>
          <table:table-cell office:value-type="float" office:value="274839.689322506" calcext:value-type="float">
            <text:p>274839.68932250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11-18</text:p>
          </table:table-cell>
          <table:table-cell table:formula="of:=VALUE([.A162])" office:value-type="date" office:date-value="2020-11-18" calcext:value-type="date">
            <text:p>18/11/20</text:p>
          </table:table-cell>
          <table:table-cell office:value-type="float" office:value="29532" calcext:value-type="float">
            <text:p>29532</text:p>
          </table:table-cell>
          <table:table-cell office:value-type="float" office:value="345787.747073149" calcext:value-type="float">
            <text:p>345787.747073149</text:p>
          </table:table-cell>
          <table:table-cell table:style-name="ce2" office:value-type="date" office:date-value="2020-12-05" calcext:value-type="date">
            <text:p>05/12/20</text:p>
          </table:table-cell>
          <table:table-cell office:value-type="float" office:value="264813.444595315" calcext:value-type="float">
            <text:p>264813.444595315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11-19</text:p>
          </table:table-cell>
          <table:table-cell table:formula="of:=VALUE([.A163])" office:value-type="date" office:date-value="2020-11-19" calcext:value-type="date">
            <text:p>19/11/20</text:p>
          </table:table-cell>
          <table:table-cell office:value-type="float" office:value="28761" calcext:value-type="float">
            <text:p>28761</text:p>
          </table:table-cell>
          <table:table-cell office:value-type="float" office:value="344407.057183008" calcext:value-type="float">
            <text:p>344407.057183008</text:p>
          </table:table-cell>
          <table:table-cell table:style-name="ce2" office:value-type="date" office:date-value="2020-12-06" calcext:value-type="date">
            <text:p>06/12/20</text:p>
          </table:table-cell>
          <table:table-cell office:value-type="float" office:value="256127.616385097" calcext:value-type="float">
            <text:p>256127.616385097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11-20</text:p>
          </table:table-cell>
          <table:table-cell table:formula="of:=VALUE([.A164])" office:value-type="date" office:date-value="2020-11-20" calcext:value-type="date">
            <text:p>20/11/20</text:p>
          </table:table-cell>
          <table:table-cell office:value-type="float" office:value="27093" calcext:value-type="float">
            <text:p>27093</text:p>
          </table:table-cell>
          <table:table-cell office:value-type="float" office:value="341379.034066518" calcext:value-type="float">
            <text:p>341379.034066518</text:p>
          </table:table-cell>
          <table:table-cell table:style-name="ce2" office:value-type="date" office:date-value="2020-12-07" calcext:value-type="date">
            <text:p>07/12/20</text:p>
          </table:table-cell>
          <table:table-cell office:value-type="float" office:value="248745.36695466" calcext:value-type="float">
            <text:p>248745.3669546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11-21</text:p>
          </table:table-cell>
          <table:table-cell table:formula="of:=VALUE([.A165])" office:value-type="date" office:date-value="2020-11-21" calcext:value-type="date">
            <text:p>21/11/20</text:p>
          </table:table-cell>
          <table:table-cell office:value-type="float" office:value="26709" calcext:value-type="float">
            <text:p>26709</text:p>
          </table:table-cell>
          <table:table-cell office:value-type="float" office:value="338041.130094212" calcext:value-type="float">
            <text:p>338041.130094212</text:p>
          </table:table-cell>
          <table:table-cell table:style-name="ce2" office:value-type="date" office:date-value="2020-12-08" calcext:value-type="date">
            <text:p>08/12/20</text:p>
          </table:table-cell>
          <table:table-cell office:value-type="float" office:value="242714.99477779" calcext:value-type="float">
            <text:p>242714.99477779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11-22</text:p>
          </table:table-cell>
          <table:table-cell table:formula="of:=VALUE([.A166])" office:value-type="date" office:date-value="2020-11-22" calcext:value-type="date">
            <text:p>22/11/20</text:p>
          </table:table-cell>
          <table:table-cell office:value-type="float" office:value="25595" calcext:value-type="float">
            <text:p>25595</text:p>
          </table:table-cell>
          <table:table-cell office:value-type="float" office:value="333701.159542577" calcext:value-type="float">
            <text:p>333701.159542577</text:p>
          </table:table-cell>
          <table:table-cell table:style-name="ce2" office:value-type="date" office:date-value="2020-12-09" calcext:value-type="date">
            <text:p>09/12/20</text:p>
          </table:table-cell>
          <table:table-cell office:value-type="float" office:value="237416.626474953" calcext:value-type="float">
            <text:p>237416.626474953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11-23</text:p>
          </table:table-cell>
          <table:table-cell table:formula="of:=VALUE([.A167])" office:value-type="date" office:date-value="2020-11-23" calcext:value-type="date">
            <text:p>23/11/20</text:p>
          </table:table-cell>
          <table:table-cell office:value-type="float" office:value="23915" calcext:value-type="float">
            <text:p>23915</text:p>
          </table:table-cell>
          <table:table-cell office:value-type="float" office:value="327853.877061483" calcext:value-type="float">
            <text:p>327853.877061483</text:p>
          </table:table-cell>
          <table:table-cell table:style-name="ce2" office:value-type="date" office:date-value="2020-12-10" calcext:value-type="date">
            <text:p>10/12/20</text:p>
          </table:table-cell>
          <table:table-cell office:value-type="float" office:value="234083.752947539" calcext:value-type="float">
            <text:p>234083.752947539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11-24</text:p>
          </table:table-cell>
          <table:table-cell table:formula="of:=VALUE([.A168])" office:value-type="date" office:date-value="2020-11-24" calcext:value-type="date">
            <text:p>24/11/20</text:p>
          </table:table-cell>
          <table:table-cell office:value-type="float" office:value="21597" calcext:value-type="float">
            <text:p>21597</text:p>
          </table:table-cell>
          <table:table-cell office:value-type="float" office:value="319951.396821373" calcext:value-type="float">
            <text:p>319951.396821373</text:p>
          </table:table-cell>
          <table:table-cell table:style-name="ce2" office:value-type="date" office:date-value="2020-12-11" calcext:value-type="date">
            <text:p>11/12/20</text:p>
          </table:table-cell>
          <table:table-cell office:value-type="float" office:value="232603.6013566" calcext:value-type="float">
            <text:p>232603.601356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11-25</text:p>
          </table:table-cell>
          <table:table-cell table:formula="of:=VALUE([.A169])" office:value-type="date" office:date-value="2020-11-25" calcext:value-type="date">
            <text:p>25/11/20</text:p>
          </table:table-cell>
          <table:table-cell office:value-type="float" office:value="19983" calcext:value-type="float">
            <text:p>19983</text:p>
          </table:table-cell>
          <table:table-cell office:value-type="float" office:value="310780.152285516" calcext:value-type="float">
            <text:p>310780.152285516</text:p>
          </table:table-cell>
          <table:table-cell table:style-name="ce2" office:value-type="date" office:date-value="2020-12-12" calcext:value-type="date">
            <text:p>12/12/20</text:p>
          </table:table-cell>
          <table:table-cell office:value-type="float" office:value="232818.911671256" calcext:value-type="float">
            <text:p>232818.91167125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11-26</text:p>
          </table:table-cell>
          <table:table-cell table:formula="of:=VALUE([.A170])" office:value-type="date" office:date-value="2020-11-26" calcext:value-type="date">
            <text:p>26/11/20</text:p>
          </table:table-cell>
          <table:table-cell office:value-type="float" office:value="19025" calcext:value-type="float">
            <text:p>19025</text:p>
          </table:table-cell>
          <table:table-cell office:value-type="float" office:value="301085.902837581" calcext:value-type="float">
            <text:p>301085.902837581</text:p>
          </table:table-cell>
          <table:table-cell table:style-name="ce2" office:value-type="date" office:date-value="2020-12-13" calcext:value-type="date">
            <text:p>13/12/20</text:p>
          </table:table-cell>
          <table:table-cell office:value-type="float" office:value="234662.207617445" calcext:value-type="float">
            <text:p>234662.207617445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11-27</text:p>
          </table:table-cell>
          <table:table-cell table:formula="of:=VALUE([.A171])" office:value-type="date" office:date-value="2020-11-27" calcext:value-type="date">
            <text:p>27/11/20</text:p>
          </table:table-cell>
          <table:table-cell office:value-type="float" office:value="17723" calcext:value-type="float">
            <text:p>17723</text:p>
          </table:table-cell>
          <table:table-cell office:value-type="float" office:value="290631.614108636" calcext:value-type="float">
            <text:p>290631.614108636</text:p>
          </table:table-cell>
          <table:table-cell table:style-name="ce2" office:value-type="date" office:date-value="2020-12-14" calcext:value-type="date">
            <text:p>14/12/20</text:p>
          </table:table-cell>
          <table:table-cell office:value-type="float" office:value="238954.918268372" calcext:value-type="float">
            <text:p>238954.91826837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11-28</text:p>
          </table:table-cell>
          <table:table-cell table:formula="of:=VALUE([.A172])" office:value-type="date" office:date-value="2020-11-28" calcext:value-type="date">
            <text:p>28/11/20</text:p>
          </table:table-cell>
          <table:table-cell office:value-type="float" office:value="16832" calcext:value-type="float">
            <text:p>16832</text:p>
          </table:table-cell>
          <table:table-cell office:value-type="float" office:value="279924.819240583" calcext:value-type="float">
            <text:p>279924.819240583</text:p>
          </table:table-cell>
          <table:table-cell table:style-name="ce2" office:value-type="date" office:date-value="2020-12-15" calcext:value-type="date">
            <text:p>15/12/20</text:p>
          </table:table-cell>
          <table:table-cell office:value-type="float" office:value="245776.360748377" calcext:value-type="float">
            <text:p>245776.360748377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11-29</text:p>
          </table:table-cell>
          <table:table-cell table:formula="of:=VALUE([.A173])" office:value-type="date" office:date-value="2020-11-29" calcext:value-type="date">
            <text:p>29/11/20</text:p>
          </table:table-cell>
          <table:table-cell office:value-type="float" office:value="16466" calcext:value-type="float">
            <text:p>16466</text:p>
          </table:table-cell>
          <table:table-cell office:value-type="float" office:value="269558.664569301" calcext:value-type="float">
            <text:p>269558.664569301</text:p>
          </table:table-cell>
          <table:table-cell table:style-name="ce2" office:value-type="date" office:date-value="2020-12-16" calcext:value-type="date">
            <text:p>16/12/20</text:p>
          </table:table-cell>
          <table:table-cell office:value-type="float" office:value="255110.526342993" calcext:value-type="float">
            <text:p>255110.526342993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11-30</text:p>
          </table:table-cell>
          <table:table-cell table:formula="of:=VALUE([.A174])" office:value-type="date" office:date-value="2020-11-30" calcext:value-type="date">
            <text:p>30/11/20</text:p>
          </table:table-cell>
          <table:table-cell office:value-type="float" office:value="15476" calcext:value-type="float">
            <text:p>15476</text:p>
          </table:table-cell>
          <table:table-cell office:value-type="float" office:value="258973.049538547" calcext:value-type="float">
            <text:p>258973.049538547</text:p>
          </table:table-cell>
          <table:table-cell table:style-name="ce2" office:value-type="date" office:date-value="2020-12-17" calcext:value-type="date">
            <text:p>17/12/20</text:p>
          </table:table-cell>
          <table:table-cell office:value-type="float" office:value="266100.709568702" calcext:value-type="float">
            <text:p>266100.70956870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12-01</text:p>
          </table:table-cell>
          <table:table-cell table:formula="of:=VALUE([.A175])" office:value-type="date" office:date-value="2020-12-01" calcext:value-type="date">
            <text:p>01/12/20</text:p>
          </table:table-cell>
          <table:table-cell office:value-type="float" office:value="14578" calcext:value-type="float">
            <text:p>14578</text:p>
          </table:table-cell>
          <table:table-cell office:value-type="float" office:value="248305.92511341" calcext:value-type="float">
            <text:p>248305.92511341</text:p>
          </table:table-cell>
          <table:table-cell table:style-name="ce2" office:value-type="date" office:date-value="2020-12-18" calcext:value-type="date">
            <text:p>18/12/20</text:p>
          </table:table-cell>
          <table:table-cell office:value-type="float" office:value="279326.773073407" calcext:value-type="float">
            <text:p>279326.773073407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12-02</text:p>
          </table:table-cell>
          <table:table-cell table:formula="of:=VALUE([.A176])" office:value-type="date" office:date-value="2020-12-02" calcext:value-type="date">
            <text:p>02/12/20</text:p>
          </table:table-cell>
          <table:table-cell office:value-type="float" office:value="14222" calcext:value-type="float">
            <text:p>14222</text:p>
          </table:table-cell>
          <table:table-cell office:value-type="float" office:value="238154.849852247" calcext:value-type="float">
            <text:p>238154.849852247</text:p>
          </table:table-cell>
          <table:table-cell table:style-name="ce2" office:value-type="date" office:date-value="2020-12-19" calcext:value-type="date">
            <text:p>19/12/20</text:p>
          </table:table-cell>
          <table:table-cell office:value-type="float" office:value="294300.560457218" calcext:value-type="float">
            <text:p>294300.560457218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12-03</text:p>
          </table:table-cell>
          <table:table-cell table:formula="of:=VALUE([.A177])" office:value-type="date" office:date-value="2020-12-03" calcext:value-type="date">
            <text:p>03/12/20</text:p>
          </table:table-cell>
          <table:table-cell office:value-type="float" office:value="13979" calcext:value-type="float">
            <text:p>13979</text:p>
          </table:table-cell>
          <table:table-cell office:value-type="float" office:value="228644.681011458" calcext:value-type="float">
            <text:p>228644.681011458</text:p>
          </table:table-cell>
          <table:table-cell table:style-name="ce2" office:value-type="date" office:date-value="2020-12-20" calcext:value-type="date">
            <text:p>20/12/20</text:p>
          </table:table-cell>
          <table:table-cell office:value-type="float" office:value="310943.547642598" calcext:value-type="float">
            <text:p>310943.547642598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12-04</text:p>
          </table:table-cell>
          <table:table-cell table:formula="of:=VALUE([.A178])" office:value-type="date" office:date-value="2020-12-04" calcext:value-type="date">
            <text:p>04/12/20</text:p>
          </table:table-cell>
          <table:table-cell office:value-type="float" office:value="13854" calcext:value-type="float">
            <text:p>13854</text:p>
          </table:table-cell>
          <table:table-cell office:value-type="float" office:value="219890.711385716" calcext:value-type="float">
            <text:p>219890.711385716</text:p>
          </table:table-cell>
          <table:table-cell table:style-name="ce2" office:value-type="date" office:date-value="2020-12-21" calcext:value-type="date">
            <text:p>21/12/20</text:p>
          </table:table-cell>
          <table:table-cell office:value-type="float" office:value="328807.623559481" calcext:value-type="float">
            <text:p>328807.62355948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12-05</text:p>
          </table:table-cell>
          <table:table-cell table:formula="of:=VALUE([.A179])" office:value-type="date" office:date-value="2020-12-05" calcext:value-type="date">
            <text:p>05/12/20</text:p>
          </table:table-cell>
          <table:table-cell office:value-type="float" office:value="13984" calcext:value-type="float">
            <text:p>13984</text:p>
          </table:table-cell>
          <table:table-cell office:value-type="float" office:value="212114.062259723" calcext:value-type="float">
            <text:p>212114.062259723</text:p>
          </table:table-cell>
          <table:table-cell table:style-name="ce2" office:value-type="date" office:date-value="2020-12-22" calcext:value-type="date">
            <text:p>22/12/20</text:p>
          </table:table-cell>
          <table:table-cell office:value-type="float" office:value="347483.606827593" calcext:value-type="float">
            <text:p>347483.606827593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12-06</text:p>
          </table:table-cell>
          <table:table-cell table:formula="of:=VALUE([.A180])" office:value-type="date" office:date-value="2020-12-06" calcext:value-type="date">
            <text:p>06/12/20</text:p>
          </table:table-cell>
          <table:table-cell office:value-type="float" office:value="13929" calcext:value-type="float">
            <text:p>13929</text:p>
          </table:table-cell>
          <table:table-cell office:value-type="float" office:value="205101.792814229" calcext:value-type="float">
            <text:p>205101.792814229</text:p>
          </table:table-cell>
          <table:table-cell table:style-name="ce2" office:value-type="date" office:date-value="2020-12-23" calcext:value-type="date">
            <text:p>23/12/20</text:p>
          </table:table-cell>
          <table:table-cell office:value-type="float" office:value="366953.565859303" calcext:value-type="float">
            <text:p>366953.565859303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12-07</text:p>
          </table:table-cell>
          <table:table-cell table:formula="of:=VALUE([.A181])" office:value-type="date" office:date-value="2020-12-07" calcext:value-type="date">
            <text:p>07/12/20</text:p>
          </table:table-cell>
          <table:table-cell office:value-type="float" office:value="14275" calcext:value-type="float">
            <text:p>14275</text:p>
          </table:table-cell>
          <table:table-cell office:value-type="float" office:value="199203.258791866" calcext:value-type="float">
            <text:p>199203.258791866</text:p>
          </table:table-cell>
          <table:table-cell table:style-name="ce2" office:value-type="date" office:date-value="2020-12-24" calcext:value-type="date">
            <text:p>24/12/20</text:p>
          </table:table-cell>
          <table:table-cell office:value-type="float" office:value="385925.73309386" calcext:value-type="float">
            <text:p>385925.7330938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12-08</text:p>
          </table:table-cell>
          <table:table-cell table:formula="of:=VALUE([.A182])" office:value-type="date" office:date-value="2020-12-08" calcext:value-type="date">
            <text:p>08/12/20</text:p>
          </table:table-cell>
          <table:table-cell office:value-type="float" office:value="14734" calcext:value-type="float">
            <text:p>14734</text:p>
          </table:table-cell>
          <table:table-cell office:value-type="float" office:value="194466.881380854" calcext:value-type="float">
            <text:p>194466.881380854</text:p>
          </table:table-cell>
          <table:table-cell table:style-name="ce2" office:value-type="date" office:date-value="2020-12-25" calcext:value-type="date">
            <text:p>25/12/20</text:p>
          </table:table-cell>
          <table:table-cell office:value-type="float" office:value="406460.747548818" calcext:value-type="float">
            <text:p>406460.747548818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12-09</text:p>
          </table:table-cell>
          <table:table-cell table:formula="of:=VALUE([.A183])" office:value-type="date" office:date-value="2020-12-09" calcext:value-type="date">
            <text:p>09/12/20</text:p>
          </table:table-cell>
          <table:table-cell office:value-type="float" office:value="15148" calcext:value-type="float">
            <text:p>15148</text:p>
          </table:table-cell>
          <table:table-cell office:value-type="float" office:value="190778.619897602" calcext:value-type="float">
            <text:p>190778.619897602</text:p>
          </table:table-cell>
          <table:table-cell table:style-name="ce2" office:value-type="date" office:date-value="2020-12-26" calcext:value-type="date">
            <text:p>26/12/20</text:p>
          </table:table-cell>
          <table:table-cell office:value-type="float" office:value="428352.046747538" calcext:value-type="float">
            <text:p>428352.046747538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12-10</text:p>
          </table:table-cell>
          <table:table-cell table:formula="of:=VALUE([.A184])" office:value-type="date" office:date-value="2020-12-10" calcext:value-type="date">
            <text:p>10/12/20</text:p>
          </table:table-cell>
          <table:table-cell office:value-type="float" office:value="15148" calcext:value-type="float">
            <text:p>15148</text:p>
          </table:table-cell>
          <table:table-cell office:value-type="float" office:value="187651.849190661" calcext:value-type="float">
            <text:p>187651.849190661</text:p>
          </table:table-cell>
          <table:table-cell table:style-name="ce2" office:value-type="date" office:date-value="2020-12-27" calcext:value-type="date">
            <text:p>27/12/20</text:p>
          </table:table-cell>
          <table:table-cell office:value-type="float" office:value="450731.219525685" calcext:value-type="float">
            <text:p>450731.219525685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12-11</text:p>
          </table:table-cell>
          <table:table-cell table:formula="of:=VALUE([.A185])" office:value-type="date" office:date-value="2020-12-11" calcext:value-type="date">
            <text:p>11/12/20</text:p>
          </table:table-cell>
          <table:table-cell office:value-type="float" office:value="16358" calcext:value-type="float">
            <text:p>16358</text:p>
          </table:table-cell>
          <table:table-cell office:value-type="float" office:value="186239.093874407" calcext:value-type="float">
            <text:p>186239.093874407</text:p>
          </table:table-cell>
          <table:table-cell table:style-name="ce2" office:value-type="date" office:date-value="2020-12-28" calcext:value-type="date">
            <text:p>28/12/20</text:p>
          </table:table-cell>
          <table:table-cell office:value-type="float" office:value="474415.051704936" calcext:value-type="float">
            <text:p>474415.05170493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12-12</text:p>
          </table:table-cell>
          <table:table-cell table:formula="of:=VALUE([.A186])" office:value-type="date" office:date-value="2020-12-12" calcext:value-type="date">
            <text:p>12/12/20</text:p>
          </table:table-cell>
          <table:table-cell office:value-type="float" office:value="17486" calcext:value-type="float">
            <text:p>17486</text:p>
          </table:table-cell>
          <table:table-cell office:value-type="float" office:value="186382.233039391" calcext:value-type="float">
            <text:p>186382.233039391</text:p>
          </table:table-cell>
          <table:table-cell table:style-name="ce2" office:value-type="date" office:date-value="2020-12-29" calcext:value-type="date">
            <text:p>29/12/20</text:p>
          </table:table-cell>
          <table:table-cell office:value-type="float" office:value="498502.553239674" calcext:value-type="float">
            <text:p>498502.553239674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12-13</text:p>
          </table:table-cell>
          <table:table-cell table:formula="of:=VALUE([.A187])" office:value-type="date" office:date-value="2020-12-13" calcext:value-type="date">
            <text:p>13/12/20</text:p>
          </table:table-cell>
          <table:table-cell office:value-type="float" office:value="18717" calcext:value-type="float">
            <text:p>18717</text:p>
          </table:table-cell>
          <table:table-cell office:value-type="float" office:value="188073.618363107" calcext:value-type="float">
            <text:p>188073.618363107</text:p>
          </table:table-cell>
          <table:table-cell table:style-name="ce2" office:value-type="date" office:date-value="2020-12-30" calcext:value-type="date">
            <text:p>30/12/20</text:p>
          </table:table-cell>
          <table:table-cell office:value-type="float" office:value="522353.303983503" calcext:value-type="float">
            <text:p>522353.303983503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12-14</text:p>
          </table:table-cell>
          <table:table-cell table:formula="of:=VALUE([.A188])" office:value-type="date" office:date-value="2020-12-14" calcext:value-type="date">
            <text:p>14/12/20</text:p>
          </table:table-cell>
          <table:table-cell office:value-type="float" office:value="19907" calcext:value-type="float">
            <text:p>19907</text:p>
          </table:table-cell>
          <table:table-cell office:value-type="float" office:value="191167.033944888" calcext:value-type="float">
            <text:p>191167.033944888</text:p>
          </table:table-cell>
          <table:table-cell table:style-name="ce2" office:value-type="date" office:date-value="2020-12-31" calcext:value-type="date">
            <text:p>31/12/20</text:p>
          </table:table-cell>
          <table:table-cell office:value-type="float" office:value="545926.58225886" calcext:value-type="float">
            <text:p>545926.5822588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12-15</text:p>
          </table:table-cell>
          <table:table-cell table:formula="of:=VALUE([.A189])" office:value-type="date" office:date-value="2020-12-15" calcext:value-type="date">
            <text:p>15/12/20</text:p>
          </table:table-cell>
          <table:table-cell office:value-type="float" office:value="21939" calcext:value-type="float">
            <text:p>21939</text:p>
          </table:table-cell>
          <table:table-cell office:value-type="float" office:value="196390.818854814" calcext:value-type="float">
            <text:p>196390.818854814</text:p>
          </table:table-cell>
          <table:table-cell table:style-name="ce2" office:value-type="date" office:date-value="2021-01-01" calcext:value-type="date">
            <text:p>01/01/21</text:p>
          </table:table-cell>
          <table:table-cell office:value-type="float" office:value="568422.659336135" calcext:value-type="float">
            <text:p>568422.659336135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12-16</text:p>
          </table:table-cell>
          <table:table-cell table:formula="of:=VALUE([.A190])" office:value-type="date" office:date-value="2020-12-16" calcext:value-type="date">
            <text:p>16/12/20</text:p>
          </table:table-cell>
          <table:table-cell office:value-type="float" office:value="24323" calcext:value-type="float">
            <text:p>24323</text:p>
          </table:table-cell>
          <table:table-cell office:value-type="float" office:value="203973.261997932" calcext:value-type="float">
            <text:p>203973.261997932</text:p>
          </table:table-cell>
          <table:table-cell table:style-name="ce2" office:value-type="date" office:date-value="2021-01-02" calcext:value-type="date">
            <text:p>02/01/21</text:p>
          </table:table-cell>
          <table:table-cell office:value-type="float" office:value="589875.629210104" calcext:value-type="float">
            <text:p>589875.629210104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12-17</text:p>
          </table:table-cell>
          <table:table-cell table:formula="of:=VALUE([.A191])" office:value-type="date" office:date-value="2020-12-17" calcext:value-type="date">
            <text:p>17/12/20</text:p>
          </table:table-cell>
          <table:table-cell office:value-type="float" office:value="26605" calcext:value-type="float">
            <text:p>26605</text:p>
          </table:table-cell>
          <table:table-cell office:value-type="float" office:value="213678.08570343" calcext:value-type="float">
            <text:p>213678.08570343</text:p>
          </table:table-cell>
          <table:table-cell table:style-name="ce2" office:value-type="date" office:date-value="2021-01-03" calcext:value-type="date">
            <text:p>03/01/21</text:p>
          </table:table-cell>
          <table:table-cell office:value-type="float" office:value="609408.647457214" calcext:value-type="float">
            <text:p>609408.647457214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12-18</text:p>
          </table:table-cell>
          <table:table-cell table:formula="of:=VALUE([.A192])" office:value-type="date" office:date-value="2020-12-18" calcext:value-type="date">
            <text:p>18/12/20</text:p>
          </table:table-cell>
          <table:table-cell office:value-type="float" office:value="28338" calcext:value-type="float">
            <text:p>28338</text:p>
          </table:table-cell>
          <table:table-cell office:value-type="float" office:value="224794.900481975" calcext:value-type="float">
            <text:p>224794.900481975</text:p>
          </table:table-cell>
          <table:table-cell table:style-name="ce2" office:value-type="date" office:date-value="2021-01-04" calcext:value-type="date">
            <text:p>04/01/21</text:p>
          </table:table-cell>
          <table:table-cell office:value-type="float" office:value="627627.359210698" calcext:value-type="float">
            <text:p>627627.359210698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12-19</text:p>
          </table:table-cell>
          <table:table-cell table:formula="of:=VALUE([.A193])" office:value-type="date" office:date-value="2020-12-19" calcext:value-type="date">
            <text:p>19/12/20</text:p>
          </table:table-cell>
          <table:table-cell office:value-type="float" office:value="30725" calcext:value-type="float">
            <text:p>30725</text:p>
          </table:table-cell>
          <table:table-cell office:value-type="float" office:value="237836.015132834" calcext:value-type="float">
            <text:p>237836.015132834</text:p>
          </table:table-cell>
          <table:table-cell table:style-name="ce2" office:value-type="date" office:date-value="2021-01-05" calcext:value-type="date">
            <text:p>05/01/21</text:p>
          </table:table-cell>
          <table:table-cell office:value-type="float" office:value="643198.959978611" calcext:value-type="float">
            <text:p>643198.95997861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12-20</text:p>
          </table:table-cell>
          <table:table-cell table:formula="of:=VALUE([.A194])" office:value-type="date" office:date-value="2020-12-20" calcext:value-type="date">
            <text:p>20/12/20</text:p>
          </table:table-cell>
          <table:table-cell office:value-type="float" office:value="32650" calcext:value-type="float">
            <text:p>32650</text:p>
          </table:table-cell>
          <table:table-cell office:value-type="float" office:value="252199.877995028" calcext:value-type="float">
            <text:p>252199.877995028</text:p>
          </table:table-cell>
          <table:table-cell table:style-name="ce2" office:value-type="date" office:date-value="2021-01-06" calcext:value-type="date">
            <text:p>06/01/21</text:p>
          </table:table-cell>
          <table:table-cell office:value-type="float" office:value="655407.979976743" calcext:value-type="float">
            <text:p>655407.979976743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12-21</text:p>
          </table:table-cell>
          <table:table-cell table:formula="of:=VALUE([.A195])" office:value-type="date" office:date-value="2020-12-21" calcext:value-type="date">
            <text:p>21/12/20</text:p>
          </table:table-cell>
          <table:table-cell office:value-type="float" office:value="34678" calcext:value-type="float">
            <text:p>34678</text:p>
          </table:table-cell>
          <table:table-cell office:value-type="float" office:value="267806.68391371" calcext:value-type="float">
            <text:p>267806.68391371</text:p>
          </table:table-cell>
          <table:table-cell table:style-name="ce2" office:value-type="date" office:date-value="2021-01-07" calcext:value-type="date">
            <text:p>07/01/21</text:p>
          </table:table-cell>
          <table:table-cell office:value-type="float" office:value="664819.444241142" calcext:value-type="float">
            <text:p>664819.44424114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12-22</text:p>
          </table:table-cell>
          <table:table-cell table:formula="of:=VALUE([.A196])" office:value-type="date" office:date-value="2020-12-22" calcext:value-type="date">
            <text:p>22/12/20</text:p>
          </table:table-cell>
          <table:table-cell office:value-type="float" office:value="36565" calcext:value-type="float">
            <text:p>36565</text:p>
          </table:table-cell>
          <table:table-cell office:value-type="float" office:value="284388.991330546" calcext:value-type="float">
            <text:p>284388.991330546</text:p>
          </table:table-cell>
          <table:table-cell table:style-name="ce2" office:value-type="date" office:date-value="2021-01-08" calcext:value-type="date">
            <text:p>08/01/21</text:p>
          </table:table-cell>
          <table:table-cell office:value-type="float" office:value="670710.997960189" calcext:value-type="float">
            <text:p>670710.997960189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12-23</text:p>
          </table:table-cell>
          <table:table-cell table:formula="of:=VALUE([.A197])" office:value-type="date" office:date-value="2020-12-23" calcext:value-type="date">
            <text:p>23/12/20</text:p>
          </table:table-cell>
          <table:table-cell office:value-type="float" office:value="38116" calcext:value-type="float">
            <text:p>38116</text:p>
          </table:table-cell>
          <table:table-cell office:value-type="float" office:value="301490.408353902" calcext:value-type="float">
            <text:p>301490.408353902</text:p>
          </table:table-cell>
          <table:table-cell table:style-name="ce2" office:value-type="date" office:date-value="2021-01-09" calcext:value-type="date">
            <text:p>09/01/21</text:p>
          </table:table-cell>
          <table:table-cell office:value-type="float" office:value="672699.444525369" calcext:value-type="float">
            <text:p>672699.444525369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12-24</text:p>
          </table:table-cell>
          <table:table-cell table:formula="of:=VALUE([.A198])" office:value-type="date" office:date-value="2020-12-24" calcext:value-type="date">
            <text:p>24/12/20</text:p>
          </table:table-cell>
          <table:table-cell office:value-type="float" office:value="39761" calcext:value-type="float">
            <text:p>39761</text:p>
          </table:table-cell>
          <table:table-cell office:value-type="float" office:value="319101.820350262" calcext:value-type="float">
            <text:p>319101.820350262</text:p>
          </table:table-cell>
          <table:table-cell table:style-name="ce2" office:value-type="date" office:date-value="2021-01-10" calcext:value-type="date">
            <text:p>10/01/21</text:p>
          </table:table-cell>
          <table:table-cell office:value-type="float" office:value="671092.5920103" calcext:value-type="float">
            <text:p>671092.5920103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12-25</text:p>
          </table:table-cell>
          <table:table-cell table:formula="of:=VALUE([.A199])" office:value-type="date" office:date-value="2020-12-25" calcext:value-type="date">
            <text:p>25/12/20</text:p>
          </table:table-cell>
          <table:table-cell office:value-type="float" office:value="40134" calcext:value-type="float">
            <text:p>40134</text:p>
          </table:table-cell>
          <table:table-cell office:value-type="float" office:value="335836.224971338" calcext:value-type="float">
            <text:p>335836.224971338</text:p>
          </table:table-cell>
          <table:table-cell table:style-name="ce2" office:value-type="date" office:date-value="2021-01-11" calcext:value-type="date">
            <text:p>11/01/21</text:p>
          </table:table-cell>
          <table:table-cell office:value-type="float" office:value="665440.778165357" calcext:value-type="float">
            <text:p>665440.778165357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12-26</text:p>
          </table:table-cell>
          <table:table-cell table:formula="of:=VALUE([.A200])" office:value-type="date" office:date-value="2020-12-26" calcext:value-type="date">
            <text:p>26/12/20</text:p>
          </table:table-cell>
          <table:table-cell office:value-type="float" office:value="42995" calcext:value-type="float">
            <text:p>42995</text:p>
          </table:table-cell>
          <table:table-cell office:value-type="float" office:value="354101.643786789" calcext:value-type="float">
            <text:p>354101.643786789</text:p>
          </table:table-cell>
          <table:table-cell table:style-name="ce2" office:value-type="date" office:date-value="2021-01-12" calcext:value-type="date">
            <text:p>12/01/21</text:p>
          </table:table-cell>
          <table:table-cell office:value-type="float" office:value="656006.63951576" calcext:value-type="float">
            <text:p>656006.6395157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12-27</text:p>
          </table:table-cell>
          <table:table-cell table:formula="of:=VALUE([.A201])" office:value-type="date" office:date-value="2020-12-27" calcext:value-type="date">
            <text:p>27/12/20</text:p>
          </table:table-cell>
          <table:table-cell office:value-type="float" office:value="45562" calcext:value-type="float">
            <text:p>45562</text:p>
          </table:table-cell>
          <table:table-cell office:value-type="float" office:value="373554.028588208" calcext:value-type="float">
            <text:p>373554.028588208</text:p>
          </table:table-cell>
          <table:table-cell table:style-name="ce2" office:value-type="date" office:date-value="2021-01-13" calcext:value-type="date">
            <text:p>13/01/21</text:p>
          </table:table-cell>
          <table:table-cell office:value-type="float" office:value="644283.909680794" calcext:value-type="float">
            <text:p>644283.909680794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12-28</text:p>
          </table:table-cell>
          <table:table-cell table:formula="of:=VALUE([.A202])" office:value-type="date" office:date-value="2020-12-28" calcext:value-type="date">
            <text:p>28/12/20</text:p>
          </table:table-cell>
          <table:table-cell office:value-type="float" office:value="47488" calcext:value-type="float">
            <text:p>47488</text:p>
          </table:table-cell>
          <table:table-cell office:value-type="float" office:value="393478.990934494" calcext:value-type="float">
            <text:p>393478.990934494</text:p>
          </table:table-cell>
          <table:table-cell table:style-name="ce2" office:value-type="date" office:date-value="2021-01-14" calcext:value-type="date">
            <text:p>14/01/21</text:p>
          </table:table-cell>
          <table:table-cell office:value-type="float" office:value="630155.789840151" calcext:value-type="float">
            <text:p>630155.78984015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12-29</text:p>
          </table:table-cell>
          <table:table-cell table:formula="of:=VALUE([.A203])" office:value-type="date" office:date-value="2020-12-29" calcext:value-type="date">
            <text:p>29/12/20</text:p>
          </table:table-cell>
          <table:table-cell office:value-type="float" office:value="50290" calcext:value-type="float">
            <text:p>50290</text:p>
          </table:table-cell>
          <table:table-cell office:value-type="float" office:value="414678.613287721" calcext:value-type="float">
            <text:p>414678.613287721</text:p>
          </table:table-cell>
          <table:table-cell table:style-name="ce2" office:value-type="date" office:date-value="2021-01-15" calcext:value-type="date">
            <text:p>15/01/21</text:p>
          </table:table-cell>
          <table:table-cell office:value-type="float" office:value="614091.055805447" calcext:value-type="float">
            <text:p>614091.055805447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12-30</text:p>
          </table:table-cell>
          <table:table-cell table:formula="of:=VALUE([.A204])" office:value-type="date" office:date-value="2020-12-30" calcext:value-type="date">
            <text:p>30/12/20</text:p>
          </table:table-cell>
          <table:table-cell office:value-type="float" office:value="52051" calcext:value-type="float">
            <text:p>52051</text:p>
          </table:table-cell>
          <table:table-cell office:value-type="float" office:value="436058.647120533" calcext:value-type="float">
            <text:p>436058.647120533</text:p>
          </table:table-cell>
          <table:table-cell table:style-name="ce2" office:value-type="date" office:date-value="2021-01-16" calcext:value-type="date">
            <text:p>16/01/21</text:p>
          </table:table-cell>
          <table:table-cell office:value-type="float" office:value="596091.341371987" calcext:value-type="float">
            <text:p>596091.341371987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0-12-31</text:p>
          </table:table-cell>
          <table:table-cell table:formula="of:=VALUE([.A205])" office:value-type="date" office:date-value="2020-12-31" calcext:value-type="date">
            <text:p>31/12/20</text:p>
          </table:table-cell>
          <table:table-cell office:value-type="float" office:value="53208" calcext:value-type="float">
            <text:p>53208</text:p>
          </table:table-cell>
          <table:table-cell office:value-type="float" office:value="456948.215143592" calcext:value-type="float">
            <text:p>456948.215143592</text:p>
          </table:table-cell>
          <table:table-cell table:style-name="ce2" office:value-type="date" office:date-value="2021-01-17" calcext:value-type="date">
            <text:p>17/01/21</text:p>
          </table:table-cell>
          <table:table-cell office:value-type="float" office:value="577567.441492328" calcext:value-type="float">
            <text:p>577567.441492328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1-01</text:p>
          </table:table-cell>
          <table:table-cell table:formula="of:=VALUE([.A206])" office:value-type="date" office:date-value="2021-01-01" calcext:value-type="date">
            <text:p>01/01/21</text:p>
          </table:table-cell>
          <table:table-cell office:value-type="float" office:value="54349" calcext:value-type="float">
            <text:p>54349</text:p>
          </table:table-cell>
          <table:table-cell office:value-type="float" office:value="477272.741620439" calcext:value-type="float">
            <text:p>477272.741620439</text:p>
          </table:table-cell>
          <table:table-cell table:style-name="ce2" office:value-type="date" office:date-value="2021-01-18" calcext:value-type="date">
            <text:p>18/01/21</text:p>
          </table:table-cell>
          <table:table-cell office:value-type="float" office:value="558297.187028126" calcext:value-type="float">
            <text:p>558297.18702812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1-02</text:p>
          </table:table-cell>
          <table:table-cell table:formula="of:=VALUE([.A207])" office:value-type="date" office:date-value="2021-01-02" calcext:value-type="date">
            <text:p>02/01/21</text:p>
          </table:table-cell>
          <table:table-cell office:value-type="float" office:value="54610" calcext:value-type="float">
            <text:p>54610</text:p>
          </table:table-cell>
          <table:table-cell office:value-type="float" office:value="496125.923278043" calcext:value-type="float">
            <text:p>496125.923278043</text:p>
          </table:table-cell>
          <table:table-cell table:style-name="ce2" office:value-type="date" office:date-value="2021-01-19" calcext:value-type="date">
            <text:p>19/01/21</text:p>
          </table:table-cell>
          <table:table-cell office:value-type="float" office:value="539003.775320646" calcext:value-type="float">
            <text:p>539003.77532064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1-03</text:p>
          </table:table-cell>
          <table:table-cell table:formula="of:=VALUE([.A208])" office:value-type="date" office:date-value="2021-01-03" calcext:value-type="date">
            <text:p>03/01/21</text:p>
          </table:table-cell>
          <table:table-cell office:value-type="float" office:value="55186" calcext:value-type="float">
            <text:p>55186</text:p>
          </table:table-cell>
          <table:table-cell office:value-type="float" office:value="513826.248403324" calcext:value-type="float">
            <text:p>513826.248403324</text:p>
          </table:table-cell>
          <table:table-cell table:style-name="ce2" office:value-type="date" office:date-value="2021-01-20" calcext:value-type="date">
            <text:p>20/01/21</text:p>
          </table:table-cell>
          <table:table-cell office:value-type="float" office:value="520419.716736476" calcext:value-type="float">
            <text:p>520419.71673647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1-04</text:p>
          </table:table-cell>
          <table:table-cell table:formula="of:=VALUE([.A209])" office:value-type="date" office:date-value="2021-01-04" calcext:value-type="date">
            <text:p>04/01/21</text:p>
          </table:table-cell>
          <table:table-cell office:value-type="float" office:value="54529" calcext:value-type="float">
            <text:p>54529</text:p>
          </table:table-cell>
          <table:table-cell office:value-type="float" office:value="529168.298429902" calcext:value-type="float">
            <text:p>529168.298429902</text:p>
          </table:table-cell>
          <table:table-cell table:style-name="ce2" office:value-type="date" office:date-value="2021-01-21" calcext:value-type="date">
            <text:p>21/01/21</text:p>
          </table:table-cell>
          <table:table-cell office:value-type="float" office:value="502588.05437134" calcext:value-type="float">
            <text:p>502588.05437134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1-05</text:p>
          </table:table-cell>
          <table:table-cell table:formula="of:=VALUE([.A210])" office:value-type="date" office:date-value="2021-01-05" calcext:value-type="date">
            <text:p>05/01/21</text:p>
          </table:table-cell>
          <table:table-cell office:value-type="float" office:value="54476" calcext:value-type="float">
            <text:p>54476</text:p>
          </table:table-cell>
          <table:table-cell office:value-type="float" office:value="542827.633643292" calcext:value-type="float">
            <text:p>542827.633643292</text:p>
          </table:table-cell>
          <table:table-cell table:style-name="ce2" office:value-type="date" office:date-value="2021-01-22" calcext:value-type="date">
            <text:p>22/01/21</text:p>
          </table:table-cell>
          <table:table-cell office:value-type="float" office:value="485361.86433691" calcext:value-type="float">
            <text:p>485361.8643369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1-06</text:p>
          </table:table-cell>
          <table:table-cell table:formula="of:=VALUE([.A211])" office:value-type="date" office:date-value="2021-01-06" calcext:value-type="date">
            <text:p>06/01/21</text:p>
          </table:table-cell>
          <table:table-cell office:value-type="float" office:value="53435" calcext:value-type="float">
            <text:p>53435</text:p>
          </table:table-cell>
          <table:table-cell office:value-type="float" office:value="553901.569265616" calcext:value-type="float">
            <text:p>553901.569265616</text:p>
          </table:table-cell>
          <table:table-cell table:style-name="ce2" office:value-type="date" office:date-value="2021-01-23" calcext:value-type="date">
            <text:p>23/01/21</text:p>
          </table:table-cell>
          <table:table-cell office:value-type="float" office:value="469082.986663037" calcext:value-type="float">
            <text:p>469082.986663037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1-07</text:p>
          </table:table-cell>
          <table:table-cell table:formula="of:=VALUE([.A212])" office:value-type="date" office:date-value="2021-01-07" calcext:value-type="date">
            <text:p>07/01/21</text:p>
          </table:table-cell>
          <table:table-cell office:value-type="float" office:value="51642" calcext:value-type="float">
            <text:p>51642</text:p>
          </table:table-cell>
          <table:table-cell office:value-type="float" office:value="561758.852551195" calcext:value-type="float">
            <text:p>561758.852551195</text:p>
          </table:table-cell>
          <table:table-cell table:style-name="ce2" office:value-type="date" office:date-value="2021-01-24" calcext:value-type="date">
            <text:p>24/01/21</text:p>
          </table:table-cell>
          <table:table-cell office:value-type="float" office:value="453203.398342695" calcext:value-type="float">
            <text:p>453203.398342695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1-08</text:p>
          </table:table-cell>
          <table:table-cell table:formula="of:=VALUE([.A213])" office:value-type="date" office:date-value="2021-01-08" calcext:value-type="date">
            <text:p>08/01/21</text:p>
          </table:table-cell>
          <table:table-cell office:value-type="float" office:value="50395" calcext:value-type="float">
            <text:p>50395</text:p>
          </table:table-cell>
          <table:table-cell office:value-type="float" office:value="567103.647800274" calcext:value-type="float">
            <text:p>567103.647800274</text:p>
          </table:table-cell>
          <table:table-cell table:style-name="ce2" office:value-type="date" office:date-value="2021-01-25" calcext:value-type="date">
            <text:p>25/01/21</text:p>
          </table:table-cell>
          <table:table-cell office:value-type="float" office:value="437874.036871591" calcext:value-type="float">
            <text:p>437874.03687159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1-09</text:p>
          </table:table-cell>
          <table:table-cell table:formula="of:=VALUE([.A214])" office:value-type="date" office:date-value="2021-01-09" calcext:value-type="date">
            <text:p>09/01/21</text:p>
          </table:table-cell>
          <table:table-cell office:value-type="float" office:value="48171" calcext:value-type="float">
            <text:p>48171</text:p>
          </table:table-cell>
          <table:table-cell office:value-type="float" office:value="569148.323903974" calcext:value-type="float">
            <text:p>569148.323903974</text:p>
          </table:table-cell>
          <table:table-cell table:style-name="ce2" office:value-type="date" office:date-value="2021-01-26" calcext:value-type="date">
            <text:p>26/01/21</text:p>
          </table:table-cell>
          <table:table-cell office:value-type="float" office:value="423177.100898984" calcext:value-type="float">
            <text:p>423177.100898984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1-10</text:p>
          </table:table-cell>
          <table:table-cell table:formula="of:=VALUE([.A215])" office:value-type="date" office:date-value="2021-01-10" calcext:value-type="date">
            <text:p>10/01/21</text:p>
          </table:table-cell>
          <table:table-cell office:value-type="float" office:value="45684" calcext:value-type="float">
            <text:p>45684</text:p>
          </table:table-cell>
          <table:table-cell office:value-type="float" office:value="567807.060974809" calcext:value-type="float">
            <text:p>567807.060974809</text:p>
          </table:table-cell>
          <table:table-cell table:style-name="ce2" office:value-type="date" office:date-value="2021-01-27" calcext:value-type="date">
            <text:p>27/01/21</text:p>
          </table:table-cell>
          <table:table-cell office:value-type="float" office:value="408614.685002298" calcext:value-type="float">
            <text:p>408614.685002298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1-11</text:p>
          </table:table-cell>
          <table:table-cell table:formula="of:=VALUE([.A216])" office:value-type="date" office:date-value="2021-01-11" calcext:value-type="date">
            <text:p>11/01/21</text:p>
          </table:table-cell>
          <table:table-cell office:value-type="float" office:value="43354" calcext:value-type="float">
            <text:p>43354</text:p>
          </table:table-cell>
          <table:table-cell office:value-type="float" office:value="563468.087566608" calcext:value-type="float">
            <text:p>563468.087566608</text:p>
          </table:table-cell>
          <table:table-cell table:style-name="ce2" office:value-type="date" office:date-value="2021-01-28" calcext:value-type="date">
            <text:p>28/01/21</text:p>
          </table:table-cell>
          <table:table-cell office:value-type="float" office:value="394081.353336061" calcext:value-type="float">
            <text:p>394081.35333606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1-12</text:p>
          </table:table-cell>
          <table:table-cell table:formula="of:=VALUE([.A217])" office:value-type="date" office:date-value="2021-01-12" calcext:value-type="date">
            <text:p>12/01/21</text:p>
          </table:table-cell>
          <table:table-cell office:value-type="float" office:value="40231" calcext:value-type="float">
            <text:p>40231</text:p>
          </table:table-cell>
          <table:table-cell office:value-type="float" office:value="555579.109273943" calcext:value-type="float">
            <text:p>555579.109273943</text:p>
          </table:table-cell>
          <table:table-cell table:style-name="ce2" office:value-type="date" office:date-value="2021-01-29" calcext:value-type="date">
            <text:p>29/01/21</text:p>
          </table:table-cell>
          <table:table-cell office:value-type="float" office:value="379553.002096807" calcext:value-type="float">
            <text:p>379553.002096807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1-13</text:p>
          </table:table-cell>
          <table:table-cell table:formula="of:=VALUE([.A218])" office:value-type="date" office:date-value="2021-01-13" calcext:value-type="date">
            <text:p>13/01/21</text:p>
          </table:table-cell>
          <table:table-cell office:value-type="float" office:value="37471" calcext:value-type="float">
            <text:p>37471</text:p>
          </table:table-cell>
          <table:table-cell office:value-type="float" office:value="544760.956968103" calcext:value-type="float">
            <text:p>544760.956968103</text:p>
          </table:table-cell>
          <table:table-cell table:style-name="ce2" office:value-type="date" office:date-value="2021-01-30" calcext:value-type="date">
            <text:p>30/01/21</text:p>
          </table:table-cell>
          <table:table-cell office:value-type="float" office:value="365086.05034049" calcext:value-type="float">
            <text:p>365086.05034049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1-14</text:p>
          </table:table-cell>
          <table:table-cell table:formula="of:=VALUE([.A219])" office:value-type="date" office:date-value="2021-01-14" calcext:value-type="date">
            <text:p>14/01/21</text:p>
          </table:table-cell>
          <table:table-cell office:value-type="float" office:value="35930" calcext:value-type="float">
            <text:p>35930</text:p>
          </table:table-cell>
          <table:table-cell office:value-type="float" office:value="532477.789915707" calcext:value-type="float">
            <text:p>532477.789915707</text:p>
          </table:table-cell>
          <table:table-cell table:style-name="ce2" office:value-type="date" office:date-value="2021-01-31" calcext:value-type="date">
            <text:p>31/01/21</text:p>
          </table:table-cell>
          <table:table-cell office:value-type="float" office:value="350673.264068696" calcext:value-type="float">
            <text:p>350673.26406869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1-15</text:p>
          </table:table-cell>
          <table:table-cell table:formula="of:=VALUE([.A220])" office:value-type="date" office:date-value="2021-01-15" calcext:value-type="date">
            <text:p>15/01/21</text:p>
          </table:table-cell>
          <table:table-cell office:value-type="float" office:value="34059" calcext:value-type="float">
            <text:p>34059</text:p>
          </table:table-cell>
          <table:table-cell office:value-type="float" office:value="518641.312371109" calcext:value-type="float">
            <text:p>518641.312371109</text:p>
          </table:table-cell>
          <table:table-cell table:style-name="ce2" office:value-type="date" office:date-value="2021-02-01" calcext:value-type="date">
            <text:p>01/02/21</text:p>
          </table:table-cell>
          <table:table-cell office:value-type="float" office:value="336123.044576505" calcext:value-type="float">
            <text:p>336123.044576505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1-16</text:p>
          </table:table-cell>
          <table:table-cell table:formula="of:=VALUE([.A221])" office:value-type="date" office:date-value="2021-01-16" calcext:value-type="date">
            <text:p>16/01/21</text:p>
          </table:table-cell>
          <table:table-cell office:value-type="float" office:value="32183" calcext:value-type="float">
            <text:p>32183</text:p>
          </table:table-cell>
          <table:table-cell office:value-type="float" office:value="503473.740681757" calcext:value-type="float">
            <text:p>503473.740681757</text:p>
          </table:table-cell>
          <table:table-cell table:style-name="ce2" office:value-type="date" office:date-value="2021-02-02" calcext:value-type="date">
            <text:p>02/02/21</text:p>
          </table:table-cell>
          <table:table-cell office:value-type="float" office:value="321235.242549646" calcext:value-type="float">
            <text:p>321235.24254964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1-17</text:p>
          </table:table-cell>
          <table:table-cell table:formula="of:=VALUE([.A222])" office:value-type="date" office:date-value="2021-01-17" calcext:value-type="date">
            <text:p>17/01/21</text:p>
          </table:table-cell>
          <table:table-cell office:value-type="float" office:value="30043" calcext:value-type="float">
            <text:p>30043</text:p>
          </table:table-cell>
          <table:table-cell office:value-type="float" office:value="486921.277440337" calcext:value-type="float">
            <text:p>486921.277440337</text:p>
          </table:table-cell>
          <table:table-cell table:style-name="ce2" office:value-type="date" office:date-value="2021-02-03" calcext:value-type="date">
            <text:p>03/02/21</text:p>
          </table:table-cell>
          <table:table-cell office:value-type="float" office:value="306435.522602368" calcext:value-type="float">
            <text:p>306435.522602368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1-18</text:p>
          </table:table-cell>
          <table:table-cell table:formula="of:=VALUE([.A223])" office:value-type="date" office:date-value="2021-01-18" calcext:value-type="date">
            <text:p>18/01/21</text:p>
          </table:table-cell>
          <table:table-cell office:value-type="float" office:value="28991" calcext:value-type="float">
            <text:p>28991</text:p>
          </table:table-cell>
          <table:table-cell office:value-type="float" office:value="470232.848188424" calcext:value-type="float">
            <text:p>470232.848188424</text:p>
          </table:table-cell>
          <table:table-cell table:style-name="ce2" office:value-type="date" office:date-value="2021-02-04" calcext:value-type="date">
            <text:p>04/02/21</text:p>
          </table:table-cell>
          <table:table-cell office:value-type="float" office:value="291737.821815836" calcext:value-type="float">
            <text:p>291737.82181583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1-19</text:p>
          </table:table-cell>
          <table:table-cell table:formula="of:=VALUE([.A224])" office:value-type="date" office:date-value="2021-01-19" calcext:value-type="date">
            <text:p>19/01/21</text:p>
          </table:table-cell>
          <table:table-cell office:value-type="float" office:value="27575" calcext:value-type="float">
            <text:p>27575</text:p>
          </table:table-cell>
          <table:table-cell office:value-type="float" office:value="453199.697838928" calcext:value-type="float">
            <text:p>453199.697838928</text:p>
          </table:table-cell>
          <table:table-cell table:style-name="ce2" office:value-type="date" office:date-value="2021-02-05" calcext:value-type="date">
            <text:p>05/02/21</text:p>
          </table:table-cell>
          <table:table-cell office:value-type="float" office:value="277065.219563637" calcext:value-type="float">
            <text:p>277065.219563637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1-20</text:p>
          </table:table-cell>
          <table:table-cell table:formula="of:=VALUE([.A225])" office:value-type="date" office:date-value="2021-01-20" calcext:value-type="date">
            <text:p>20/01/21</text:p>
          </table:table-cell>
          <table:table-cell office:value-type="float" office:value="26604" calcext:value-type="float">
            <text:p>26604</text:p>
          </table:table-cell>
          <table:table-cell office:value-type="float" office:value="436377.651745145" calcext:value-type="float">
            <text:p>436377.651745145</text:p>
          </table:table-cell>
          <table:table-cell table:style-name="ce2" office:value-type="date" office:date-value="2021-02-06" calcext:value-type="date">
            <text:p>06/02/21</text:p>
          </table:table-cell>
          <table:table-cell office:value-type="float" office:value="263097.17283272" calcext:value-type="float">
            <text:p>263097.1728327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1-21</text:p>
          </table:table-cell>
          <table:table-cell table:formula="of:=VALUE([.A226])" office:value-type="date" office:date-value="2021-01-21" calcext:value-type="date">
            <text:p>21/01/21</text:p>
          </table:table-cell>
          <table:table-cell office:value-type="float" office:value="26253" calcext:value-type="float">
            <text:p>26253</text:p>
          </table:table-cell>
          <table:table-cell office:value-type="float" office:value="420472.14389852" calcext:value-type="float">
            <text:p>420472.14389852</text:p>
          </table:table-cell>
          <table:table-cell table:style-name="ce2" office:value-type="date" office:date-value="2021-02-07" calcext:value-type="date">
            <text:p>07/02/21</text:p>
          </table:table-cell>
          <table:table-cell office:value-type="float" office:value="249999.627246996" calcext:value-type="float">
            <text:p>249999.62724699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1-22</text:p>
          </table:table-cell>
          <table:table-cell table:formula="of:=VALUE([.A227])" office:value-type="date" office:date-value="2021-01-22" calcext:value-type="date">
            <text:p>22/01/21</text:p>
          </table:table-cell>
          <table:table-cell office:value-type="float" office:value="25771" calcext:value-type="float">
            <text:p>25771</text:p>
          </table:table-cell>
          <table:table-cell office:value-type="float" office:value="405405.461234562" calcext:value-type="float">
            <text:p>405405.461234562</text:p>
          </table:table-cell>
          <table:table-cell table:style-name="ce2" office:value-type="date" office:date-value="2021-02-08" calcext:value-type="date">
            <text:p>08/02/21</text:p>
          </table:table-cell>
          <table:table-cell office:value-type="float" office:value="237515.326758951" calcext:value-type="float">
            <text:p>237515.32675895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1-23</text:p>
          </table:table-cell>
          <table:table-cell table:formula="of:=VALUE([.A228])" office:value-type="date" office:date-value="2021-01-23" calcext:value-type="date">
            <text:p>23/01/21</text:p>
          </table:table-cell>
          <table:table-cell office:value-type="float" office:value="25154" calcext:value-type="float">
            <text:p>25154</text:p>
          </table:table-cell>
          <table:table-cell office:value-type="float" office:value="391053.325827557" calcext:value-type="float">
            <text:p>391053.325827557</text:p>
          </table:table-cell>
          <table:table-cell table:style-name="ce2" office:value-type="date" office:date-value="2021-02-09" calcext:value-type="date">
            <text:p>09/02/21</text:p>
          </table:table-cell>
          <table:table-cell office:value-type="float" office:value="225193.495675298" calcext:value-type="float">
            <text:p>225193.495675298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1-24</text:p>
          </table:table-cell>
          <table:table-cell table:formula="of:=VALUE([.A229])" office:value-type="date" office:date-value="2021-01-24" calcext:value-type="date">
            <text:p>24/01/21</text:p>
          </table:table-cell>
          <table:table-cell office:value-type="float" office:value="24676" calcext:value-type="float">
            <text:p>24676</text:p>
          </table:table-cell>
          <table:table-cell office:value-type="float" office:value="377570.457441947" calcext:value-type="float">
            <text:p>377570.457441947</text:p>
          </table:table-cell>
          <table:table-cell table:style-name="ce2" office:value-type="date" office:date-value="2021-02-10" calcext:value-type="date">
            <text:p>10/02/21</text:p>
          </table:table-cell>
          <table:table-cell office:value-type="float" office:value="213534.097709967" calcext:value-type="float">
            <text:p>213534.097709967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1-25</text:p>
          </table:table-cell>
          <table:table-cell table:formula="of:=VALUE([.A230])" office:value-type="date" office:date-value="2021-01-25" calcext:value-type="date">
            <text:p>25/01/21</text:p>
          </table:table-cell>
          <table:table-cell office:value-type="float" office:value="23628" calcext:value-type="float">
            <text:p>23628</text:p>
          </table:table-cell>
          <table:table-cell office:value-type="float" office:value="364300.774123298" calcext:value-type="float">
            <text:p>364300.774123298</text:p>
          </table:table-cell>
          <table:table-cell table:style-name="ce2" office:value-type="date" office:date-value="2021-02-11" calcext:value-type="date">
            <text:p>11/02/21</text:p>
          </table:table-cell>
          <table:table-cell office:value-type="float" office:value="203057.831731088" calcext:value-type="float">
            <text:p>203057.831731088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1-26</text:p>
          </table:table-cell>
          <table:table-cell table:formula="of:=VALUE([.A231])" office:value-type="date" office:date-value="2021-01-26" calcext:value-type="date">
            <text:p>26/01/21</text:p>
          </table:table-cell>
          <table:table-cell office:value-type="float" office:value="22877" calcext:value-type="float">
            <text:p>22877</text:p>
          </table:table-cell>
          <table:table-cell office:value-type="float" office:value="351515.622626394" calcext:value-type="float">
            <text:p>351515.622626394</text:p>
          </table:table-cell>
          <table:table-cell table:style-name="ce2" office:value-type="date" office:date-value="2021-02-12" calcext:value-type="date">
            <text:p>12/02/21</text:p>
          </table:table-cell>
          <table:table-cell office:value-type="float" office:value="193668.38956516" calcext:value-type="float">
            <text:p>193668.3895651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1-27</text:p>
          </table:table-cell>
          <table:table-cell table:formula="of:=VALUE([.A232])" office:value-type="date" office:date-value="2021-01-27" calcext:value-type="date">
            <text:p>27/01/21</text:p>
          </table:table-cell>
          <table:table-cell office:value-type="float" office:value="21961" calcext:value-type="float">
            <text:p>21961</text:p>
          </table:table-cell>
          <table:table-cell office:value-type="float" office:value="339026.712549298" calcext:value-type="float">
            <text:p>339026.712549298</text:p>
          </table:table-cell>
          <table:table-cell table:style-name="ce2" office:value-type="date" office:date-value="2021-02-13" calcext:value-type="date">
            <text:p>13/02/21</text:p>
          </table:table-cell>
          <table:table-cell office:value-type="float" office:value="185197.073092005" calcext:value-type="float">
            <text:p>185197.073092005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1-28</text:p>
          </table:table-cell>
          <table:table-cell table:formula="of:=VALUE([.A233])" office:value-type="date" office:date-value="2021-01-28" calcext:value-type="date">
            <text:p>28/01/21</text:p>
          </table:table-cell>
          <table:table-cell office:value-type="float" office:value="20737" calcext:value-type="float">
            <text:p>20737</text:p>
          </table:table-cell>
          <table:table-cell office:value-type="float" office:value="326468.466440256" calcext:value-type="float">
            <text:p>326468.466440256</text:p>
          </table:table-cell>
          <table:table-cell table:style-name="ce2" office:value-type="date" office:date-value="2021-02-14" calcext:value-type="date">
            <text:p>14/02/21</text:p>
          </table:table-cell>
          <table:table-cell office:value-type="float" office:value="177223.204193156" calcext:value-type="float">
            <text:p>177223.20419315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1-29</text:p>
          </table:table-cell>
          <table:table-cell table:formula="of:=VALUE([.A234])" office:value-type="date" office:date-value="2021-01-29" calcext:value-type="date">
            <text:p>29/01/21</text:p>
          </table:table-cell>
          <table:table-cell office:value-type="float" office:value="19729" calcext:value-type="float">
            <text:p>19729</text:p>
          </table:table-cell>
          <table:table-cell office:value-type="float" office:value="314048.622001533" calcext:value-type="float">
            <text:p>314048.622001533</text:p>
          </table:table-cell>
          <table:table-cell table:style-name="ce2" office:value-type="date" office:date-value="2021-02-15" calcext:value-type="date">
            <text:p>15/02/21</text:p>
          </table:table-cell>
          <table:table-cell office:value-type="float" office:value="170000.148033698" calcext:value-type="float">
            <text:p>170000.148033698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1-30</text:p>
          </table:table-cell>
          <table:table-cell table:formula="of:=VALUE([.A235])" office:value-type="date" office:date-value="2021-01-30" calcext:value-type="date">
            <text:p>30/01/21</text:p>
          </table:table-cell>
          <table:table-cell office:value-type="float" office:value="18571" calcext:value-type="float">
            <text:p>18571</text:p>
          </table:table-cell>
          <table:table-cell office:value-type="float" office:value="301601.798478316" calcext:value-type="float">
            <text:p>301601.798478316</text:p>
          </table:table-cell>
          <table:table-cell table:style-name="ce2" office:value-type="date" office:date-value="2021-02-16" calcext:value-type="date">
            <text:p>16/02/21</text:p>
          </table:table-cell>
          <table:table-cell office:value-type="float" office:value="163720.213393912" calcext:value-type="float">
            <text:p>163720.21339391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1-31</text:p>
          </table:table-cell>
          <table:table-cell table:formula="of:=VALUE([.A236])" office:value-type="date" office:date-value="2021-01-31" calcext:value-type="date">
            <text:p>31/01/21</text:p>
          </table:table-cell>
          <table:table-cell office:value-type="float" office:value="17700" calcext:value-type="float">
            <text:p>17700</text:p>
          </table:table-cell>
          <table:table-cell office:value-type="float" office:value="289391.930639925" calcext:value-type="float">
            <text:p>289391.930639925</text:p>
          </table:table-cell>
          <table:table-cell table:style-name="ce2" office:value-type="date" office:date-value="2021-02-17" calcext:value-type="date">
            <text:p>17/02/21</text:p>
          </table:table-cell>
          <table:table-cell office:value-type="float" office:value="158523.999098561" calcext:value-type="float">
            <text:p>158523.99909856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2-01</text:p>
          </table:table-cell>
          <table:table-cell table:formula="of:=VALUE([.A237])" office:value-type="date" office:date-value="2021-02-01" calcext:value-type="date">
            <text:p>01/02/21</text:p>
          </table:table-cell>
          <table:table-cell office:value-type="float" office:value="16759" calcext:value-type="float">
            <text:p>16759</text:p>
          </table:table-cell>
          <table:table-cell office:value-type="float" office:value="277347.747764909" calcext:value-type="float">
            <text:p>277347.747764909</text:p>
          </table:table-cell>
          <table:table-cell table:style-name="ce2" office:value-type="date" office:date-value="2021-02-18" calcext:value-type="date">
            <text:p>18/02/21</text:p>
          </table:table-cell>
          <table:table-cell office:value-type="float" office:value="154111.867319041" calcext:value-type="float">
            <text:p>154111.86731904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2-02</text:p>
          </table:table-cell>
          <table:table-cell table:formula="of:=VALUE([.A238])" office:value-type="date" office:date-value="2021-02-02" calcext:value-type="date">
            <text:p>02/02/21</text:p>
          </table:table-cell>
          <table:table-cell office:value-type="float" office:value="15567" calcext:value-type="float">
            <text:p>15567</text:p>
          </table:table-cell>
          <table:table-cell office:value-type="float" office:value="265191.103506649" calcext:value-type="float">
            <text:p>265191.103506649</text:p>
          </table:table-cell>
          <table:table-cell table:style-name="ce2" office:value-type="date" office:date-value="2021-02-19" calcext:value-type="date">
            <text:p>19/02/21</text:p>
          </table:table-cell>
          <table:table-cell office:value-type="float" office:value="150335.260472468" calcext:value-type="float">
            <text:p>150335.260472468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2-03</text:p>
          </table:table-cell>
          <table:table-cell table:formula="of:=VALUE([.A239])" office:value-type="date" office:date-value="2021-02-03" calcext:value-type="date">
            <text:p>03/02/21</text:p>
          </table:table-cell>
          <table:table-cell office:value-type="float" office:value="14445" calcext:value-type="float">
            <text:p>14445</text:p>
          </table:table-cell>
          <table:table-cell office:value-type="float" office:value="253003.648851439" calcext:value-type="float">
            <text:p>253003.648851439</text:p>
          </table:table-cell>
          <table:table-cell table:style-name="ce2" office:value-type="date" office:date-value="2021-02-20" calcext:value-type="date">
            <text:p>20/02/21</text:p>
          </table:table-cell>
          <table:table-cell office:value-type="float" office:value="146911.53787031" calcext:value-type="float">
            <text:p>146911.5378703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2-04</text:p>
          </table:table-cell>
          <table:table-cell table:formula="of:=VALUE([.A240])" office:value-type="date" office:date-value="2021-02-04" calcext:value-type="date">
            <text:p>04/02/21</text:p>
          </table:table-cell>
          <table:table-cell office:value-type="float" office:value="13473" calcext:value-type="float">
            <text:p>13473</text:p>
          </table:table-cell>
          <table:table-cell office:value-type="float" office:value="240909.41396216" calcext:value-type="float">
            <text:p>240909.41396216</text:p>
          </table:table-cell>
          <table:table-cell table:style-name="ce2" office:value-type="date" office:date-value="2021-02-21" calcext:value-type="date">
            <text:p>21/02/21</text:p>
          </table:table-cell>
          <table:table-cell office:value-type="float" office:value="144069.950010639" calcext:value-type="float">
            <text:p>144069.950010639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2-05</text:p>
          </table:table-cell>
          <table:table-cell table:formula="of:=VALUE([.A241])" office:value-type="date" office:date-value="2021-02-05" calcext:value-type="date">
            <text:p>05/02/21</text:p>
          </table:table-cell>
          <table:table-cell office:value-type="float" office:value="12527" calcext:value-type="float">
            <text:p>12527</text:p>
          </table:table-cell>
          <table:table-cell office:value-type="float" office:value="228947.035051224" calcext:value-type="float">
            <text:p>228947.035051224</text:p>
          </table:table-cell>
          <table:table-cell table:style-name="ce2" office:value-type="date" office:date-value="2021-02-22" calcext:value-type="date">
            <text:p>22/02/21</text:p>
          </table:table-cell>
          <table:table-cell office:value-type="float" office:value="141444.138258194" calcext:value-type="float">
            <text:p>141444.138258194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2-06</text:p>
          </table:table-cell>
          <table:table-cell table:formula="of:=VALUE([.A242])" office:value-type="date" office:date-value="2021-02-06" calcext:value-type="date">
            <text:p>06/02/21</text:p>
          </table:table-cell>
          <table:table-cell office:value-type="float" office:value="11512" calcext:value-type="float">
            <text:p>11512</text:p>
          </table:table-cell>
          <table:table-cell office:value-type="float" office:value="217052.647919642" calcext:value-type="float">
            <text:p>217052.647919642</text:p>
          </table:table-cell>
          <table:table-cell table:style-name="ce2" office:value-type="date" office:date-value="2021-02-23" calcext:value-type="date">
            <text:p>23/02/21</text:p>
          </table:table-cell>
          <table:table-cell office:value-type="float" office:value="139093.267466771" calcext:value-type="float">
            <text:p>139093.26746677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2-07</text:p>
          </table:table-cell>
          <table:table-cell table:formula="of:=VALUE([.A243])" office:value-type="date" office:date-value="2021-02-07" calcext:value-type="date">
            <text:p>07/02/21</text:p>
          </table:table-cell>
          <table:table-cell office:value-type="float" office:value="11142" calcext:value-type="float">
            <text:p>11142</text:p>
          </table:table-cell>
          <table:table-cell office:value-type="float" office:value="205847.979547786" calcext:value-type="float">
            <text:p>205847.979547786</text:p>
          </table:table-cell>
          <table:table-cell table:style-name="ce2" office:value-type="date" office:date-value="2021-02-24" calcext:value-type="date">
            <text:p>24/02/21</text:p>
          </table:table-cell>
          <table:table-cell office:value-type="float" office:value="136770.170969937" calcext:value-type="float">
            <text:p>136770.170969937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2-08</text:p>
          </table:table-cell>
          <table:table-cell table:formula="of:=VALUE([.A244])" office:value-type="date" office:date-value="2021-02-08" calcext:value-type="date">
            <text:p>08/02/21</text:p>
          </table:table-cell>
          <table:table-cell office:value-type="float" office:value="10917" calcext:value-type="float">
            <text:p>10917</text:p>
          </table:table-cell>
          <table:table-cell office:value-type="float" office:value="195483.059151985" calcext:value-type="float">
            <text:p>195483.059151985</text:p>
          </table:table-cell>
          <table:table-cell table:style-name="ce2" office:value-type="date" office:date-value="2021-02-25" calcext:value-type="date">
            <text:p>25/02/21</text:p>
          </table:table-cell>
          <table:table-cell office:value-type="float" office:value="134298.514585765" calcext:value-type="float">
            <text:p>134298.514585765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2-09</text:p>
          </table:table-cell>
          <table:table-cell table:formula="of:=VALUE([.A245])" office:value-type="date" office:date-value="2021-02-09" calcext:value-type="date">
            <text:p>09/02/21</text:p>
          </table:table-cell>
          <table:table-cell office:value-type="float" office:value="10364" calcext:value-type="float">
            <text:p>10364</text:p>
          </table:table-cell>
          <table:table-cell office:value-type="float" office:value="185605.833615734" calcext:value-type="float">
            <text:p>185605.833615734</text:p>
          </table:table-cell>
          <table:table-cell table:style-name="ce2" office:value-type="date" office:date-value="2021-02-26" calcext:value-type="date">
            <text:p>26/02/21</text:p>
          </table:table-cell>
          <table:table-cell office:value-type="float" office:value="131629.916202431" calcext:value-type="float">
            <text:p>131629.91620243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2-10</text:p>
          </table:table-cell>
          <table:table-cell table:formula="of:=VALUE([.A246])" office:value-type="date" office:date-value="2021-02-10" calcext:value-type="date">
            <text:p>10/02/21</text:p>
          </table:table-cell>
          <table:table-cell office:value-type="float" office:value="9463" calcext:value-type="float">
            <text:p>9463</text:p>
          </table:table-cell>
          <table:table-cell office:value-type="float" office:value="175828.216518373" calcext:value-type="float">
            <text:p>175828.216518373</text:p>
          </table:table-cell>
          <table:table-cell table:style-name="ce2" office:value-type="date" office:date-value="2021-02-27" calcext:value-type="date">
            <text:p>27/02/21</text:p>
          </table:table-cell>
          <table:table-cell office:value-type="float" office:value="129019.767912357" calcext:value-type="float">
            <text:p>129019.767912357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2-11</text:p>
          </table:table-cell>
          <table:table-cell table:formula="of:=VALUE([.A247])" office:value-type="date" office:date-value="2021-02-11" calcext:value-type="date">
            <text:p>11/02/21</text:p>
          </table:table-cell>
          <table:table-cell office:value-type="float" office:value="8995" calcext:value-type="float">
            <text:p>8995</text:p>
          </table:table-cell>
          <table:table-cell office:value-type="float" office:value="166565.125632811" calcext:value-type="float">
            <text:p>166565.125632811</text:p>
          </table:table-cell>
          <table:table-cell table:style-name="ce2" office:value-type="date" office:date-value="2021-02-28" calcext:value-type="date">
            <text:p>28/02/21</text:p>
          </table:table-cell>
          <table:table-cell office:value-type="float" office:value="126011.476189597" calcext:value-type="float">
            <text:p>126011.476189597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2-12</text:p>
          </table:table-cell>
          <table:table-cell table:formula="of:=VALUE([.A248])" office:value-type="date" office:date-value="2021-02-12" calcext:value-type="date">
            <text:p>12/02/21</text:p>
          </table:table-cell>
          <table:table-cell office:value-type="float" office:value="9059" calcext:value-type="float">
            <text:p>9059</text:p>
          </table:table-cell>
          <table:table-cell office:value-type="float" office:value="158303.704260005" calcext:value-type="float">
            <text:p>158303.704260005</text:p>
          </table:table-cell>
          <table:table-cell table:style-name="ce2" office:value-type="date" office:date-value="2021-03-01" calcext:value-type="date">
            <text:p>01/03/21</text:p>
          </table:table-cell>
          <table:table-cell office:value-type="float" office:value="122874.834024341" calcext:value-type="float">
            <text:p>122874.83402434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2-13</text:p>
          </table:table-cell>
          <table:table-cell table:formula="of:=VALUE([.A249])" office:value-type="date" office:date-value="2021-02-13" calcext:value-type="date">
            <text:p>13/02/21</text:p>
          </table:table-cell>
          <table:table-cell office:value-type="float" office:value="9157" calcext:value-type="float">
            <text:p>9157</text:p>
          </table:table-cell>
          <table:table-cell office:value-type="float" office:value="151009.591117001" calcext:value-type="float">
            <text:p>151009.591117001</text:p>
          </table:table-cell>
          <table:table-cell table:style-name="ce2" office:value-type="date" office:date-value="2021-03-02" calcext:value-type="date">
            <text:p>02/03/21</text:p>
          </table:table-cell>
          <table:table-cell office:value-type="float" office:value="119451.293748356" calcext:value-type="float">
            <text:p>119451.29374835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2-14</text:p>
          </table:table-cell>
          <table:table-cell table:formula="of:=VALUE([.A250])" office:value-type="date" office:date-value="2021-02-14" calcext:value-type="date">
            <text:p>14/02/21</text:p>
          </table:table-cell>
          <table:table-cell office:value-type="float" office:value="9030" calcext:value-type="float">
            <text:p>9030</text:p>
          </table:table-cell>
          <table:table-cell office:value-type="float" office:value="144416.572904375" calcext:value-type="float">
            <text:p>144416.572904375</text:p>
          </table:table-cell>
          <table:table-cell table:style-name="ce2" office:value-type="date" office:date-value="2021-03-03" calcext:value-type="date">
            <text:p>03/03/21</text:p>
          </table:table-cell>
          <table:table-cell office:value-type="float" office:value="115520.472800113" calcext:value-type="float">
            <text:p>115520.472800113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2-15</text:p>
          </table:table-cell>
          <table:table-cell table:formula="of:=VALUE([.A251])" office:value-type="date" office:date-value="2021-02-15" calcext:value-type="date">
            <text:p>15/02/21</text:p>
          </table:table-cell>
          <table:table-cell office:value-type="float" office:value="8644" calcext:value-type="float">
            <text:p>8644</text:p>
          </table:table-cell>
          <table:table-cell office:value-type="float" office:value="138210.349665629" calcext:value-type="float">
            <text:p>138210.349665629</text:p>
          </table:table-cell>
          <table:table-cell table:style-name="ce2" office:value-type="date" office:date-value="2021-03-04" calcext:value-type="date">
            <text:p>04/03/21</text:p>
          </table:table-cell>
          <table:table-cell office:value-type="float" office:value="111378.938936245" calcext:value-type="float">
            <text:p>111378.938936245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2-16</text:p>
          </table:table-cell>
          <table:table-cell table:formula="of:=VALUE([.A252])" office:value-type="date" office:date-value="2021-02-16" calcext:value-type="date">
            <text:p>16/02/21</text:p>
          </table:table-cell>
          <table:table-cell office:value-type="float" office:value="8435" calcext:value-type="float">
            <text:p>8435</text:p>
          </table:table-cell>
          <table:table-cell office:value-type="float" office:value="132518.791457334" calcext:value-type="float">
            <text:p>132518.791457334</text:p>
          </table:table-cell>
          <table:table-cell table:style-name="ce2" office:value-type="date" office:date-value="2021-03-05" calcext:value-type="date">
            <text:p>05/03/21</text:p>
          </table:table-cell>
          <table:table-cell office:value-type="float" office:value="107230.066425454" calcext:value-type="float">
            <text:p>107230.066425454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2-17</text:p>
          </table:table-cell>
          <table:table-cell table:formula="of:=VALUE([.A253])" office:value-type="date" office:date-value="2021-02-17" calcext:value-type="date">
            <text:p>17/02/21</text:p>
          </table:table-cell>
          <table:table-cell office:value-type="float" office:value="8463" calcext:value-type="float">
            <text:p>8463</text:p>
          </table:table-cell>
          <table:table-cell office:value-type="float" office:value="127502.784754056" calcext:value-type="float">
            <text:p>127502.784754056</text:p>
          </table:table-cell>
          <table:table-cell table:style-name="ce2" office:value-type="date" office:date-value="2021-03-06" calcext:value-type="date">
            <text:p>06/03/21</text:p>
          </table:table-cell>
          <table:table-cell office:value-type="float" office:value="103131.763142275" calcext:value-type="float">
            <text:p>103131.763142275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2-18</text:p>
          </table:table-cell>
          <table:table-cell table:formula="of:=VALUE([.A254])" office:value-type="date" office:date-value="2021-02-18" calcext:value-type="date">
            <text:p>18/02/21</text:p>
          </table:table-cell>
          <table:table-cell office:value-type="float" office:value="8800" calcext:value-type="float">
            <text:p>8800</text:p>
          </table:table-cell>
          <table:table-cell office:value-type="float" office:value="123429.479081246" calcext:value-type="float">
            <text:p>123429.479081246</text:p>
          </table:table-cell>
          <table:table-cell table:style-name="ce2" office:value-type="date" office:date-value="2021-03-07" calcext:value-type="date">
            <text:p>07/03/21</text:p>
          </table:table-cell>
          <table:table-cell office:value-type="float" office:value="98869.7589374025" calcext:value-type="float">
            <text:p>98869.7589374025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2-19</text:p>
          </table:table-cell>
          <table:table-cell table:formula="of:=VALUE([.A255])" office:value-type="date" office:date-value="2021-02-19" calcext:value-type="date">
            <text:p>19/02/21</text:p>
          </table:table-cell>
          <table:table-cell office:value-type="float" office:value="8821" calcext:value-type="float">
            <text:p>8821</text:p>
          </table:table-cell>
          <table:table-cell office:value-type="float" office:value="119918.128226647" calcext:value-type="float">
            <text:p>119918.128226647</text:p>
          </table:table-cell>
          <table:table-cell table:style-name="ce2" office:value-type="date" office:date-value="2021-03-08" calcext:value-type="date">
            <text:p>08/03/21</text:p>
          </table:table-cell>
          <table:table-cell office:value-type="float" office:value="94862.6501074206" calcext:value-type="float">
            <text:p>94862.650107420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2-20</text:p>
          </table:table-cell>
          <table:table-cell table:formula="of:=VALUE([.A256])" office:value-type="date" office:date-value="2021-02-20" calcext:value-type="date">
            <text:p>20/02/21</text:p>
          </table:table-cell>
          <table:table-cell office:value-type="float" office:value="8839" calcext:value-type="float">
            <text:p>8839</text:p>
          </table:table-cell>
          <table:table-cell office:value-type="float" office:value="116897.297338683" calcext:value-type="float">
            <text:p>116897.297338683</text:p>
          </table:table-cell>
          <table:table-cell table:style-name="ce2" office:value-type="date" office:date-value="2021-03-09" calcext:value-type="date">
            <text:p>09/03/21</text:p>
          </table:table-cell>
          <table:table-cell office:value-type="float" office:value="90646.7060304998" calcext:value-type="float">
            <text:p>90646.7060304998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2-21</text:p>
          </table:table-cell>
          <table:table-cell table:formula="of:=VALUE([.A257])" office:value-type="date" office:date-value="2021-02-21" calcext:value-type="date">
            <text:p>21/02/21</text:p>
          </table:table-cell>
          <table:table-cell office:value-type="float" office:value="8672" calcext:value-type="float">
            <text:p>8672</text:p>
          </table:table-cell>
          <table:table-cell office:value-type="float" office:value="114132.715328409" calcext:value-type="float">
            <text:p>114132.715328409</text:p>
          </table:table-cell>
          <table:table-cell table:style-name="ce2" office:value-type="date" office:date-value="2021-03-10" calcext:value-type="date">
            <text:p>10/03/21</text:p>
          </table:table-cell>
          <table:table-cell office:value-type="float" office:value="86509.7990853876" calcext:value-type="float">
            <text:p>86509.799085387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2-22</text:p>
          </table:table-cell>
          <table:table-cell table:formula="of:=VALUE([.A258])" office:value-type="date" office:date-value="2021-02-22" calcext:value-type="date">
            <text:p>22/02/21</text:p>
          </table:table-cell>
          <table:table-cell office:value-type="float" office:value="8758" calcext:value-type="float">
            <text:p>8758</text:p>
          </table:table-cell>
          <table:table-cell office:value-type="float" office:value="111832.326311244" calcext:value-type="float">
            <text:p>111832.326311244</text:p>
          </table:table-cell>
          <table:table-cell table:style-name="ce2" office:value-type="date" office:date-value="2021-03-11" calcext:value-type="date">
            <text:p>11/03/21</text:p>
          </table:table-cell>
          <table:table-cell office:value-type="float" office:value="82439.3755176695" calcext:value-type="float">
            <text:p>82439.3755176695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2-23</text:p>
          </table:table-cell>
          <table:table-cell table:formula="of:=VALUE([.A259])" office:value-type="date" office:date-value="2021-02-23" calcext:value-type="date">
            <text:p>23/02/21</text:p>
          </table:table-cell>
          <table:table-cell office:value-type="float" office:value="8553" calcext:value-type="float">
            <text:p>8553</text:p>
          </table:table-cell>
          <table:table-cell office:value-type="float" office:value="109657.357364307" calcext:value-type="float">
            <text:p>109657.357364307</text:p>
          </table:table-cell>
          <table:table-cell table:style-name="ce2" office:value-type="date" office:date-value="2021-03-12" calcext:value-type="date">
            <text:p>12/03/21</text:p>
          </table:table-cell>
          <table:table-cell office:value-type="float" office:value="78888.3430479307" calcext:value-type="float">
            <text:p>78888.3430479307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2-24</text:p>
          </table:table-cell>
          <table:table-cell table:formula="of:=VALUE([.A260])" office:value-type="date" office:date-value="2021-02-24" calcext:value-type="date">
            <text:p>24/02/21</text:p>
          </table:table-cell>
          <table:table-cell office:value-type="float" office:value="8479" calcext:value-type="float">
            <text:p>8479</text:p>
          </table:table-cell>
          <table:table-cell office:value-type="float" office:value="107712.226580648" calcext:value-type="float">
            <text:p>107712.226580648</text:p>
          </table:table-cell>
          <table:table-cell table:style-name="ce2" office:value-type="date" office:date-value="2021-03-13" calcext:value-type="date">
            <text:p>13/03/21</text:p>
          </table:table-cell>
          <table:table-cell office:value-type="float" office:value="75420.6745910822" calcext:value-type="float">
            <text:p>75420.674591082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2-25</text:p>
          </table:table-cell>
          <table:table-cell table:formula="of:=VALUE([.A261])" office:value-type="date" office:date-value="2021-02-25" calcext:value-type="date">
            <text:p>25/02/21</text:p>
          </table:table-cell>
          <table:table-cell office:value-type="float" office:value="8192" calcext:value-type="float">
            <text:p>8192</text:p>
          </table:table-cell>
          <table:table-cell office:value-type="float" office:value="105742.801747196" calcext:value-type="float">
            <text:p>105742.801747196</text:p>
          </table:table-cell>
          <table:table-cell table:style-name="ce2" office:value-type="date" office:date-value="2021-03-14" calcext:value-type="date">
            <text:p>14/03/21</text:p>
          </table:table-cell>
          <table:table-cell office:value-type="float" office:value="71983.8880404408" calcext:value-type="float">
            <text:p>71983.8880404408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2-26</text:p>
          </table:table-cell>
          <table:table-cell table:formula="of:=VALUE([.A262])" office:value-type="date" office:date-value="2021-02-26" calcext:value-type="date">
            <text:p>26/02/21</text:p>
          </table:table-cell>
          <table:table-cell office:value-type="float" office:value="7762" calcext:value-type="float">
            <text:p>7762</text:p>
          </table:table-cell>
          <table:table-cell office:value-type="float" office:value="103583.050879933" calcext:value-type="float">
            <text:p>103583.050879933</text:p>
          </table:table-cell>
          <table:table-cell table:style-name="ce2" office:value-type="date" office:date-value="2021-03-15" calcext:value-type="date">
            <text:p>15/03/21</text:p>
          </table:table-cell>
          <table:table-cell office:value-type="float" office:value="68856.0231470661" calcext:value-type="float">
            <text:p>68856.023147066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2-27</text:p>
          </table:table-cell>
          <table:table-cell table:formula="of:=VALUE([.A263])" office:value-type="date" office:date-value="2021-02-27" calcext:value-type="date">
            <text:p>27/02/21</text:p>
          </table:table-cell>
          <table:table-cell office:value-type="float" office:value="7273" calcext:value-type="float">
            <text:p>7273</text:p>
          </table:table-cell>
          <table:table-cell office:value-type="float" office:value="101162.627217574" calcext:value-type="float">
            <text:p>101162.627217574</text:p>
          </table:table-cell>
          <table:table-cell table:style-name="ce2" office:value-type="date" office:date-value="2021-03-16" calcext:value-type="date">
            <text:p>16/03/21</text:p>
          </table:table-cell>
          <table:table-cell office:value-type="float" office:value="66072.8108791406" calcext:value-type="float">
            <text:p>66072.810879140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2-28</text:p>
          </table:table-cell>
          <table:table-cell table:formula="of:=VALUE([.A264])" office:value-type="date" office:date-value="2021-02-28" calcext:value-type="date">
            <text:p>28/02/21</text:p>
          </table:table-cell>
          <table:table-cell office:value-type="float" office:value="7094" calcext:value-type="float">
            <text:p>7094</text:p>
          </table:table-cell>
          <table:table-cell office:value-type="float" office:value="98777.9490174876" calcext:value-type="float">
            <text:p>98777.9490174876</text:p>
          </table:table-cell>
          <table:table-cell table:style-name="ce2" office:value-type="date" office:date-value="2021-03-17" calcext:value-type="date">
            <text:p>17/03/21</text:p>
          </table:table-cell>
          <table:table-cell office:value-type="float" office:value="63918.6371260252" calcext:value-type="float">
            <text:p>63918.637126025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3-01</text:p>
          </table:table-cell>
          <table:table-cell table:formula="of:=VALUE([.A265])" office:value-type="date" office:date-value="2021-03-01" calcext:value-type="date">
            <text:p>01/03/21</text:p>
          </table:table-cell>
          <table:table-cell office:value-type="float" office:value="6586" calcext:value-type="float">
            <text:p>6586</text:p>
          </table:table-cell>
          <table:table-cell office:value-type="float" office:value="96100.1219076206" calcext:value-type="float">
            <text:p>96100.1219076206</text:p>
          </table:table-cell>
          <table:table-cell table:style-name="ce2" office:value-type="date" office:date-value="2021-03-18" calcext:value-type="date">
            <text:p>18/03/21</text:p>
          </table:table-cell>
          <table:table-cell office:value-type="float" office:value="62180.9886448616" calcext:value-type="float">
            <text:p>62180.988644861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3-02</text:p>
          </table:table-cell>
          <table:table-cell table:formula="of:=VALUE([.A266])" office:value-type="date" office:date-value="2021-03-02" calcext:value-type="date">
            <text:p>02/03/21</text:p>
          </table:table-cell>
          <table:table-cell office:value-type="float" office:value="6294" calcext:value-type="float">
            <text:p>6294</text:p>
          </table:table-cell>
          <table:table-cell office:value-type="float" office:value="93341.1998025249" calcext:value-type="float">
            <text:p>93341.1998025249</text:p>
          </table:table-cell>
          <table:table-cell table:style-name="ce2" office:value-type="date" office:date-value="2021-03-19" calcext:value-type="date">
            <text:p>19/03/21</text:p>
          </table:table-cell>
          <table:table-cell office:value-type="float" office:value="60560.5186739226" calcext:value-type="float">
            <text:p>60560.518673922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3-03</text:p>
          </table:table-cell>
          <table:table-cell table:formula="of:=VALUE([.A267])" office:value-type="date" office:date-value="2021-03-03" calcext:value-type="date">
            <text:p>03/03/21</text:p>
          </table:table-cell>
          <table:table-cell office:value-type="float" office:value="5833" calcext:value-type="float">
            <text:p>5833</text:p>
          </table:table-cell>
          <table:table-cell office:value-type="float" office:value="90340.2033661882" calcext:value-type="float">
            <text:p>90340.2033661882</text:p>
          </table:table-cell>
          <table:table-cell table:style-name="ce2" office:value-type="date" office:date-value="2021-03-20" calcext:value-type="date">
            <text:p>20/03/21</text:p>
          </table:table-cell>
          <table:table-cell office:value-type="float" office:value="59079.0462083626" calcext:value-type="float">
            <text:p>59079.046208362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3-04</text:p>
          </table:table-cell>
          <table:table-cell table:formula="of:=VALUE([.A268])" office:value-type="date" office:date-value="2021-03-04" calcext:value-type="date">
            <text:p>04/03/21</text:p>
          </table:table-cell>
          <table:table-cell office:value-type="float" office:value="5234" calcext:value-type="float">
            <text:p>5234</text:p>
          </table:table-cell>
          <table:table-cell office:value-type="float" office:value="86973.8354382527" calcext:value-type="float">
            <text:p>86973.8354382527</text:p>
          </table:table-cell>
          <table:table-cell table:style-name="ce2" office:value-type="date" office:date-value="2021-03-21" calcext:value-type="date">
            <text:p>21/03/21</text:p>
          </table:table-cell>
          <table:table-cell office:value-type="float" office:value="57694.9366230466" calcext:value-type="float">
            <text:p>57694.936623046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3-05</text:p>
          </table:table-cell>
          <table:table-cell table:formula="of:=VALUE([.A269])" office:value-type="date" office:date-value="2021-03-05" calcext:value-type="date">
            <text:p>05/03/21</text:p>
          </table:table-cell>
          <table:table-cell office:value-type="float" office:value="4878" calcext:value-type="float">
            <text:p>4878</text:p>
          </table:table-cell>
          <table:table-cell office:value-type="float" office:value="83496.7816407882" calcext:value-type="float">
            <text:p>83496.7816407882</text:p>
          </table:table-cell>
          <table:table-cell table:style-name="ce2" office:value-type="date" office:date-value="2021-03-22" calcext:value-type="date">
            <text:p>22/03/21</text:p>
          </table:table-cell>
          <table:table-cell office:value-type="float" office:value="56746.3128677431" calcext:value-type="float">
            <text:p>56746.312867743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3-06</text:p>
          </table:table-cell>
          <table:table-cell table:formula="of:=VALUE([.A270])" office:value-type="date" office:date-value="2021-03-06" calcext:value-type="date">
            <text:p>06/03/21</text:p>
          </table:table-cell>
          <table:table-cell office:value-type="float" office:value="4706" calcext:value-type="float">
            <text:p>4706</text:p>
          </table:table-cell>
          <table:table-cell office:value-type="float" office:value="80105.0715056158" calcext:value-type="float">
            <text:p>80105.0715056158</text:p>
          </table:table-cell>
          <table:table-cell table:style-name="ce2" office:value-type="date" office:date-value="2021-03-23" calcext:value-type="date">
            <text:p>23/03/21</text:p>
          </table:table-cell>
          <table:table-cell office:value-type="float" office:value="55995.4955769592" calcext:value-type="float">
            <text:p>55995.495576959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3-07</text:p>
          </table:table-cell>
          <table:table-cell table:formula="of:=VALUE([.A271])" office:value-type="date" office:date-value="2021-03-07" calcext:value-type="date">
            <text:p>07/03/21</text:p>
          </table:table-cell>
          <table:table-cell office:value-type="float" office:value="4594" calcext:value-type="float">
            <text:p>4594</text:p>
          </table:table-cell>
          <table:table-cell office:value-type="float" office:value="76871.2413158119" calcext:value-type="float">
            <text:p>76871.2413158119</text:p>
          </table:table-cell>
          <table:table-cell table:style-name="ce2" office:value-type="date" office:date-value="2021-03-24" calcext:value-type="date">
            <text:p>24/03/21</text:p>
          </table:table-cell>
          <table:table-cell office:value-type="float" office:value="55321.629150518" calcext:value-type="float">
            <text:p>55321.629150518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3-08</text:p>
          </table:table-cell>
          <table:table-cell table:formula="of:=VALUE([.A272])" office:value-type="date" office:date-value="2021-03-08" calcext:value-type="date">
            <text:p>08/03/21</text:p>
          </table:table-cell>
          <table:table-cell office:value-type="float" office:value="4189" calcext:value-type="float">
            <text:p>4189</text:p>
          </table:table-cell>
          <table:table-cell office:value-type="float" office:value="73511.8381583657" calcext:value-type="float">
            <text:p>73511.8381583657</text:p>
          </table:table-cell>
          <table:table-cell table:style-name="ce2" office:value-type="date" office:date-value="2021-03-25" calcext:value-type="date">
            <text:p>25/03/21</text:p>
          </table:table-cell>
          <table:table-cell office:value-type="float" office:value="54880.7901235486" calcext:value-type="float">
            <text:p>54880.790123548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3-09</text:p>
          </table:table-cell>
          <table:table-cell table:formula="of:=VALUE([.A273])" office:value-type="date" office:date-value="2021-03-09" calcext:value-type="date">
            <text:p>09/03/21</text:p>
          </table:table-cell>
          <table:table-cell office:value-type="float" office:value="4194" calcext:value-type="float">
            <text:p>4194</text:p>
          </table:table-cell>
          <table:table-cell office:value-type="float" office:value="70429.1866141599" calcext:value-type="float">
            <text:p>70429.1866141599</text:p>
          </table:table-cell>
          <table:table-cell table:style-name="ce2" office:value-type="date" office:date-value="2021-03-26" calcext:value-type="date">
            <text:p>26/03/21</text:p>
          </table:table-cell>
          <table:table-cell office:value-type="float" office:value="54320.3016472139" calcext:value-type="float">
            <text:p>54320.3016472139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3-10</text:p>
          </table:table-cell>
          <table:table-cell table:formula="of:=VALUE([.A274])" office:value-type="date" office:date-value="2021-03-10" calcext:value-type="date">
            <text:p>10/03/21</text:p>
          </table:table-cell>
          <table:table-cell office:value-type="float" office:value="3770" calcext:value-type="float">
            <text:p>3770</text:p>
          </table:table-cell>
          <table:table-cell office:value-type="float" office:value="67194.7287097466" calcext:value-type="float">
            <text:p>67194.7287097466</text:p>
          </table:table-cell>
          <table:table-cell table:style-name="ce2" office:value-type="date" office:date-value="2021-03-27" calcext:value-type="date">
            <text:p>27/03/21</text:p>
          </table:table-cell>
          <table:table-cell office:value-type="float" office:value="53901.3565671179" calcext:value-type="float">
            <text:p>53901.3565671179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3-11</text:p>
          </table:table-cell>
          <table:table-cell table:formula="of:=VALUE([.A275])" office:value-type="date" office:date-value="2021-03-11" calcext:value-type="date">
            <text:p>11/03/21</text:p>
          </table:table-cell>
          <table:table-cell office:value-type="float" office:value="3563" calcext:value-type="float">
            <text:p>3563</text:p>
          </table:table-cell>
          <table:table-cell office:value-type="float" office:value="64034.8672830581" calcext:value-type="float">
            <text:p>64034.8672830581</text:p>
          </table:table-cell>
          <table:table-cell table:style-name="ce2" office:value-type="date" office:date-value="2021-03-28" calcext:value-type="date">
            <text:p>28/03/21</text:p>
          </table:table-cell>
          <table:table-cell office:value-type="float" office:value="53341.83155237" calcext:value-type="float">
            <text:p>53341.83155237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3-12</text:p>
          </table:table-cell>
          <table:table-cell table:formula="of:=VALUE([.A276])" office:value-type="date" office:date-value="2021-03-12" calcext:value-type="date">
            <text:p>12/03/21</text:p>
          </table:table-cell>
          <table:table-cell office:value-type="float" office:value="3308" calcext:value-type="float">
            <text:p>3308</text:p>
          </table:table-cell>
          <table:table-cell office:value-type="float" office:value="60909.0544869729" calcext:value-type="float">
            <text:p>60909.0544869729</text:p>
          </table:table-cell>
          <table:table-cell table:style-name="ce2" office:value-type="date" office:date-value="2021-03-29" calcext:value-type="date">
            <text:p>29/03/21</text:p>
          </table:table-cell>
          <table:table-cell office:value-type="float" office:value="52685.3201627748" calcext:value-type="float">
            <text:p>52685.3201627748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3-13</text:p>
          </table:table-cell>
          <table:table-cell table:formula="of:=VALUE([.A277])" office:value-type="date" office:date-value="2021-03-13" calcext:value-type="date">
            <text:p>13/03/21</text:p>
          </table:table-cell>
          <table:table-cell office:value-type="float" office:value="3524" calcext:value-type="float">
            <text:p>3524</text:p>
          </table:table-cell>
          <table:table-cell office:value-type="float" office:value="58277.1490312578" calcext:value-type="float">
            <text:p>58277.1490312578</text:p>
          </table:table-cell>
          <table:table-cell table:style-name="ce2" office:value-type="date" office:date-value="2021-03-30" calcext:value-type="date">
            <text:p>30/03/21</text:p>
          </table:table-cell>
          <table:table-cell office:value-type="float" office:value="52018.4257669299" calcext:value-type="float">
            <text:p>52018.4257669299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3-14</text:p>
          </table:table-cell>
          <table:table-cell table:formula="of:=VALUE([.A278])" office:value-type="date" office:date-value="2021-03-14" calcext:value-type="date">
            <text:p>14/03/21</text:p>
          </table:table-cell>
          <table:table-cell office:value-type="float" office:value="3340" calcext:value-type="float">
            <text:p>3340</text:p>
          </table:table-cell>
          <table:table-cell office:value-type="float" office:value="55721.5957102688" calcext:value-type="float">
            <text:p>55721.5957102688</text:p>
          </table:table-cell>
          <table:table-cell table:style-name="ce2" office:value-type="date" office:date-value="2021-03-31" calcext:value-type="date">
            <text:p>31/03/21</text:p>
          </table:table-cell>
          <table:table-cell office:value-type="float" office:value="50799.0048243829" calcext:value-type="float">
            <text:p>50799.0048243829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3-15</text:p>
          </table:table-cell>
          <table:table-cell table:formula="of:=VALUE([.A279])" office:value-type="date" office:date-value="2021-03-15" calcext:value-type="date">
            <text:p>15/03/21</text:p>
          </table:table-cell>
          <table:table-cell office:value-type="float" office:value="3099" calcext:value-type="float">
            <text:p>3099</text:p>
          </table:table-cell>
          <table:table-cell office:value-type="float" office:value="53176.623955311" calcext:value-type="float">
            <text:p>53176.623955311</text:p>
          </table:table-cell>
          <table:table-cell table:style-name="ce2" office:value-type="date" office:date-value="2021-04-01" calcext:value-type="date">
            <text:p>01/04/21</text:p>
          </table:table-cell>
          <table:table-cell office:value-type="float" office:value="49495.8151788187" calcext:value-type="float">
            <text:p>49495.8151788187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3-16</text:p>
          </table:table-cell>
          <table:table-cell table:formula="of:=VALUE([.A280])" office:value-type="date" office:date-value="2021-03-16" calcext:value-type="date">
            <text:p>16/03/21</text:p>
          </table:table-cell>
          <table:table-cell office:value-type="float" office:value="3114" calcext:value-type="float">
            <text:p>3114</text:p>
          </table:table-cell>
          <table:table-cell office:value-type="float" office:value="50894.7724551696" calcext:value-type="float">
            <text:p>50894.7724551696</text:p>
          </table:table-cell>
          <table:table-cell table:style-name="ce2" office:value-type="date" office:date-value="2021-04-02" calcext:value-type="date">
            <text:p>02/04/21</text:p>
          </table:table-cell>
          <table:table-cell office:value-type="float" office:value="48112.2926524771" calcext:value-type="float">
            <text:p>48112.292652477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3-17</text:p>
          </table:table-cell>
          <table:table-cell table:formula="of:=VALUE([.A281])" office:value-type="date" office:date-value="2021-03-17" calcext:value-type="date">
            <text:p>17/03/21</text:p>
          </table:table-cell>
          <table:table-cell office:value-type="float" office:value="3139" calcext:value-type="float">
            <text:p>3139</text:p>
          </table:table-cell>
          <table:table-cell office:value-type="float" office:value="48880.7107911846" calcext:value-type="float">
            <text:p>48880.7107911846</text:p>
          </table:table-cell>
          <table:table-cell table:style-name="ce2" office:value-type="date" office:date-value="2021-04-03" calcext:value-type="date">
            <text:p>03/04/21</text:p>
          </table:table-cell>
          <table:table-cell office:value-type="float" office:value="46820.1673746248" calcext:value-type="float">
            <text:p>46820.1673746248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3-18</text:p>
          </table:table-cell>
          <table:table-cell table:formula="of:=VALUE([.A282])" office:value-type="date" office:date-value="2021-03-18" calcext:value-type="date">
            <text:p>18/03/21</text:p>
          </table:table-cell>
          <table:table-cell office:value-type="float" office:value="3430" calcext:value-type="float">
            <text:p>3430</text:p>
          </table:table-cell>
          <table:table-cell office:value-type="float" office:value="47382.444515392" calcext:value-type="float">
            <text:p>47382.444515392</text:p>
          </table:table-cell>
          <table:table-cell table:style-name="ce2" office:value-type="date" office:date-value="2021-04-04" calcext:value-type="date">
            <text:p>04/04/21</text:p>
          </table:table-cell>
          <table:table-cell office:value-type="float" office:value="45515.2844967087" calcext:value-type="float">
            <text:p>45515.2844967087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3-19</text:p>
          </table:table-cell>
          <table:table-cell table:formula="of:=VALUE([.A283])" office:value-type="date" office:date-value="2021-03-19" calcext:value-type="date">
            <text:p>19/03/21</text:p>
          </table:table-cell>
          <table:table-cell office:value-type="float" office:value="3564" calcext:value-type="float">
            <text:p>3564</text:p>
          </table:table-cell>
          <table:table-cell office:value-type="float" office:value="46219.1400552754" calcext:value-type="float">
            <text:p>46219.1400552754</text:p>
          </table:table-cell>
          <table:table-cell table:style-name="ce2" office:value-type="date" office:date-value="2021-04-05" calcext:value-type="date">
            <text:p>05/04/21</text:p>
          </table:table-cell>
          <table:table-cell office:value-type="float" office:value="43905.4441526839" calcext:value-type="float">
            <text:p>43905.4441526839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3-20</text:p>
          </table:table-cell>
          <table:table-cell table:formula="of:=VALUE([.A284])" office:value-type="date" office:date-value="2021-03-20" calcext:value-type="date">
            <text:p>20/03/21</text:p>
          </table:table-cell>
          <table:table-cell office:value-type="float" office:value="3493" calcext:value-type="float">
            <text:p>3493</text:p>
          </table:table-cell>
          <table:table-cell office:value-type="float" office:value="45157.1907977745" calcext:value-type="float">
            <text:p>45157.1907977745</text:p>
          </table:table-cell>
          <table:table-cell table:style-name="ce2" office:value-type="date" office:date-value="2021-04-06" calcext:value-type="date">
            <text:p>06/04/21</text:p>
          </table:table-cell>
          <table:table-cell office:value-type="float" office:value="42488.2454908568" calcext:value-type="float">
            <text:p>42488.2454908568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3-21</text:p>
          </table:table-cell>
          <table:table-cell table:formula="of:=VALUE([.A285])" office:value-type="date" office:date-value="2021-03-21" calcext:value-type="date">
            <text:p>21/03/21</text:p>
          </table:table-cell>
          <table:table-cell office:value-type="float" office:value="3415" calcext:value-type="float">
            <text:p>3415</text:p>
          </table:table-cell>
          <table:table-cell office:value-type="float" office:value="44175.2291941619" calcext:value-type="float">
            <text:p>44175.2291941619</text:p>
          </table:table-cell>
          <table:table-cell table:style-name="ce2" office:value-type="date" office:date-value="2021-04-07" calcext:value-type="date">
            <text:p>07/04/21</text:p>
          </table:table-cell>
          <table:table-cell office:value-type="float" office:value="41135.9371631255" calcext:value-type="float">
            <text:p>41135.9371631255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3-22</text:p>
          </table:table-cell>
          <table:table-cell table:formula="of:=VALUE([.A286])" office:value-type="date" office:date-value="2021-03-22" calcext:value-type="date">
            <text:p>22/03/21</text:p>
          </table:table-cell>
          <table:table-cell office:value-type="float" office:value="3289" calcext:value-type="float">
            <text:p>3289</text:p>
          </table:table-cell>
          <table:table-cell office:value-type="float" office:value="43205.501859267" calcext:value-type="float">
            <text:p>43205.501859267</text:p>
          </table:table-cell>
          <table:table-cell table:style-name="ce2" office:value-type="date" office:date-value="2021-04-08" calcext:value-type="date">
            <text:p>08/04/21</text:p>
          </table:table-cell>
          <table:table-cell office:value-type="float" office:value="39819.9579426154" calcext:value-type="float">
            <text:p>39819.9579426154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3-23</text:p>
          </table:table-cell>
          <table:table-cell table:formula="of:=VALUE([.A287])" office:value-type="date" office:date-value="2021-03-23" calcext:value-type="date">
            <text:p>23/03/21</text:p>
          </table:table-cell>
          <table:table-cell office:value-type="float" office:value="3520" calcext:value-type="float">
            <text:p>3520</text:p>
          </table:table-cell>
          <table:table-cell office:value-type="float" office:value="42592.7402422496" calcext:value-type="float">
            <text:p>42592.7402422496</text:p>
          </table:table-cell>
          <table:table-cell table:style-name="ce2" office:value-type="date" office:date-value="2021-04-09" calcext:value-type="date">
            <text:p>09/04/21</text:p>
          </table:table-cell>
          <table:table-cell office:value-type="float" office:value="38561.9404128548" calcext:value-type="float">
            <text:p>38561.9404128548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3-24</text:p>
          </table:table-cell>
          <table:table-cell table:formula="of:=VALUE([.A288])" office:value-type="date" office:date-value="2021-03-24" calcext:value-type="date">
            <text:p>24/03/21</text:p>
          </table:table-cell>
          <table:table-cell office:value-type="float" office:value="3607" calcext:value-type="float">
            <text:p>3607</text:p>
          </table:table-cell>
          <table:table-cell office:value-type="float" office:value="42170.6690707643" calcext:value-type="float">
            <text:p>42170.6690707643</text:p>
          </table:table-cell>
          <table:table-cell table:style-name="ce2" office:value-type="date" office:date-value="2021-04-10" calcext:value-type="date">
            <text:p>10/04/21</text:p>
          </table:table-cell>
          <table:table-cell office:value-type="float" office:value="37329.6537122461" calcext:value-type="float">
            <text:p>37329.653712246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3-25</text:p>
          </table:table-cell>
          <table:table-cell table:formula="of:=VALUE([.A289])" office:value-type="date" office:date-value="2021-03-25" calcext:value-type="date">
            <text:p>25/03/21</text:p>
          </table:table-cell>
          <table:table-cell office:value-type="float" office:value="3512" calcext:value-type="float">
            <text:p>3512</text:p>
          </table:table-cell>
          <table:table-cell office:value-type="float" office:value="41746.803493509" calcext:value-type="float">
            <text:p>41746.803493509</text:p>
          </table:table-cell>
          <table:table-cell table:style-name="ce2" office:value-type="date" office:date-value="2021-04-11" calcext:value-type="date">
            <text:p>11/04/21</text:p>
          </table:table-cell>
          <table:table-cell office:value-type="float" office:value="36002.2939246798" calcext:value-type="float">
            <text:p>36002.2939246798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3-26</text:p>
          </table:table-cell>
          <table:table-cell table:formula="of:=VALUE([.A290])" office:value-type="date" office:date-value="2021-03-26" calcext:value-type="date">
            <text:p>26/03/21</text:p>
          </table:table-cell>
          <table:table-cell office:value-type="float" office:value="3661" calcext:value-type="float">
            <text:p>3661</text:p>
          </table:table-cell>
          <table:table-cell office:value-type="float" office:value="41546.981201717" calcext:value-type="float">
            <text:p>41546.981201717</text:p>
          </table:table-cell>
          <table:table-cell table:style-name="ce2" office:value-type="date" office:date-value="2021-04-12" calcext:value-type="date">
            <text:p>12/04/21</text:p>
          </table:table-cell>
          <table:table-cell office:value-type="float" office:value="34557.8118177626" calcext:value-type="float">
            <text:p>34557.811817762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3-27</text:p>
          </table:table-cell>
          <table:table-cell table:formula="of:=VALUE([.A291])" office:value-type="date" office:date-value="2021-03-27" calcext:value-type="date">
            <text:p>27/03/21</text:p>
          </table:table-cell>
          <table:table-cell office:value-type="float" office:value="3451" calcext:value-type="float">
            <text:p>3451</text:p>
          </table:table-cell>
          <table:table-cell office:value-type="float" office:value="41202.4991948454" calcext:value-type="float">
            <text:p>41202.4991948454</text:p>
          </table:table-cell>
          <table:table-cell table:style-name="ce2" office:value-type="date" office:date-value="2021-04-13" calcext:value-type="date">
            <text:p>13/04/21</text:p>
          </table:table-cell>
          <table:table-cell office:value-type="float" office:value="33223.1222936693" calcext:value-type="float">
            <text:p>33223.1222936693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3-28</text:p>
          </table:table-cell>
          <table:table-cell table:formula="of:=VALUE([.A292])" office:value-type="date" office:date-value="2021-03-28" calcext:value-type="date">
            <text:p>28/03/21</text:p>
          </table:table-cell>
          <table:table-cell office:value-type="float" office:value="3515" calcext:value-type="float">
            <text:p>3515</text:p>
          </table:table-cell>
          <table:table-cell office:value-type="float" office:value="40979.0934166989" calcext:value-type="float">
            <text:p>40979.0934166989</text:p>
          </table:table-cell>
          <table:table-cell table:style-name="ce2" office:value-type="date" office:date-value="2021-04-14" calcext:value-type="date">
            <text:p>14/04/21</text:p>
          </table:table-cell>
          <table:table-cell office:value-type="float" office:value="31918.721975077" calcext:value-type="float">
            <text:p>31918.721975077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3-29</text:p>
          </table:table-cell>
          <table:table-cell table:formula="of:=VALUE([.A293])" office:value-type="date" office:date-value="2021-03-29" calcext:value-type="date">
            <text:p>29/03/21</text:p>
          </table:table-cell>
          <table:table-cell office:value-type="float" office:value="3357" calcext:value-type="float">
            <text:p>3357</text:p>
          </table:table-cell>
          <table:table-cell office:value-type="float" office:value="40646.5372454291" calcext:value-type="float">
            <text:p>40646.5372454291</text:p>
          </table:table-cell>
          <table:table-cell table:style-name="ce2" office:value-type="date" office:date-value="2021-04-15" calcext:value-type="date">
            <text:p>15/04/21</text:p>
          </table:table-cell>
          <table:table-cell office:value-type="float" office:value="30646.8588997898" calcext:value-type="float">
            <text:p>30646.8588997898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3-30</text:p>
          </table:table-cell>
          <table:table-cell table:formula="of:=VALUE([.A294])" office:value-type="date" office:date-value="2021-03-30" calcext:value-type="date">
            <text:p>30/03/21</text:p>
          </table:table-cell>
          <table:table-cell office:value-type="float" office:value="3184" calcext:value-type="float">
            <text:p>3184</text:p>
          </table:table-cell>
          <table:table-cell office:value-type="float" office:value="40176.9204914445" calcext:value-type="float">
            <text:p>40176.9204914445</text:p>
          </table:table-cell>
          <table:table-cell table:style-name="ce2" office:value-type="date" office:date-value="2021-04-16" calcext:value-type="date">
            <text:p>16/04/21</text:p>
          </table:table-cell>
          <table:table-cell office:value-type="float" office:value="29459.7268622361" calcext:value-type="float">
            <text:p>29459.726862236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3-31</text:p>
          </table:table-cell>
          <table:table-cell table:formula="of:=VALUE([.A295])" office:value-type="date" office:date-value="2021-03-31" calcext:value-type="date">
            <text:p>31/03/21</text:p>
          </table:table-cell>
          <table:table-cell office:value-type="float" office:value="3110" calcext:value-type="float">
            <text:p>3110</text:p>
          </table:table-cell>
          <table:table-cell office:value-type="float" office:value="39674.8802325836" calcext:value-type="float">
            <text:p>39674.8802325836</text:p>
          </table:table-cell>
          <table:table-cell table:style-name="ce2" office:value-type="date" office:date-value="2021-04-17" calcext:value-type="date">
            <text:p>17/04/21</text:p>
          </table:table-cell>
          <table:table-cell office:value-type="float" office:value="28212.9109434997" calcext:value-type="float">
            <text:p>28212.9109434997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4-01</text:p>
          </table:table-cell>
          <table:table-cell table:formula="of:=VALUE([.A296])" office:value-type="date" office:date-value="2021-04-01" calcext:value-type="date">
            <text:p>01/04/21</text:p>
          </table:table-cell>
          <table:table-cell office:value-type="float" office:value="2565" calcext:value-type="float">
            <text:p>2565</text:p>
          </table:table-cell>
          <table:table-cell office:value-type="float" office:value="38664.8798006907" calcext:value-type="float">
            <text:p>38664.8798006907</text:p>
          </table:table-cell>
          <table:table-cell table:style-name="ce2" office:value-type="date" office:date-value="2021-04-18" calcext:value-type="date">
            <text:p>18/04/21</text:p>
          </table:table-cell>
          <table:table-cell office:value-type="float" office:value="27048.3484588016" calcext:value-type="float">
            <text:p>27048.348458801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4-02</text:p>
          </table:table-cell>
          <table:table-cell table:formula="of:=VALUE([.A297])" office:value-type="date" office:date-value="2021-04-02" calcext:value-type="date">
            <text:p>02/04/21</text:p>
          </table:table-cell>
          <table:table-cell office:value-type="float" office:value="2477" calcext:value-type="float">
            <text:p>2477</text:p>
          </table:table-cell>
          <table:table-cell office:value-type="float" office:value="37614.9775583933" calcext:value-type="float">
            <text:p>37614.9775583933</text:p>
          </table:table-cell>
          <table:table-cell table:style-name="ce2" office:value-type="date" office:date-value="2021-04-19" calcext:value-type="date">
            <text:p>19/04/21</text:p>
          </table:table-cell>
          <table:table-cell office:value-type="float" office:value="25755.7092992527" calcext:value-type="float">
            <text:p>25755.7092992527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4-03</text:p>
          </table:table-cell>
          <table:table-cell table:formula="of:=VALUE([.A298])" office:value-type="date" office:date-value="2021-04-03" calcext:value-type="date">
            <text:p>03/04/21</text:p>
          </table:table-cell>
          <table:table-cell office:value-type="float" office:value="2330" calcext:value-type="float">
            <text:p>2330</text:p>
          </table:table-cell>
          <table:table-cell office:value-type="float" office:value="36479.0573195912" calcext:value-type="float">
            <text:p>36479.0573195912</text:p>
          </table:table-cell>
          <table:table-cell table:style-name="ce2" office:value-type="date" office:date-value="2021-04-20" calcext:value-type="date">
            <text:p>20/04/21</text:p>
          </table:table-cell>
          <table:table-cell office:value-type="float" office:value="24570.4234208789" calcext:value-type="float">
            <text:p>24570.4234208789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4-04</text:p>
          </table:table-cell>
          <table:table-cell table:formula="of:=VALUE([.A299])" office:value-type="date" office:date-value="2021-04-04" calcext:value-type="date">
            <text:p>04/04/21</text:p>
          </table:table-cell>
          <table:table-cell office:value-type="float" office:value="2390" calcext:value-type="float">
            <text:p>2390</text:p>
          </table:table-cell>
          <table:table-cell office:value-type="float" office:value="35469.0357076806" calcext:value-type="float">
            <text:p>35469.0357076806</text:p>
          </table:table-cell>
          <table:table-cell table:style-name="ce2" office:value-type="date" office:date-value="2021-04-21" calcext:value-type="date">
            <text:p>21/04/21</text:p>
          </table:table-cell>
          <table:table-cell office:value-type="float" office:value="23573.8037900595" calcext:value-type="float">
            <text:p>23573.8037900595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4-05</text:p>
          </table:table-cell>
          <table:table-cell table:formula="of:=VALUE([.A300])" office:value-type="date" office:date-value="2021-04-05" calcext:value-type="date">
            <text:p>05/04/21</text:p>
          </table:table-cell>
          <table:table-cell office:value-type="float" office:value="2340" calcext:value-type="float">
            <text:p>2340</text:p>
          </table:table-cell>
          <table:table-cell office:value-type="float" office:value="34479.2952962728" calcext:value-type="float">
            <text:p>34479.2952962728</text:p>
          </table:table-cell>
          <table:table-cell table:style-name="ce2" office:value-type="date" office:date-value="2021-04-22" calcext:value-type="date">
            <text:p>22/04/21</text:p>
          </table:table-cell>
          <table:table-cell office:value-type="float" office:value="22716.5715009289" calcext:value-type="float">
            <text:p>22716.5715009289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4-06</text:p>
          </table:table-cell>
          <table:table-cell table:formula="of:=VALUE([.A301])" office:value-type="date" office:date-value="2021-04-06" calcext:value-type="date">
            <text:p>06/04/21</text:p>
          </table:table-cell>
          <table:table-cell office:value-type="float" office:value="1944" calcext:value-type="float">
            <text:p>1944</text:p>
          </table:table-cell>
          <table:table-cell office:value-type="float" office:value="33168.5541903669" calcext:value-type="float">
            <text:p>33168.5541903669</text:p>
          </table:table-cell>
          <table:table-cell table:style-name="ce2" office:value-type="date" office:date-value="2021-04-23" calcext:value-type="date">
            <text:p>23/04/21</text:p>
          </table:table-cell>
          <table:table-cell office:value-type="float" office:value="21939.9492001039" calcext:value-type="float">
            <text:p>21939.9492001039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4-07</text:p>
          </table:table-cell>
          <table:table-cell table:formula="of:=VALUE([.A302])" office:value-type="date" office:date-value="2021-04-07" calcext:value-type="date">
            <text:p>07/04/21</text:p>
          </table:table-cell>
          <table:table-cell office:value-type="float" office:value="2071" calcext:value-type="float">
            <text:p>2071</text:p>
          </table:table-cell>
          <table:table-cell office:value-type="float" office:value="32073.8039269571" calcext:value-type="float">
            <text:p>32073.8039269571</text:p>
          </table:table-cell>
          <table:table-cell table:style-name="ce2" office:value-type="date" office:date-value="2021-04-24" calcext:value-type="date">
            <text:p>24/04/21</text:p>
          </table:table-cell>
          <table:table-cell office:value-type="float" office:value="21276.0325369841" calcext:value-type="float">
            <text:p>21276.032536984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4-08</text:p>
          </table:table-cell>
          <table:table-cell table:formula="of:=VALUE([.A303])" office:value-type="date" office:date-value="2021-04-08" calcext:value-type="date">
            <text:p>08/04/21</text:p>
          </table:table-cell>
          <table:table-cell office:value-type="float" office:value="2063" calcext:value-type="float">
            <text:p>2063</text:p>
          </table:table-cell>
          <table:table-cell office:value-type="float" office:value="31056.0446511852" calcext:value-type="float">
            <text:p>31056.0446511852</text:p>
          </table:table-cell>
          <table:table-cell table:style-name="ce2" office:value-type="date" office:date-value="2021-04-25" calcext:value-type="date">
            <text:p>25/04/21</text:p>
          </table:table-cell>
          <table:table-cell office:value-type="float" office:value="20783.0596781237" calcext:value-type="float">
            <text:p>20783.0596781237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4-09</text:p>
          </table:table-cell>
          <table:table-cell table:formula="of:=VALUE([.A304])" office:value-type="date" office:date-value="2021-04-09" calcext:value-type="date">
            <text:p>09/04/21</text:p>
          </table:table-cell>
          <table:table-cell office:value-type="float" office:value="1942" calcext:value-type="float">
            <text:p>1942</text:p>
          </table:table-cell>
          <table:table-cell office:value-type="float" office:value="30014.1180163087" calcext:value-type="float">
            <text:p>30014.1180163087</text:p>
          </table:table-cell>
          <table:table-cell table:style-name="ce2" office:value-type="date" office:date-value="2021-04-26" calcext:value-type="date">
            <text:p>26/04/21</text:p>
          </table:table-cell>
          <table:table-cell office:value-type="float" office:value="20254.7508939456" calcext:value-type="float">
            <text:p>20254.750893945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4-10</text:p>
          </table:table-cell>
          <table:table-cell table:formula="of:=VALUE([.A305])" office:value-type="date" office:date-value="2021-04-10" calcext:value-type="date">
            <text:p>10/04/21</text:p>
          </table:table-cell>
          <table:table-cell office:value-type="float" office:value="1914" calcext:value-type="float">
            <text:p>1914</text:p>
          </table:table-cell>
          <table:table-cell office:value-type="float" office:value="29036.4346650605" calcext:value-type="float">
            <text:p>29036.4346650605</text:p>
          </table:table-cell>
          <table:table-cell table:style-name="ce2" office:value-type="date" office:date-value="2021-04-27" calcext:value-type="date">
            <text:p>27/04/21</text:p>
          </table:table-cell>
          <table:table-cell office:value-type="float" office:value="19894.3796635513" calcext:value-type="float">
            <text:p>19894.3796635513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4-11</text:p>
          </table:table-cell>
          <table:table-cell table:formula="of:=VALUE([.A306])" office:value-type="date" office:date-value="2021-04-11" calcext:value-type="date">
            <text:p>11/04/21</text:p>
          </table:table-cell>
          <table:table-cell office:value-type="float" office:value="1734" calcext:value-type="float">
            <text:p>1734</text:p>
          </table:table-cell>
          <table:table-cell office:value-type="float" office:value="27971.5974611924" calcext:value-type="float">
            <text:p>27971.5974611924</text:p>
          </table:table-cell>
          <table:table-cell table:style-name="ce2" office:value-type="date" office:date-value="2021-04-28" calcext:value-type="date">
            <text:p>28/04/21</text:p>
          </table:table-cell>
          <table:table-cell office:value-type="float" office:value="19714.4446756828" calcext:value-type="float">
            <text:p>19714.4446756828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4-12</text:p>
          </table:table-cell>
          <table:table-cell table:formula="of:=VALUE([.A307])" office:value-type="date" office:date-value="2021-04-12" calcext:value-type="date">
            <text:p>12/04/21</text:p>
          </table:table-cell>
          <table:table-cell office:value-type="float" office:value="1553" calcext:value-type="float">
            <text:p>1553</text:p>
          </table:table-cell>
          <table:table-cell office:value-type="float" office:value="26808.5650444491" calcext:value-type="float">
            <text:p>26808.5650444491</text:p>
          </table:table-cell>
          <table:table-cell table:style-name="ce2" office:value-type="date" office:date-value="2021-04-29" calcext:value-type="date">
            <text:p>29/04/21</text:p>
          </table:table-cell>
          <table:table-cell office:value-type="float" office:value="19569.4641953813" calcext:value-type="float">
            <text:p>19569.4641953813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4-13</text:p>
          </table:table-cell>
          <table:table-cell table:formula="of:=VALUE([.A308])" office:value-type="date" office:date-value="2021-04-13" calcext:value-type="date">
            <text:p>13/04/21</text:p>
          </table:table-cell>
          <table:table-cell office:value-type="float" office:value="1353" calcext:value-type="float">
            <text:p>1353</text:p>
          </table:table-cell>
          <table:table-cell office:value-type="float" office:value="25539.6140733054" calcext:value-type="float">
            <text:p>25539.6140733054</text:p>
          </table:table-cell>
          <table:table-cell table:style-name="ce2" office:value-type="date" office:date-value="2021-04-30" calcext:value-type="date">
            <text:p>30/04/21</text:p>
          </table:table-cell>
          <table:table-cell office:value-type="float" office:value="19557.8296613625" calcext:value-type="float">
            <text:p>19557.8296613625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4-14</text:p>
          </table:table-cell>
          <table:table-cell table:formula="of:=VALUE([.A309])" office:value-type="date" office:date-value="2021-04-14" calcext:value-type="date">
            <text:p>14/04/21</text:p>
          </table:table-cell>
          <table:table-cell office:value-type="float" office:value="1364" calcext:value-type="float">
            <text:p>1364</text:p>
          </table:table-cell>
          <table:table-cell office:value-type="float" office:value="24379.912194385" calcext:value-type="float">
            <text:p>24379.912194385</text:p>
          </table:table-cell>
          <table:table-cell table:style-name="ce2" office:value-type="date" office:date-value="2021-05-01" calcext:value-type="date">
            <text:p>01/05/21</text:p>
          </table:table-cell>
          <table:table-cell office:value-type="float" office:value="19547.0159718713" calcext:value-type="float">
            <text:p>19547.0159718713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4-15</text:p>
          </table:table-cell>
          <table:table-cell table:formula="of:=VALUE([.A310])" office:value-type="date" office:date-value="2021-04-15" calcext:value-type="date">
            <text:p>15/04/21</text:p>
          </table:table-cell>
          <table:table-cell office:value-type="float" office:value="1280" calcext:value-type="float">
            <text:p>1280</text:p>
          </table:table-cell>
          <table:table-cell office:value-type="float" office:value="23230.9972532442" calcext:value-type="float">
            <text:p>23230.9972532442</text:p>
          </table:table-cell>
          <table:table-cell table:style-name="ce2" office:value-type="date" office:date-value="2021-05-02" calcext:value-type="date">
            <text:p>02/05/21</text:p>
          </table:table-cell>
          <table:table-cell office:value-type="float" office:value="19707.1479838347" calcext:value-type="float">
            <text:p>19707.1479838347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4-16</text:p>
          </table:table-cell>
          <table:table-cell table:formula="of:=VALUE([.A311])" office:value-type="date" office:date-value="2021-04-16" calcext:value-type="date">
            <text:p>16/04/21</text:p>
          </table:table-cell>
          <table:table-cell office:value-type="float" office:value="1216" calcext:value-type="float">
            <text:p>1216</text:p>
          </table:table-cell>
          <table:table-cell office:value-type="float" office:value="22114.3339942203" calcext:value-type="float">
            <text:p>22114.3339942203</text:p>
          </table:table-cell>
          <table:table-cell table:style-name="ce2" office:value-type="date" office:date-value="2021-05-03" calcext:value-type="date">
            <text:p>03/05/21</text:p>
          </table:table-cell>
          <table:table-cell office:value-type="float" office:value="19895.5388763819" calcext:value-type="float">
            <text:p>19895.5388763819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4-17</text:p>
          </table:table-cell>
          <table:table-cell table:formula="of:=VALUE([.A312])" office:value-type="date" office:date-value="2021-04-17" calcext:value-type="date">
            <text:p>17/04/21</text:p>
          </table:table-cell>
          <table:table-cell office:value-type="float" office:value="1227" calcext:value-type="float">
            <text:p>1227</text:p>
          </table:table-cell>
          <table:table-cell office:value-type="float" office:value="21099.9786272751" calcext:value-type="float">
            <text:p>21099.9786272751</text:p>
          </table:table-cell>
          <table:table-cell table:style-name="ce2" office:value-type="date" office:date-value="2021-05-04" calcext:value-type="date">
            <text:p>04/05/21</text:p>
          </table:table-cell>
          <table:table-cell office:value-type="float" office:value="20349.7403979138" calcext:value-type="float">
            <text:p>20349.7403979138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4-18</text:p>
          </table:table-cell>
          <table:table-cell table:formula="of:=VALUE([.A313])" office:value-type="date" office:date-value="2021-04-18" calcext:value-type="date">
            <text:p>18/04/21</text:p>
          </table:table-cell>
          <table:table-cell office:value-type="float" office:value="1123" calcext:value-type="float">
            <text:p>1123</text:p>
          </table:table-cell>
          <table:table-cell office:value-type="float" office:value="20075.961796146" calcext:value-type="float">
            <text:p>20075.961796146</text:p>
          </table:table-cell>
          <table:table-cell table:style-name="ce2" office:value-type="date" office:date-value="2021-05-05" calcext:value-type="date">
            <text:p>05/05/21</text:p>
          </table:table-cell>
          <table:table-cell office:value-type="float" office:value="20869.6790268274" calcext:value-type="float">
            <text:p>20869.6790268274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4-19</text:p>
          </table:table-cell>
          <table:table-cell table:formula="of:=VALUE([.A314])" office:value-type="date" office:date-value="2021-04-19" calcext:value-type="date">
            <text:p>19/04/21</text:p>
          </table:table-cell>
          <table:table-cell office:value-type="float" office:value="1105" calcext:value-type="float">
            <text:p>1105</text:p>
          </table:table-cell>
          <table:table-cell office:value-type="float" office:value="19130.9986189098" calcext:value-type="float">
            <text:p>19130.9986189098</text:p>
          </table:table-cell>
          <table:table-cell table:style-name="ce2" office:value-type="date" office:date-value="2021-05-06" calcext:value-type="date">
            <text:p>06/05/21</text:p>
          </table:table-cell>
          <table:table-cell office:value-type="float" office:value="21469.8572428772" calcext:value-type="float">
            <text:p>21469.857242877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4-20</text:p>
          </table:table-cell>
          <table:table-cell table:formula="of:=VALUE([.A315])" office:value-type="date" office:date-value="2021-04-20" calcext:value-type="date">
            <text:p>20/04/21</text:p>
          </table:table-cell>
          <table:table-cell office:value-type="float" office:value="956" calcext:value-type="float">
            <text:p>956</text:p>
          </table:table-cell>
          <table:table-cell office:value-type="float" office:value="18131.153980454" calcext:value-type="float">
            <text:p>18131.153980454</text:p>
          </table:table-cell>
          <table:table-cell table:style-name="ce2" office:value-type="date" office:date-value="2021-05-07" calcext:value-type="date">
            <text:p>07/05/21</text:p>
          </table:table-cell>
          <table:table-cell office:value-type="float" office:value="22173.6037042809" calcext:value-type="float">
            <text:p>22173.6037042809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4-21</text:p>
          </table:table-cell>
          <table:table-cell table:formula="of:=VALUE([.A316])" office:value-type="date" office:date-value="2021-04-21" calcext:value-type="date">
            <text:p>21/04/21</text:p>
          </table:table-cell>
          <table:table-cell office:value-type="float" office:value="933" calcext:value-type="float">
            <text:p>933</text:p>
          </table:table-cell>
          <table:table-cell office:value-type="float" office:value="17200.9846702333" calcext:value-type="float">
            <text:p>17200.9846702333</text:p>
          </table:table-cell>
          <table:table-cell table:style-name="ce2" office:value-type="date" office:date-value="2021-05-08" calcext:value-type="date">
            <text:p>08/05/21</text:p>
          </table:table-cell>
          <table:table-cell office:value-type="float" office:value="22981.73441147" calcext:value-type="float">
            <text:p>22981.73441147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4-22</text:p>
          </table:table-cell>
          <table:table-cell table:formula="of:=VALUE([.A317])" office:value-type="date" office:date-value="2021-04-22" calcext:value-type="date">
            <text:p>22/04/21</text:p>
          </table:table-cell>
          <table:table-cell office:value-type="float" office:value="1019" calcext:value-type="float">
            <text:p>1019</text:p>
          </table:table-cell>
          <table:table-cell office:value-type="float" office:value="16439.3850572626" calcext:value-type="float">
            <text:p>16439.3850572626</text:p>
          </table:table-cell>
          <table:table-cell table:style-name="ce2" office:value-type="date" office:date-value="2021-05-09" calcext:value-type="date">
            <text:p>09/05/21</text:p>
          </table:table-cell>
          <table:table-cell office:value-type="float" office:value="23708.1770217835" calcext:value-type="float">
            <text:p>23708.1770217835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4-23</text:p>
          </table:table-cell>
          <table:table-cell table:formula="of:=VALUE([.A318])" office:value-type="date" office:date-value="2021-04-23" calcext:value-type="date">
            <text:p>23/04/21</text:p>
          </table:table-cell>
          <table:table-cell office:value-type="float" office:value="1065" calcext:value-type="float">
            <text:p>1065</text:p>
          </table:table-cell>
          <table:table-cell office:value-type="float" office:value="15806.1741341916" calcext:value-type="float">
            <text:p>15806.1741341916</text:p>
          </table:table-cell>
          <table:table-cell table:style-name="ce2" office:value-type="date" office:date-value="2021-05-10" calcext:value-type="date">
            <text:p>10/05/21</text:p>
          </table:table-cell>
          <table:table-cell office:value-type="float" office:value="24441.6496212305" calcext:value-type="float">
            <text:p>24441.6496212305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4-24</text:p>
          </table:table-cell>
          <table:table-cell table:formula="of:=VALUE([.A319])" office:value-type="date" office:date-value="2021-04-24" calcext:value-type="date">
            <text:p>24/04/21</text:p>
          </table:table-cell>
          <table:table-cell office:value-type="float" office:value="1117" calcext:value-type="float">
            <text:p>1117</text:p>
          </table:table-cell>
          <table:table-cell office:value-type="float" office:value="15305.404260397" calcext:value-type="float">
            <text:p>15305.404260397</text:p>
          </table:table-cell>
          <table:table-cell table:style-name="ce2" office:value-type="date" office:date-value="2021-05-11" calcext:value-type="date">
            <text:p>11/05/21</text:p>
          </table:table-cell>
          <table:table-cell office:value-type="float" office:value="24976.8892733581" calcext:value-type="float">
            <text:p>24976.889273358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4-25</text:p>
          </table:table-cell>
          <table:table-cell table:formula="of:=VALUE([.A320])" office:value-type="date" office:date-value="2021-04-25" calcext:value-type="date">
            <text:p>25/04/21</text:p>
          </table:table-cell>
          <table:table-cell office:value-type="float" office:value="1136" calcext:value-type="float">
            <text:p>1136</text:p>
          </table:table-cell>
          <table:table-cell office:value-type="float" office:value="14891.027508059" calcext:value-type="float">
            <text:p>14891.027508059</text:p>
          </table:table-cell>
          <table:table-cell table:style-name="ce2" office:value-type="date" office:date-value="2021-05-12" calcext:value-type="date">
            <text:p>12/05/21</text:p>
          </table:table-cell>
          <table:table-cell office:value-type="float" office:value="25377.3964047961" calcext:value-type="float">
            <text:p>25377.396404796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4-26</text:p>
          </table:table-cell>
          <table:table-cell table:formula="of:=VALUE([.A321])" office:value-type="date" office:date-value="2021-04-26" calcext:value-type="date">
            <text:p>26/04/21</text:p>
          </table:table-cell>
          <table:table-cell office:value-type="float" office:value="1138" calcext:value-type="float">
            <text:p>1138</text:p>
          </table:table-cell>
          <table:table-cell office:value-type="float" office:value="14545.8795679165" calcext:value-type="float">
            <text:p>14545.8795679165</text:p>
          </table:table-cell>
          <table:table-cell table:style-name="ce2" office:value-type="date" office:date-value="2021-05-13" calcext:value-type="date">
            <text:p>13/05/21</text:p>
          </table:table-cell>
          <table:table-cell office:value-type="float" office:value="25729.0481156493" calcext:value-type="float">
            <text:p>25729.0481156493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4-27</text:p>
          </table:table-cell>
          <table:table-cell table:formula="of:=VALUE([.A322])" office:value-type="date" office:date-value="2021-04-27" calcext:value-type="date">
            <text:p>27/04/21</text:p>
          </table:table-cell>
          <table:table-cell office:value-type="float" office:value="1036" calcext:value-type="float">
            <text:p>1036</text:p>
          </table:table-cell>
          <table:table-cell office:value-type="float" office:value="14151.3346530884" calcext:value-type="float">
            <text:p>14151.3346530884</text:p>
          </table:table-cell>
          <table:table-cell table:style-name="ce2" office:value-type="date" office:date-value="2021-05-14" calcext:value-type="date">
            <text:p>14/05/21</text:p>
          </table:table-cell>
          <table:table-cell office:value-type="float" office:value="26019.0240083772" calcext:value-type="float">
            <text:p>26019.024008377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1-04-28</text:p>
          </table:table-cell>
          <table:table-cell table:formula="of:=VALUE([.A323])" office:value-type="date" office:date-value="2021-04-28" calcext:value-type="date">
            <text:p>28/04/21</text:p>
          </table:table-cell>
          <table:table-cell office:value-type="float" office:value="1093" calcext:value-type="float">
            <text:p>1093</text:p>
          </table:table-cell>
          <table:table-cell office:value-type="float" office:value="13864.9625682729" calcext:value-type="float">
            <text:p>13864.962568272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1-04-29</text:p>
          </table:table-cell>
          <table:table-cell table:formula="of:=VALUE([.A324])" office:value-type="date" office:date-value="2021-04-29" calcext:value-type="date">
            <text:p>29/04/21</text:p>
          </table:table-cell>
          <table:table-cell office:value-type="float" office:value="1194" calcext:value-type="float">
            <text:p>1194</text:p>
          </table:table-cell>
          <table:table-cell office:value-type="float" office:value="13724.7583499421" calcext:value-type="float">
            <text:p>13724.758349942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1-04-30</text:p>
          </table:table-cell>
          <table:table-cell table:formula="of:=VALUE([.A325])" office:value-type="date" office:date-value="2021-04-30" calcext:value-type="date">
            <text:p>30/04/21</text:p>
          </table:table-cell>
          <table:table-cell office:value-type="float" office:value="1222" calcext:value-type="float">
            <text:p>1222</text:p>
          </table:table-cell>
          <table:table-cell office:value-type="float" office:value="13648.5394793539" calcext:value-type="float">
            <text:p>13648.539479353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1-05-01</text:p>
          </table:table-cell>
          <table:table-cell table:formula="of:=VALUE([.A326])" office:value-type="date" office:date-value="2021-05-01" calcext:value-type="date">
            <text:p>01/05/21</text:p>
          </table:table-cell>
          <table:table-cell office:value-type="float" office:value="1313" calcext:value-type="float">
            <text:p>1313</text:p>
          </table:table-cell>
          <table:table-cell office:value-type="float" office:value="13702.2175150211" calcext:value-type="float">
            <text:p>13702.217515021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1-05-02</text:p>
          </table:table-cell>
          <table:table-cell table:formula="of:=VALUE([.A327])" office:value-type="date" office:date-value="2021-05-02" calcext:value-type="date">
            <text:p>02/05/21</text:p>
          </table:table-cell>
          <table:table-cell office:value-type="float" office:value="1332" calcext:value-type="float">
            <text:p>1332</text:p>
          </table:table-cell>
          <table:table-cell office:value-type="float" office:value="13795.156066791" calcext:value-type="float">
            <text:p>13795.15606679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1-05-03</text:p>
          </table:table-cell>
          <table:table-cell table:formula="of:=VALUE([.A328])" office:value-type="date" office:date-value="2021-05-03" calcext:value-type="date">
            <text:p>03/05/21</text:p>
          </table:table-cell>
          <table:table-cell office:value-type="float" office:value="1455" calcext:value-type="float">
            <text:p>1455</text:p>
          </table:table-cell>
          <table:table-cell office:value-type="float" office:value="14025.6166397055" calcext:value-type="float">
            <text:p>14025.616639705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1-05-04</text:p>
          </table:table-cell>
          <table:table-cell table:formula="of:=VALUE([.A329])" office:value-type="date" office:date-value="2021-05-04" calcext:value-type="date">
            <text:p>04/05/21</text:p>
          </table:table-cell>
          <table:table-cell office:value-type="float" office:value="1483" calcext:value-type="float">
            <text:p>1483</text:p>
          </table:table-cell>
          <table:table-cell office:value-type="float" office:value="14286.6461521921" calcext:value-type="float">
            <text:p>14286.646152192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1-05-05</text:p>
          </table:table-cell>
          <table:table-cell table:formula="of:=VALUE([.A330])" office:value-type="date" office:date-value="2021-05-05" calcext:value-type="date">
            <text:p>05/05/21</text:p>
          </table:table-cell>
          <table:table-cell office:value-type="float" office:value="1675" calcext:value-type="float">
            <text:p>1675</text:p>
          </table:table-cell>
          <table:table-cell office:value-type="float" office:value="14737.9708780354" calcext:value-type="float">
            <text:p>14737.970878035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1-05-06</text:p>
          </table:table-cell>
          <table:table-cell table:formula="of:=VALUE([.A331])" office:value-type="date" office:date-value="2021-05-06" calcext:value-type="date">
            <text:p>06/05/21</text:p>
          </table:table-cell>
          <table:table-cell office:value-type="float" office:value="1745" calcext:value-type="float">
            <text:p>1745</text:p>
          </table:table-cell>
          <table:table-cell office:value-type="float" office:value="15256.832602449" calcext:value-type="float">
            <text:p>15256.83260244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1-05-07</text:p>
          </table:table-cell>
          <table:table-cell table:formula="of:=VALUE([.A332])" office:value-type="date" office:date-value="2021-05-07" calcext:value-type="date">
            <text:p>07/05/21</text:p>
          </table:table-cell>
          <table:table-cell office:value-type="float" office:value="1821" calcext:value-type="float">
            <text:p>1821</text:p>
          </table:table-cell>
          <table:table-cell office:value-type="float" office:value="15828.7902505782" calcext:value-type="float">
            <text:p>15828.790250578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1-05-08</text:p>
          </table:table-cell>
          <table:table-cell table:formula="of:=VALUE([.A333])" office:value-type="date" office:date-value="2021-05-08" calcext:value-type="date">
            <text:p>08/05/21</text:p>
          </table:table-cell>
          <table:table-cell office:value-type="float" office:value="1889" calcext:value-type="float">
            <text:p>1889</text:p>
          </table:table-cell>
          <table:table-cell office:value-type="float" office:value="16441.6591140585" calcext:value-type="float">
            <text:p>16441.659114058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1-05-09</text:p>
          </table:table-cell>
          <table:table-cell table:formula="of:=VALUE([.A334])" office:value-type="date" office:date-value="2021-05-09" calcext:value-type="date">
            <text:p>09/05/21</text:p>
          </table:table-cell>
          <table:table-cell office:value-type="float" office:value="1970" calcext:value-type="float">
            <text:p>1970</text:p>
          </table:table-cell>
          <table:table-cell office:value-type="float" office:value="17104.0067182246" calcext:value-type="float">
            <text:p>17104.006718224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1-05-10</text:p>
          </table:table-cell>
          <table:table-cell table:formula="of:=VALUE([.A335])" office:value-type="date" office:date-value="2021-05-10" calcext:value-type="date">
            <text:p>10/05/21</text:p>
          </table:table-cell>
          <table:table-cell office:value-type="float" office:value="1943" calcext:value-type="float">
            <text:p>1943</text:p>
          </table:table-cell>
          <table:table-cell office:value-type="float" office:value="17699.4166087601" calcext:value-type="float">
            <text:p>17699.41660876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1-05-11</text:p>
          </table:table-cell>
          <table:table-cell table:formula="of:=VALUE([.A336])" office:value-type="date" office:date-value="2021-05-11" calcext:value-type="date">
            <text:p>11/05/21</text:p>
          </table:table-cell>
          <table:table-cell office:value-type="float" office:value="1944" calcext:value-type="float">
            <text:p>1944</text:p>
          </table:table-cell>
          <table:table-cell office:value-type="float" office:value="18254.882503322" calcext:value-type="float">
            <text:p>18254.88250332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1-05-12</text:p>
          </table:table-cell>
          <table:table-cell table:formula="of:=VALUE([.A337])" office:value-type="date" office:date-value="2021-05-12" calcext:value-type="date">
            <text:p>12/05/21</text:p>
          </table:table-cell>
          <table:table-cell office:value-type="float" office:value="1810" calcext:value-type="float">
            <text:p>1810</text:p>
          </table:table-cell>
          <table:table-cell office:value-type="float" office:value="18632.7540087025" calcext:value-type="float">
            <text:p>18632.754008702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1-05-13</text:p>
          </table:table-cell>
          <table:table-cell table:formula="of:=VALUE([.A338])" office:value-type="date" office:date-value="2021-05-13" calcext:value-type="date">
            <text:p>13/05/21</text:p>
          </table:table-cell>
          <table:table-cell office:value-type="float" office:value="1768" calcext:value-type="float">
            <text:p>1768</text:p>
          </table:table-cell>
          <table:table-cell office:value-type="float" office:value="18926.0726485407" calcext:value-type="float">
            <text:p>18926.072648540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1-05-14</text:p>
          </table:table-cell>
          <table:table-cell table:formula="of:=VALUE([.A339])" office:value-type="date" office:date-value="2021-05-14" calcext:value-type="date">
            <text:p>14/05/21</text:p>
          </table:table-cell>
          <table:table-cell office:value-type="float" office:value="2085" calcext:value-type="float">
            <text:p>2085</text:p>
          </table:table-cell>
          <table:table-cell office:value-type="float" office:value="19492.5174972709" calcext:value-type="float">
            <text:p>19492.5174972709</text:p>
          </table:table-cell>
          <table:table-cell table:number-columns-repeated="7"/>
        </table:table-row>
        <table:table-row table:style-name="ro1" table:number-rows-repeated="1048236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ource Han Sans CN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£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3" number:min-decimal-places="3" number:min-integer-digits="1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5P0"/>
    </number:number-style>
    <number:number-style style:name="N146">
      <number:number number:decimal-places="1" number:min-decimal-places="1" number:min-integer-digits="1"/>
    </number:number-style>
    <number:percentage-style style:name="N147">
      <number:number number:decimal-places="16" number:min-decimal-places="16" number:min-integer-digits="1"/>
      <number:text>%</number:text>
    </number:percentage-style>
    <number:percentage-style style:name="N148">
      <number:number number:decimal-places="15" number:min-decimal-places="15" number:min-integer-digits="1"/>
      <number:text>%</number:text>
    </number:percentage-style>
    <number:percentage-style style:name="N149">
      <number:number number:decimal-places="9" number:min-decimal-places="9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8">00/00/0000</text:date>, <text:time style:data-style-name="N2" text:time-value="18:09:11.5885169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5-18T19:17:20.012582187</dc:date>
    <meta:editing-duration>PT1H1M39S</meta:editing-duration>
    <meta:editing-cycles>3</meta:editing-cycles>
    <meta:generator>LibreOffice/7.1.3.2$Linux_X86_64 LibreOffice_project/10$Build-2</meta:generator>
    <meta:document-statistic meta:table-count="1" meta:cell-count="221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37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amed-symbol" chart:symbol-name="plus" chart:symbol-width="0.2cm" chart:symbol-height="0.2cm" chart:link-data-style-to-source="true"/>
      <style:graphic-properties draw:stroke="none" svg:stroke-width="0.08cm" svg:stroke-color="#ffd7d7" draw:fill-color="#ffd7d7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plus" chart:symbol-width="0.15cm" chart:symbol-height="0.15cm" chart:link-data-style-to-source="true"/>
      <style:graphic-properties draw:stroke="none" svg:stroke-width="0.08cm" svg:stroke-color="#dee6ef" draw:fill-color="#dee6ef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15cm" chart:symbol-height="0.1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plus" chart:symbol-width="0.15cm" chart:symbol-height="0.1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755cm" svg:height="19.652cm" xlink:href=".." xlink:type="simple" chart:class="chart:scatter" chart:style-name="ch1">
        <chart:legend chart:legend-position="end" svg:x="22.095cm" svg:y="8.78cm" style:legend-expansion="high" chart:style-name="ch2"/>
        <chart:plot-area chart:style-name="ch3" table:cell-range-address="p_from_incidence_20210514.J2:p_from_incidence_20210514.K44 p_from_incidence_20210514.K1:p_from_incidence_20210514.K1 p_from_incidence_20210514.H1:p_from_incidence_20210514.H44 p_from_incidence_20210514.E1:p_from_incidence_20210514.E1 p_from_incidence_20210514.F2:p_from_incidence_20210514.F322 p_from_incidence_20210514.D1:p_from_incidence_20210514.D339" chart:data-source-has-labels="row" svg:x="0.495cm" svg:y="0.393cm" svg:width="21.105cm" svg:height="18.866cm">
          <chart:coordinate-region svg:x="1.857cm" svg:y="0.592cm" svg:width="18.895cm" svg:height="18.02cm"/>
          <chart:axis chart:dimension="x" chart:name="primary-x" chart:style-name="ch4"/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p_from_incidence_20210514.K2:p_from_incidence_20210514.K44" chart:label-cell-address="p_from_incidence_20210514.K1:p_from_incidence_20210514.K1" chart:class="chart:scatter">
            <chart:domain table:cell-range-address="p_from_incidence_20210514.J2:p_from_incidence_20210514.J44"/>
            <chart:data-point chart:repeated="43"/>
          </chart:series>
          <chart:series chart:style-name="ch9" chart:values-cell-range-address="p_from_incidence_20210514.H2:p_from_incidence_20210514.H44" chart:label-cell-address="p_from_incidence_20210514.H1:p_from_incidence_20210514.H1" chart:class="chart:scatter">
            <chart:domain table:cell-range-address="p_from_incidence_20210514.G2:p_from_incidence_20210514.G44"/>
            <chart:data-point chart:repeated="43"/>
          </chart:series>
          <chart:series chart:style-name="ch10" chart:values-cell-range-address="p_from_incidence_20210514.F2:p_from_incidence_20210514.F322" chart:label-cell-address="p_from_incidence_20210514.E1:p_from_incidence_20210514.E1" chart:class="chart:scatter">
            <chart:domain table:cell-range-address="p_from_incidence_20210514.E2:p_from_incidence_20210514.E322"/>
            <chart:data-point chart:repeated="321"/>
          </chart:series>
          <chart:series chart:style-name="ch11" chart:values-cell-range-address="p_from_incidence_20210514.D1:p_from_incidence_20210514.D339" chart:class="chart:scatter">
            <chart:domain table:cell-range-address="p_from_incidence_20210514.B1:p_from_incidence_20210514.B339"/>
            <chart:data-point chart:repeated="33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55% ONS</text:p>
                <draw:g>
                  <svg:desc>p_from_incidence_20210514.K1:p_from_incidence_20210514.K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ONS</text:p>
                <draw:g>
                  <svg:desc>p_from_incidence_20210514.H1:p_from_incidence_20210514.H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date - 3 … ?</text:p>
                <draw:g>
                  <svg:desc>p_from_incidence_20210514.E1:p_from_incidence_20210514.E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021">
                <text:p>44021</text:p>
                <draw:g>
                  <svg:desc>p_from_incidence_20210514.J2:p_from_incidence_20210514.J44</svg:desc>
                </draw:g>
              </table:table-cell>
              <table:table-cell office:value-type="float" office:value="12314.97916">
                <text:p>12314.97916</text:p>
                <draw:g>
                  <svg:desc>p_from_incidence_20210514.K2:p_from_incidence_20210514.K44</svg:desc>
                </draw:g>
              </table:table-cell>
              <table:table-cell office:value-type="float" office:value="44021">
                <text:p>44021</text:p>
                <draw:g>
                  <svg:desc>p_from_incidence_20210514.G2:p_from_incidence_20210514.G44</svg:desc>
                </draw:g>
              </table:table-cell>
              <table:table-cell office:value-type="float" office:value="22390.8712">
                <text:p>22390.8712</text:p>
                <draw:g>
                  <svg:desc>p_from_incidence_20210514.H2:p_from_incidence_20210514.H44</svg:desc>
                </draw:g>
              </table:table-cell>
              <table:table-cell office:value-type="float" office:value="44010">
                <text:p>44010</text:p>
                <draw:g>
                  <svg:desc>p_from_incidence_20210514.E2:p_from_incidence_20210514.E322</svg:desc>
                </draw:g>
              </table:table-cell>
              <table:table-cell office:value-type="float" office:value="25148.3729885825">
                <text:p>25148.3729885825</text:p>
                <draw:g>
                  <svg:desc>p_from_incidence_20210514.F2:p_from_incidence_20210514.F322</svg:desc>
                </draw:g>
              </table:table-cell>
              <table:table-cell office:value-type="float" office:value="43992">
                <text:p>43992</text:p>
                <draw:g>
                  <svg:desc>p_from_incidence_20210514.B1:p_from_incidence_20210514.B339</svg:desc>
                </draw:g>
              </table:table-cell>
              <table:table-cell office:value-type="float" office:value="46366.6524859698">
                <text:p>46366.6524859698</text:p>
                <draw:g>
                  <svg:desc>p_from_incidence_20210514.D1:p_from_incidence_20210514.D3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028">
                <text:p>44028</text:p>
              </table:table-cell>
              <table:table-cell office:value-type="float" office:value="15393.72395">
                <text:p>15393.72395</text:p>
              </table:table-cell>
              <table:table-cell office:value-type="float" office:value="44028">
                <text:p>44028</text:p>
              </table:table-cell>
              <table:table-cell office:value-type="float" office:value="27988.589">
                <text:p>27988.589</text:p>
              </table:table-cell>
              <table:table-cell office:value-type="float" office:value="44011">
                <text:p>44011</text:p>
              </table:table-cell>
              <table:table-cell office:value-type="float" office:value="24180.6207350546">
                <text:p>24180.6207350546</text:p>
              </table:table-cell>
              <table:table-cell office:value-type="float" office:value="43993">
                <text:p>43993</text:p>
              </table:table-cell>
              <table:table-cell office:value-type="float" office:value="43336.6977455228">
                <text:p>43336.69774552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035">
                <text:p>44035</text:p>
              </table:table-cell>
              <table:table-cell office:value-type="float" office:value="21551.21353">
                <text:p>21551.21353</text:p>
              </table:table-cell>
              <table:table-cell office:value-type="float" office:value="44035">
                <text:p>44035</text:p>
              </table:table-cell>
              <table:table-cell office:value-type="float" office:value="39184.0246">
                <text:p>39184.0246</text:p>
              </table:table-cell>
              <table:table-cell office:value-type="float" office:value="44012">
                <text:p>44012</text:p>
              </table:table-cell>
              <table:table-cell office:value-type="float" office:value="23260.3063301296">
                <text:p>23260.3063301296</text:p>
              </table:table-cell>
              <table:table-cell office:value-type="float" office:value="43994">
                <text:p>43994</text:p>
              </table:table-cell>
              <table:table-cell office:value-type="float" office:value="40501.4691836422">
                <text:p>40501.46918364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042">
                <text:p>44042</text:p>
              </table:table-cell>
              <table:table-cell office:value-type="float" office:value="15393.72395">
                <text:p>15393.72395</text:p>
              </table:table-cell>
              <table:table-cell office:value-type="float" office:value="44042">
                <text:p>44042</text:p>
              </table:table-cell>
              <table:table-cell office:value-type="float" office:value="27988.589">
                <text:p>27988.589</text:p>
              </table:table-cell>
              <table:table-cell office:value-type="float" office:value="44013">
                <text:p>44013</text:p>
              </table:table-cell>
              <table:table-cell office:value-type="float" office:value="22648.2450602886">
                <text:p>22648.2450602886</text:p>
              </table:table-cell>
              <table:table-cell office:value-type="float" office:value="43995">
                <text:p>43995</text:p>
              </table:table-cell>
              <table:table-cell office:value-type="float" office:value="37827.8542933338">
                <text:p>37827.85429333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049">
                <text:p>44049</text:p>
              </table:table-cell>
              <table:table-cell office:value-type="float" office:value="15393.72395">
                <text:p>15393.72395</text:p>
              </table:table-cell>
              <table:table-cell office:value-type="float" office:value="44049">
                <text:p>44049</text:p>
              </table:table-cell>
              <table:table-cell office:value-type="float" office:value="27988.589">
                <text:p>27988.589</text:p>
              </table:table-cell>
              <table:table-cell office:value-type="float" office:value="44014">
                <text:p>44014</text:p>
              </table:table-cell>
              <table:table-cell office:value-type="float" office:value="22170.1402225433">
                <text:p>22170.1402225433</text:p>
              </table:table-cell>
              <table:table-cell office:value-type="float" office:value="43996">
                <text:p>43996</text:p>
              </table:table-cell>
              <table:table-cell office:value-type="float" office:value="35554.3587035658">
                <text:p>35554.35870356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053">
                <text:p>44053</text:p>
              </table:table-cell>
              <table:table-cell office:value-type="float" office:value="15393.72395">
                <text:p>15393.72395</text:p>
              </table:table-cell>
              <table:table-cell office:value-type="float" office:value="44053">
                <text:p>44053</text:p>
              </table:table-cell>
              <table:table-cell office:value-type="float" office:value="27988.589">
                <text:p>27988.589</text:p>
              </table:table-cell>
              <table:table-cell office:value-type="float" office:value="44015">
                <text:p>44015</text:p>
              </table:table-cell>
              <table:table-cell office:value-type="float" office:value="21456.7904582771">
                <text:p>21456.7904582771</text:p>
              </table:table-cell>
              <table:table-cell office:value-type="float" office:value="43997">
                <text:p>43997</text:p>
              </table:table-cell>
              <table:table-cell office:value-type="float" office:value="33603.6974825912">
                <text:p>33603.69748259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060">
                <text:p>44060</text:p>
              </table:table-cell>
              <table:table-cell office:value-type="float" office:value="15393.72395">
                <text:p>15393.72395</text:p>
              </table:table-cell>
              <table:table-cell office:value-type="float" office:value="44060">
                <text:p>44060</text:p>
              </table:table-cell>
              <table:table-cell office:value-type="float" office:value="27988.589">
                <text:p>27988.589</text:p>
              </table:table-cell>
              <table:table-cell office:value-type="float" office:value="44016">
                <text:p>44016</text:p>
              </table:table-cell>
              <table:table-cell office:value-type="float" office:value="20879.6311384914">
                <text:p>20879.6311384914</text:p>
              </table:table-cell>
              <table:table-cell office:value-type="float" office:value="43998">
                <text:p>43998</text:p>
              </table:table-cell>
              <table:table-cell office:value-type="float" office:value="31879.8814942878">
                <text:p>31879.88149428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065">
                <text:p>44065</text:p>
              </table:table-cell>
              <table:table-cell office:value-type="float" office:value="15393.72395">
                <text:p>15393.72395</text:p>
              </table:table-cell>
              <table:table-cell office:value-type="float" office:value="44065">
                <text:p>44065</text:p>
              </table:table-cell>
              <table:table-cell office:value-type="float" office:value="27988.589">
                <text:p>27988.589</text:p>
              </table:table-cell>
              <table:table-cell office:value-type="float" office:value="44017">
                <text:p>44017</text:p>
              </table:table-cell>
              <table:table-cell office:value-type="float" office:value="20576.8280664148">
                <text:p>20576.8280664148</text:p>
              </table:table-cell>
              <table:table-cell office:value-type="float" office:value="43999">
                <text:p>43999</text:p>
              </table:table-cell>
              <table:table-cell office:value-type="float" office:value="30357.8533743255">
                <text:p>30357.85337432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076">
                <text:p>44076</text:p>
              </table:table-cell>
              <table:table-cell office:value-type="float" office:value="21551.21353">
                <text:p>21551.21353</text:p>
              </table:table-cell>
              <table:table-cell office:value-type="float" office:value="44076">
                <text:p>44076</text:p>
              </table:table-cell>
              <table:table-cell office:value-type="float" office:value="39184.0246">
                <text:p>39184.0246</text:p>
              </table:table-cell>
              <table:table-cell office:value-type="float" office:value="44018">
                <text:p>44018</text:p>
              </table:table-cell>
              <table:table-cell office:value-type="float" office:value="20556.0414738612">
                <text:p>20556.0414738612</text:p>
              </table:table-cell>
              <table:table-cell office:value-type="float" office:value="44000">
                <text:p>44000</text:p>
              </table:table-cell>
              <table:table-cell office:value-type="float" office:value="29055.4198226678">
                <text:p>29055.41982266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081">
                <text:p>44081</text:p>
              </table:table-cell>
              <table:table-cell office:value-type="float" office:value="33866.19269">
                <text:p>33866.19269</text:p>
              </table:table-cell>
              <table:table-cell office:value-type="float" office:value="44081">
                <text:p>44081</text:p>
              </table:table-cell>
              <table:table-cell office:value-type="float" office:value="61574.8958">
                <text:p>61574.8958</text:p>
              </table:table-cell>
              <table:table-cell office:value-type="float" office:value="44019">
                <text:p>44019</text:p>
              </table:table-cell>
              <table:table-cell office:value-type="float" office:value="20716.5474416141">
                <text:p>20716.5474416141</text:p>
              </table:table-cell>
              <table:table-cell office:value-type="float" office:value="44001">
                <text:p>44001</text:p>
              </table:table-cell>
              <table:table-cell office:value-type="float" office:value="27860.6929317314">
                <text:p>27860.69293173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090">
                <text:p>44090</text:p>
              </table:table-cell>
              <table:table-cell office:value-type="float" office:value="58496.15101">
                <text:p>58496.15101</text:p>
              </table:table-cell>
              <table:table-cell office:value-type="float" office:value="44090">
                <text:p>44090</text:p>
              </table:table-cell>
              <table:table-cell office:value-type="float" office:value="106356.6382">
                <text:p>106356.6382</text:p>
              </table:table-cell>
              <table:table-cell office:value-type="float" office:value="44020">
                <text:p>44020</text:p>
              </table:table-cell>
              <table:table-cell office:value-type="float" office:value="20916.1884330244">
                <text:p>20916.1884330244</text:p>
              </table:table-cell>
              <table:table-cell office:value-type="float" office:value="44002">
                <text:p>44002</text:p>
              </table:table-cell>
              <table:table-cell office:value-type="float" office:value="26791.3230176078">
                <text:p>26791.32301760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095">
                <text:p>44095</text:p>
              </table:table-cell>
              <table:table-cell office:value-type="float" office:value="64653.64059">
                <text:p>64653.64059</text:p>
              </table:table-cell>
              <table:table-cell office:value-type="float" office:value="44095">
                <text:p>44095</text:p>
              </table:table-cell>
              <table:table-cell office:value-type="float" office:value="117552.0738">
                <text:p>117552.0738</text:p>
              </table:table-cell>
              <table:table-cell office:value-type="float" office:value="44021">
                <text:p>44021</text:p>
              </table:table-cell>
              <table:table-cell office:value-type="float" office:value="21141.5429424769">
                <text:p>21141.5429424769</text:p>
              </table:table-cell>
              <table:table-cell office:value-type="float" office:value="44003">
                <text:p>44003</text:p>
              </table:table-cell>
              <table:table-cell office:value-type="float" office:value="25676.2586904109">
                <text:p>25676.25869041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102">
                <text:p>44102</text:p>
              </table:table-cell>
              <table:table-cell office:value-type="float" office:value="126228.53639">
                <text:p>126228.53639</text:p>
              </table:table-cell>
              <table:table-cell office:value-type="float" office:value="44102">
                <text:p>44102</text:p>
              </table:table-cell>
              <table:table-cell office:value-type="float" office:value="229506.4298">
                <text:p>229506.4298</text:p>
              </table:table-cell>
              <table:table-cell office:value-type="float" office:value="44022">
                <text:p>44022</text:p>
              </table:table-cell>
              <table:table-cell office:value-type="float" office:value="21419.7300465592">
                <text:p>21419.7300465592</text:p>
              </table:table-cell>
              <table:table-cell office:value-type="float" office:value="44004">
                <text:p>44004</text:p>
              </table:table-cell>
              <table:table-cell office:value-type="float" office:value="24692.9086142435">
                <text:p>24692.90861424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109">
                <text:p>44109</text:p>
              </table:table-cell>
              <table:table-cell office:value-type="float" office:value="190882.17698">
                <text:p>190882.17698</text:p>
              </table:table-cell>
              <table:table-cell office:value-type="float" office:value="44109">
                <text:p>44109</text:p>
              </table:table-cell>
              <table:table-cell office:value-type="float" office:value="347058.5036">
                <text:p>347058.5036</text:p>
              </table:table-cell>
              <table:table-cell office:value-type="float" office:value="44023">
                <text:p>44023</text:p>
              </table:table-cell>
              <table:table-cell office:value-type="float" office:value="21748.1256690381">
                <text:p>21748.1256690381</text:p>
              </table:table-cell>
              <table:table-cell office:value-type="float" office:value="44005">
                <text:p>44005</text:p>
              </table:table-cell>
              <table:table-cell office:value-type="float" office:value="23805.7892804685">
                <text:p>23805.78928046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117">
                <text:p>44117</text:p>
              </table:table-cell>
              <table:table-cell office:value-type="float" office:value="243220.83841">
                <text:p>243220.83841</text:p>
              </table:table-cell>
              <table:table-cell office:value-type="float" office:value="44117">
                <text:p>44117</text:p>
              </table:table-cell>
              <table:table-cell office:value-type="float" office:value="442219.7062">
                <text:p>442219.7062</text:p>
              </table:table-cell>
              <table:table-cell office:value-type="float" office:value="44024">
                <text:p>44024</text:p>
              </table:table-cell>
              <table:table-cell office:value-type="float" office:value="22041.7877728063">
                <text:p>22041.7877728063</text:p>
              </table:table-cell>
              <table:table-cell office:value-type="float" office:value="44006">
                <text:p>44006</text:p>
              </table:table-cell>
              <table:table-cell office:value-type="float" office:value="22873.8652848124">
                <text:p>22873.86528481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124">
                <text:p>44124</text:p>
              </table:table-cell>
              <table:table-cell office:value-type="float" office:value="320189.45816">
                <text:p>320189.45816</text:p>
              </table:table-cell>
              <table:table-cell office:value-type="float" office:value="44124">
                <text:p>44124</text:p>
              </table:table-cell>
              <table:table-cell office:value-type="float" office:value="582162.6512">
                <text:p>582162.6512</text:p>
              </table:table-cell>
              <table:table-cell office:value-type="float" office:value="44025">
                <text:p>44025</text:p>
              </table:table-cell>
              <table:table-cell office:value-type="float" office:value="22362.1976797839">
                <text:p>22362.1976797839</text:p>
              </table:table-cell>
              <table:table-cell office:value-type="float" office:value="44007">
                <text:p>44007</text:p>
              </table:table-cell>
              <table:table-cell office:value-type="float" office:value="22089.664361618">
                <text:p>22089.6643616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132">
                <text:p>44132</text:p>
              </table:table-cell>
              <table:table-cell office:value-type="float" office:value="347898.16127">
                <text:p>347898.16127</text:p>
              </table:table-cell>
              <table:table-cell office:value-type="float" office:value="44132">
                <text:p>44132</text:p>
              </table:table-cell>
              <table:table-cell office:value-type="float" office:value="632542.1114">
                <text:p>632542.1114</text:p>
              </table:table-cell>
              <table:table-cell office:value-type="float" office:value="44026">
                <text:p>44026</text:p>
              </table:table-cell>
              <table:table-cell office:value-type="float" office:value="22798.2039187751">
                <text:p>22798.2039187751</text:p>
              </table:table-cell>
              <table:table-cell office:value-type="float" office:value="44008">
                <text:p>44008</text:p>
              </table:table-cell>
              <table:table-cell office:value-type="float" office:value="21039.0692034544">
                <text:p>21039.06920345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138">
                <text:p>44138</text:p>
              </table:table-cell>
              <table:table-cell office:value-type="float" office:value="369449.3748">
                <text:p>369449.3748</text:p>
              </table:table-cell>
              <table:table-cell office:value-type="float" office:value="44138">
                <text:p>44138</text:p>
              </table:table-cell>
              <table:table-cell office:value-type="float" office:value="671726.136">
                <text:p>671726.136</text:p>
              </table:table-cell>
              <table:table-cell office:value-type="float" office:value="44027">
                <text:p>44027</text:p>
              </table:table-cell>
              <table:table-cell office:value-type="float" office:value="23063.9774074192">
                <text:p>23063.9774074192</text:p>
              </table:table-cell>
              <table:table-cell office:value-type="float" office:value="44009">
                <text:p>44009</text:p>
              </table:table-cell>
              <table:table-cell office:value-type="float" office:value="20127.7980858628">
                <text:p>20127.79808586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146">
                <text:p>44146</text:p>
              </table:table-cell>
              <table:table-cell office:value-type="float" office:value="375606.86438">
                <text:p>375606.86438</text:p>
              </table:table-cell>
              <table:table-cell office:value-type="float" office:value="44146">
                <text:p>44146</text:p>
              </table:table-cell>
              <table:table-cell office:value-type="float" office:value="682921.5716">
                <text:p>682921.5716</text:p>
              </table:table-cell>
              <table:table-cell office:value-type="float" office:value="44028">
                <text:p>44028</text:p>
              </table:table-cell>
              <table:table-cell office:value-type="float" office:value="23506.6698556944">
                <text:p>23506.6698556944</text:p>
              </table:table-cell>
              <table:table-cell office:value-type="float" office:value="44010">
                <text:p>44010</text:p>
              </table:table-cell>
              <table:table-cell office:value-type="float" office:value="19366.779174364">
                <text:p>19366.7791743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153">
                <text:p>44153</text:p>
              </table:table-cell>
              <table:table-cell office:value-type="float" office:value="357134.39564">
                <text:p>357134.39564</text:p>
              </table:table-cell>
              <table:table-cell office:value-type="float" office:value="44153">
                <text:p>44153</text:p>
              </table:table-cell>
              <table:table-cell office:value-type="float" office:value="649335.2648">
                <text:p>649335.2648</text:p>
              </table:table-cell>
              <table:table-cell office:value-type="float" office:value="44029">
                <text:p>44029</text:p>
              </table:table-cell>
              <table:table-cell office:value-type="float" office:value="23873.780420503">
                <text:p>23873.780420503</text:p>
              </table:table-cell>
              <table:table-cell office:value-type="float" office:value="44011">
                <text:p>44011</text:p>
              </table:table-cell>
              <table:table-cell office:value-type="float" office:value="18657.7268926652">
                <text:p>18657.72689266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160">
                <text:p>44160</text:p>
              </table:table-cell>
              <table:table-cell office:value-type="float" office:value="295559.49984">
                <text:p>295559.49984</text:p>
              </table:table-cell>
              <table:table-cell office:value-type="float" office:value="44160">
                <text:p>44160</text:p>
              </table:table-cell>
              <table:table-cell office:value-type="float" office:value="537380.9088">
                <text:p>537380.9088</text:p>
              </table:table-cell>
              <table:table-cell office:value-type="float" office:value="44030">
                <text:p>44030</text:p>
              </table:table-cell>
              <table:table-cell office:value-type="float" office:value="24175.8970927565">
                <text:p>24175.8970927565</text:p>
              </table:table-cell>
              <table:table-cell office:value-type="float" office:value="44012">
                <text:p>44012</text:p>
              </table:table-cell>
              <table:table-cell office:value-type="float" office:value="18042.8050287943">
                <text:p>18042.80502879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167">
                <text:p>44167</text:p>
              </table:table-cell>
              <table:table-cell office:value-type="float" office:value="270929.54152">
                <text:p>270929.54152</text:p>
              </table:table-cell>
              <table:table-cell office:value-type="float" office:value="44167">
                <text:p>44167</text:p>
              </table:table-cell>
              <table:table-cell office:value-type="float" office:value="492599.1664">
                <text:p>492599.1664</text:p>
              </table:table-cell>
              <table:table-cell office:value-type="float" office:value="44031">
                <text:p>44031</text:p>
              </table:table-cell>
              <table:table-cell office:value-type="float" office:value="24653.5029740962">
                <text:p>24653.5029740962</text:p>
              </table:table-cell>
              <table:table-cell office:value-type="float" office:value="44013">
                <text:p>44013</text:p>
              </table:table-cell>
              <table:table-cell office:value-type="float" office:value="17420.3561491877">
                <text:p>17420.35614918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174">
                <text:p>44174</text:p>
              </table:table-cell>
              <table:table-cell office:value-type="float" office:value="320189.45816">
                <text:p>320189.45816</text:p>
              </table:table-cell>
              <table:table-cell office:value-type="float" office:value="44174">
                <text:p>44174</text:p>
              </table:table-cell>
              <table:table-cell office:value-type="float" office:value="582162.6512">
                <text:p>582162.6512</text:p>
              </table:table-cell>
              <table:table-cell office:value-type="float" office:value="44032">
                <text:p>44032</text:p>
              </table:table-cell>
              <table:table-cell office:value-type="float" office:value="25008.1371649688">
                <text:p>25008.1371649688</text:p>
              </table:table-cell>
              <table:table-cell office:value-type="float" office:value="44014">
                <text:p>44014</text:p>
              </table:table-cell>
              <table:table-cell office:value-type="float" office:value="17031.8166217474">
                <text:p>17031.81662174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180">
                <text:p>44180</text:p>
              </table:table-cell>
              <table:table-cell office:value-type="float" office:value="363291.88522">
                <text:p>363291.88522</text:p>
              </table:table-cell>
              <table:table-cell office:value-type="float" office:value="44180">
                <text:p>44180</text:p>
              </table:table-cell>
              <table:table-cell office:value-type="float" office:value="660530.7004">
                <text:p>660530.7004</text:p>
              </table:table-cell>
              <table:table-cell office:value-type="float" office:value="44033">
                <text:p>44033</text:p>
              </table:table-cell>
              <table:table-cell office:value-type="float" office:value="25403.5995199989">
                <text:p>25403.5995199989</text:p>
              </table:table-cell>
              <table:table-cell office:value-type="float" office:value="44015">
                <text:p>44015</text:p>
              </table:table-cell>
              <table:table-cell office:value-type="float" office:value="16787.2911295306">
                <text:p>16787.29112953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185">
                <text:p>44185</text:p>
              </table:table-cell>
              <table:table-cell office:value-type="float" office:value="452575.48413">
                <text:p>452575.48413</text:p>
              </table:table-cell>
              <table:table-cell office:value-type="float" office:value="44185">
                <text:p>44185</text:p>
              </table:table-cell>
              <table:table-cell office:value-type="float" office:value="822864.5166">
                <text:p>822864.5166</text:p>
              </table:table-cell>
              <table:table-cell office:value-type="float" office:value="44034">
                <text:p>44034</text:p>
              </table:table-cell>
              <table:table-cell office:value-type="float" office:value="25770.2004937004">
                <text:p>25770.2004937004</text:p>
              </table:table-cell>
              <table:table-cell office:value-type="float" office:value="44016">
                <text:p>44016</text:p>
              </table:table-cell>
              <table:table-cell office:value-type="float" office:value="16284.3223000314">
                <text:p>16284.32230003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4195">
                <text:p>44195</text:p>
              </table:table-cell>
              <table:table-cell office:value-type="float" office:value="634221.42674">
                <text:p>634221.42674</text:p>
              </table:table-cell>
              <table:table-cell office:value-type="float" office:value="44195">
                <text:p>44195</text:p>
              </table:table-cell>
              <table:table-cell office:value-type="float" office:value="1153129.8668">
                <text:p>1153129.8668</text:p>
              </table:table-cell>
              <table:table-cell office:value-type="float" office:value="44035">
                <text:p>44035</text:p>
              </table:table-cell>
              <table:table-cell office:value-type="float" office:value="26035.0299626234">
                <text:p>26035.0299626234</text:p>
              </table:table-cell>
              <table:table-cell office:value-type="float" office:value="44017">
                <text:p>44017</text:p>
              </table:table-cell>
              <table:table-cell office:value-type="float" office:value="15886.0260457273">
                <text:p>15886.02604572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202">
                <text:p>44202</text:p>
              </table:table-cell>
              <table:table-cell office:value-type="float" office:value="640378.91632">
                <text:p>640378.91632</text:p>
              </table:table-cell>
              <table:table-cell office:value-type="float" office:value="44202">
                <text:p>44202</text:p>
              </table:table-cell>
              <table:table-cell office:value-type="float" office:value="1164325.3024">
                <text:p>1164325.3024</text:p>
              </table:table-cell>
              <table:table-cell office:value-type="float" office:value="44036">
                <text:p>44036</text:p>
              </table:table-cell>
              <table:table-cell office:value-type="float" office:value="26113.2120064167">
                <text:p>26113.2120064167</text:p>
              </table:table-cell>
              <table:table-cell office:value-type="float" office:value="44018">
                <text:p>44018</text:p>
              </table:table-cell>
              <table:table-cell office:value-type="float" office:value="15751.8051887143">
                <text:p>15751.80518871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209">
                <text:p>44209</text:p>
              </table:table-cell>
              <table:table-cell office:value-type="float" office:value="578804.02052">
                <text:p>578804.02052</text:p>
              </table:table-cell>
              <table:table-cell office:value-type="float" office:value="44209">
                <text:p>44209</text:p>
              </table:table-cell>
              <table:table-cell office:value-type="float" office:value="1052370.9464">
                <text:p>1052370.9464</text:p>
              </table:table-cell>
              <table:table-cell office:value-type="float" office:value="44037">
                <text:p>44037</text:p>
              </table:table-cell>
              <table:table-cell office:value-type="float" office:value="26115.2975133464">
                <text:p>26115.2975133464</text:p>
              </table:table-cell>
              <table:table-cell office:value-type="float" office:value="44019">
                <text:p>44019</text:p>
              </table:table-cell>
              <table:table-cell office:value-type="float" office:value="15847.2278196187">
                <text:p>15847.22781961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216">
                <text:p>44216</text:p>
              </table:table-cell>
              <table:table-cell office:value-type="float" office:value="575725.27573">
                <text:p>575725.27573</text:p>
              </table:table-cell>
              <table:table-cell office:value-type="float" office:value="44216">
                <text:p>44216</text:p>
              </table:table-cell>
              <table:table-cell office:value-type="float" office:value="1046773.2286">
                <text:p>1046773.2286</text:p>
              </table:table-cell>
              <table:table-cell office:value-type="float" office:value="44038">
                <text:p>44038</text:p>
              </table:table-cell>
              <table:table-cell office:value-type="float" office:value="25978.6094607311">
                <text:p>25978.6094607311</text:p>
              </table:table-cell>
              <table:table-cell office:value-type="float" office:value="44020">
                <text:p>44020</text:p>
              </table:table-cell>
              <table:table-cell office:value-type="float" office:value="16091.072176601">
                <text:p>16091.0721766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223">
                <text:p>44223</text:p>
              </table:table-cell>
              <table:table-cell office:value-type="float" office:value="477205.44245">
                <text:p>477205.44245</text:p>
              </table:table-cell>
              <table:table-cell office:value-type="float" office:value="44223">
                <text:p>44223</text:p>
              </table:table-cell>
              <table:table-cell office:value-type="float" office:value="867646.259">
                <text:p>867646.259</text:p>
              </table:table-cell>
              <table:table-cell office:value-type="float" office:value="44039">
                <text:p>44039</text:p>
              </table:table-cell>
              <table:table-cell office:value-type="float" office:value="25830.9999583877">
                <text:p>25830.9999583877</text:p>
              </table:table-cell>
              <table:table-cell office:value-type="float" office:value="44021">
                <text:p>44021</text:p>
              </table:table-cell>
              <table:table-cell office:value-type="float" office:value="16341.9749926267">
                <text:p>16341.97499262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229">
                <text:p>44229</text:p>
              </table:table-cell>
              <table:table-cell office:value-type="float" office:value="394079.33312">
                <text:p>394079.33312</text:p>
              </table:table-cell>
              <table:table-cell office:value-type="float" office:value="44229">
                <text:p>44229</text:p>
              </table:table-cell>
              <table:table-cell office:value-type="float" office:value="716507.8784">
                <text:p>716507.8784</text:p>
              </table:table-cell>
              <table:table-cell office:value-type="float" office:value="44040">
                <text:p>44040</text:p>
              </table:table-cell>
              <table:table-cell office:value-type="float" office:value="25764.1849019318">
                <text:p>25764.1849019318</text:p>
              </table:table-cell>
              <table:table-cell office:value-type="float" office:value="44022">
                <text:p>44022</text:p>
              </table:table-cell>
              <table:table-cell office:value-type="float" office:value="16634.524079797">
                <text:p>16634.5240797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236">
                <text:p>44236</text:p>
              </table:table-cell>
              <table:table-cell office:value-type="float" office:value="270929.54152">
                <text:p>270929.54152</text:p>
              </table:table-cell>
              <table:table-cell office:value-type="float" office:value="44236">
                <text:p>44236</text:p>
              </table:table-cell>
              <table:table-cell office:value-type="float" office:value="492599.1664">
                <text:p>492599.1664</text:p>
              </table:table-cell>
              <table:table-cell office:value-type="float" office:value="44041">
                <text:p>44041</text:p>
              </table:table-cell>
              <table:table-cell office:value-type="float" office:value="25676.8899624567">
                <text:p>25676.8899624567</text:p>
              </table:table-cell>
              <table:table-cell office:value-type="float" office:value="44023">
                <text:p>44023</text:p>
              </table:table-cell>
              <table:table-cell office:value-type="float" office:value="16926.6540828591">
                <text:p>16926.65408285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243">
                <text:p>44243</text:p>
              </table:table-cell>
              <table:table-cell office:value-type="float" office:value="212433.39051">
                <text:p>212433.39051</text:p>
              </table:table-cell>
              <table:table-cell office:value-type="float" office:value="44243">
                <text:p>44243</text:p>
              </table:table-cell>
              <table:table-cell office:value-type="float" office:value="386242.5282">
                <text:p>386242.5282</text:p>
              </table:table-cell>
              <table:table-cell office:value-type="float" office:value="44042">
                <text:p>44042</text:p>
              </table:table-cell>
              <table:table-cell office:value-type="float" office:value="25432.4119728212">
                <text:p>25432.4119728212</text:p>
              </table:table-cell>
              <table:table-cell office:value-type="float" office:value="44024">
                <text:p>44024</text:p>
              </table:table-cell>
              <table:table-cell office:value-type="float" office:value="17228.9609087501">
                <text:p>17228.96090875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251">
                <text:p>44251</text:p>
              </table:table-cell>
              <table:table-cell office:value-type="float" office:value="138543.51555">
                <text:p>138543.51555</text:p>
              </table:table-cell>
              <table:table-cell office:value-type="float" office:value="44251">
                <text:p>44251</text:p>
              </table:table-cell>
              <table:table-cell office:value-type="float" office:value="251897.301">
                <text:p>251897.301</text:p>
              </table:table-cell>
              <table:table-cell office:value-type="float" office:value="44043">
                <text:p>44043</text:p>
              </table:table-cell>
              <table:table-cell office:value-type="float" office:value="25120.8819553147">
                <text:p>25120.8819553147</text:p>
              </table:table-cell>
              <table:table-cell office:value-type="float" office:value="44025">
                <text:p>44025</text:p>
              </table:table-cell>
              <table:table-cell office:value-type="float" office:value="17475.7831409304">
                <text:p>17475.78314093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257">
                <text:p>44257</text:p>
              </table:table-cell>
              <table:table-cell office:value-type="float" office:value="113913.55723">
                <text:p>113913.55723</text:p>
              </table:table-cell>
              <table:table-cell office:value-type="float" office:value="44257">
                <text:p>44257</text:p>
              </table:table-cell>
              <table:table-cell office:value-type="float" office:value="207115.5586">
                <text:p>207115.5586</text:p>
              </table:table-cell>
              <table:table-cell office:value-type="float" office:value="44044">
                <text:p>44044</text:p>
              </table:table-cell>
              <table:table-cell office:value-type="float" office:value="24711.5745222068">
                <text:p>24711.5745222068</text:p>
              </table:table-cell>
              <table:table-cell office:value-type="float" office:value="44026">
                <text:p>44026</text:p>
              </table:table-cell>
              <table:table-cell office:value-type="float" office:value="17738.8639685532">
                <text:p>17738.86396855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265">
                <text:p>44265</text:p>
              </table:table-cell>
              <table:table-cell office:value-type="float" office:value="89283.59891">
                <text:p>89283.59891</text:p>
              </table:table-cell>
              <table:table-cell office:value-type="float" office:value="44265">
                <text:p>44265</text:p>
              </table:table-cell>
              <table:table-cell office:value-type="float" office:value="162333.8162">
                <text:p>162333.8162</text:p>
              </table:table-cell>
              <table:table-cell office:value-type="float" office:value="44045">
                <text:p>44045</text:p>
              </table:table-cell>
              <table:table-cell office:value-type="float" office:value="24265.2226331045">
                <text:p>24265.2226331045</text:p>
              </table:table-cell>
              <table:table-cell office:value-type="float" office:value="44027">
                <text:p>44027</text:p>
              </table:table-cell>
              <table:table-cell office:value-type="float" office:value="18064.3860917492">
                <text:p>18064.38609174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272">
                <text:p>44272</text:p>
              </table:table-cell>
              <table:table-cell office:value-type="float" office:value="92362.3437">
                <text:p>92362.3437</text:p>
              </table:table-cell>
              <table:table-cell office:value-type="float" office:value="44272">
                <text:p>44272</text:p>
              </table:table-cell>
              <table:table-cell office:value-type="float" office:value="167931.534">
                <text:p>167931.534</text:p>
              </table:table-cell>
              <table:table-cell office:value-type="float" office:value="44046">
                <text:p>44046</text:p>
              </table:table-cell>
              <table:table-cell office:value-type="float" office:value="23858.4729973006">
                <text:p>23858.4729973006</text:p>
              </table:table-cell>
              <table:table-cell office:value-type="float" office:value="44028">
                <text:p>44028</text:p>
              </table:table-cell>
              <table:table-cell office:value-type="float" office:value="18242.5513563141">
                <text:p>18242.55135631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279">
                <text:p>44279</text:p>
              </table:table-cell>
              <table:table-cell office:value-type="float" office:value="83126.10933">
                <text:p>83126.10933</text:p>
              </table:table-cell>
              <table:table-cell office:value-type="float" office:value="44279">
                <text:p>44279</text:p>
              </table:table-cell>
              <table:table-cell office:value-type="float" office:value="151138.3806">
                <text:p>151138.3806</text:p>
              </table:table-cell>
              <table:table-cell office:value-type="float" office:value="44047">
                <text:p>44047</text:p>
              </table:table-cell>
              <table:table-cell office:value-type="float" office:value="23437.7759229138">
                <text:p>23437.7759229138</text:p>
              </table:table-cell>
              <table:table-cell office:value-type="float" office:value="44029">
                <text:p>44029</text:p>
              </table:table-cell>
              <table:table-cell office:value-type="float" office:value="18596.2045921716">
                <text:p>18596.20459217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286">
                <text:p>44286</text:p>
              </table:table-cell>
              <table:table-cell office:value-type="float" office:value="92362.3437">
                <text:p>92362.3437</text:p>
              </table:table-cell>
              <table:table-cell office:value-type="float" office:value="44286">
                <text:p>44286</text:p>
              </table:table-cell>
              <table:table-cell office:value-type="float" office:value="167931.534">
                <text:p>167931.534</text:p>
              </table:table-cell>
              <table:table-cell office:value-type="float" office:value="44048">
                <text:p>44048</text:p>
              </table:table-cell>
              <table:table-cell office:value-type="float" office:value="22947.6171677447">
                <text:p>22947.6171677447</text:p>
              </table:table-cell>
              <table:table-cell office:value-type="float" office:value="44030">
                <text:p>44030</text:p>
              </table:table-cell>
              <table:table-cell office:value-type="float" office:value="18859.5471290706">
                <text:p>18859.54712907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293">
                <text:p>44293</text:p>
              </table:table-cell>
              <table:table-cell office:value-type="float" office:value="64653.64059">
                <text:p>64653.64059</text:p>
              </table:table-cell>
              <table:table-cell office:value-type="float" office:value="44293">
                <text:p>44293</text:p>
              </table:table-cell>
              <table:table-cell office:value-type="float" office:value="117552.0738">
                <text:p>117552.0738</text:p>
              </table:table-cell>
              <table:table-cell office:value-type="float" office:value="44049">
                <text:p>44049</text:p>
              </table:table-cell>
              <table:table-cell office:value-type="float" office:value="22434.8718451891">
                <text:p>22434.8718451891</text:p>
              </table:table-cell>
              <table:table-cell office:value-type="float" office:value="44031">
                <text:p>44031</text:p>
              </table:table-cell>
              <table:table-cell office:value-type="float" office:value="19048.9394301833">
                <text:p>19048.93943018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299">
                <text:p>44299</text:p>
              </table:table-cell>
              <table:table-cell office:value-type="float" office:value="52338.66143">
                <text:p>52338.66143</text:p>
              </table:table-cell>
              <table:table-cell office:value-type="float" office:value="44299">
                <text:p>44299</text:p>
              </table:table-cell>
              <table:table-cell office:value-type="float" office:value="95161.2026">
                <text:p>95161.2026</text:p>
              </table:table-cell>
              <table:table-cell office:value-type="float" office:value="44050">
                <text:p>44050</text:p>
              </table:table-cell>
              <table:table-cell office:value-type="float" office:value="21940.9169460484">
                <text:p>21940.9169460484</text:p>
              </table:table-cell>
              <table:table-cell office:value-type="float" office:value="44032">
                <text:p>44032</text:p>
              </table:table-cell>
              <table:table-cell office:value-type="float" office:value="19418.9988854834">
                <text:p>19418.99888548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307">
                <text:p>44307</text:p>
              </table:table-cell>
              <table:table-cell office:value-type="float" office:value="30787.4479">
                <text:p>30787.4479</text:p>
              </table:table-cell>
              <table:table-cell office:value-type="float" office:value="44307">
                <text:p>44307</text:p>
              </table:table-cell>
              <table:table-cell office:value-type="float" office:value="55977.178">
                <text:p>55977.178</text:p>
              </table:table-cell>
              <table:table-cell office:value-type="float" office:value="44051">
                <text:p>44051</text:p>
              </table:table-cell>
              <table:table-cell office:value-type="float" office:value="21457.7109086972">
                <text:p>21457.7109086972</text:p>
              </table:table-cell>
              <table:table-cell office:value-type="float" office:value="44033">
                <text:p>44033</text:p>
              </table:table-cell>
              <table:table-cell office:value-type="float" office:value="19655.3920486133">
                <text:p>19655.39204861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315">
                <text:p>44315</text:p>
              </table:table-cell>
              <table:table-cell office:value-type="float" office:value="24629.95832">
                <text:p>24629.95832</text:p>
              </table:table-cell>
              <table:table-cell office:value-type="float" office:value="44315">
                <text:p>44315</text:p>
              </table:table-cell>
              <table:table-cell office:value-type="float" office:value="44781.7424">
                <text:p>44781.7424</text:p>
              </table:table-cell>
              <table:table-cell office:value-type="float" office:value="44052">
                <text:p>44052</text:p>
              </table:table-cell>
              <table:table-cell office:value-type="float" office:value="20995.6805743641">
                <text:p>20995.6805743641</text:p>
              </table:table-cell>
              <table:table-cell office:value-type="float" office:value="44034">
                <text:p>44034</text:p>
              </table:table-cell>
              <table:table-cell office:value-type="float" office:value="19971.3230106743">
                <text:p>19971.32301067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53">
                <text:p>44053</text:p>
              </table:table-cell>
              <table:table-cell office:value-type="float" office:value="20382.0210144766">
                <text:p>20382.0210144766</text:p>
              </table:table-cell>
              <table:table-cell office:value-type="float" office:value="44035">
                <text:p>44035</text:p>
              </table:table-cell>
              <table:table-cell office:value-type="float" office:value="20275.1655841675">
                <text:p>20275.16558416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54">
                <text:p>44054</text:p>
              </table:table-cell>
              <table:table-cell office:value-type="float" office:value="19689.5966293596">
                <text:p>19689.5966293596</text:p>
              </table:table-cell>
              <table:table-cell office:value-type="float" office:value="44036">
                <text:p>44036</text:p>
              </table:table-cell>
              <table:table-cell office:value-type="float" office:value="20509.0695117947">
                <text:p>20509.06951179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55">
                <text:p>44055</text:p>
              </table:table-cell>
              <table:table-cell office:value-type="float" office:value="19045.4779015274">
                <text:p>19045.4779015274</text:p>
              </table:table-cell>
              <table:table-cell office:value-type="float" office:value="44037">
                <text:p>44037</text:p>
              </table:table-cell>
              <table:table-cell office:value-type="float" office:value="20591.1436620344">
                <text:p>20591.14366203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56">
                <text:p>44056</text:p>
              </table:table-cell>
              <table:table-cell office:value-type="float" office:value="18350.2411697264">
                <text:p>18350.2411697264</text:p>
              </table:table-cell>
              <table:table-cell office:value-type="float" office:value="44038">
                <text:p>44038</text:p>
              </table:table-cell>
              <table:table-cell office:value-type="float" office:value="20577.7447918717">
                <text:p>20577.74479187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57">
                <text:p>44057</text:p>
              </table:table-cell>
              <table:table-cell office:value-type="float" office:value="17736.0366742528">
                <text:p>17736.0366742528</text:p>
              </table:table-cell>
              <table:table-cell office:value-type="float" office:value="44039">
                <text:p>44039</text:p>
              </table:table-cell>
              <table:table-cell office:value-type="float" office:value="20427.5801276596">
                <text:p>20427.58012765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58">
                <text:p>44058</text:p>
              </table:table-cell>
              <table:table-cell office:value-type="float" office:value="17171.4870300706">
                <text:p>17171.4870300706</text:p>
              </table:table-cell>
              <table:table-cell office:value-type="float" office:value="44040">
                <text:p>44040</text:p>
              </table:table-cell>
              <table:table-cell office:value-type="float" office:value="20294.0679367256">
                <text:p>20294.06793672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59">
                <text:p>44059</text:p>
              </table:table-cell>
              <table:table-cell office:value-type="float" office:value="16580.5650513053">
                <text:p>16580.5650513053</text:p>
              </table:table-cell>
              <table:table-cell office:value-type="float" office:value="44041">
                <text:p>44041</text:p>
              </table:table-cell>
              <table:table-cell office:value-type="float" office:value="20272.6185261773">
                <text:p>20272.61852617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60">
                <text:p>44060</text:p>
              </table:table-cell>
              <table:table-cell office:value-type="float" office:value="16028.0628566154">
                <text:p>16028.0628566154</text:p>
              </table:table-cell>
              <table:table-cell office:value-type="float" office:value="44042">
                <text:p>44042</text:p>
              </table:table-cell>
              <table:table-cell office:value-type="float" office:value="20236.8735029604">
                <text:p>20236.87350296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61">
                <text:p>44061</text:p>
              </table:table-cell>
              <table:table-cell office:value-type="float" office:value="15670.0019074592">
                <text:p>15670.0019074592</text:p>
              </table:table-cell>
              <table:table-cell office:value-type="float" office:value="44043">
                <text:p>44043</text:p>
              </table:table-cell>
              <table:table-cell office:value-type="float" office:value="20055.0406399821">
                <text:p>20055.04063998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62">
                <text:p>44062</text:p>
              </table:table-cell>
              <table:table-cell office:value-type="float" office:value="15392.557245133">
                <text:p>15392.557245133</text:p>
              </table:table-cell>
              <table:table-cell office:value-type="float" office:value="44044">
                <text:p>44044</text:p>
              </table:table-cell>
              <table:table-cell office:value-type="float" office:value="19815.6747693478">
                <text:p>19815.67476934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63">
                <text:p>44063</text:p>
              </table:table-cell>
              <table:table-cell office:value-type="float" office:value="15292.8396245457">
                <text:p>15292.8396245457</text:p>
              </table:table-cell>
              <table:table-cell office:value-type="float" office:value="44045">
                <text:p>44045</text:p>
              </table:table-cell>
              <table:table-cell office:value-type="float" office:value="19450.8149329276">
                <text:p>19450.81493292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64">
                <text:p>44064</text:p>
              </table:table-cell>
              <table:table-cell office:value-type="float" office:value="15229.1384203657">
                <text:p>15229.1384203657</text:p>
              </table:table-cell>
              <table:table-cell office:value-type="float" office:value="44046">
                <text:p>44046</text:p>
              </table:table-cell>
              <table:table-cell office:value-type="float" office:value="19025.1209531207">
                <text:p>19025.12095312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65">
                <text:p>44065</text:p>
              </table:table-cell>
              <table:table-cell office:value-type="float" office:value="15097.8878366948">
                <text:p>15097.8878366948</text:p>
              </table:table-cell>
              <table:table-cell office:value-type="float" office:value="44047">
                <text:p>44047</text:p>
              </table:table-cell>
              <table:table-cell office:value-type="float" office:value="18654.2479056415">
                <text:p>18654.24790564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66">
                <text:p>44066</text:p>
              </table:table-cell>
              <table:table-cell office:value-type="float" office:value="14975.8871794472">
                <text:p>14975.8871794472</text:p>
              </table:table-cell>
              <table:table-cell office:value-type="float" office:value="44048">
                <text:p>44048</text:p>
              </table:table-cell>
              <table:table-cell office:value-type="float" office:value="18268.6089499455">
                <text:p>18268.60894994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67">
                <text:p>44067</text:p>
              </table:table-cell>
              <table:table-cell office:value-type="float" office:value="14911.0079133084">
                <text:p>14911.0079133084</text:p>
              </table:table-cell>
              <table:table-cell office:value-type="float" office:value="44049">
                <text:p>44049</text:p>
              </table:table-cell>
              <table:table-cell office:value-type="float" office:value="17795.9809194435">
                <text:p>17795.98091944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68">
                <text:p>44068</text:p>
              </table:table-cell>
              <table:table-cell office:value-type="float" office:value="14953.640397248">
                <text:p>14953.640397248</text:p>
              </table:table-cell>
              <table:table-cell office:value-type="float" office:value="44050">
                <text:p>44050</text:p>
              </table:table-cell>
              <table:table-cell office:value-type="float" office:value="17315.0168280744">
                <text:p>17315.01682807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69">
                <text:p>44069</text:p>
              </table:table-cell>
              <table:table-cell office:value-type="float" office:value="15045.1802665012">
                <text:p>15045.1802665012</text:p>
              </table:table-cell>
              <table:table-cell office:value-type="float" office:value="44051">
                <text:p>44051</text:p>
              </table:table-cell>
              <table:table-cell office:value-type="float" office:value="16857.6783399874">
                <text:p>16857.67833998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70">
                <text:p>44070</text:p>
              </table:table-cell>
              <table:table-cell office:value-type="float" office:value="15255.0228830222">
                <text:p>15255.0228830222</text:p>
              </table:table-cell>
              <table:table-cell office:value-type="float" office:value="44052">
                <text:p>44052</text:p>
              </table:table-cell>
              <table:table-cell office:value-type="float" office:value="16393.0597590725">
                <text:p>16393.05975907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71">
                <text:p>44071</text:p>
              </table:table-cell>
              <table:table-cell office:value-type="float" office:value="15422.1927324342">
                <text:p>15422.1927324342</text:p>
              </table:table-cell>
              <table:table-cell office:value-type="float" office:value="44053">
                <text:p>44053</text:p>
              </table:table-cell>
              <table:table-cell office:value-type="float" office:value="15969.516155523">
                <text:p>15969.5161555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72">
                <text:p>44072</text:p>
              </table:table-cell>
              <table:table-cell office:value-type="float" office:value="15702.7821491138">
                <text:p>15702.7821491138</text:p>
              </table:table-cell>
              <table:table-cell office:value-type="float" office:value="44054">
                <text:p>44054</text:p>
              </table:table-cell>
              <table:table-cell office:value-type="float" office:value="15401.1806924826">
                <text:p>15401.18069248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73">
                <text:p>44073</text:p>
              </table:table-cell>
              <table:table-cell office:value-type="float" office:value="16205.7148255483">
                <text:p>16205.7148255483</text:p>
              </table:table-cell>
              <table:table-cell office:value-type="float" office:value="44055">
                <text:p>44055</text:p>
              </table:table-cell>
              <table:table-cell office:value-type="float" office:value="14765.0810506231">
                <text:p>14765.08105062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74">
                <text:p>44074</text:p>
              </table:table-cell>
              <table:table-cell office:value-type="float" office:value="16655.5076014538">
                <text:p>16655.5076014538</text:p>
              </table:table-cell>
              <table:table-cell office:value-type="float" office:value="44056">
                <text:p>44056</text:p>
              </table:table-cell>
              <table:table-cell office:value-type="float" office:value="14211.3782143504">
                <text:p>14211.37821435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75">
                <text:p>44075</text:p>
              </table:table-cell>
              <table:table-cell office:value-type="float" office:value="17238.33453803">
                <text:p>17238.33453803</text:p>
              </table:table-cell>
              <table:table-cell office:value-type="float" office:value="44057">
                <text:p>44057</text:p>
              </table:table-cell>
              <table:table-cell office:value-type="float" office:value="13656.3909412604">
                <text:p>13656.39094126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76">
                <text:p>44076</text:p>
              </table:table-cell>
              <table:table-cell office:value-type="float" office:value="18178.4324958781">
                <text:p>18178.4324958781</text:p>
              </table:table-cell>
              <table:table-cell office:value-type="float" office:value="44058">
                <text:p>44058</text:p>
              </table:table-cell>
              <table:table-cell office:value-type="float" office:value="13176.0552857845">
                <text:p>13176.05528578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77">
                <text:p>44077</text:p>
              </table:table-cell>
              <table:table-cell office:value-type="float" office:value="19275.4297120824">
                <text:p>19275.4297120824</text:p>
              </table:table-cell>
              <table:table-cell office:value-type="float" office:value="44059">
                <text:p>44059</text:p>
              </table:table-cell>
              <table:table-cell office:value-type="float" office:value="12777.0630831297">
                <text:p>12777.06308312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78">
                <text:p>44078</text:p>
              </table:table-cell>
              <table:table-cell office:value-type="float" office:value="20504.5788651227">
                <text:p>20504.5788651227</text:p>
              </table:table-cell>
              <table:table-cell office:value-type="float" office:value="44060">
                <text:p>44060</text:p>
              </table:table-cell>
              <table:table-cell office:value-type="float" office:value="12373.9721486562">
                <text:p>12373.97214865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79">
                <text:p>44079</text:p>
              </table:table-cell>
              <table:table-cell office:value-type="float" office:value="21866.3900498782">
                <text:p>21866.3900498782</text:p>
              </table:table-cell>
              <table:table-cell office:value-type="float" office:value="44061">
                <text:p>44061</text:p>
              </table:table-cell>
              <table:table-cell office:value-type="float" office:value="12000.0270998565">
                <text:p>12000.02709985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80">
                <text:p>44080</text:p>
              </table:table-cell>
              <table:table-cell office:value-type="float" office:value="23298.6444480442">
                <text:p>23298.6444480442</text:p>
              </table:table-cell>
              <table:table-cell office:value-type="float" office:value="44062">
                <text:p>44062</text:p>
              </table:table-cell>
              <table:table-cell office:value-type="float" office:value="11823.4279701242">
                <text:p>11823.42797012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81">
                <text:p>44081</text:p>
              </table:table-cell>
              <table:table-cell office:value-type="float" office:value="25215.5138703033">
                <text:p>25215.5138703033</text:p>
              </table:table-cell>
              <table:table-cell office:value-type="float" office:value="44063">
                <text:p>44063</text:p>
              </table:table-cell>
              <table:table-cell office:value-type="float" office:value="11703.196617431">
                <text:p>11703.1966174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82">
                <text:p>44082</text:p>
              </table:table-cell>
              <table:table-cell office:value-type="float" office:value="27436.9129637395">
                <text:p>27436.9129637395</text:p>
              </table:table-cell>
              <table:table-cell office:value-type="float" office:value="44064">
                <text:p>44064</text:p>
              </table:table-cell>
              <table:table-cell office:value-type="float" office:value="11759.738533614">
                <text:p>11759.7385336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83">
                <text:p>44083</text:p>
              </table:table-cell>
              <table:table-cell office:value-type="float" office:value="30281.9733403055">
                <text:p>30281.9733403055</text:p>
              </table:table-cell>
              <table:table-cell office:value-type="float" office:value="44065">
                <text:p>44065</text:p>
              </table:table-cell>
              <table:table-cell office:value-type="float" office:value="11829.1218166126">
                <text:p>11829.12181661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84">
                <text:p>44084</text:p>
              </table:table-cell>
              <table:table-cell office:value-type="float" office:value="33597.4563547229">
                <text:p>33597.4563547229</text:p>
              </table:table-cell>
              <table:table-cell office:value-type="float" office:value="44066">
                <text:p>44066</text:p>
              </table:table-cell>
              <table:table-cell office:value-type="float" office:value="11831.3151744032">
                <text:p>11831.31517440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85">
                <text:p>44085</text:p>
              </table:table-cell>
              <table:table-cell office:value-type="float" office:value="37520.5071451301">
                <text:p>37520.5071451301</text:p>
              </table:table-cell>
              <table:table-cell office:value-type="float" office:value="44067">
                <text:p>44067</text:p>
              </table:table-cell>
              <table:table-cell office:value-type="float" office:value="11813.4100127289">
                <text:p>11813.41001272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86">
                <text:p>44086</text:p>
              </table:table-cell>
              <table:table-cell office:value-type="float" office:value="41895.3944194977">
                <text:p>41895.3944194977</text:p>
              </table:table-cell>
              <table:table-cell office:value-type="float" office:value="44068">
                <text:p>44068</text:p>
              </table:table-cell>
              <table:table-cell office:value-type="float" office:value="11814.6561800083">
                <text:p>11814.65618000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87">
                <text:p>44087</text:p>
              </table:table-cell>
              <table:table-cell office:value-type="float" office:value="46564.9498018991">
                <text:p>46564.9498018991</text:p>
              </table:table-cell>
              <table:table-cell office:value-type="float" office:value="44069">
                <text:p>44069</text:p>
              </table:table-cell>
              <table:table-cell office:value-type="float" office:value="11895.2886137501">
                <text:p>11895.28861375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88">
                <text:p>44088</text:p>
              </table:table-cell>
              <table:table-cell office:value-type="float" office:value="51770.6384039355">
                <text:p>51770.6384039355</text:p>
              </table:table-cell>
              <table:table-cell office:value-type="float" office:value="44070">
                <text:p>44070</text:p>
              </table:table-cell>
              <table:table-cell office:value-type="float" office:value="11985.4262064512">
                <text:p>11985.42620645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89">
                <text:p>44089</text:p>
              </table:table-cell>
              <table:table-cell office:value-type="float" office:value="57725.4197909547">
                <text:p>57725.4197909547</text:p>
              </table:table-cell>
              <table:table-cell office:value-type="float" office:value="44071">
                <text:p>44071</text:p>
              </table:table-cell>
              <table:table-cell office:value-type="float" office:value="12238.020373065">
                <text:p>12238.0203730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90">
                <text:p>44090</text:p>
              </table:table-cell>
              <table:table-cell office:value-type="float" office:value="64167.0142844845">
                <text:p>64167.0142844845</text:p>
              </table:table-cell>
              <table:table-cell office:value-type="float" office:value="44072">
                <text:p>44072</text:p>
              </table:table-cell>
              <table:table-cell office:value-type="float" office:value="12460.3366940704">
                <text:p>12460.33669407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91">
                <text:p>44091</text:p>
              </table:table-cell>
              <table:table-cell office:value-type="float" office:value="71356.5444984261">
                <text:p>71356.5444984261</text:p>
              </table:table-cell>
              <table:table-cell office:value-type="float" office:value="44073">
                <text:p>44073</text:p>
              </table:table-cell>
              <table:table-cell office:value-type="float" office:value="12784.2924592193">
                <text:p>12784.29245921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92">
                <text:p>44092</text:p>
              </table:table-cell>
              <table:table-cell office:value-type="float" office:value="79279.6412569607">
                <text:p>79279.6412569607</text:p>
              </table:table-cell>
              <table:table-cell office:value-type="float" office:value="44074">
                <text:p>44074</text:p>
              </table:table-cell>
              <table:table-cell office:value-type="float" office:value="13270.2305969122">
                <text:p>13270.23059691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93">
                <text:p>44093</text:p>
              </table:table-cell>
              <table:table-cell office:value-type="float" office:value="88064.9464656711">
                <text:p>88064.9464656711</text:p>
              </table:table-cell>
              <table:table-cell office:value-type="float" office:value="44075">
                <text:p>44075</text:p>
              </table:table-cell>
              <table:table-cell office:value-type="float" office:value="13646.7636262226">
                <text:p>13646.76362622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94">
                <text:p>44094</text:p>
              </table:table-cell>
              <table:table-cell office:value-type="float" office:value="97403.0091670425">
                <text:p>97403.0091670425</text:p>
              </table:table-cell>
              <table:table-cell office:value-type="float" office:value="44076">
                <text:p>44076</text:p>
              </table:table-cell>
              <table:table-cell office:value-type="float" office:value="14131.9010356359">
                <text:p>14131.90103563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95">
                <text:p>44095</text:p>
              </table:table-cell>
              <table:table-cell office:value-type="float" office:value="107258.569510876">
                <text:p>107258.569510876</text:p>
              </table:table-cell>
              <table:table-cell office:value-type="float" office:value="44077">
                <text:p>44077</text:p>
              </table:table-cell>
              <table:table-cell office:value-type="float" office:value="14900.7466954963">
                <text:p>14900.74669549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96">
                <text:p>44096</text:p>
              </table:table-cell>
              <table:table-cell office:value-type="float" office:value="117519.828272207">
                <text:p>117519.828272207</text:p>
              </table:table-cell>
              <table:table-cell office:value-type="float" office:value="44078">
                <text:p>44078</text:p>
              </table:table-cell>
              <table:table-cell office:value-type="float" office:value="15783.9850694682">
                <text:p>15783.98506946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97">
                <text:p>44097</text:p>
              </table:table-cell>
              <table:table-cell office:value-type="float" office:value="127242.947968171">
                <text:p>127242.947968171</text:p>
              </table:table-cell>
              <table:table-cell office:value-type="float" office:value="44079">
                <text:p>44079</text:p>
              </table:table-cell>
              <table:table-cell office:value-type="float" office:value="16769.2437762758">
                <text:p>16769.24377627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98">
                <text:p>44098</text:p>
              </table:table-cell>
              <table:table-cell office:value-type="float" office:value="136902.500219292">
                <text:p>136902.500219292</text:p>
              </table:table-cell>
              <table:table-cell office:value-type="float" office:value="44080">
                <text:p>44080</text:p>
              </table:table-cell>
              <table:table-cell office:value-type="float" office:value="17842.1584821852">
                <text:p>17842.15848218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99">
                <text:p>44099</text:p>
              </table:table-cell>
              <table:table-cell office:value-type="float" office:value="146485.946344433">
                <text:p>146485.946344433</text:p>
              </table:table-cell>
              <table:table-cell office:value-type="float" office:value="44081">
                <text:p>44081</text:p>
              </table:table-cell>
              <table:table-cell office:value-type="float" office:value="18915.7092880592">
                <text:p>18915.70928805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00">
                <text:p>44100</text:p>
              </table:table-cell>
              <table:table-cell office:value-type="float" office:value="155097.282219807">
                <text:p>155097.282219807</text:p>
              </table:table-cell>
              <table:table-cell office:value-type="float" office:value="44082">
                <text:p>44082</text:p>
              </table:table-cell>
              <table:table-cell office:value-type="float" office:value="20362.4888724169">
                <text:p>20362.48887241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01">
                <text:p>44101</text:p>
              </table:table-cell>
              <table:table-cell office:value-type="float" office:value="163878.657039559">
                <text:p>163878.657039559</text:p>
              </table:table-cell>
              <table:table-cell office:value-type="float" office:value="44083">
                <text:p>44083</text:p>
              </table:table-cell>
              <table:table-cell office:value-type="float" office:value="22012.8402133084">
                <text:p>22012.84021330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02">
                <text:p>44102</text:p>
              </table:table-cell>
              <table:table-cell office:value-type="float" office:value="171785.186914394">
                <text:p>171785.186914394</text:p>
              </table:table-cell>
              <table:table-cell office:value-type="float" office:value="44084">
                <text:p>44084</text:p>
              </table:table-cell>
              <table:table-cell office:value-type="float" office:value="24251.6165014597">
                <text:p>24251.61650145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03">
                <text:p>44103</text:p>
              </table:table-cell>
              <table:table-cell office:value-type="float" office:value="178806.58373793">
                <text:p>178806.58373793</text:p>
              </table:table-cell>
              <table:table-cell office:value-type="float" office:value="44085">
                <text:p>44085</text:p>
              </table:table-cell>
              <table:table-cell office:value-type="float" office:value="26828.6698558017">
                <text:p>26828.66985580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04">
                <text:p>44104</text:p>
              </table:table-cell>
              <table:table-cell office:value-type="float" office:value="185307.973050504">
                <text:p>185307.973050504</text:p>
              </table:table-cell>
              <table:table-cell office:value-type="float" office:value="44086">
                <text:p>44086</text:p>
              </table:table-cell>
              <table:table-cell office:value-type="float" office:value="29838.1985425789">
                <text:p>29838.19854257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05">
                <text:p>44105</text:p>
              </table:table-cell>
              <table:table-cell office:value-type="float" office:value="191895.399538834">
                <text:p>191895.399538834</text:p>
              </table:table-cell>
              <table:table-cell office:value-type="float" office:value="44087">
                <text:p>44087</text:p>
              </table:table-cell>
              <table:table-cell office:value-type="float" office:value="33176.3532541196">
                <text:p>33176.35325411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06">
                <text:p>44106</text:p>
              </table:table-cell>
              <table:table-cell office:value-type="float" office:value="198415.356033678">
                <text:p>198415.356033678</text:p>
              </table:table-cell>
              <table:table-cell office:value-type="float" office:value="44088">
                <text:p>44088</text:p>
              </table:table-cell>
              <table:table-cell office:value-type="float" office:value="36760.8990712785">
                <text:p>36760.89907127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07">
                <text:p>44107</text:p>
              </table:table-cell>
              <table:table-cell office:value-type="float" office:value="204642.278858366">
                <text:p>204642.278858366</text:p>
              </table:table-cell>
              <table:table-cell office:value-type="float" office:value="44089">
                <text:p>44089</text:p>
              </table:table-cell>
              <table:table-cell office:value-type="float" office:value="40827.3696434579">
                <text:p>40827.3696434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08">
                <text:p>44108</text:p>
              </table:table-cell>
              <table:table-cell office:value-type="float" office:value="210674.564315796">
                <text:p>210674.564315796</text:p>
              </table:table-cell>
              <table:table-cell office:value-type="float" office:value="44090">
                <text:p>44090</text:p>
              </table:table-cell>
              <table:table-cell office:value-type="float" office:value="45465.0311665848">
                <text:p>45465.03116658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09">
                <text:p>44109</text:p>
              </table:table-cell>
              <table:table-cell office:value-type="float" office:value="217118.132076384">
                <text:p>217118.132076384</text:p>
              </table:table-cell>
              <table:table-cell office:value-type="float" office:value="44091">
                <text:p>44091</text:p>
              </table:table-cell>
              <table:table-cell office:value-type="float" office:value="50586.6457894972">
                <text:p>50586.64578949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10">
                <text:p>44110</text:p>
              </table:table-cell>
              <table:table-cell office:value-type="float" office:value="223294.629732867">
                <text:p>223294.629732867</text:p>
              </table:table-cell>
              <table:table-cell office:value-type="float" office:value="44092">
                <text:p>44092</text:p>
              </table:table-cell>
              <table:table-cell office:value-type="float" office:value="56215.3637759641">
                <text:p>56215.36377596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11">
                <text:p>44111</text:p>
              </table:table-cell>
              <table:table-cell office:value-type="float" office:value="229902.027180034">
                <text:p>229902.027180034</text:p>
              </table:table-cell>
              <table:table-cell office:value-type="float" office:value="44093">
                <text:p>44093</text:p>
              </table:table-cell>
              <table:table-cell office:value-type="float" office:value="62542.483317051">
                <text:p>62542.4833170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12">
                <text:p>44112</text:p>
              </table:table-cell>
              <table:table-cell office:value-type="float" office:value="236393.786791518">
                <text:p>236393.786791518</text:p>
              </table:table-cell>
              <table:table-cell office:value-type="float" office:value="44094">
                <text:p>44094</text:p>
              </table:table-cell>
              <table:table-cell office:value-type="float" office:value="69739.0804128076">
                <text:p>69739.08041280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13">
                <text:p>44113</text:p>
              </table:table-cell>
              <table:table-cell office:value-type="float" office:value="242935.695170947">
                <text:p>242935.695170947</text:p>
              </table:table-cell>
              <table:table-cell office:value-type="float" office:value="44095">
                <text:p>44095</text:p>
              </table:table-cell>
              <table:table-cell office:value-type="float" office:value="77432.430420845">
                <text:p>77432.4304208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14">
                <text:p>44114</text:p>
              </table:table-cell>
              <table:table-cell office:value-type="float" office:value="250097.699269008">
                <text:p>250097.699269008</text:p>
              </table:table-cell>
              <table:table-cell office:value-type="float" office:value="44096">
                <text:p>44096</text:p>
              </table:table-cell>
              <table:table-cell office:value-type="float" office:value="85529.1467440645">
                <text:p>85529.14674406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15">
                <text:p>44115</text:p>
              </table:table-cell>
              <table:table-cell office:value-type="float" office:value="258051.056766819">
                <text:p>258051.056766819</text:p>
              </table:table-cell>
              <table:table-cell office:value-type="float" office:value="44097">
                <text:p>44097</text:p>
              </table:table-cell>
              <table:table-cell office:value-type="float" office:value="93944.6758276983">
                <text:p>93944.67582769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16">
                <text:p>44116</text:p>
              </table:table-cell>
              <table:table-cell office:value-type="float" office:value="266621.322184741">
                <text:p>266621.322184741</text:p>
              </table:table-cell>
              <table:table-cell office:value-type="float" office:value="44098">
                <text:p>44098</text:p>
              </table:table-cell>
              <table:table-cell office:value-type="float" office:value="101618.699413476">
                <text:p>101618.6994134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17">
                <text:p>44117</text:p>
              </table:table-cell>
              <table:table-cell office:value-type="float" office:value="276351.730453738">
                <text:p>276351.730453738</text:p>
              </table:table-cell>
              <table:table-cell office:value-type="float" office:value="44099">
                <text:p>44099</text:p>
              </table:table-cell>
              <table:table-cell office:value-type="float" office:value="109129.06446461">
                <text:p>109129.064464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18">
                <text:p>44118</text:p>
              </table:table-cell>
              <table:table-cell office:value-type="float" office:value="286529.427411716">
                <text:p>286529.427411716</text:p>
              </table:table-cell>
              <table:table-cell office:value-type="float" office:value="44100">
                <text:p>44100</text:p>
              </table:table-cell>
              <table:table-cell office:value-type="float" office:value="116448.863032146">
                <text:p>116448.8630321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19">
                <text:p>44119</text:p>
              </table:table-cell>
              <table:table-cell office:value-type="float" office:value="296338.582080194">
                <text:p>296338.582080194</text:p>
              </table:table-cell>
              <table:table-cell office:value-type="float" office:value="44101">
                <text:p>44101</text:p>
              </table:table-cell>
              <table:table-cell office:value-type="float" office:value="122810.090191633">
                <text:p>122810.0901916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20">
                <text:p>44120</text:p>
              </table:table-cell>
              <table:table-cell office:value-type="float" office:value="306205.750194696">
                <text:p>306205.750194696</text:p>
              </table:table-cell>
              <table:table-cell office:value-type="float" office:value="44102">
                <text:p>44102</text:p>
              </table:table-cell>
              <table:table-cell office:value-type="float" office:value="129359.395675292">
                <text:p>129359.3956752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21">
                <text:p>44121</text:p>
              </table:table-cell>
              <table:table-cell office:value-type="float" office:value="316708.573726006">
                <text:p>316708.573726006</text:p>
              </table:table-cell>
              <table:table-cell office:value-type="float" office:value="44103">
                <text:p>44103</text:p>
              </table:table-cell>
              <table:table-cell office:value-type="float" office:value="135064.2156057">
                <text:p>135064.21560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22">
                <text:p>44122</text:p>
              </table:table-cell>
              <table:table-cell office:value-type="float" office:value="328255.884704448">
                <text:p>328255.884704448</text:p>
              </table:table-cell>
              <table:table-cell office:value-type="float" office:value="44104">
                <text:p>44104</text:p>
              </table:table-cell>
              <table:table-cell office:value-type="float" office:value="139892.881354227">
                <text:p>139892.8813542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23">
                <text:p>44123</text:p>
              </table:table-cell>
              <table:table-cell office:value-type="float" office:value="340264.710094954">
                <text:p>340264.710094954</text:p>
              </table:table-cell>
              <table:table-cell office:value-type="float" office:value="44105">
                <text:p>44105</text:p>
              </table:table-cell>
              <table:table-cell office:value-type="float" office:value="144291.558176411">
                <text:p>144291.5581764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24">
                <text:p>44124</text:p>
              </table:table-cell>
              <table:table-cell office:value-type="float" office:value="352848.203381506">
                <text:p>352848.203381506</text:p>
              </table:table-cell>
              <table:table-cell office:value-type="float" office:value="44106">
                <text:p>44106</text:p>
              </table:table-cell>
              <table:table-cell office:value-type="float" office:value="148732.726591258">
                <text:p>148732.7265912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25">
                <text:p>44125</text:p>
              </table:table-cell>
              <table:table-cell office:value-type="float" office:value="365471.455344845">
                <text:p>365471.455344845</text:p>
              </table:table-cell>
              <table:table-cell office:value-type="float" office:value="44107">
                <text:p>44107</text:p>
              </table:table-cell>
              <table:table-cell office:value-type="float" office:value="153131.5106669">
                <text:p>153131.51066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26">
                <text:p>44126</text:p>
              </table:table-cell>
              <table:table-cell office:value-type="float" office:value="378131.267341393">
                <text:p>378131.267341393</text:p>
              </table:table-cell>
              <table:table-cell office:value-type="float" office:value="44108">
                <text:p>44108</text:p>
              </table:table-cell>
              <table:table-cell office:value-type="float" office:value="157310.850324539">
                <text:p>157310.850324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27">
                <text:p>44127</text:p>
              </table:table-cell>
              <table:table-cell office:value-type="float" office:value="390746.18165132">
                <text:p>390746.18165132</text:p>
              </table:table-cell>
              <table:table-cell office:value-type="float" office:value="44109">
                <text:p>44109</text:p>
              </table:table-cell>
              <table:table-cell office:value-type="float" office:value="161263.145962403">
                <text:p>161263.1459624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28">
                <text:p>44128</text:p>
              </table:table-cell>
              <table:table-cell office:value-type="float" office:value="402200.350141024">
                <text:p>402200.350141024</text:p>
              </table:table-cell>
              <table:table-cell office:value-type="float" office:value="44110">
                <text:p>44110</text:p>
              </table:table-cell>
              <table:table-cell office:value-type="float" office:value="165665.262669795">
                <text:p>165665.2626697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29">
                <text:p>44129</text:p>
              </table:table-cell>
              <table:table-cell office:value-type="float" office:value="412631.011840543">
                <text:p>412631.011840543</text:p>
              </table:table-cell>
              <table:table-cell office:value-type="float" office:value="44111">
                <text:p>44111</text:p>
              </table:table-cell>
              <table:table-cell office:value-type="float" office:value="169848.401515366">
                <text:p>169848.4015153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30">
                <text:p>44130</text:p>
              </table:table-cell>
              <table:table-cell office:value-type="float" office:value="422561.230117896">
                <text:p>422561.230117896</text:p>
              </table:table-cell>
              <table:table-cell office:value-type="float" office:value="44112">
                <text:p>44112</text:p>
              </table:table-cell>
              <table:table-cell office:value-type="float" office:value="174548.655424975">
                <text:p>174548.6554249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31">
                <text:p>44131</text:p>
              </table:table-cell>
              <table:table-cell office:value-type="float" office:value="431489.57830866">
                <text:p>431489.57830866</text:p>
              </table:table-cell>
              <table:table-cell office:value-type="float" office:value="44113">
                <text:p>44113</text:p>
              </table:table-cell>
              <table:table-cell office:value-type="float" office:value="179057.458109737">
                <text:p>179057.4581097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32">
                <text:p>44132</text:p>
              </table:table-cell>
              <table:table-cell office:value-type="float" office:value="439351.240586078">
                <text:p>439351.240586078</text:p>
              </table:table-cell>
              <table:table-cell office:value-type="float" office:value="44114">
                <text:p>44114</text:p>
              </table:table-cell>
              <table:table-cell office:value-type="float" office:value="183583.424654962">
                <text:p>183583.4246549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33">
                <text:p>44133</text:p>
              </table:table-cell>
              <table:table-cell office:value-type="float" office:value="446366.985819769">
                <text:p>446366.985819769</text:p>
              </table:table-cell>
              <table:table-cell office:value-type="float" office:value="44115">
                <text:p>44115</text:p>
              </table:table-cell>
              <table:table-cell office:value-type="float" office:value="188676.19513802">
                <text:p>188676.195138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34">
                <text:p>44134</text:p>
              </table:table-cell>
              <table:table-cell office:value-type="float" office:value="452472.508860413">
                <text:p>452472.508860413</text:p>
              </table:table-cell>
              <table:table-cell office:value-type="float" office:value="44116">
                <text:p>44116</text:p>
              </table:table-cell>
              <table:table-cell office:value-type="float" office:value="194451.40280816">
                <text:p>194451.402808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35">
                <text:p>44135</text:p>
              </table:table-cell>
              <table:table-cell office:value-type="float" office:value="457761.756668025">
                <text:p>457761.756668025</text:p>
              </table:table-cell>
              <table:table-cell office:value-type="float" office:value="44117">
                <text:p>44117</text:p>
              </table:table-cell>
              <table:table-cell office:value-type="float" office:value="200815.732761799">
                <text:p>200815.7327617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36">
                <text:p>44136</text:p>
              </table:table-cell>
              <table:table-cell office:value-type="float" office:value="461177.077061814">
                <text:p>461177.077061814</text:p>
              </table:table-cell>
              <table:table-cell office:value-type="float" office:value="44118">
                <text:p>44118</text:p>
              </table:table-cell>
              <table:table-cell office:value-type="float" office:value="208308.755436298">
                <text:p>208308.7554362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37">
                <text:p>44137</text:p>
              </table:table-cell>
              <table:table-cell office:value-type="float" office:value="462657.896705745">
                <text:p>462657.896705745</text:p>
              </table:table-cell>
              <table:table-cell office:value-type="float" office:value="44119">
                <text:p>44119</text:p>
              </table:table-cell>
              <table:table-cell office:value-type="float" office:value="216252.034213934">
                <text:p>216252.0342139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38">
                <text:p>44138</text:p>
              </table:table-cell>
              <table:table-cell office:value-type="float" office:value="462561.36661283">
                <text:p>462561.36661283</text:p>
              </table:table-cell>
              <table:table-cell office:value-type="float" office:value="44120">
                <text:p>44120</text:p>
              </table:table-cell>
              <table:table-cell office:value-type="float" office:value="223819.846566575">
                <text:p>223819.8465665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39">
                <text:p>44139</text:p>
              </table:table-cell>
              <table:table-cell office:value-type="float" office:value="461536.56558458">
                <text:p>461536.56558458</text:p>
              </table:table-cell>
              <table:table-cell office:value-type="float" office:value="44121">
                <text:p>44121</text:p>
              </table:table-cell>
              <table:table-cell office:value-type="float" office:value="231382.927445387">
                <text:p>231382.9274453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40">
                <text:p>44140</text:p>
              </table:table-cell>
              <table:table-cell office:value-type="float" office:value="459824.263667425">
                <text:p>459824.263667425</text:p>
              </table:table-cell>
              <table:table-cell office:value-type="float" office:value="44122">
                <text:p>44122</text:p>
              </table:table-cell>
              <table:table-cell office:value-type="float" office:value="239515.433488492">
                <text:p>239515.4334884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41">
                <text:p>44141</text:p>
              </table:table-cell>
              <table:table-cell office:value-type="float" office:value="457684.224862533">
                <text:p>457684.224862533</text:p>
              </table:table-cell>
              <table:table-cell office:value-type="float" office:value="44123">
                <text:p>44123</text:p>
              </table:table-cell>
              <table:table-cell office:value-type="float" office:value="248500.5010351">
                <text:p>248500.50103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42">
                <text:p>44142</text:p>
              </table:table-cell>
              <table:table-cell office:value-type="float" office:value="455729.42022433">
                <text:p>455729.42022433</text:p>
              </table:table-cell>
              <table:table-cell office:value-type="float" office:value="44124">
                <text:p>44124</text:p>
              </table:table-cell>
              <table:table-cell office:value-type="float" office:value="257845.502942487">
                <text:p>257845.5029424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43">
                <text:p>44143</text:p>
              </table:table-cell>
              <table:table-cell office:value-type="float" office:value="454254.070451735">
                <text:p>454254.070451735</text:p>
              </table:table-cell>
              <table:table-cell office:value-type="float" office:value="44125">
                <text:p>44125</text:p>
              </table:table-cell>
              <table:table-cell office:value-type="float" office:value="267772.493910402">
                <text:p>267772.4939104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44">
                <text:p>44144</text:p>
              </table:table-cell>
              <table:table-cell office:value-type="float" office:value="453557.593921991">
                <text:p>453557.593921991</text:p>
              </table:table-cell>
              <table:table-cell office:value-type="float" office:value="44126">
                <text:p>44126</text:p>
              </table:table-cell>
              <table:table-cell office:value-type="float" office:value="277564.534779932">
                <text:p>277564.5347799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45">
                <text:p>44145</text:p>
              </table:table-cell>
              <table:table-cell office:value-type="float" office:value="452894.141430684">
                <text:p>452894.141430684</text:p>
              </table:table-cell>
              <table:table-cell office:value-type="float" office:value="44127">
                <text:p>44127</text:p>
              </table:table-cell>
              <table:table-cell office:value-type="float" office:value="287574.679058121">
                <text:p>287574.6790581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46">
                <text:p>44146</text:p>
              </table:table-cell>
              <table:table-cell office:value-type="float" office:value="451832.961943832">
                <text:p>451832.961943832</text:p>
              </table:table-cell>
              <table:table-cell office:value-type="float" office:value="44128">
                <text:p>44128</text:p>
              </table:table-cell>
              <table:table-cell office:value-type="float" office:value="297518.793002983">
                <text:p>297518.7930029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47">
                <text:p>44147</text:p>
              </table:table-cell>
              <table:table-cell office:value-type="float" office:value="450924.586456709">
                <text:p>450924.586456709</text:p>
              </table:table-cell>
              <table:table-cell office:value-type="float" office:value="44129">
                <text:p>44129</text:p>
              </table:table-cell>
              <table:table-cell office:value-type="float" office:value="306305.030546785">
                <text:p>306305.0305467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48">
                <text:p>44148</text:p>
              </table:table-cell>
              <table:table-cell office:value-type="float" office:value="450004.810372066">
                <text:p>450004.810372066</text:p>
              </table:table-cell>
              <table:table-cell office:value-type="float" office:value="44130">
                <text:p>44130</text:p>
              </table:table-cell>
              <table:table-cell office:value-type="float" office:value="314108.771137468">
                <text:p>314108.7711374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49">
                <text:p>44149</text:p>
              </table:table-cell>
              <table:table-cell office:value-type="float" office:value="449297.575438595">
                <text:p>449297.575438595</text:p>
              </table:table-cell>
              <table:table-cell office:value-type="float" office:value="44131">
                <text:p>44131</text:p>
              </table:table-cell>
              <table:table-cell office:value-type="float" office:value="321477.869771799">
                <text:p>321477.8697717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50">
                <text:p>44150</text:p>
              </table:table-cell>
              <table:table-cell office:value-type="float" office:value="448701.570601862">
                <text:p>448701.570601862</text:p>
              </table:table-cell>
              <table:table-cell office:value-type="float" office:value="44132">
                <text:p>44132</text:p>
              </table:table-cell>
              <table:table-cell office:value-type="float" office:value="328071.072909401">
                <text:p>328071.0729094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51">
                <text:p>44151</text:p>
              </table:table-cell>
              <table:table-cell office:value-type="float" office:value="447708.329780172">
                <text:p>447708.329780172</text:p>
              </table:table-cell>
              <table:table-cell office:value-type="float" office:value="44133">
                <text:p>44133</text:p>
              </table:table-cell>
              <table:table-cell office:value-type="float" office:value="333713.231238974">
                <text:p>333713.2312389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52">
                <text:p>44152</text:p>
              </table:table-cell>
              <table:table-cell office:value-type="float" office:value="446539.79347882">
                <text:p>446539.79347882</text:p>
              </table:table-cell>
              <table:table-cell office:value-type="float" office:value="44134">
                <text:p>44134</text:p>
              </table:table-cell>
              <table:table-cell office:value-type="float" office:value="338953.592091361">
                <text:p>338953.5920913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53">
                <text:p>44153</text:p>
              </table:table-cell>
              <table:table-cell office:value-type="float" office:value="444702.762274416">
                <text:p>444702.762274416</text:p>
              </table:table-cell>
              <table:table-cell office:value-type="float" office:value="44135">
                <text:p>44135</text:p>
              </table:table-cell>
              <table:table-cell office:value-type="float" office:value="343646.665776968">
                <text:p>343646.6657769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54">
                <text:p>44154</text:p>
              </table:table-cell>
              <table:table-cell office:value-type="float" office:value="440946.518878863">
                <text:p>440946.518878863</text:p>
              </table:table-cell>
              <table:table-cell office:value-type="float" office:value="44136">
                <text:p>44136</text:p>
              </table:table-cell>
              <table:table-cell office:value-type="float" office:value="347737.674682016">
                <text:p>347737.6746820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55">
                <text:p>44155</text:p>
              </table:table-cell>
              <table:table-cell office:value-type="float" office:value="436866.965062712">
                <text:p>436866.965062712</text:p>
              </table:table-cell>
              <table:table-cell office:value-type="float" office:value="44137">
                <text:p>44137</text:p>
              </table:table-cell>
              <table:table-cell office:value-type="float" office:value="350192.769840332">
                <text:p>350192.7698403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56">
                <text:p>44156</text:p>
              </table:table-cell>
              <table:table-cell office:value-type="float" office:value="431580.433810122">
                <text:p>431580.433810122</text:p>
              </table:table-cell>
              <table:table-cell office:value-type="float" office:value="44138">
                <text:p>44138</text:p>
              </table:table-cell>
              <table:table-cell office:value-type="float" office:value="351191.156558777">
                <text:p>351191.1565587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57">
                <text:p>44157</text:p>
              </table:table-cell>
              <table:table-cell office:value-type="float" office:value="424626.370293004">
                <text:p>424626.370293004</text:p>
              </table:table-cell>
              <table:table-cell office:value-type="float" office:value="44139">
                <text:p>44139</text:p>
              </table:table-cell>
              <table:table-cell office:value-type="float" office:value="350860.265053153">
                <text:p>350860.2650531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58">
                <text:p>44158</text:p>
              </table:table-cell>
              <table:table-cell office:value-type="float" office:value="415385.064195424">
                <text:p>415385.064195424</text:p>
              </table:table-cell>
              <table:table-cell office:value-type="float" office:value="44140">
                <text:p>44140</text:p>
              </table:table-cell>
              <table:table-cell office:value-type="float" office:value="350060.18838856">
                <text:p>350060.188388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59">
                <text:p>44159</text:p>
              </table:table-cell>
              <table:table-cell office:value-type="float" office:value="404612.18876562">
                <text:p>404612.18876562</text:p>
              </table:table-cell>
              <table:table-cell office:value-type="float" office:value="44141">
                <text:p>44141</text:p>
              </table:table-cell>
              <table:table-cell office:value-type="float" office:value="348750.284998416">
                <text:p>348750.2849984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60">
                <text:p>44160</text:p>
              </table:table-cell>
              <table:table-cell office:value-type="float" office:value="392779.780603371">
                <text:p>392779.780603371</text:p>
              </table:table-cell>
              <table:table-cell office:value-type="float" office:value="44142">
                <text:p>44142</text:p>
              </table:table-cell>
              <table:table-cell office:value-type="float" office:value="347370.431403582">
                <text:p>347370.4314035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61">
                <text:p>44161</text:p>
              </table:table-cell>
              <table:table-cell office:value-type="float" office:value="379897.34761889">
                <text:p>379897.34761889</text:p>
              </table:table-cell>
              <table:table-cell office:value-type="float" office:value="44143">
                <text:p>44143</text:p>
              </table:table-cell>
              <table:table-cell office:value-type="float" office:value="346480.889764522">
                <text:p>346480.8897645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62">
                <text:p>44162</text:p>
              </table:table-cell>
              <table:table-cell office:value-type="float" office:value="366419.625315681">
                <text:p>366419.625315681</text:p>
              </table:table-cell>
              <table:table-cell office:value-type="float" office:value="44144">
                <text:p>44144</text:p>
              </table:table-cell>
              <table:table-cell office:value-type="float" office:value="346315.600302917">
                <text:p>346315.6003029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63">
                <text:p>44163</text:p>
              </table:table-cell>
              <table:table-cell office:value-type="float" office:value="352955.907980083">
                <text:p>352955.907980083</text:p>
              </table:table-cell>
              <table:table-cell office:value-type="float" office:value="44145">
                <text:p>44145</text:p>
              </table:table-cell>
              <table:table-cell office:value-type="float" office:value="346854.109456665">
                <text:p>346854.1094566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64">
                <text:p>44164</text:p>
              </table:table-cell>
              <table:table-cell office:value-type="float" office:value="338833.336834669">
                <text:p>338833.336834669</text:p>
              </table:table-cell>
              <table:table-cell office:value-type="float" office:value="44146">
                <text:p>44146</text:p>
              </table:table-cell>
              <table:table-cell office:value-type="float" office:value="347314.501442861">
                <text:p>347314.5014428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65">
                <text:p>44165</text:p>
              </table:table-cell>
              <table:table-cell office:value-type="float" office:value="324544.584303635">
                <text:p>324544.584303635</text:p>
              </table:table-cell>
              <table:table-cell office:value-type="float" office:value="44147">
                <text:p>44147</text:p>
              </table:table-cell>
              <table:table-cell office:value-type="float" office:value="347238.475698829">
                <text:p>347238.4756988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66">
                <text:p>44166</text:p>
              </table:table-cell>
              <table:table-cell office:value-type="float" office:value="310896.719039231">
                <text:p>310896.719039231</text:p>
              </table:table-cell>
              <table:table-cell office:value-type="float" office:value="44148">
                <text:p>44148</text:p>
              </table:table-cell>
              <table:table-cell office:value-type="float" office:value="347177.321079539">
                <text:p>347177.321079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67">
                <text:p>44167</text:p>
              </table:table-cell>
              <table:table-cell office:value-type="float" office:value="297863.0272256">
                <text:p>297863.0272256</text:p>
              </table:table-cell>
              <table:table-cell office:value-type="float" office:value="44149">
                <text:p>44149</text:p>
              </table:table-cell>
              <table:table-cell office:value-type="float" office:value="347085.361630441">
                <text:p>347085.3616304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68">
                <text:p>44168</text:p>
              </table:table-cell>
              <table:table-cell office:value-type="float" office:value="285758.509523153">
                <text:p>285758.509523153</text:p>
              </table:table-cell>
              <table:table-cell office:value-type="float" office:value="44150">
                <text:p>44150</text:p>
              </table:table-cell>
              <table:table-cell office:value-type="float" office:value="347013.628083967">
                <text:p>347013.6280839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69">
                <text:p>44169</text:p>
              </table:table-cell>
              <table:table-cell office:value-type="float" office:value="274839.689322506">
                <text:p>274839.689322506</text:p>
              </table:table-cell>
              <table:table-cell office:value-type="float" office:value="44151">
                <text:p>44151</text:p>
              </table:table-cell>
              <table:table-cell office:value-type="float" office:value="346905.129573566">
                <text:p>346905.1295735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70">
                <text:p>44170</text:p>
              </table:table-cell>
              <table:table-cell office:value-type="float" office:value="264813.444595315">
                <text:p>264813.444595315</text:p>
              </table:table-cell>
              <table:table-cell office:value-type="float" office:value="44152">
                <text:p>44152</text:p>
              </table:table-cell>
              <table:table-cell office:value-type="float" office:value="346406.138045261">
                <text:p>346406.1380452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71">
                <text:p>44171</text:p>
              </table:table-cell>
              <table:table-cell office:value-type="float" office:value="256127.616385097">
                <text:p>256127.616385097</text:p>
              </table:table-cell>
              <table:table-cell office:value-type="float" office:value="44153">
                <text:p>44153</text:p>
              </table:table-cell>
              <table:table-cell office:value-type="float" office:value="345787.747073149">
                <text:p>345787.7470731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72">
                <text:p>44172</text:p>
              </table:table-cell>
              <table:table-cell office:value-type="float" office:value="248745.36695466">
                <text:p>248745.36695466</text:p>
              </table:table-cell>
              <table:table-cell office:value-type="float" office:value="44154">
                <text:p>44154</text:p>
              </table:table-cell>
              <table:table-cell office:value-type="float" office:value="344407.057183008">
                <text:p>344407.0571830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73">
                <text:p>44173</text:p>
              </table:table-cell>
              <table:table-cell office:value-type="float" office:value="242714.99477779">
                <text:p>242714.99477779</text:p>
              </table:table-cell>
              <table:table-cell office:value-type="float" office:value="44155">
                <text:p>44155</text:p>
              </table:table-cell>
              <table:table-cell office:value-type="float" office:value="341379.034066518">
                <text:p>341379.0340665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74">
                <text:p>44174</text:p>
              </table:table-cell>
              <table:table-cell office:value-type="float" office:value="237416.626474953">
                <text:p>237416.626474953</text:p>
              </table:table-cell>
              <table:table-cell office:value-type="float" office:value="44156">
                <text:p>44156</text:p>
              </table:table-cell>
              <table:table-cell office:value-type="float" office:value="338041.130094212">
                <text:p>338041.1300942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75">
                <text:p>44175</text:p>
              </table:table-cell>
              <table:table-cell office:value-type="float" office:value="234083.752947539">
                <text:p>234083.752947539</text:p>
              </table:table-cell>
              <table:table-cell office:value-type="float" office:value="44157">
                <text:p>44157</text:p>
              </table:table-cell>
              <table:table-cell office:value-type="float" office:value="333701.159542577">
                <text:p>333701.1595425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76">
                <text:p>44176</text:p>
              </table:table-cell>
              <table:table-cell office:value-type="float" office:value="232603.6013566">
                <text:p>232603.6013566</text:p>
              </table:table-cell>
              <table:table-cell office:value-type="float" office:value="44158">
                <text:p>44158</text:p>
              </table:table-cell>
              <table:table-cell office:value-type="float" office:value="327853.877061483">
                <text:p>327853.8770614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77">
                <text:p>44177</text:p>
              </table:table-cell>
              <table:table-cell office:value-type="float" office:value="232818.911671256">
                <text:p>232818.911671256</text:p>
              </table:table-cell>
              <table:table-cell office:value-type="float" office:value="44159">
                <text:p>44159</text:p>
              </table:table-cell>
              <table:table-cell office:value-type="float" office:value="319951.396821373">
                <text:p>319951.3968213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78">
                <text:p>44178</text:p>
              </table:table-cell>
              <table:table-cell office:value-type="float" office:value="234662.207617445">
                <text:p>234662.207617445</text:p>
              </table:table-cell>
              <table:table-cell office:value-type="float" office:value="44160">
                <text:p>44160</text:p>
              </table:table-cell>
              <table:table-cell office:value-type="float" office:value="310780.152285516">
                <text:p>310780.1522855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79">
                <text:p>44179</text:p>
              </table:table-cell>
              <table:table-cell office:value-type="float" office:value="238954.918268372">
                <text:p>238954.918268372</text:p>
              </table:table-cell>
              <table:table-cell office:value-type="float" office:value="44161">
                <text:p>44161</text:p>
              </table:table-cell>
              <table:table-cell office:value-type="float" office:value="301085.902837581">
                <text:p>301085.9028375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80">
                <text:p>44180</text:p>
              </table:table-cell>
              <table:table-cell office:value-type="float" office:value="245776.360748377">
                <text:p>245776.360748377</text:p>
              </table:table-cell>
              <table:table-cell office:value-type="float" office:value="44162">
                <text:p>44162</text:p>
              </table:table-cell>
              <table:table-cell office:value-type="float" office:value="290631.614108636">
                <text:p>290631.6141086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81">
                <text:p>44181</text:p>
              </table:table-cell>
              <table:table-cell office:value-type="float" office:value="255110.526342993">
                <text:p>255110.526342993</text:p>
              </table:table-cell>
              <table:table-cell office:value-type="float" office:value="44163">
                <text:p>44163</text:p>
              </table:table-cell>
              <table:table-cell office:value-type="float" office:value="279924.819240583">
                <text:p>279924.8192405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82">
                <text:p>44182</text:p>
              </table:table-cell>
              <table:table-cell office:value-type="float" office:value="266100.709568702">
                <text:p>266100.709568702</text:p>
              </table:table-cell>
              <table:table-cell office:value-type="float" office:value="44164">
                <text:p>44164</text:p>
              </table:table-cell>
              <table:table-cell office:value-type="float" office:value="269558.664569301">
                <text:p>269558.6645693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83">
                <text:p>44183</text:p>
              </table:table-cell>
              <table:table-cell office:value-type="float" office:value="279326.773073407">
                <text:p>279326.773073407</text:p>
              </table:table-cell>
              <table:table-cell office:value-type="float" office:value="44165">
                <text:p>44165</text:p>
              </table:table-cell>
              <table:table-cell office:value-type="float" office:value="258973.049538547">
                <text:p>258973.0495385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84">
                <text:p>44184</text:p>
              </table:table-cell>
              <table:table-cell office:value-type="float" office:value="294300.560457218">
                <text:p>294300.560457218</text:p>
              </table:table-cell>
              <table:table-cell office:value-type="float" office:value="44166">
                <text:p>44166</text:p>
              </table:table-cell>
              <table:table-cell office:value-type="float" office:value="248305.92511341">
                <text:p>248305.925113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85">
                <text:p>44185</text:p>
              </table:table-cell>
              <table:table-cell office:value-type="float" office:value="310943.547642598">
                <text:p>310943.547642598</text:p>
              </table:table-cell>
              <table:table-cell office:value-type="float" office:value="44167">
                <text:p>44167</text:p>
              </table:table-cell>
              <table:table-cell office:value-type="float" office:value="238154.849852247">
                <text:p>238154.8498522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86">
                <text:p>44186</text:p>
              </table:table-cell>
              <table:table-cell office:value-type="float" office:value="328807.623559481">
                <text:p>328807.623559481</text:p>
              </table:table-cell>
              <table:table-cell office:value-type="float" office:value="44168">
                <text:p>44168</text:p>
              </table:table-cell>
              <table:table-cell office:value-type="float" office:value="228644.681011458">
                <text:p>228644.6810114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87">
                <text:p>44187</text:p>
              </table:table-cell>
              <table:table-cell office:value-type="float" office:value="347483.606827593">
                <text:p>347483.606827593</text:p>
              </table:table-cell>
              <table:table-cell office:value-type="float" office:value="44169">
                <text:p>44169</text:p>
              </table:table-cell>
              <table:table-cell office:value-type="float" office:value="219890.711385716">
                <text:p>219890.7113857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88">
                <text:p>44188</text:p>
              </table:table-cell>
              <table:table-cell office:value-type="float" office:value="366953.565859303">
                <text:p>366953.565859303</text:p>
              </table:table-cell>
              <table:table-cell office:value-type="float" office:value="44170">
                <text:p>44170</text:p>
              </table:table-cell>
              <table:table-cell office:value-type="float" office:value="212114.062259723">
                <text:p>212114.0622597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89">
                <text:p>44189</text:p>
              </table:table-cell>
              <table:table-cell office:value-type="float" office:value="385925.73309386">
                <text:p>385925.73309386</text:p>
              </table:table-cell>
              <table:table-cell office:value-type="float" office:value="44171">
                <text:p>44171</text:p>
              </table:table-cell>
              <table:table-cell office:value-type="float" office:value="205101.792814229">
                <text:p>205101.7928142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90">
                <text:p>44190</text:p>
              </table:table-cell>
              <table:table-cell office:value-type="float" office:value="406460.747548818">
                <text:p>406460.747548818</text:p>
              </table:table-cell>
              <table:table-cell office:value-type="float" office:value="44172">
                <text:p>44172</text:p>
              </table:table-cell>
              <table:table-cell office:value-type="float" office:value="199203.258791866">
                <text:p>199203.2587918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91">
                <text:p>44191</text:p>
              </table:table-cell>
              <table:table-cell office:value-type="float" office:value="428352.046747538">
                <text:p>428352.046747538</text:p>
              </table:table-cell>
              <table:table-cell office:value-type="float" office:value="44173">
                <text:p>44173</text:p>
              </table:table-cell>
              <table:table-cell office:value-type="float" office:value="194466.881380854">
                <text:p>194466.8813808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92">
                <text:p>44192</text:p>
              </table:table-cell>
              <table:table-cell office:value-type="float" office:value="450731.219525685">
                <text:p>450731.219525685</text:p>
              </table:table-cell>
              <table:table-cell office:value-type="float" office:value="44174">
                <text:p>44174</text:p>
              </table:table-cell>
              <table:table-cell office:value-type="float" office:value="190778.619897602">
                <text:p>190778.6198976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93">
                <text:p>44193</text:p>
              </table:table-cell>
              <table:table-cell office:value-type="float" office:value="474415.051704936">
                <text:p>474415.051704936</text:p>
              </table:table-cell>
              <table:table-cell office:value-type="float" office:value="44175">
                <text:p>44175</text:p>
              </table:table-cell>
              <table:table-cell office:value-type="float" office:value="187651.849190661">
                <text:p>187651.8491906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94">
                <text:p>44194</text:p>
              </table:table-cell>
              <table:table-cell office:value-type="float" office:value="498502.553239674">
                <text:p>498502.553239674</text:p>
              </table:table-cell>
              <table:table-cell office:value-type="float" office:value="44176">
                <text:p>44176</text:p>
              </table:table-cell>
              <table:table-cell office:value-type="float" office:value="186239.093874407">
                <text:p>186239.0938744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95">
                <text:p>44195</text:p>
              </table:table-cell>
              <table:table-cell office:value-type="float" office:value="522353.303983503">
                <text:p>522353.303983503</text:p>
              </table:table-cell>
              <table:table-cell office:value-type="float" office:value="44177">
                <text:p>44177</text:p>
              </table:table-cell>
              <table:table-cell office:value-type="float" office:value="186382.233039391">
                <text:p>186382.2330393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96">
                <text:p>44196</text:p>
              </table:table-cell>
              <table:table-cell office:value-type="float" office:value="545926.58225886">
                <text:p>545926.58225886</text:p>
              </table:table-cell>
              <table:table-cell office:value-type="float" office:value="44178">
                <text:p>44178</text:p>
              </table:table-cell>
              <table:table-cell office:value-type="float" office:value="188073.618363107">
                <text:p>188073.6183631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97">
                <text:p>44197</text:p>
              </table:table-cell>
              <table:table-cell office:value-type="float" office:value="568422.659336135">
                <text:p>568422.659336135</text:p>
              </table:table-cell>
              <table:table-cell office:value-type="float" office:value="44179">
                <text:p>44179</text:p>
              </table:table-cell>
              <table:table-cell office:value-type="float" office:value="191167.033944888">
                <text:p>191167.0339448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98">
                <text:p>44198</text:p>
              </table:table-cell>
              <table:table-cell office:value-type="float" office:value="589875.629210104">
                <text:p>589875.629210104</text:p>
              </table:table-cell>
              <table:table-cell office:value-type="float" office:value="44180">
                <text:p>44180</text:p>
              </table:table-cell>
              <table:table-cell office:value-type="float" office:value="196390.818854814">
                <text:p>196390.8188548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99">
                <text:p>44199</text:p>
              </table:table-cell>
              <table:table-cell office:value-type="float" office:value="609408.647457214">
                <text:p>609408.647457214</text:p>
              </table:table-cell>
              <table:table-cell office:value-type="float" office:value="44181">
                <text:p>44181</text:p>
              </table:table-cell>
              <table:table-cell office:value-type="float" office:value="203973.261997932">
                <text:p>203973.2619979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00">
                <text:p>44200</text:p>
              </table:table-cell>
              <table:table-cell office:value-type="float" office:value="627627.359210698">
                <text:p>627627.359210698</text:p>
              </table:table-cell>
              <table:table-cell office:value-type="float" office:value="44182">
                <text:p>44182</text:p>
              </table:table-cell>
              <table:table-cell office:value-type="float" office:value="213678.08570343">
                <text:p>213678.085703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01">
                <text:p>44201</text:p>
              </table:table-cell>
              <table:table-cell office:value-type="float" office:value="643198.959978611">
                <text:p>643198.959978611</text:p>
              </table:table-cell>
              <table:table-cell office:value-type="float" office:value="44183">
                <text:p>44183</text:p>
              </table:table-cell>
              <table:table-cell office:value-type="float" office:value="224794.900481975">
                <text:p>224794.9004819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02">
                <text:p>44202</text:p>
              </table:table-cell>
              <table:table-cell office:value-type="float" office:value="655407.979976743">
                <text:p>655407.979976743</text:p>
              </table:table-cell>
              <table:table-cell office:value-type="float" office:value="44184">
                <text:p>44184</text:p>
              </table:table-cell>
              <table:table-cell office:value-type="float" office:value="237836.015132834">
                <text:p>237836.0151328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03">
                <text:p>44203</text:p>
              </table:table-cell>
              <table:table-cell office:value-type="float" office:value="664819.444241142">
                <text:p>664819.444241142</text:p>
              </table:table-cell>
              <table:table-cell office:value-type="float" office:value="44185">
                <text:p>44185</text:p>
              </table:table-cell>
              <table:table-cell office:value-type="float" office:value="252199.877995028">
                <text:p>252199.8779950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04">
                <text:p>44204</text:p>
              </table:table-cell>
              <table:table-cell office:value-type="float" office:value="670710.997960189">
                <text:p>670710.997960189</text:p>
              </table:table-cell>
              <table:table-cell office:value-type="float" office:value="44186">
                <text:p>44186</text:p>
              </table:table-cell>
              <table:table-cell office:value-type="float" office:value="267806.68391371">
                <text:p>267806.683913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05">
                <text:p>44205</text:p>
              </table:table-cell>
              <table:table-cell office:value-type="float" office:value="672699.444525369">
                <text:p>672699.444525369</text:p>
              </table:table-cell>
              <table:table-cell office:value-type="float" office:value="44187">
                <text:p>44187</text:p>
              </table:table-cell>
              <table:table-cell office:value-type="float" office:value="284388.991330546">
                <text:p>284388.9913305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06">
                <text:p>44206</text:p>
              </table:table-cell>
              <table:table-cell office:value-type="float" office:value="671092.5920103">
                <text:p>671092.5920103</text:p>
              </table:table-cell>
              <table:table-cell office:value-type="float" office:value="44188">
                <text:p>44188</text:p>
              </table:table-cell>
              <table:table-cell office:value-type="float" office:value="301490.408353902">
                <text:p>301490.4083539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07">
                <text:p>44207</text:p>
              </table:table-cell>
              <table:table-cell office:value-type="float" office:value="665440.778165357">
                <text:p>665440.778165357</text:p>
              </table:table-cell>
              <table:table-cell office:value-type="float" office:value="44189">
                <text:p>44189</text:p>
              </table:table-cell>
              <table:table-cell office:value-type="float" office:value="319101.820350262">
                <text:p>319101.8203502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08">
                <text:p>44208</text:p>
              </table:table-cell>
              <table:table-cell office:value-type="float" office:value="656006.63951576">
                <text:p>656006.63951576</text:p>
              </table:table-cell>
              <table:table-cell office:value-type="float" office:value="44190">
                <text:p>44190</text:p>
              </table:table-cell>
              <table:table-cell office:value-type="float" office:value="335836.224971338">
                <text:p>335836.2249713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09">
                <text:p>44209</text:p>
              </table:table-cell>
              <table:table-cell office:value-type="float" office:value="644283.909680794">
                <text:p>644283.909680794</text:p>
              </table:table-cell>
              <table:table-cell office:value-type="float" office:value="44191">
                <text:p>44191</text:p>
              </table:table-cell>
              <table:table-cell office:value-type="float" office:value="354101.643786789">
                <text:p>354101.6437867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10">
                <text:p>44210</text:p>
              </table:table-cell>
              <table:table-cell office:value-type="float" office:value="630155.789840151">
                <text:p>630155.789840151</text:p>
              </table:table-cell>
              <table:table-cell office:value-type="float" office:value="44192">
                <text:p>44192</text:p>
              </table:table-cell>
              <table:table-cell office:value-type="float" office:value="373554.028588208">
                <text:p>373554.0285882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11">
                <text:p>44211</text:p>
              </table:table-cell>
              <table:table-cell office:value-type="float" office:value="614091.055805447">
                <text:p>614091.055805447</text:p>
              </table:table-cell>
              <table:table-cell office:value-type="float" office:value="44193">
                <text:p>44193</text:p>
              </table:table-cell>
              <table:table-cell office:value-type="float" office:value="393478.990934494">
                <text:p>393478.9909344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12">
                <text:p>44212</text:p>
              </table:table-cell>
              <table:table-cell office:value-type="float" office:value="596091.341371987">
                <text:p>596091.341371987</text:p>
              </table:table-cell>
              <table:table-cell office:value-type="float" office:value="44194">
                <text:p>44194</text:p>
              </table:table-cell>
              <table:table-cell office:value-type="float" office:value="414678.613287721">
                <text:p>414678.6132877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13">
                <text:p>44213</text:p>
              </table:table-cell>
              <table:table-cell office:value-type="float" office:value="577567.441492328">
                <text:p>577567.441492328</text:p>
              </table:table-cell>
              <table:table-cell office:value-type="float" office:value="44195">
                <text:p>44195</text:p>
              </table:table-cell>
              <table:table-cell office:value-type="float" office:value="436058.647120533">
                <text:p>436058.6471205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14">
                <text:p>44214</text:p>
              </table:table-cell>
              <table:table-cell office:value-type="float" office:value="558297.187028126">
                <text:p>558297.187028126</text:p>
              </table:table-cell>
              <table:table-cell office:value-type="float" office:value="44196">
                <text:p>44196</text:p>
              </table:table-cell>
              <table:table-cell office:value-type="float" office:value="456948.215143592">
                <text:p>456948.2151435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15">
                <text:p>44215</text:p>
              </table:table-cell>
              <table:table-cell office:value-type="float" office:value="539003.775320646">
                <text:p>539003.775320646</text:p>
              </table:table-cell>
              <table:table-cell office:value-type="float" office:value="44197">
                <text:p>44197</text:p>
              </table:table-cell>
              <table:table-cell office:value-type="float" office:value="477272.741620439">
                <text:p>477272.7416204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16">
                <text:p>44216</text:p>
              </table:table-cell>
              <table:table-cell office:value-type="float" office:value="520419.716736476">
                <text:p>520419.716736476</text:p>
              </table:table-cell>
              <table:table-cell office:value-type="float" office:value="44198">
                <text:p>44198</text:p>
              </table:table-cell>
              <table:table-cell office:value-type="float" office:value="496125.923278043">
                <text:p>496125.9232780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17">
                <text:p>44217</text:p>
              </table:table-cell>
              <table:table-cell office:value-type="float" office:value="502588.05437134">
                <text:p>502588.05437134</text:p>
              </table:table-cell>
              <table:table-cell office:value-type="float" office:value="44199">
                <text:p>44199</text:p>
              </table:table-cell>
              <table:table-cell office:value-type="float" office:value="513826.248403324">
                <text:p>513826.2484033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18">
                <text:p>44218</text:p>
              </table:table-cell>
              <table:table-cell office:value-type="float" office:value="485361.86433691">
                <text:p>485361.86433691</text:p>
              </table:table-cell>
              <table:table-cell office:value-type="float" office:value="44200">
                <text:p>44200</text:p>
              </table:table-cell>
              <table:table-cell office:value-type="float" office:value="529168.298429902">
                <text:p>529168.2984299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19">
                <text:p>44219</text:p>
              </table:table-cell>
              <table:table-cell office:value-type="float" office:value="469082.986663037">
                <text:p>469082.986663037</text:p>
              </table:table-cell>
              <table:table-cell office:value-type="float" office:value="44201">
                <text:p>44201</text:p>
              </table:table-cell>
              <table:table-cell office:value-type="float" office:value="542827.633643292">
                <text:p>542827.6336432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20">
                <text:p>44220</text:p>
              </table:table-cell>
              <table:table-cell office:value-type="float" office:value="453203.398342695">
                <text:p>453203.398342695</text:p>
              </table:table-cell>
              <table:table-cell office:value-type="float" office:value="44202">
                <text:p>44202</text:p>
              </table:table-cell>
              <table:table-cell office:value-type="float" office:value="553901.569265616">
                <text:p>553901.5692656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21">
                <text:p>44221</text:p>
              </table:table-cell>
              <table:table-cell office:value-type="float" office:value="437874.036871591">
                <text:p>437874.036871591</text:p>
              </table:table-cell>
              <table:table-cell office:value-type="float" office:value="44203">
                <text:p>44203</text:p>
              </table:table-cell>
              <table:table-cell office:value-type="float" office:value="561758.852551195">
                <text:p>561758.8525511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22">
                <text:p>44222</text:p>
              </table:table-cell>
              <table:table-cell office:value-type="float" office:value="423177.100898984">
                <text:p>423177.100898984</text:p>
              </table:table-cell>
              <table:table-cell office:value-type="float" office:value="44204">
                <text:p>44204</text:p>
              </table:table-cell>
              <table:table-cell office:value-type="float" office:value="567103.647800274">
                <text:p>567103.6478002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23">
                <text:p>44223</text:p>
              </table:table-cell>
              <table:table-cell office:value-type="float" office:value="408614.685002298">
                <text:p>408614.685002298</text:p>
              </table:table-cell>
              <table:table-cell office:value-type="float" office:value="44205">
                <text:p>44205</text:p>
              </table:table-cell>
              <table:table-cell office:value-type="float" office:value="569148.323903974">
                <text:p>569148.3239039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24">
                <text:p>44224</text:p>
              </table:table-cell>
              <table:table-cell office:value-type="float" office:value="394081.353336061">
                <text:p>394081.353336061</text:p>
              </table:table-cell>
              <table:table-cell office:value-type="float" office:value="44206">
                <text:p>44206</text:p>
              </table:table-cell>
              <table:table-cell office:value-type="float" office:value="567807.060974809">
                <text:p>567807.0609748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25">
                <text:p>44225</text:p>
              </table:table-cell>
              <table:table-cell office:value-type="float" office:value="379553.002096807">
                <text:p>379553.002096807</text:p>
              </table:table-cell>
              <table:table-cell office:value-type="float" office:value="44207">
                <text:p>44207</text:p>
              </table:table-cell>
              <table:table-cell office:value-type="float" office:value="563468.087566608">
                <text:p>563468.0875666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26">
                <text:p>44226</text:p>
              </table:table-cell>
              <table:table-cell office:value-type="float" office:value="365086.05034049">
                <text:p>365086.05034049</text:p>
              </table:table-cell>
              <table:table-cell office:value-type="float" office:value="44208">
                <text:p>44208</text:p>
              </table:table-cell>
              <table:table-cell office:value-type="float" office:value="555579.109273943">
                <text:p>555579.1092739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27">
                <text:p>44227</text:p>
              </table:table-cell>
              <table:table-cell office:value-type="float" office:value="350673.264068696">
                <text:p>350673.264068696</text:p>
              </table:table-cell>
              <table:table-cell office:value-type="float" office:value="44209">
                <text:p>44209</text:p>
              </table:table-cell>
              <table:table-cell office:value-type="float" office:value="544760.956968103">
                <text:p>544760.9569681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28">
                <text:p>44228</text:p>
              </table:table-cell>
              <table:table-cell office:value-type="float" office:value="336123.044576505">
                <text:p>336123.044576505</text:p>
              </table:table-cell>
              <table:table-cell office:value-type="float" office:value="44210">
                <text:p>44210</text:p>
              </table:table-cell>
              <table:table-cell office:value-type="float" office:value="532477.789915707">
                <text:p>532477.7899157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29">
                <text:p>44229</text:p>
              </table:table-cell>
              <table:table-cell office:value-type="float" office:value="321235.242549646">
                <text:p>321235.242549646</text:p>
              </table:table-cell>
              <table:table-cell office:value-type="float" office:value="44211">
                <text:p>44211</text:p>
              </table:table-cell>
              <table:table-cell office:value-type="float" office:value="518641.312371109">
                <text:p>518641.3123711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30">
                <text:p>44230</text:p>
              </table:table-cell>
              <table:table-cell office:value-type="float" office:value="306435.522602368">
                <text:p>306435.522602368</text:p>
              </table:table-cell>
              <table:table-cell office:value-type="float" office:value="44212">
                <text:p>44212</text:p>
              </table:table-cell>
              <table:table-cell office:value-type="float" office:value="503473.740681757">
                <text:p>503473.7406817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31">
                <text:p>44231</text:p>
              </table:table-cell>
              <table:table-cell office:value-type="float" office:value="291737.821815836">
                <text:p>291737.821815836</text:p>
              </table:table-cell>
              <table:table-cell office:value-type="float" office:value="44213">
                <text:p>44213</text:p>
              </table:table-cell>
              <table:table-cell office:value-type="float" office:value="486921.277440337">
                <text:p>486921.2774403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32">
                <text:p>44232</text:p>
              </table:table-cell>
              <table:table-cell office:value-type="float" office:value="277065.219563637">
                <text:p>277065.219563637</text:p>
              </table:table-cell>
              <table:table-cell office:value-type="float" office:value="44214">
                <text:p>44214</text:p>
              </table:table-cell>
              <table:table-cell office:value-type="float" office:value="470232.848188424">
                <text:p>470232.8481884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33">
                <text:p>44233</text:p>
              </table:table-cell>
              <table:table-cell office:value-type="float" office:value="263097.17283272">
                <text:p>263097.17283272</text:p>
              </table:table-cell>
              <table:table-cell office:value-type="float" office:value="44215">
                <text:p>44215</text:p>
              </table:table-cell>
              <table:table-cell office:value-type="float" office:value="453199.697838928">
                <text:p>453199.6978389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34">
                <text:p>44234</text:p>
              </table:table-cell>
              <table:table-cell office:value-type="float" office:value="249999.627246996">
                <text:p>249999.627246996</text:p>
              </table:table-cell>
              <table:table-cell office:value-type="float" office:value="44216">
                <text:p>44216</text:p>
              </table:table-cell>
              <table:table-cell office:value-type="float" office:value="436377.651745145">
                <text:p>436377.6517451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35">
                <text:p>44235</text:p>
              </table:table-cell>
              <table:table-cell office:value-type="float" office:value="237515.326758951">
                <text:p>237515.326758951</text:p>
              </table:table-cell>
              <table:table-cell office:value-type="float" office:value="44217">
                <text:p>44217</text:p>
              </table:table-cell>
              <table:table-cell office:value-type="float" office:value="420472.14389852">
                <text:p>420472.143898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36">
                <text:p>44236</text:p>
              </table:table-cell>
              <table:table-cell office:value-type="float" office:value="225193.495675298">
                <text:p>225193.495675298</text:p>
              </table:table-cell>
              <table:table-cell office:value-type="float" office:value="44218">
                <text:p>44218</text:p>
              </table:table-cell>
              <table:table-cell office:value-type="float" office:value="405405.461234562">
                <text:p>405405.4612345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37">
                <text:p>44237</text:p>
              </table:table-cell>
              <table:table-cell office:value-type="float" office:value="213534.097709967">
                <text:p>213534.097709967</text:p>
              </table:table-cell>
              <table:table-cell office:value-type="float" office:value="44219">
                <text:p>44219</text:p>
              </table:table-cell>
              <table:table-cell office:value-type="float" office:value="391053.325827557">
                <text:p>391053.3258275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38">
                <text:p>44238</text:p>
              </table:table-cell>
              <table:table-cell office:value-type="float" office:value="203057.831731088">
                <text:p>203057.831731088</text:p>
              </table:table-cell>
              <table:table-cell office:value-type="float" office:value="44220">
                <text:p>44220</text:p>
              </table:table-cell>
              <table:table-cell office:value-type="float" office:value="377570.457441947">
                <text:p>377570.4574419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39">
                <text:p>44239</text:p>
              </table:table-cell>
              <table:table-cell office:value-type="float" office:value="193668.38956516">
                <text:p>193668.38956516</text:p>
              </table:table-cell>
              <table:table-cell office:value-type="float" office:value="44221">
                <text:p>44221</text:p>
              </table:table-cell>
              <table:table-cell office:value-type="float" office:value="364300.774123298">
                <text:p>364300.7741232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40">
                <text:p>44240</text:p>
              </table:table-cell>
              <table:table-cell office:value-type="float" office:value="185197.073092005">
                <text:p>185197.073092005</text:p>
              </table:table-cell>
              <table:table-cell office:value-type="float" office:value="44222">
                <text:p>44222</text:p>
              </table:table-cell>
              <table:table-cell office:value-type="float" office:value="351515.622626394">
                <text:p>351515.6226263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41">
                <text:p>44241</text:p>
              </table:table-cell>
              <table:table-cell office:value-type="float" office:value="177223.204193156">
                <text:p>177223.204193156</text:p>
              </table:table-cell>
              <table:table-cell office:value-type="float" office:value="44223">
                <text:p>44223</text:p>
              </table:table-cell>
              <table:table-cell office:value-type="float" office:value="339026.712549298">
                <text:p>339026.7125492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42">
                <text:p>44242</text:p>
              </table:table-cell>
              <table:table-cell office:value-type="float" office:value="170000.148033698">
                <text:p>170000.148033698</text:p>
              </table:table-cell>
              <table:table-cell office:value-type="float" office:value="44224">
                <text:p>44224</text:p>
              </table:table-cell>
              <table:table-cell office:value-type="float" office:value="326468.466440256">
                <text:p>326468.4664402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43">
                <text:p>44243</text:p>
              </table:table-cell>
              <table:table-cell office:value-type="float" office:value="163720.213393912">
                <text:p>163720.213393912</text:p>
              </table:table-cell>
              <table:table-cell office:value-type="float" office:value="44225">
                <text:p>44225</text:p>
              </table:table-cell>
              <table:table-cell office:value-type="float" office:value="314048.622001533">
                <text:p>314048.6220015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44">
                <text:p>44244</text:p>
              </table:table-cell>
              <table:table-cell office:value-type="float" office:value="158523.999098561">
                <text:p>158523.999098561</text:p>
              </table:table-cell>
              <table:table-cell office:value-type="float" office:value="44226">
                <text:p>44226</text:p>
              </table:table-cell>
              <table:table-cell office:value-type="float" office:value="301601.798478316">
                <text:p>301601.7984783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45">
                <text:p>44245</text:p>
              </table:table-cell>
              <table:table-cell office:value-type="float" office:value="154111.867319041">
                <text:p>154111.867319041</text:p>
              </table:table-cell>
              <table:table-cell office:value-type="float" office:value="44227">
                <text:p>44227</text:p>
              </table:table-cell>
              <table:table-cell office:value-type="float" office:value="289391.930639925">
                <text:p>289391.9306399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46">
                <text:p>44246</text:p>
              </table:table-cell>
              <table:table-cell office:value-type="float" office:value="150335.260472468">
                <text:p>150335.260472468</text:p>
              </table:table-cell>
              <table:table-cell office:value-type="float" office:value="44228">
                <text:p>44228</text:p>
              </table:table-cell>
              <table:table-cell office:value-type="float" office:value="277347.747764909">
                <text:p>277347.7477649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47">
                <text:p>44247</text:p>
              </table:table-cell>
              <table:table-cell office:value-type="float" office:value="146911.53787031">
                <text:p>146911.53787031</text:p>
              </table:table-cell>
              <table:table-cell office:value-type="float" office:value="44229">
                <text:p>44229</text:p>
              </table:table-cell>
              <table:table-cell office:value-type="float" office:value="265191.103506649">
                <text:p>265191.1035066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48">
                <text:p>44248</text:p>
              </table:table-cell>
              <table:table-cell office:value-type="float" office:value="144069.950010639">
                <text:p>144069.950010639</text:p>
              </table:table-cell>
              <table:table-cell office:value-type="float" office:value="44230">
                <text:p>44230</text:p>
              </table:table-cell>
              <table:table-cell office:value-type="float" office:value="253003.648851439">
                <text:p>253003.6488514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49">
                <text:p>44249</text:p>
              </table:table-cell>
              <table:table-cell office:value-type="float" office:value="141444.138258194">
                <text:p>141444.138258194</text:p>
              </table:table-cell>
              <table:table-cell office:value-type="float" office:value="44231">
                <text:p>44231</text:p>
              </table:table-cell>
              <table:table-cell office:value-type="float" office:value="240909.41396216">
                <text:p>240909.413962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50">
                <text:p>44250</text:p>
              </table:table-cell>
              <table:table-cell office:value-type="float" office:value="139093.267466771">
                <text:p>139093.267466771</text:p>
              </table:table-cell>
              <table:table-cell office:value-type="float" office:value="44232">
                <text:p>44232</text:p>
              </table:table-cell>
              <table:table-cell office:value-type="float" office:value="228947.035051224">
                <text:p>228947.0350512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51">
                <text:p>44251</text:p>
              </table:table-cell>
              <table:table-cell office:value-type="float" office:value="136770.170969937">
                <text:p>136770.170969937</text:p>
              </table:table-cell>
              <table:table-cell office:value-type="float" office:value="44233">
                <text:p>44233</text:p>
              </table:table-cell>
              <table:table-cell office:value-type="float" office:value="217052.647919642">
                <text:p>217052.6479196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52">
                <text:p>44252</text:p>
              </table:table-cell>
              <table:table-cell office:value-type="float" office:value="134298.514585765">
                <text:p>134298.514585765</text:p>
              </table:table-cell>
              <table:table-cell office:value-type="float" office:value="44234">
                <text:p>44234</text:p>
              </table:table-cell>
              <table:table-cell office:value-type="float" office:value="205847.979547786">
                <text:p>205847.9795477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53">
                <text:p>44253</text:p>
              </table:table-cell>
              <table:table-cell office:value-type="float" office:value="131629.916202431">
                <text:p>131629.916202431</text:p>
              </table:table-cell>
              <table:table-cell office:value-type="float" office:value="44235">
                <text:p>44235</text:p>
              </table:table-cell>
              <table:table-cell office:value-type="float" office:value="195483.059151985">
                <text:p>195483.0591519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54">
                <text:p>44254</text:p>
              </table:table-cell>
              <table:table-cell office:value-type="float" office:value="129019.767912357">
                <text:p>129019.767912357</text:p>
              </table:table-cell>
              <table:table-cell office:value-type="float" office:value="44236">
                <text:p>44236</text:p>
              </table:table-cell>
              <table:table-cell office:value-type="float" office:value="185605.833615734">
                <text:p>185605.8336157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55">
                <text:p>44255</text:p>
              </table:table-cell>
              <table:table-cell office:value-type="float" office:value="126011.476189597">
                <text:p>126011.476189597</text:p>
              </table:table-cell>
              <table:table-cell office:value-type="float" office:value="44237">
                <text:p>44237</text:p>
              </table:table-cell>
              <table:table-cell office:value-type="float" office:value="175828.216518373">
                <text:p>175828.2165183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56">
                <text:p>44256</text:p>
              </table:table-cell>
              <table:table-cell office:value-type="float" office:value="122874.834024341">
                <text:p>122874.834024341</text:p>
              </table:table-cell>
              <table:table-cell office:value-type="float" office:value="44238">
                <text:p>44238</text:p>
              </table:table-cell>
              <table:table-cell office:value-type="float" office:value="166565.125632811">
                <text:p>166565.1256328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57">
                <text:p>44257</text:p>
              </table:table-cell>
              <table:table-cell office:value-type="float" office:value="119451.293748356">
                <text:p>119451.293748356</text:p>
              </table:table-cell>
              <table:table-cell office:value-type="float" office:value="44239">
                <text:p>44239</text:p>
              </table:table-cell>
              <table:table-cell office:value-type="float" office:value="158303.704260005">
                <text:p>158303.7042600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58">
                <text:p>44258</text:p>
              </table:table-cell>
              <table:table-cell office:value-type="float" office:value="115520.472800113">
                <text:p>115520.472800113</text:p>
              </table:table-cell>
              <table:table-cell office:value-type="float" office:value="44240">
                <text:p>44240</text:p>
              </table:table-cell>
              <table:table-cell office:value-type="float" office:value="151009.591117001">
                <text:p>151009.5911170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59">
                <text:p>44259</text:p>
              </table:table-cell>
              <table:table-cell office:value-type="float" office:value="111378.938936245">
                <text:p>111378.938936245</text:p>
              </table:table-cell>
              <table:table-cell office:value-type="float" office:value="44241">
                <text:p>44241</text:p>
              </table:table-cell>
              <table:table-cell office:value-type="float" office:value="144416.572904375">
                <text:p>144416.5729043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60">
                <text:p>44260</text:p>
              </table:table-cell>
              <table:table-cell office:value-type="float" office:value="107230.066425454">
                <text:p>107230.066425454</text:p>
              </table:table-cell>
              <table:table-cell office:value-type="float" office:value="44242">
                <text:p>44242</text:p>
              </table:table-cell>
              <table:table-cell office:value-type="float" office:value="138210.349665629">
                <text:p>138210.3496656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61">
                <text:p>44261</text:p>
              </table:table-cell>
              <table:table-cell office:value-type="float" office:value="103131.763142275">
                <text:p>103131.763142275</text:p>
              </table:table-cell>
              <table:table-cell office:value-type="float" office:value="44243">
                <text:p>44243</text:p>
              </table:table-cell>
              <table:table-cell office:value-type="float" office:value="132518.791457334">
                <text:p>132518.7914573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62">
                <text:p>44262</text:p>
              </table:table-cell>
              <table:table-cell office:value-type="float" office:value="98869.7589374025">
                <text:p>98869.7589374025</text:p>
              </table:table-cell>
              <table:table-cell office:value-type="float" office:value="44244">
                <text:p>44244</text:p>
              </table:table-cell>
              <table:table-cell office:value-type="float" office:value="127502.784754056">
                <text:p>127502.7847540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63">
                <text:p>44263</text:p>
              </table:table-cell>
              <table:table-cell office:value-type="float" office:value="94862.6501074206">
                <text:p>94862.6501074206</text:p>
              </table:table-cell>
              <table:table-cell office:value-type="float" office:value="44245">
                <text:p>44245</text:p>
              </table:table-cell>
              <table:table-cell office:value-type="float" office:value="123429.479081246">
                <text:p>123429.4790812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64">
                <text:p>44264</text:p>
              </table:table-cell>
              <table:table-cell office:value-type="float" office:value="90646.7060304998">
                <text:p>90646.7060304998</text:p>
              </table:table-cell>
              <table:table-cell office:value-type="float" office:value="44246">
                <text:p>44246</text:p>
              </table:table-cell>
              <table:table-cell office:value-type="float" office:value="119918.128226647">
                <text:p>119918.1282266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65">
                <text:p>44265</text:p>
              </table:table-cell>
              <table:table-cell office:value-type="float" office:value="86509.7990853876">
                <text:p>86509.7990853876</text:p>
              </table:table-cell>
              <table:table-cell office:value-type="float" office:value="44247">
                <text:p>44247</text:p>
              </table:table-cell>
              <table:table-cell office:value-type="float" office:value="116897.297338683">
                <text:p>116897.2973386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66">
                <text:p>44266</text:p>
              </table:table-cell>
              <table:table-cell office:value-type="float" office:value="82439.3755176695">
                <text:p>82439.3755176695</text:p>
              </table:table-cell>
              <table:table-cell office:value-type="float" office:value="44248">
                <text:p>44248</text:p>
              </table:table-cell>
              <table:table-cell office:value-type="float" office:value="114132.715328409">
                <text:p>114132.7153284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67">
                <text:p>44267</text:p>
              </table:table-cell>
              <table:table-cell office:value-type="float" office:value="78888.3430479307">
                <text:p>78888.3430479307</text:p>
              </table:table-cell>
              <table:table-cell office:value-type="float" office:value="44249">
                <text:p>44249</text:p>
              </table:table-cell>
              <table:table-cell office:value-type="float" office:value="111832.326311244">
                <text:p>111832.3263112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68">
                <text:p>44268</text:p>
              </table:table-cell>
              <table:table-cell office:value-type="float" office:value="75420.6745910822">
                <text:p>75420.6745910822</text:p>
              </table:table-cell>
              <table:table-cell office:value-type="float" office:value="44250">
                <text:p>44250</text:p>
              </table:table-cell>
              <table:table-cell office:value-type="float" office:value="109657.357364307">
                <text:p>109657.3573643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69">
                <text:p>44269</text:p>
              </table:table-cell>
              <table:table-cell office:value-type="float" office:value="71983.8880404408">
                <text:p>71983.8880404408</text:p>
              </table:table-cell>
              <table:table-cell office:value-type="float" office:value="44251">
                <text:p>44251</text:p>
              </table:table-cell>
              <table:table-cell office:value-type="float" office:value="107712.226580648">
                <text:p>107712.2265806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70">
                <text:p>44270</text:p>
              </table:table-cell>
              <table:table-cell office:value-type="float" office:value="68856.0231470661">
                <text:p>68856.0231470661</text:p>
              </table:table-cell>
              <table:table-cell office:value-type="float" office:value="44252">
                <text:p>44252</text:p>
              </table:table-cell>
              <table:table-cell office:value-type="float" office:value="105742.801747196">
                <text:p>105742.8017471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71">
                <text:p>44271</text:p>
              </table:table-cell>
              <table:table-cell office:value-type="float" office:value="66072.8108791406">
                <text:p>66072.8108791406</text:p>
              </table:table-cell>
              <table:table-cell office:value-type="float" office:value="44253">
                <text:p>44253</text:p>
              </table:table-cell>
              <table:table-cell office:value-type="float" office:value="103583.050879933">
                <text:p>103583.0508799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72">
                <text:p>44272</text:p>
              </table:table-cell>
              <table:table-cell office:value-type="float" office:value="63918.6371260252">
                <text:p>63918.6371260252</text:p>
              </table:table-cell>
              <table:table-cell office:value-type="float" office:value="44254">
                <text:p>44254</text:p>
              </table:table-cell>
              <table:table-cell office:value-type="float" office:value="101162.627217574">
                <text:p>101162.6272175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73">
                <text:p>44273</text:p>
              </table:table-cell>
              <table:table-cell office:value-type="float" office:value="62180.9886448616">
                <text:p>62180.9886448616</text:p>
              </table:table-cell>
              <table:table-cell office:value-type="float" office:value="44255">
                <text:p>44255</text:p>
              </table:table-cell>
              <table:table-cell office:value-type="float" office:value="98777.9490174876">
                <text:p>98777.94901748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74">
                <text:p>44274</text:p>
              </table:table-cell>
              <table:table-cell office:value-type="float" office:value="60560.5186739226">
                <text:p>60560.5186739226</text:p>
              </table:table-cell>
              <table:table-cell office:value-type="float" office:value="44256">
                <text:p>44256</text:p>
              </table:table-cell>
              <table:table-cell office:value-type="float" office:value="96100.1219076206">
                <text:p>96100.12190762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75">
                <text:p>44275</text:p>
              </table:table-cell>
              <table:table-cell office:value-type="float" office:value="59079.0462083626">
                <text:p>59079.0462083626</text:p>
              </table:table-cell>
              <table:table-cell office:value-type="float" office:value="44257">
                <text:p>44257</text:p>
              </table:table-cell>
              <table:table-cell office:value-type="float" office:value="93341.1998025249">
                <text:p>93341.19980252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76">
                <text:p>44276</text:p>
              </table:table-cell>
              <table:table-cell office:value-type="float" office:value="57694.9366230466">
                <text:p>57694.9366230466</text:p>
              </table:table-cell>
              <table:table-cell office:value-type="float" office:value="44258">
                <text:p>44258</text:p>
              </table:table-cell>
              <table:table-cell office:value-type="float" office:value="90340.2033661882">
                <text:p>90340.20336618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77">
                <text:p>44277</text:p>
              </table:table-cell>
              <table:table-cell office:value-type="float" office:value="56746.3128677431">
                <text:p>56746.3128677431</text:p>
              </table:table-cell>
              <table:table-cell office:value-type="float" office:value="44259">
                <text:p>44259</text:p>
              </table:table-cell>
              <table:table-cell office:value-type="float" office:value="86973.8354382527">
                <text:p>86973.83543825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78">
                <text:p>44278</text:p>
              </table:table-cell>
              <table:table-cell office:value-type="float" office:value="55995.4955769592">
                <text:p>55995.4955769592</text:p>
              </table:table-cell>
              <table:table-cell office:value-type="float" office:value="44260">
                <text:p>44260</text:p>
              </table:table-cell>
              <table:table-cell office:value-type="float" office:value="83496.7816407882">
                <text:p>83496.78164078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79">
                <text:p>44279</text:p>
              </table:table-cell>
              <table:table-cell office:value-type="float" office:value="55321.629150518">
                <text:p>55321.629150518</text:p>
              </table:table-cell>
              <table:table-cell office:value-type="float" office:value="44261">
                <text:p>44261</text:p>
              </table:table-cell>
              <table:table-cell office:value-type="float" office:value="80105.0715056158">
                <text:p>80105.07150561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80">
                <text:p>44280</text:p>
              </table:table-cell>
              <table:table-cell office:value-type="float" office:value="54880.7901235486">
                <text:p>54880.7901235486</text:p>
              </table:table-cell>
              <table:table-cell office:value-type="float" office:value="44262">
                <text:p>44262</text:p>
              </table:table-cell>
              <table:table-cell office:value-type="float" office:value="76871.2413158119">
                <text:p>76871.24131581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81">
                <text:p>44281</text:p>
              </table:table-cell>
              <table:table-cell office:value-type="float" office:value="54320.3016472139">
                <text:p>54320.3016472139</text:p>
              </table:table-cell>
              <table:table-cell office:value-type="float" office:value="44263">
                <text:p>44263</text:p>
              </table:table-cell>
              <table:table-cell office:value-type="float" office:value="73511.8381583657">
                <text:p>73511.83815836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82">
                <text:p>44282</text:p>
              </table:table-cell>
              <table:table-cell office:value-type="float" office:value="53901.3565671179">
                <text:p>53901.3565671179</text:p>
              </table:table-cell>
              <table:table-cell office:value-type="float" office:value="44264">
                <text:p>44264</text:p>
              </table:table-cell>
              <table:table-cell office:value-type="float" office:value="70429.1866141599">
                <text:p>70429.18661415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83">
                <text:p>44283</text:p>
              </table:table-cell>
              <table:table-cell office:value-type="float" office:value="53341.83155237">
                <text:p>53341.83155237</text:p>
              </table:table-cell>
              <table:table-cell office:value-type="float" office:value="44265">
                <text:p>44265</text:p>
              </table:table-cell>
              <table:table-cell office:value-type="float" office:value="67194.7287097466">
                <text:p>67194.72870974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84">
                <text:p>44284</text:p>
              </table:table-cell>
              <table:table-cell office:value-type="float" office:value="52685.3201627748">
                <text:p>52685.3201627748</text:p>
              </table:table-cell>
              <table:table-cell office:value-type="float" office:value="44266">
                <text:p>44266</text:p>
              </table:table-cell>
              <table:table-cell office:value-type="float" office:value="64034.8672830581">
                <text:p>64034.86728305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85">
                <text:p>44285</text:p>
              </table:table-cell>
              <table:table-cell office:value-type="float" office:value="52018.4257669299">
                <text:p>52018.4257669299</text:p>
              </table:table-cell>
              <table:table-cell office:value-type="float" office:value="44267">
                <text:p>44267</text:p>
              </table:table-cell>
              <table:table-cell office:value-type="float" office:value="60909.0544869729">
                <text:p>60909.05448697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86">
                <text:p>44286</text:p>
              </table:table-cell>
              <table:table-cell office:value-type="float" office:value="50799.0048243829">
                <text:p>50799.0048243829</text:p>
              </table:table-cell>
              <table:table-cell office:value-type="float" office:value="44268">
                <text:p>44268</text:p>
              </table:table-cell>
              <table:table-cell office:value-type="float" office:value="58277.1490312578">
                <text:p>58277.14903125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87">
                <text:p>44287</text:p>
              </table:table-cell>
              <table:table-cell office:value-type="float" office:value="49495.8151788187">
                <text:p>49495.8151788187</text:p>
              </table:table-cell>
              <table:table-cell office:value-type="float" office:value="44269">
                <text:p>44269</text:p>
              </table:table-cell>
              <table:table-cell office:value-type="float" office:value="55721.5957102688">
                <text:p>55721.59571026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88">
                <text:p>44288</text:p>
              </table:table-cell>
              <table:table-cell office:value-type="float" office:value="48112.2926524771">
                <text:p>48112.2926524771</text:p>
              </table:table-cell>
              <table:table-cell office:value-type="float" office:value="44270">
                <text:p>44270</text:p>
              </table:table-cell>
              <table:table-cell office:value-type="float" office:value="53176.623955311">
                <text:p>53176.6239553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89">
                <text:p>44289</text:p>
              </table:table-cell>
              <table:table-cell office:value-type="float" office:value="46820.1673746248">
                <text:p>46820.1673746248</text:p>
              </table:table-cell>
              <table:table-cell office:value-type="float" office:value="44271">
                <text:p>44271</text:p>
              </table:table-cell>
              <table:table-cell office:value-type="float" office:value="50894.7724551696">
                <text:p>50894.77245516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90">
                <text:p>44290</text:p>
              </table:table-cell>
              <table:table-cell office:value-type="float" office:value="45515.2844967087">
                <text:p>45515.2844967087</text:p>
              </table:table-cell>
              <table:table-cell office:value-type="float" office:value="44272">
                <text:p>44272</text:p>
              </table:table-cell>
              <table:table-cell office:value-type="float" office:value="48880.7107911846">
                <text:p>48880.71079118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91">
                <text:p>44291</text:p>
              </table:table-cell>
              <table:table-cell office:value-type="float" office:value="43905.4441526839">
                <text:p>43905.4441526839</text:p>
              </table:table-cell>
              <table:table-cell office:value-type="float" office:value="44273">
                <text:p>44273</text:p>
              </table:table-cell>
              <table:table-cell office:value-type="float" office:value="47382.444515392">
                <text:p>47382.4445153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92">
                <text:p>44292</text:p>
              </table:table-cell>
              <table:table-cell office:value-type="float" office:value="42488.2454908568">
                <text:p>42488.2454908568</text:p>
              </table:table-cell>
              <table:table-cell office:value-type="float" office:value="44274">
                <text:p>44274</text:p>
              </table:table-cell>
              <table:table-cell office:value-type="float" office:value="46219.1400552754">
                <text:p>46219.14005527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93">
                <text:p>44293</text:p>
              </table:table-cell>
              <table:table-cell office:value-type="float" office:value="41135.9371631255">
                <text:p>41135.9371631255</text:p>
              </table:table-cell>
              <table:table-cell office:value-type="float" office:value="44275">
                <text:p>44275</text:p>
              </table:table-cell>
              <table:table-cell office:value-type="float" office:value="45157.1907977745">
                <text:p>45157.19079777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94">
                <text:p>44294</text:p>
              </table:table-cell>
              <table:table-cell office:value-type="float" office:value="39819.9579426154">
                <text:p>39819.9579426154</text:p>
              </table:table-cell>
              <table:table-cell office:value-type="float" office:value="44276">
                <text:p>44276</text:p>
              </table:table-cell>
              <table:table-cell office:value-type="float" office:value="44175.2291941619">
                <text:p>44175.2291941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95">
                <text:p>44295</text:p>
              </table:table-cell>
              <table:table-cell office:value-type="float" office:value="38561.9404128548">
                <text:p>38561.9404128548</text:p>
              </table:table-cell>
              <table:table-cell office:value-type="float" office:value="44277">
                <text:p>44277</text:p>
              </table:table-cell>
              <table:table-cell office:value-type="float" office:value="43205.501859267">
                <text:p>43205.5018592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96">
                <text:p>44296</text:p>
              </table:table-cell>
              <table:table-cell office:value-type="float" office:value="37329.6537122461">
                <text:p>37329.6537122461</text:p>
              </table:table-cell>
              <table:table-cell office:value-type="float" office:value="44278">
                <text:p>44278</text:p>
              </table:table-cell>
              <table:table-cell office:value-type="float" office:value="42592.7402422496">
                <text:p>42592.74024224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97">
                <text:p>44297</text:p>
              </table:table-cell>
              <table:table-cell office:value-type="float" office:value="36002.2939246798">
                <text:p>36002.2939246798</text:p>
              </table:table-cell>
              <table:table-cell office:value-type="float" office:value="44279">
                <text:p>44279</text:p>
              </table:table-cell>
              <table:table-cell office:value-type="float" office:value="42170.6690707643">
                <text:p>42170.66907076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98">
                <text:p>44298</text:p>
              </table:table-cell>
              <table:table-cell office:value-type="float" office:value="34557.8118177626">
                <text:p>34557.8118177626</text:p>
              </table:table-cell>
              <table:table-cell office:value-type="float" office:value="44280">
                <text:p>44280</text:p>
              </table:table-cell>
              <table:table-cell office:value-type="float" office:value="41746.803493509">
                <text:p>41746.8034935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99">
                <text:p>44299</text:p>
              </table:table-cell>
              <table:table-cell office:value-type="float" office:value="33223.1222936693">
                <text:p>33223.1222936693</text:p>
              </table:table-cell>
              <table:table-cell office:value-type="float" office:value="44281">
                <text:p>44281</text:p>
              </table:table-cell>
              <table:table-cell office:value-type="float" office:value="41546.981201717">
                <text:p>41546.9812017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00">
                <text:p>44300</text:p>
              </table:table-cell>
              <table:table-cell office:value-type="float" office:value="31918.721975077">
                <text:p>31918.721975077</text:p>
              </table:table-cell>
              <table:table-cell office:value-type="float" office:value="44282">
                <text:p>44282</text:p>
              </table:table-cell>
              <table:table-cell office:value-type="float" office:value="41202.4991948454">
                <text:p>41202.49919484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01">
                <text:p>44301</text:p>
              </table:table-cell>
              <table:table-cell office:value-type="float" office:value="30646.8588997898">
                <text:p>30646.8588997898</text:p>
              </table:table-cell>
              <table:table-cell office:value-type="float" office:value="44283">
                <text:p>44283</text:p>
              </table:table-cell>
              <table:table-cell office:value-type="float" office:value="40979.0934166989">
                <text:p>40979.09341669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02">
                <text:p>44302</text:p>
              </table:table-cell>
              <table:table-cell office:value-type="float" office:value="29459.7268622361">
                <text:p>29459.7268622361</text:p>
              </table:table-cell>
              <table:table-cell office:value-type="float" office:value="44284">
                <text:p>44284</text:p>
              </table:table-cell>
              <table:table-cell office:value-type="float" office:value="40646.5372454291">
                <text:p>40646.53724542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03">
                <text:p>44303</text:p>
              </table:table-cell>
              <table:table-cell office:value-type="float" office:value="28212.9109434997">
                <text:p>28212.9109434997</text:p>
              </table:table-cell>
              <table:table-cell office:value-type="float" office:value="44285">
                <text:p>44285</text:p>
              </table:table-cell>
              <table:table-cell office:value-type="float" office:value="40176.9204914445">
                <text:p>40176.92049144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04">
                <text:p>44304</text:p>
              </table:table-cell>
              <table:table-cell office:value-type="float" office:value="27048.3484588016">
                <text:p>27048.3484588016</text:p>
              </table:table-cell>
              <table:table-cell office:value-type="float" office:value="44286">
                <text:p>44286</text:p>
              </table:table-cell>
              <table:table-cell office:value-type="float" office:value="39674.8802325836">
                <text:p>39674.88023258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05">
                <text:p>44305</text:p>
              </table:table-cell>
              <table:table-cell office:value-type="float" office:value="25755.7092992527">
                <text:p>25755.7092992527</text:p>
              </table:table-cell>
              <table:table-cell office:value-type="float" office:value="44287">
                <text:p>44287</text:p>
              </table:table-cell>
              <table:table-cell office:value-type="float" office:value="38664.8798006907">
                <text:p>38664.87980069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06">
                <text:p>44306</text:p>
              </table:table-cell>
              <table:table-cell office:value-type="float" office:value="24570.4234208789">
                <text:p>24570.4234208789</text:p>
              </table:table-cell>
              <table:table-cell office:value-type="float" office:value="44288">
                <text:p>44288</text:p>
              </table:table-cell>
              <table:table-cell office:value-type="float" office:value="37614.9775583933">
                <text:p>37614.97755839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07">
                <text:p>44307</text:p>
              </table:table-cell>
              <table:table-cell office:value-type="float" office:value="23573.8037900595">
                <text:p>23573.8037900595</text:p>
              </table:table-cell>
              <table:table-cell office:value-type="float" office:value="44289">
                <text:p>44289</text:p>
              </table:table-cell>
              <table:table-cell office:value-type="float" office:value="36479.0573195912">
                <text:p>36479.05731959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08">
                <text:p>44308</text:p>
              </table:table-cell>
              <table:table-cell office:value-type="float" office:value="22716.5715009289">
                <text:p>22716.5715009289</text:p>
              </table:table-cell>
              <table:table-cell office:value-type="float" office:value="44290">
                <text:p>44290</text:p>
              </table:table-cell>
              <table:table-cell office:value-type="float" office:value="35469.0357076806">
                <text:p>35469.03570768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09">
                <text:p>44309</text:p>
              </table:table-cell>
              <table:table-cell office:value-type="float" office:value="21939.9492001039">
                <text:p>21939.9492001039</text:p>
              </table:table-cell>
              <table:table-cell office:value-type="float" office:value="44291">
                <text:p>44291</text:p>
              </table:table-cell>
              <table:table-cell office:value-type="float" office:value="34479.2952962728">
                <text:p>34479.29529627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10">
                <text:p>44310</text:p>
              </table:table-cell>
              <table:table-cell office:value-type="float" office:value="21276.0325369841">
                <text:p>21276.0325369841</text:p>
              </table:table-cell>
              <table:table-cell office:value-type="float" office:value="44292">
                <text:p>44292</text:p>
              </table:table-cell>
              <table:table-cell office:value-type="float" office:value="33168.5541903669">
                <text:p>33168.55419036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11">
                <text:p>44311</text:p>
              </table:table-cell>
              <table:table-cell office:value-type="float" office:value="20783.0596781237">
                <text:p>20783.0596781237</text:p>
              </table:table-cell>
              <table:table-cell office:value-type="float" office:value="44293">
                <text:p>44293</text:p>
              </table:table-cell>
              <table:table-cell office:value-type="float" office:value="32073.8039269571">
                <text:p>32073.80392695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12">
                <text:p>44312</text:p>
              </table:table-cell>
              <table:table-cell office:value-type="float" office:value="20254.7508939456">
                <text:p>20254.7508939456</text:p>
              </table:table-cell>
              <table:table-cell office:value-type="float" office:value="44294">
                <text:p>44294</text:p>
              </table:table-cell>
              <table:table-cell office:value-type="float" office:value="31056.0446511852">
                <text:p>31056.04465118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13">
                <text:p>44313</text:p>
              </table:table-cell>
              <table:table-cell office:value-type="float" office:value="19894.3796635513">
                <text:p>19894.3796635513</text:p>
              </table:table-cell>
              <table:table-cell office:value-type="float" office:value="44295">
                <text:p>44295</text:p>
              </table:table-cell>
              <table:table-cell office:value-type="float" office:value="30014.1180163087">
                <text:p>30014.11801630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14">
                <text:p>44314</text:p>
              </table:table-cell>
              <table:table-cell office:value-type="float" office:value="19714.4446756828">
                <text:p>19714.4446756828</text:p>
              </table:table-cell>
              <table:table-cell office:value-type="float" office:value="44296">
                <text:p>44296</text:p>
              </table:table-cell>
              <table:table-cell office:value-type="float" office:value="29036.4346650605">
                <text:p>29036.43466506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15">
                <text:p>44315</text:p>
              </table:table-cell>
              <table:table-cell office:value-type="float" office:value="19569.4641953813">
                <text:p>19569.4641953813</text:p>
              </table:table-cell>
              <table:table-cell office:value-type="float" office:value="44297">
                <text:p>44297</text:p>
              </table:table-cell>
              <table:table-cell office:value-type="float" office:value="27971.5974611924">
                <text:p>27971.59746119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16">
                <text:p>44316</text:p>
              </table:table-cell>
              <table:table-cell office:value-type="float" office:value="19557.8296613625">
                <text:p>19557.8296613625</text:p>
              </table:table-cell>
              <table:table-cell office:value-type="float" office:value="44298">
                <text:p>44298</text:p>
              </table:table-cell>
              <table:table-cell office:value-type="float" office:value="26808.5650444491">
                <text:p>26808.56504444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17">
                <text:p>44317</text:p>
              </table:table-cell>
              <table:table-cell office:value-type="float" office:value="19547.0159718713">
                <text:p>19547.0159718713</text:p>
              </table:table-cell>
              <table:table-cell office:value-type="float" office:value="44299">
                <text:p>44299</text:p>
              </table:table-cell>
              <table:table-cell office:value-type="float" office:value="25539.6140733054">
                <text:p>25539.61407330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18">
                <text:p>44318</text:p>
              </table:table-cell>
              <table:table-cell office:value-type="float" office:value="19707.1479838347">
                <text:p>19707.1479838347</text:p>
              </table:table-cell>
              <table:table-cell office:value-type="float" office:value="44300">
                <text:p>44300</text:p>
              </table:table-cell>
              <table:table-cell office:value-type="float" office:value="24379.912194385">
                <text:p>24379.9121943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19">
                <text:p>44319</text:p>
              </table:table-cell>
              <table:table-cell office:value-type="float" office:value="19895.5388763819">
                <text:p>19895.5388763819</text:p>
              </table:table-cell>
              <table:table-cell office:value-type="float" office:value="44301">
                <text:p>44301</text:p>
              </table:table-cell>
              <table:table-cell office:value-type="float" office:value="23230.9972532442">
                <text:p>23230.99725324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20">
                <text:p>44320</text:p>
              </table:table-cell>
              <table:table-cell office:value-type="float" office:value="20349.7403979138">
                <text:p>20349.7403979138</text:p>
              </table:table-cell>
              <table:table-cell office:value-type="float" office:value="44302">
                <text:p>44302</text:p>
              </table:table-cell>
              <table:table-cell office:value-type="float" office:value="22114.3339942203">
                <text:p>22114.33399422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21">
                <text:p>44321</text:p>
              </table:table-cell>
              <table:table-cell office:value-type="float" office:value="20869.6790268274">
                <text:p>20869.6790268274</text:p>
              </table:table-cell>
              <table:table-cell office:value-type="float" office:value="44303">
                <text:p>44303</text:p>
              </table:table-cell>
              <table:table-cell office:value-type="float" office:value="21099.9786272751">
                <text:p>21099.97862727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22">
                <text:p>44322</text:p>
              </table:table-cell>
              <table:table-cell office:value-type="float" office:value="21469.8572428772">
                <text:p>21469.8572428772</text:p>
              </table:table-cell>
              <table:table-cell office:value-type="float" office:value="44304">
                <text:p>44304</text:p>
              </table:table-cell>
              <table:table-cell office:value-type="float" office:value="20075.961796146">
                <text:p>20075.9617961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23">
                <text:p>44323</text:p>
              </table:table-cell>
              <table:table-cell office:value-type="float" office:value="22173.6037042809">
                <text:p>22173.6037042809</text:p>
              </table:table-cell>
              <table:table-cell office:value-type="float" office:value="44305">
                <text:p>44305</text:p>
              </table:table-cell>
              <table:table-cell office:value-type="float" office:value="19130.9986189098">
                <text:p>19130.99861890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24">
                <text:p>44324</text:p>
              </table:table-cell>
              <table:table-cell office:value-type="float" office:value="22981.73441147">
                <text:p>22981.73441147</text:p>
              </table:table-cell>
              <table:table-cell office:value-type="float" office:value="44306">
                <text:p>44306</text:p>
              </table:table-cell>
              <table:table-cell office:value-type="float" office:value="18131.153980454">
                <text:p>18131.1539804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25">
                <text:p>44325</text:p>
              </table:table-cell>
              <table:table-cell office:value-type="float" office:value="23708.1770217835">
                <text:p>23708.1770217835</text:p>
              </table:table-cell>
              <table:table-cell office:value-type="float" office:value="44307">
                <text:p>44307</text:p>
              </table:table-cell>
              <table:table-cell office:value-type="float" office:value="17200.9846702333">
                <text:p>17200.98467023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26">
                <text:p>44326</text:p>
              </table:table-cell>
              <table:table-cell office:value-type="float" office:value="24441.6496212305">
                <text:p>24441.6496212305</text:p>
              </table:table-cell>
              <table:table-cell office:value-type="float" office:value="44308">
                <text:p>44308</text:p>
              </table:table-cell>
              <table:table-cell office:value-type="float" office:value="16439.3850572626">
                <text:p>16439.38505726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27">
                <text:p>44327</text:p>
              </table:table-cell>
              <table:table-cell office:value-type="float" office:value="24976.8892733581">
                <text:p>24976.8892733581</text:p>
              </table:table-cell>
              <table:table-cell office:value-type="float" office:value="44309">
                <text:p>44309</text:p>
              </table:table-cell>
              <table:table-cell office:value-type="float" office:value="15806.1741341916">
                <text:p>15806.17413419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28">
                <text:p>44328</text:p>
              </table:table-cell>
              <table:table-cell office:value-type="float" office:value="25377.3964047961">
                <text:p>25377.3964047961</text:p>
              </table:table-cell>
              <table:table-cell office:value-type="float" office:value="44310">
                <text:p>44310</text:p>
              </table:table-cell>
              <table:table-cell office:value-type="float" office:value="15305.404260397">
                <text:p>15305.4042603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29">
                <text:p>44329</text:p>
              </table:table-cell>
              <table:table-cell office:value-type="float" office:value="25729.0481156493">
                <text:p>25729.0481156493</text:p>
              </table:table-cell>
              <table:table-cell office:value-type="float" office:value="44311">
                <text:p>44311</text:p>
              </table:table-cell>
              <table:table-cell office:value-type="float" office:value="14891.027508059">
                <text:p>14891.027508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30">
                <text:p>44330</text:p>
              </table:table-cell>
              <table:table-cell office:value-type="float" office:value="26019.0240083772">
                <text:p>26019.0240083772</text:p>
              </table:table-cell>
              <table:table-cell office:value-type="float" office:value="44312">
                <text:p>44312</text:p>
              </table:table-cell>
              <table:table-cell office:value-type="float" office:value="14545.8795679165">
                <text:p>14545.87956791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13">
                <text:p>44313</text:p>
              </table:table-cell>
              <table:table-cell office:value-type="float" office:value="14151.3346530884">
                <text:p>14151.33465308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14">
                <text:p>44314</text:p>
              </table:table-cell>
              <table:table-cell office:value-type="float" office:value="13864.9625682729">
                <text:p>13864.96256827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15">
                <text:p>44315</text:p>
              </table:table-cell>
              <table:table-cell office:value-type="float" office:value="13724.7583499421">
                <text:p>13724.75834994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16">
                <text:p>44316</text:p>
              </table:table-cell>
              <table:table-cell office:value-type="float" office:value="13648.5394793539">
                <text:p>13648.5394793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17">
                <text:p>44317</text:p>
              </table:table-cell>
              <table:table-cell office:value-type="float" office:value="13702.2175150211">
                <text:p>13702.21751502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18">
                <text:p>44318</text:p>
              </table:table-cell>
              <table:table-cell office:value-type="float" office:value="13795.156066791">
                <text:p>13795.1560667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19">
                <text:p>44319</text:p>
              </table:table-cell>
              <table:table-cell office:value-type="float" office:value="14025.6166397055">
                <text:p>14025.61663970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20">
                <text:p>44320</text:p>
              </table:table-cell>
              <table:table-cell office:value-type="float" office:value="14286.6461521921">
                <text:p>14286.64615219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21">
                <text:p>44321</text:p>
              </table:table-cell>
              <table:table-cell office:value-type="float" office:value="14737.9708780354">
                <text:p>14737.97087803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22">
                <text:p>44322</text:p>
              </table:table-cell>
              <table:table-cell office:value-type="float" office:value="15256.832602449">
                <text:p>15256.8326024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23">
                <text:p>44323</text:p>
              </table:table-cell>
              <table:table-cell office:value-type="float" office:value="15828.7902505782">
                <text:p>15828.79025057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24">
                <text:p>44324</text:p>
              </table:table-cell>
              <table:table-cell office:value-type="float" office:value="16441.6591140585">
                <text:p>16441.65911405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25">
                <text:p>44325</text:p>
              </table:table-cell>
              <table:table-cell office:value-type="float" office:value="17104.0067182246">
                <text:p>17104.00671822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26">
                <text:p>44326</text:p>
              </table:table-cell>
              <table:table-cell office:value-type="float" office:value="17699.4166087601">
                <text:p>17699.41660876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27">
                <text:p>44327</text:p>
              </table:table-cell>
              <table:table-cell office:value-type="float" office:value="18254.882503322">
                <text:p>18254.8825033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28">
                <text:p>44328</text:p>
              </table:table-cell>
              <table:table-cell office:value-type="float" office:value="18632.7540087025">
                <text:p>18632.75400870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29">
                <text:p>44329</text:p>
              </table:table-cell>
              <table:table-cell office:value-type="float" office:value="18926.0726485407">
                <text:p>18926.07264854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30">
                <text:p>44330</text:p>
              </table:table-cell>
              <table:table-cell office:value-type="float" office:value="19492.5174972709">
                <text:p>19492.51749727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3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